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54pt"/>
    </style:style>
    <style:style style:name="co3" style:family="table-column">
      <style:table-column-properties fo:break-before="auto" style:column-width="80.11pt"/>
    </style:style>
    <style:style style:name="co4" style:family="table-column">
      <style:table-column-properties fo:break-before="auto" style:column-width="84.44pt"/>
    </style:style>
    <style:style style:name="co5" style:family="table-column">
      <style:table-column-properties fo:break-before="auto" style:column-width="101.85pt"/>
    </style:style>
    <style:style style:name="co6" style:family="table-column">
      <style:table-column-properties fo:break-before="auto" style:column-width="175.01pt"/>
    </style:style>
    <style:style style:name="co7" style:family="table-column">
      <style:table-column-properties fo:break-before="auto" style:column-width="19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able-cell-properties fo:background-color="#ffff00"/>
      <style:text-properties style:font-name="Liberation Sans" style:font-name-asian="WenQuanYi Zen Hei Sharp" style:font-name-complex="Lohit Devanagari"/>
    </style:style>
    <style:style style:name="ce5" style:family="table-cell" style:parent-style-name="Default">
      <style:table-cell-properties fo:background-color="#ffccc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cc" fo:border="0.06pt solid #000000"/>
    </style:style>
    <style:style style:name="ce7" style:family="table-cell" style:parent-style-name="Default">
      <style:table-cell-properties fo:background-color="#ffcccc"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8" style:family="table-cell" style:parent-style-name="Default">
      <style:table-cell-properties fo:background-color="#ffcccc" fo:border="0.06pt solid #000000"/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cc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0.06pt solid #000000"/>
      <style:text-properties style:font-name="Liberation Sans" style:font-name-asian="WenQuanYi Zen Hei Sharp" style:font-name-complex="Lohit Devanagari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w_intensity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11"/>
          <table:table-cell office:value-type="string" calcext:value-type="string">
            <text:p>./offlinecalefficiency.sh Ag129 1 0.8 1.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Nimplants</text:p>
          </table:table-cell>
          <table:table-cell office:value-type="string" calcext:value-type="string">
            <text:p>Ring rati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R minus</text:p>
          </table:table-cell>
          <table:table-cell office:value-type="string" calcext:value-type="string">
            <text:p>R plus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853" calcext:value-type="float">
            <text:p>853</text:p>
          </table:table-cell>
          <table:table-cell office:value-type="float" office:value="474" calcext:value-type="float">
            <text:p>474</text:p>
          </table:table-cell>
          <table:table-cell office:value-type="float" office:value="38232" calcext:value-type="float">
            <text:p>38232</text:p>
          </table:table-cell>
          <table:table-cell table:formula="of:=[low_intensity.E3]/[low_intensity.D3]" office:value-type="float" office:value="0.555685814771395" calcext:value-type="float">
            <text:p>0.5556858148</text:p>
          </table:table-cell>
          <table:table-cell table:formula="of:=SQRT(1/[low_intensity.E3]+1/[low_intensity.D3])*[low_intensity.G3]" office:value-type="float" office:value="0.0318347237462776" calcext:value-type="float">
            <text:p>0.0318347237</text:p>
          </table:table-cell>
          <table:table-cell table:formula="of:=[low_intensity.G3]-[low_intensity.H3]" office:value-type="float" office:value="0.523851091025117" calcext:value-type="float">
            <text:p>0.523851091</text:p>
          </table:table-cell>
          <table:table-cell table:style-name="ce3" table:formula="of:=[low_intensity.G3]+[low_intensity.H3]" office:value-type="float" office:value="0.587520538517673" calcext:value-type="float">
            <text:p>0.5875205385</text:p>
          </table:table-cell>
          <table:table-cell/>
          <table:table-cell table:formula="of:=&quot;./offlinecalefficiency.sh &quot;&amp;[low_intensity.C3]&amp;&quot; &quot;&amp;[low_intensity.G3]&amp;&quot; &quot;&amp;[low_intensity.I3]&amp;&quot; &quot;&amp;[low_intensity.J3]" office:value-type="string" office:string-value="./offlinecalefficiency.sh Ag129 0.555685814771395 0.523851091025117 0.587520538517673" calcext:value-type="string">
            <text:p>./offlinecalefficiency.sh Ag129 0.555685814771395 0.523851091025117 0.58752053851767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3099" calcext:value-type="float">
            <text:p>3099</text:p>
          </table:table-cell>
          <table:table-cell table:formula="of:=[low_intensity.E4]/[low_intensity.D4]" office:value-type="float" office:value="1.00666666666667" calcext:value-type="float">
            <text:p>1.0066666667</text:p>
          </table:table-cell>
          <table:table-cell table:formula="of:=SQRT(1/[low_intensity.E4]+1/[low_intensity.D4])*[low_intensity.G4]" office:value-type="float" office:value="0.116047244529816" calcext:value-type="float">
            <text:p>0.1160472445</text:p>
          </table:table-cell>
          <table:table-cell table:formula="of:=[low_intensity.G4]-[low_intensity.H4]" office:value-type="float" office:value="0.89061942213685" calcext:value-type="float">
            <text:p>0.8906194221</text:p>
          </table:table-cell>
          <table:table-cell table:style-name="ce3" table:formula="of:=[low_intensity.G4]+[low_intensity.H4]" office:value-type="float" office:value="1.12271391119648" calcext:value-type="float">
            <text:p>1.1227139112</text:p>
          </table:table-cell>
          <table:table-cell/>
          <table:table-cell table:formula="of:=&quot;./offlinecalefficiency.sh &quot;&amp;[low_intensity.C4]&amp;&quot; &quot;&amp;[low_intensity.G4]&amp;&quot; &quot;&amp;[low_intensity.I4]&amp;&quot; &quot;&amp;[low_intensity.J4]" office:value-type="string" office:string-value="./offlinecalefficiency.sh Ag130 1.00666666666667 0.89061942213685 1.12271391119648" calcext:value-type="string">
            <text:p>./offlinecalefficiency.sh Ag130 1.00666666666667 0.89061942213685 1.1227139111964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80" calcext:value-type="float">
            <text:p>580</text:p>
          </table:table-cell>
          <table:table-cell table:formula="of:=[low_intensity.E5]/[low_intensity.D5]" office:value-type="float" office:value="0.979166666666667" calcext:value-type="float">
            <text:p>0.9791666667</text:p>
          </table:table-cell>
          <table:table-cell table:formula="of:=SQRT(1/[low_intensity.E5]+1/[low_intensity.D5])*[low_intensity.G5]" office:value-type="float" office:value="0.200931892885882" calcext:value-type="float">
            <text:p>0.2009318929</text:p>
          </table:table-cell>
          <table:table-cell table:formula="of:=[low_intensity.G5]-[low_intensity.H5]" office:value-type="float" office:value="0.778234773780784" calcext:value-type="float">
            <text:p>0.7782347738</text:p>
          </table:table-cell>
          <table:table-cell table:style-name="ce3" table:formula="of:=[low_intensity.G5]+[low_intensity.H5]" office:value-type="float" office:value="1.18009855955255" calcext:value-type="float">
            <text:p>1.1800985596</text:p>
          </table:table-cell>
          <table:table-cell/>
          <table:table-cell table:formula="of:=&quot;./offlinecalefficiency.sh &quot;&amp;[low_intensity.C5]&amp;&quot; &quot;&amp;[low_intensity.G5]&amp;&quot; &quot;&amp;[low_intensity.I5]&amp;&quot; &quot;&amp;[low_intensity.J5]" office:value-type="string" office:string-value="./offlinecalefficiency.sh Ag131 0.979166666666667 0.778234773780784 1.18009855955255" calcext:value-type="string">
            <text:p>./offlinecalefficiency.sh Ag131 0.979166666666667 0.778234773780784 1.1800985595525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0</text:p>
          </table:table-cell>
          <table:table-cell table:style-name="ce1" office:value-type="float" office:value="1356" calcext:value-type="float">
            <text:p>1356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285347" calcext:value-type="float">
            <text:p>285347</text:p>
          </table:table-cell>
          <table:table-cell table:style-name="ce1" table:formula="of:=[low_intensity.E6]/[low_intensity.D6]" office:value-type="float" office:value="0.543510324483776" calcext:value-type="float">
            <text:p>0.5435103245</text:p>
          </table:table-cell>
          <table:table-cell table:style-name="ce1" table:formula="of:=SQRT(1/[low_intensity.E6]+1/[low_intensity.D6])*[low_intensity.G6]" office:value-type="float" office:value="0.0248730374524759" calcext:value-type="float">
            <text:p>0.0248730375</text:p>
          </table:table-cell>
          <table:table-cell table:style-name="ce1" table:formula="of:=[low_intensity.G6]-[low_intensity.H6]" office:value-type="float" office:value="0.5186372870313" calcext:value-type="float">
            <text:p>0.518637287</text:p>
          </table:table-cell>
          <table:table-cell table:style-name="ce4" table:formula="of:=[low_intensity.G6]+[low_intensity.H6]" office:value-type="float" office:value="0.568383361936252" calcext:value-type="float">
            <text:p>0.5683833619</text:p>
          </table:table-cell>
          <table:table-cell/>
          <table:table-cell table:formula="of:=&quot;./offlinecalefficiency.sh &quot;&amp;[low_intensity.C6]&amp;&quot; &quot;&amp;[low_intensity.G6]&amp;&quot; &quot;&amp;[low_intensity.I6]&amp;&quot; &quot;&amp;[low_intensity.J6]" office:value-type="string" office:string-value="./offlinecalefficiency.sh Cd130 0.543510324483776 0.5186372870313 0.568383361936252" calcext:value-type="string">
            <text:p>./offlinecalefficiency.sh Cd130 0.543510324483776 0.5186372870313 0.56838336193625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1</text:p>
          </table:table-cell>
          <table:table-cell table:style-name="ce1" office:value-type="float" office:value="1262" calcext:value-type="float">
            <text:p>1262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94274" calcext:value-type="float">
            <text:p>94274</text:p>
          </table:table-cell>
          <table:table-cell table:style-name="ce1" table:formula="of:=[low_intensity.E7]/[low_intensity.D7]" office:value-type="float" office:value="0.89540412044374" calcext:value-type="float">
            <text:p>0.8954041204</text:p>
          </table:table-cell>
          <table:table-cell table:style-name="ce1" table:formula="of:=SQRT(1/[low_intensity.E7]+1/[low_intensity.D7])*[low_intensity.G7]" office:value-type="float" office:value="0.0366716775308277" calcext:value-type="float">
            <text:p>0.0366716775</text:p>
          </table:table-cell>
          <table:table-cell table:style-name="ce1" table:formula="of:=[low_intensity.G7]-[low_intensity.H7]" office:value-type="float" office:value="0.858732442912912" calcext:value-type="float">
            <text:p>0.8587324429</text:p>
          </table:table-cell>
          <table:table-cell table:style-name="ce4" table:formula="of:=[low_intensity.G7]+[low_intensity.H7]" office:value-type="float" office:value="0.932075797974568" calcext:value-type="float">
            <text:p>0.932075798</text:p>
          </table:table-cell>
          <table:table-cell/>
          <table:table-cell table:formula="of:=&quot;./offlinecalefficiency.sh &quot;&amp;[low_intensity.C7]&amp;&quot; &quot;&amp;[low_intensity.G7]&amp;&quot; &quot;&amp;[low_intensity.I7]&amp;&quot; &quot;&amp;[low_intensity.J7]" office:value-type="string" office:string-value="./offlinecalefficiency.sh Cd131 0.89540412044374 0.858732442912912 0.932075797974568" calcext:value-type="string">
            <text:p>./offlinecalefficiency.sh Cd131 0.89540412044374 0.858732442912912 0.932075797974568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2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1439" calcext:value-type="float">
            <text:p>1439</text:p>
          </table:table-cell>
          <table:table-cell table:style-name="ce1" office:value-type="float" office:value="18247" calcext:value-type="float">
            <text:p>18247</text:p>
          </table:table-cell>
          <table:table-cell table:style-name="ce1" table:formula="of:=[low_intensity.E8]/[low_intensity.D8]" office:value-type="float" office:value="1.00840925017519" calcext:value-type="float">
            <text:p>1.0084092502</text:p>
          </table:table-cell>
          <table:table-cell table:style-name="ce1" table:formula="of:=SQRT(1/[low_intensity.E8]+1/[low_intensity.D8])*[low_intensity.G8]" office:value-type="float" office:value="0.037673201660405" calcext:value-type="float">
            <text:p>0.0376732017</text:p>
          </table:table-cell>
          <table:table-cell table:style-name="ce1" table:formula="of:=[low_intensity.G8]-[low_intensity.H8]" office:value-type="float" office:value="0.970736048514788" calcext:value-type="float">
            <text:p>0.9707360485</text:p>
          </table:table-cell>
          <table:table-cell table:style-name="ce4" table:formula="of:=[low_intensity.G8]+[low_intensity.H8]" office:value-type="float" office:value="1.0460824518356" calcext:value-type="float">
            <text:p>1.0460824518</text:p>
          </table:table-cell>
          <table:table-cell/>
          <table:table-cell table:formula="of:=&quot;./offlinecalefficiency.sh &quot;&amp;[low_intensity.C8]&amp;&quot; &quot;&amp;[low_intensity.G8]&amp;&quot; &quot;&amp;[low_intensity.I8]&amp;&quot; &quot;&amp;[low_intensity.J8]" office:value-type="string" office:string-value="./offlinecalefficiency.sh Cd132 1.00840925017519 0.970736048514788 1.0460824518356" calcext:value-type="string">
            <text:p>./offlinecalefficiency.sh Cd132 1.00840925017519 0.970736048514788 1.0460824518356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3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774" calcext:value-type="float">
            <text:p>1774</text:p>
          </table:table-cell>
          <table:table-cell table:style-name="ce1" table:formula="of:=[low_intensity.E9]/[low_intensity.D9]" office:value-type="float" office:value="1.04571428571429" calcext:value-type="float">
            <text:p>1.0457142857</text:p>
          </table:table-cell>
          <table:table-cell table:style-name="ce1" table:formula="of:=SQRT(1/[low_intensity.E9]+1/[low_intensity.D9])*[low_intensity.G9]" office:value-type="float" office:value="0.110563043504244" calcext:value-type="float">
            <text:p>0.1105630435</text:p>
          </table:table-cell>
          <table:table-cell table:style-name="ce1" table:formula="of:=[low_intensity.G9]-[low_intensity.H9]" office:value-type="float" office:value="0.935151242210042" calcext:value-type="float">
            <text:p>0.9351512422</text:p>
          </table:table-cell>
          <table:table-cell table:style-name="ce4" table:formula="of:=[low_intensity.G9]+[low_intensity.H9]" office:value-type="float" office:value="1.15627732921853" calcext:value-type="float">
            <text:p>1.1562773292</text:p>
          </table:table-cell>
          <table:table-cell/>
          <table:table-cell table:formula="of:=&quot;./offlinecalefficiency.sh &quot;&amp;[low_intensity.C9]&amp;&quot; &quot;&amp;[low_intensity.G9]&amp;&quot; &quot;&amp;[low_intensity.I9]&amp;&quot; &quot;&amp;[low_intensity.J9]" office:value-type="string" office:string-value="./offlinecalefficiency.sh Cd133 1.04571428571429 0.935151242210042 1.15627732921853" calcext:value-type="string">
            <text:p>./offlinecalefficiency.sh Cd133 1.04571428571429 0.935151242210042 1.1562773292185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36702" calcext:value-type="float">
            <text:p>36702</text:p>
          </table:table-cell>
          <table:table-cell table:formula="of:=[low_intensity.E10]/[low_intensity.D10]" office:value-type="float" office:value="1.1530612244898" calcext:value-type="float">
            <text:p>1.1530612245</text:p>
          </table:table-cell>
          <table:table-cell table:formula="of:=SQRT(1/[low_intensity.E10]+1/[low_intensity.D10])*[low_intensity.G10]" office:value-type="float" office:value="0.159162713941749" calcext:value-type="float">
            <text:p>0.1591627139</text:p>
          </table:table-cell>
          <table:table-cell table:formula="of:=[low_intensity.G10]-[low_intensity.H10]" office:value-type="float" office:value="0.993898510548047" calcext:value-type="float">
            <text:p>0.9938985105</text:p>
          </table:table-cell>
          <table:table-cell table:style-name="ce3" table:formula="of:=[low_intensity.G10]+[low_intensity.H10]" office:value-type="float" office:value="1.31222393843155" calcext:value-type="float">
            <text:p>1.3122239384</text:p>
          </table:table-cell>
          <table:table-cell/>
          <table:table-cell table:formula="of:=&quot;./offlinecalefficiency.sh &quot;&amp;[low_intensity.C10]&amp;&quot; &quot;&amp;[low_intensity.G10]&amp;&quot; &quot;&amp;[low_intensity.I10]&amp;&quot; &quot;&amp;[low_intensity.J10]" office:value-type="string" office:string-value="./offlinecalefficiency.sh In131 1.1530612244898 0.993898510548047 1.31222393843155" calcext:value-type="string">
            <text:p>./offlinecalefficiency.sh In131 1.1530612244898 0.993898510548047 1.3122239384315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float" office:value="10482" calcext:value-type="float">
            <text:p>10482</text:p>
          </table:table-cell>
          <table:table-cell table:formula="of:=[low_intensity.E11]/[low_intensity.D11]" office:value-type="float" office:value="1.18253968253968" calcext:value-type="float">
            <text:p>1.1825396825</text:p>
          </table:table-cell>
          <table:table-cell table:formula="of:=SQRT(1/[low_intensity.E11]+1/[low_intensity.D11])*[low_intensity.G11]" office:value-type="float" office:value="0.143121099331909" calcext:value-type="float">
            <text:p>0.1431210993</text:p>
          </table:table-cell>
          <table:table-cell table:formula="of:=[low_intensity.G11]-[low_intensity.H11]" office:value-type="float" office:value="1.03941858320777" calcext:value-type="float">
            <text:p>1.0394185832</text:p>
          </table:table-cell>
          <table:table-cell table:style-name="ce3" table:formula="of:=[low_intensity.G11]+[low_intensity.H11]" office:value-type="float" office:value="1.32566078187159" calcext:value-type="float">
            <text:p>1.3256607819</text:p>
          </table:table-cell>
          <table:table-cell/>
          <table:table-cell table:formula="of:=&quot;./offlinecalefficiency.sh &quot;&amp;[low_intensity.C11]&amp;&quot; &quot;&amp;[low_intensity.G11]&amp;&quot; &quot;&amp;[low_intensity.I11]&amp;&quot; &quot;&amp;[low_intensity.J11]" office:value-type="string" office:string-value="./offlinecalefficiency.sh In132 1.18253968253968 1.03941858320777 1.32566078187159" calcext:value-type="string">
            <text:p>./offlinecalefficiency.sh In132 1.18253968253968 1.03941858320777 1.3256607818715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office:value-type="float" office:value="12769" calcext:value-type="float">
            <text:p>12769</text:p>
          </table:table-cell>
          <table:table-cell office:value-type="float" office:value="17146" calcext:value-type="float">
            <text:p>17146</text:p>
          </table:table-cell>
          <table:table-cell office:value-type="float" office:value="194956" calcext:value-type="float">
            <text:p>194956</text:p>
          </table:table-cell>
          <table:table-cell table:formula="of:=[low_intensity.E12]/[low_intensity.D12]" office:value-type="float" office:value="1.34278330331271" calcext:value-type="float">
            <text:p>1.3427833033</text:p>
          </table:table-cell>
          <table:table-cell table:formula="of:=SQRT(1/[low_intensity.E12]+1/[low_intensity.D12])*[low_intensity.G12]" office:value-type="float" office:value="0.0156960575660257" calcext:value-type="float">
            <text:p>0.0156960576</text:p>
          </table:table-cell>
          <table:table-cell table:formula="of:=[low_intensity.G12]-[low_intensity.H12]" office:value-type="float" office:value="1.32708724574669" calcext:value-type="float">
            <text:p>1.3270872457</text:p>
          </table:table-cell>
          <table:table-cell table:style-name="ce3" table:formula="of:=[low_intensity.G12]+[low_intensity.H12]" office:value-type="float" office:value="1.35847936087874" calcext:value-type="float">
            <text:p>1.3584793609</text:p>
          </table:table-cell>
          <table:table-cell/>
          <table:table-cell table:formula="of:=&quot;./offlinecalefficiency.sh &quot;&amp;[low_intensity.C12]&amp;&quot; &quot;&amp;[low_intensity.G12]&amp;&quot; &quot;&amp;[low_intensity.I12]&amp;&quot; &quot;&amp;[low_intensity.J12]" office:value-type="string" office:string-value="./offlinecalefficiency.sh In133 1.34278330331271 1.32708724574669 1.35847936087874" calcext:value-type="string">
            <text:p>./offlinecalefficiency.sh In133 1.34278330331271 1.32708724574669 1.3584793608787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4</text:p>
          </table:table-cell>
          <table:table-cell office:value-type="float" office:value="6698" calcext:value-type="float">
            <text:p>6698</text:p>
          </table:table-cell>
          <table:table-cell office:value-type="float" office:value="8522" calcext:value-type="float">
            <text:p>8522</text:p>
          </table:table-cell>
          <table:table-cell office:value-type="float" office:value="71728" calcext:value-type="float">
            <text:p>71728</text:p>
          </table:table-cell>
          <table:table-cell table:formula="of:=[low_intensity.E13]/[low_intensity.D13]" office:value-type="float" office:value="1.27232009555091" calcext:value-type="float">
            <text:p>1.2723200956</text:p>
          </table:table-cell>
          <table:table-cell table:formula="of:=SQRT(1/[low_intensity.E13]+1/[low_intensity.D13])*[low_intensity.G13]" office:value-type="float" office:value="0.0207759253587854" calcext:value-type="float">
            <text:p>0.0207759254</text:p>
          </table:table-cell>
          <table:table-cell table:formula="of:=[low_intensity.G13]-[low_intensity.H13]" office:value-type="float" office:value="1.25154417019213" calcext:value-type="float">
            <text:p>1.2515441702</text:p>
          </table:table-cell>
          <table:table-cell table:style-name="ce3" table:formula="of:=[low_intensity.G13]+[low_intensity.H13]" office:value-type="float" office:value="1.2930960209097" calcext:value-type="float">
            <text:p>1.2930960209</text:p>
          </table:table-cell>
          <table:table-cell/>
          <table:table-cell table:formula="of:=&quot;./offlinecalefficiency.sh &quot;&amp;[low_intensity.C13]&amp;&quot; &quot;&amp;[low_intensity.G13]&amp;&quot; &quot;&amp;[low_intensity.I13]&amp;&quot; &quot;&amp;[low_intensity.J13]" office:value-type="string" office:string-value="./offlinecalefficiency.sh In134 1.27232009555091 1.25154417019213 1.2930960209097" calcext:value-type="string">
            <text:p>./offlinecalefficiency.sh In134 1.27232009555091 1.25154417019213 1.293096020909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1277" calcext:value-type="float">
            <text:p>1277</text:p>
          </table:table-cell>
          <table:table-cell office:value-type="float" office:value="1384" calcext:value-type="float">
            <text:p>1384</text:p>
          </table:table-cell>
          <table:table-cell office:value-type="float" office:value="11081" calcext:value-type="float">
            <text:p>11081</text:p>
          </table:table-cell>
          <table:table-cell table:formula="of:=[low_intensity.E14]/[low_intensity.D14]" office:value-type="float" office:value="1.08379013312451" calcext:value-type="float">
            <text:p>1.0837901331</text:p>
          </table:table-cell>
          <table:table-cell table:formula="of:=SQRT(1/[low_intensity.E14]+1/[low_intensity.D14])*[low_intensity.G14]" office:value-type="float" office:value="0.0420536926605973" calcext:value-type="float">
            <text:p>0.0420536927</text:p>
          </table:table-cell>
          <table:table-cell table:formula="of:=[low_intensity.G14]-[low_intensity.H14]" office:value-type="float" office:value="1.04173644046391" calcext:value-type="float">
            <text:p>1.0417364405</text:p>
          </table:table-cell>
          <table:table-cell table:style-name="ce3" table:formula="of:=[low_intensity.G14]+[low_intensity.H14]" office:value-type="float" office:value="1.12584382578511" calcext:value-type="float">
            <text:p>1.1258438258</text:p>
          </table:table-cell>
          <table:table-cell/>
          <table:table-cell table:formula="of:=&quot;./offlinecalefficiency.sh &quot;&amp;[low_intensity.C14]&amp;&quot; &quot;&amp;[low_intensity.G14]&amp;&quot; &quot;&amp;[low_intensity.I14]&amp;&quot; &quot;&amp;[low_intensity.J14]" office:value-type="string" office:string-value="./offlinecalefficiency.sh In135 1.08379013312451 1.04173644046391 1.12584382578511" calcext:value-type="string">
            <text:p>./offlinecalefficiency.sh In135 1.08379013312451 1.04173644046391 1.12584382578511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4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5057" calcext:value-type="float">
            <text:p>15057</text:p>
          </table:table-cell>
          <table:table-cell table:style-name="ce1" table:formula="of:=[low_intensity.E15]/[low_intensity.D15]" office:value-type="float" office:value="0.722466960352423" calcext:value-type="float">
            <text:p>0.7224669604</text:p>
          </table:table-cell>
          <table:table-cell table:style-name="ce1" table:formula="of:=SQRT(1/[low_intensity.E15]+1/[low_intensity.D15])*[low_intensity.G15]" office:value-type="float" office:value="0.0740408706384816" calcext:value-type="float">
            <text:p>0.0740408706</text:p>
          </table:table-cell>
          <table:table-cell table:style-name="ce1" table:formula="of:=[low_intensity.G15]-[low_intensity.H15]" office:value-type="float" office:value="0.648426089713941" calcext:value-type="float">
            <text:p>0.6484260897</text:p>
          </table:table-cell>
          <table:table-cell table:style-name="ce4" table:formula="of:=[low_intensity.G15]+[low_intensity.H15]" office:value-type="float" office:value="0.796507830990904" calcext:value-type="float">
            <text:p>0.796507831</text:p>
          </table:table-cell>
          <table:table-cell/>
          <table:table-cell table:formula="of:=&quot;./offlinecalefficiency.sh &quot;&amp;[low_intensity.C15]&amp;&quot; &quot;&amp;[low_intensity.G15]&amp;&quot; &quot;&amp;[low_intensity.I15]&amp;&quot; &quot;&amp;[low_intensity.J15]" office:value-type="string" office:string-value="./offlinecalefficiency.sh Sn134 0.722466960352423 0.648426089713941 0.796507830990904" calcext:value-type="string">
            <text:p>./offlinecalefficiency.sh Sn134 0.722466960352423 0.648426089713941 0.796507830990904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35" calcext:value-type="float">
            <text:p>8735</text:p>
          </table:table-cell>
          <table:table-cell table:style-name="ce1" table:formula="of:=[low_intensity.E16]/[low_intensity.D16]" office:value-type="float" office:value="0.955555555555556" calcext:value-type="float">
            <text:p>0.9555555556</text:p>
          </table:table-cell>
          <table:table-cell table:style-name="ce1" table:formula="of:=SQRT(1/[low_intensity.E16]+1/[low_intensity.D16])*[low_intensity.G16]" office:value-type="float" office:value="0.14409263900193" calcext:value-type="float">
            <text:p>0.144092639</text:p>
          </table:table-cell>
          <table:table-cell table:style-name="ce1" table:formula="of:=[low_intensity.G16]-[low_intensity.H16]" office:value-type="float" office:value="0.811462916553626" calcext:value-type="float">
            <text:p>0.8114629166</text:p>
          </table:table-cell>
          <table:table-cell table:style-name="ce4" table:formula="of:=[low_intensity.G16]+[low_intensity.H16]" office:value-type="float" office:value="1.09964819455749" calcext:value-type="float">
            <text:p>1.0996481946</text:p>
          </table:table-cell>
          <table:table-cell/>
          <table:table-cell table:formula="of:=&quot;./offlinecalefficiency.sh &quot;&amp;[low_intensity.C16]&amp;&quot; &quot;&amp;[low_intensity.G16]&amp;&quot; &quot;&amp;[low_intensity.I16]&amp;&quot; &quot;&amp;[low_intensity.J16]" office:value-type="string" office:string-value="./offlinecalefficiency.sh Sn135 0.955555555555556 0.811462916553626 1.09964819455749" calcext:value-type="string">
            <text:p>./offlinecalefficiency.sh Sn135 0.955555555555556 0.811462916553626 1.09964819455749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6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773" calcext:value-type="float">
            <text:p>1773</text:p>
          </table:table-cell>
          <table:table-cell table:style-name="ce1" office:value-type="float" office:value="129704" calcext:value-type="float">
            <text:p>129704</text:p>
          </table:table-cell>
          <table:table-cell table:style-name="ce1" table:formula="of:=[low_intensity.E17]/[low_intensity.D17]" office:value-type="float" office:value="0.888276553106212" calcext:value-type="float">
            <text:p>0.8882765531</text:p>
          </table:table-cell>
          <table:table-cell table:style-name="ce1" table:formula="of:=SQRT(1/[low_intensity.E17]+1/[low_intensity.D17])*[low_intensity.G17]" office:value-type="float" office:value="0.0289885592447504" calcext:value-type="float">
            <text:p>0.0289885592</text:p>
          </table:table-cell>
          <table:table-cell table:style-name="ce1" table:formula="of:=[low_intensity.G17]-[low_intensity.H17]" office:value-type="float" office:value="0.859287993861462" calcext:value-type="float">
            <text:p>0.8592879939</text:p>
          </table:table-cell>
          <table:table-cell table:style-name="ce4" table:formula="of:=[low_intensity.G17]+[low_intensity.H17]" office:value-type="float" office:value="0.917265112350963" calcext:value-type="float">
            <text:p>0.9172651124</text:p>
          </table:table-cell>
          <table:table-cell/>
          <table:table-cell table:formula="of:=&quot;./offlinecalefficiency.sh &quot;&amp;[low_intensity.C17]&amp;&quot; &quot;&amp;[low_intensity.G17]&amp;&quot; &quot;&amp;[low_intensity.I17]&amp;&quot; &quot;&amp;[low_intensity.J17]" office:value-type="string" office:string-value="./offlinecalefficiency.sh Sn136 0.888276553106212 0.859287993861462 0.917265112350963" calcext:value-type="string">
            <text:p>./offlinecalefficiency.sh Sn136 0.888276553106212 0.859287993861462 0.917265112350963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7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37051" calcext:value-type="float">
            <text:p>37051</text:p>
          </table:table-cell>
          <table:table-cell table:style-name="ce1" table:formula="of:=[low_intensity.E18]/[low_intensity.D18]" office:value-type="float" office:value="0.819402985074627" calcext:value-type="float">
            <text:p>0.8194029851</text:p>
          </table:table-cell>
          <table:table-cell table:style-name="ce1" table:formula="of:=SQRT(1/[low_intensity.E18]+1/[low_intensity.D18])*[low_intensity.G18]" office:value-type="float" office:value="0.0471710801395104" calcext:value-type="float">
            <text:p>0.0471710801</text:p>
          </table:table-cell>
          <table:table-cell table:style-name="ce1" table:formula="of:=[low_intensity.G18]-[low_intensity.H18]" office:value-type="float" office:value="0.772231904935116" calcext:value-type="float">
            <text:p>0.7722319049</text:p>
          </table:table-cell>
          <table:table-cell table:style-name="ce4" table:formula="of:=[low_intensity.G18]+[low_intensity.H18]" office:value-type="float" office:value="0.866574065214137" calcext:value-type="float">
            <text:p>0.8665740652</text:p>
          </table:table-cell>
          <table:table-cell/>
          <table:table-cell table:formula="of:=&quot;./offlinecalefficiency.sh &quot;&amp;[low_intensity.C18]&amp;&quot; &quot;&amp;[low_intensity.G18]&amp;&quot; &quot;&amp;[low_intensity.I18]&amp;&quot; &quot;&amp;[low_intensity.J18]" office:value-type="string" office:string-value="./offlinecalefficiency.sh Sn137 0.819402985074627 0.772231904935116 0.866574065214137" calcext:value-type="string">
            <text:p>./offlinecalefficiency.sh Sn137 0.819402985074627 0.772231904935116 0.866574065214137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70" calcext:value-type="float">
            <text:p>2770</text:p>
          </table:table-cell>
          <table:table-cell table:style-name="ce1" table:formula="of:=[low_intensity.E19]/[low_intensity.D19]" office:value-type="float" office:value="0.610169491525424" calcext:value-type="float">
            <text:p>0.6101694915</text:p>
          </table:table-cell>
          <table:table-cell table:style-name="ce1" table:formula="of:=SQRT(1/[low_intensity.E19]+1/[low_intensity.D19])*[low_intensity.G19]" office:value-type="float" office:value="0.129043173692007" calcext:value-type="float">
            <text:p>0.1290431737</text:p>
          </table:table-cell>
          <table:table-cell table:style-name="ce1" table:formula="of:=[low_intensity.G19]-[low_intensity.H19]" office:value-type="float" office:value="0.481126317833417" calcext:value-type="float">
            <text:p>0.4811263178</text:p>
          </table:table-cell>
          <table:table-cell table:style-name="ce4" table:formula="of:=[low_intensity.G19]+[low_intensity.H19]" office:value-type="float" office:value="0.73921266521743" calcext:value-type="float">
            <text:p>0.7392126652</text:p>
          </table:table-cell>
          <table:table-cell/>
          <table:table-cell table:formula="of:=&quot;./offlinecalefficiency.sh &quot;&amp;[low_intensity.C19]&amp;&quot; &quot;&amp;[low_intensity.G19]&amp;&quot; &quot;&amp;[low_intensity.I19]&amp;&quot; &quot;&amp;[low_intensity.J19]" office:value-type="string" office:string-value="./offlinecalefficiency.sh Sn138 0.610169491525424 0.481126317833417 0.73921266521743" calcext:value-type="string">
            <text:p>./offlinecalefficiency.sh Sn138 0.610169491525424 0.481126317833417 0.7392126652174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6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575" calcext:value-type="float">
            <text:p>575</text:p>
          </table:table-cell>
          <table:table-cell table:style-name="ce1" table:formula="of:=[low_intensity.E20]/[low_intensity.D20]" office:value-type="float" office:value="1.05128205128205" calcext:value-type="float">
            <text:p>1.0512820513</text:p>
          </table:table-cell>
          <table:table-cell table:style-name="ce1" table:formula="of:=SQRT(1/[low_intensity.E20]+1/[low_intensity.D20])*[low_intensity.G20]" office:value-type="float" office:value="0.166274256091688" calcext:value-type="float">
            <text:p>0.1662742561</text:p>
          </table:table-cell>
          <table:table-cell table:style-name="ce1" table:formula="of:=[low_intensity.G20]-[low_intensity.H20]" office:value-type="float" office:value="0.885007795190363" calcext:value-type="float">
            <text:p>0.8850077952</text:p>
          </table:table-cell>
          <table:table-cell table:style-name="ce4" table:formula="of:=[low_intensity.G20]+[low_intensity.H20]" office:value-type="float" office:value="1.21755630737374" calcext:value-type="float">
            <text:p>1.2175563074</text:p>
          </table:table-cell>
          <table:table-cell/>
          <table:table-cell table:formula="of:=&quot;./offlinecalefficiency.sh &quot;&amp;[low_intensity.C20]&amp;&quot; &quot;&amp;[low_intensity.G20]&amp;&quot; &quot;&amp;[low_intensity.I20]&amp;&quot; &quot;&amp;[low_intensity.J20]" office:value-type="string" office:string-value="./offlinecalefficiency.sh In136 1.05128205128205 0.885007795190363 1.21755630737374" calcext:value-type="string">
            <text:p>./offlinecalefficiency.sh In136 1.05128205128205 0.885007795190363 1.21755630737374</text:p>
          </table:table-cell>
          <table:table-cell table:number-columns-repeated="25"/>
        </table:table-row>
        <table:table-row table:style-name="ro1">
          <table:table-cell table:number-columns-repeated="24"/>
          <table:table-cell table:style-name="ce2"/>
          <table:table-cell table:style-name="ce2" office:value-type="string" calcext:value-type="string">
            <text:p>Fina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ing ratio</text:p>
          </table:table-cell>
          <table:table-cell office:value-type="string" calcext:value-type="string">
            <text:p>Mean energy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Ring ratio_puls</text:p>
          </table:table-cell>
          <table:table-cell office:value-type="string" calcext:value-type="string">
            <text:p>Mean energy_plus</text:p>
          </table:table-cell>
          <table:table-cell office:value-type="string" calcext:value-type="string">
            <text:p>efficiency_minus</text:p>
          </table:table-cell>
          <table:table-cell office:value-type="string" calcext:value-type="string">
            <text:p>Ring ratio_minus</text:p>
          </table:table-cell>
          <table:table-cell office:value-type="string" calcext:value-type="string">
            <text:p>Mean energy_minus</text:p>
          </table:table-cell>
          <table:table-cell office:value-type="string" calcext:value-type="string">
            <text:p>efficiency_plus</text:p>
          </table:table-cell>
          <table:table-cell/>
          <table:table-cell table:style-name="ce5" office:value-type="string" calcext:value-type="string">
            <text:p>RI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pluserr</text:p>
          </table:table-cell>
          <table:table-cell table:style-name="ce5" office:value-type="string" calcext:value-type="string">
            <text:p>minus err</text:p>
          </table:table-cell>
          <table:table-cell table:style-name="ce5" office:value-type="string" calcext:value-type="string">
            <text:p>Live time</text:p>
          </table:table-cell>
          <table:table-cell table:style-name="ce5" office:value-type="string" calcext:value-type="string">
            <text:p>Live time error</text:p>
          </table:table-cell>
          <table:table-cell table:style-name="ce5" office:value-type="string" calcext:value-type="string">
            <text:p>effective efficiency</text:p>
          </table:table-cell>
          <table:table-cell table:style-name="ce5" office:value-type="string" calcext:value-type="string">
            <text:p>pluserr</text:p>
          </table:table-cell>
          <table:table-cell table:style-name="ce5" office:value-type="string" calcext:value-type="string">
            <text:p>minuserr</text:p>
          </table:table-cell>
          <table:table-cell table:style-name="ce9" office:value-type="string" calcext:value-type="string">
            <text:p>Gean4 relative error</text:p>
          </table:table-cell>
          <table:table-cell/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effective efficiency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rebin</text:p>
          </table:table-cell>
          <table:table-cell office:value-type="string" calcext:value-type="string">
            <text:p>Nimplants</text:p>
          </table:table-cell>
          <table:table-cell table:style-name="ce2" office:value-type="string" calcext:value-type="string">
            <text:p>Run</text:p>
          </table:table-cell>
          <table:table-cell office:value-type="string" calcext:value-type="string">
            <text:p>./offlinefitall.sh Ag130 0 10 0.05 0.62 0.0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0.555686" calcext:value-type="float">
            <text:p>0.555686</text:p>
          </table:table-cell>
          <table:table-cell office:value-type="float" office:value="0.668788" calcext:value-type="float">
            <text:p>0.668788</text:p>
          </table:table-cell>
          <table:table-cell table:style-name="ce2" office:value-type="float" office:value="66.8251" calcext:value-type="float">
            <text:p>66.8251</text:p>
          </table:table-cell>
          <table:table-cell office:value-type="float" office:value="0.587521" calcext:value-type="float">
            <text:p>0.587521</text:p>
          </table:table-cell>
          <table:table-cell office:value-type="float" office:value="0.745214" calcext:value-type="float">
            <text:p>0.745214</text:p>
          </table:table-cell>
          <table:table-cell table:style-name="ce2" office:value-type="float" office:value="66.7299" calcext:value-type="float">
            <text:p>66.7299</text:p>
          </table:table-cell>
          <table:table-cell office:value-type="float" office:value="0.523851" calcext:value-type="float">
            <text:p>0.523851</text:p>
          </table:table-cell>
          <table:table-cell office:value-type="float" office:value="0.597439" calcext:value-type="float">
            <text:p>0.597439</text:p>
          </table:table-cell>
          <table:table-cell table:style-name="ce2" office:value-type="float" office:value="66.9844" calcext:value-type="float">
            <text:p>66.9844</text:p>
          </table:table-cell>
          <table:table-cell/>
          <table:table-cell table:style-name="ce6" table:formula="of:=[low_intensity.C23]" office:value-type="string" office:string-value="Ag129" calcext:value-type="string">
            <text:p>Ag129</text:p>
          </table:table-cell>
          <table:table-cell table:style-name="ce6" table:formula="of:=[low_intensity.F23]" office:value-type="float" office:value="66.8251" calcext:value-type="float">
            <text:p>66.8251</text:p>
          </table:table-cell>
          <table:table-cell table:style-name="ce6" table:formula="of:=[low_intensity.L23]-[low_intensity.O23]" office:value-type="float" office:value="0.159299999999988" calcext:value-type="float">
            <text:p>0.1593</text:p>
          </table:table-cell>
          <table:table-cell table:style-name="ce6" table:formula="of:=[low_intensity.O23]-[low_intensity.I23]" office:value-type="float" office:value="0.0952000000000055" calcext:value-type="float">
            <text:p>0.0952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23]*[low_intensity.R23]/100" office:value-type="float" office:value="64.356580806" calcext:value-type="float">
            <text:p>64.356580806</text:p>
          </table:table-cell>
          <table:table-cell table:style-name="ce6" table:formula="of:=[low_intensity.T23]*SQRT([low_intensity.P23]*[low_intensity.P23]/[low_intensity.O23]/[low_intensity.O23]+[low_intensity.S23]*[low_intensity.S23]/[low_intensity.R23]/[low_intensity.R23]+[low_intensity.W23]*[low_intensity.W23])" office:value-type="float" office:value="3.21368679151515" calcext:value-type="float">
            <text:p>3.2136867915</text:p>
          </table:table-cell>
          <table:table-cell table:style-name="ce8" table:formula="of:=[low_intensity.T23]*SQRT([low_intensity.Q23]*[low_intensity.Q23]/[low_intensity.O23]/[low_intensity.O23]+[low_intensity.S23]*[low_intensity.S23]/[low_intensity.R23]/[low_intensity.R23]+[low_intensity.W23]*[low_intensity.W23])" office:value-type="float" office:value="3.21133186091143" calcext:value-type="float">
            <text:p>3.2113318609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23]" office:value-type="string" office:string-value="Ag129" calcext:value-type="string">
            <text:p>Ag129</text:p>
          </table:table-cell>
          <table:table-cell table:style-name="ce11" table:formula="of:=[low_intensity.T23]" office:value-type="float" office:value="64.356580806" calcext:value-type="float">
            <text:p>64.356580806</text:p>
          </table:table-cell>
          <table:table-cell table:style-name="ce11" table:formula="of:=MAX([low_intensity.U23:.V23])" office:value-type="float" office:value="3.21368679151515" calcext:value-type="float">
            <text:p>3.2136867915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38232" calcext:value-type="float">
            <text:p>38232</text:p>
          </table:table-cell>
          <table:table-cell table:formula="of:=&quot;./offlinefitall.sh &quot;&amp;[low_intensity.Y23]&amp;&quot; 0 &quot;&amp;[low_intensity.AC23]&amp;&quot; &quot;&amp;[low_intensity.AB23]&amp;&quot; &quot;&amp;[low_intensity.Z23]/100&amp;&quot; &quot;&amp;[low_intensity.AA23]/100&amp;&quot; &quot;&amp;[low_intensity.AD23]" office:value-type="string" office:string-value="./offlinefitall.sh Ag129 0 10 0.05 0.64356580806 0.0321368679151515 38232" calcext:value-type="string">
            <text:p>./offlinefitall.sh Ag129 0 10 0.05 0.64356580806 0.0321368679151515 38232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1.87156" calcext:value-type="float">
            <text:p>1.87156</text:p>
          </table:table-cell>
          <table:table-cell table:style-name="ce2" office:value-type="float" office:value="63.8788" calcext:value-type="float">
            <text:p>63.8788</text:p>
          </table:table-cell>
          <table:table-cell office:value-type="float" office:value="1.12271" calcext:value-type="float">
            <text:p>1.12271</text:p>
          </table:table-cell>
          <table:table-cell office:value-type="float" office:value="2.35327" calcext:value-type="float">
            <text:p>2.35327</text:p>
          </table:table-cell>
          <table:table-cell table:style-name="ce2" office:value-type="float" office:value="62.585" calcext:value-type="float">
            <text:p>62.585</text:p>
          </table:table-cell>
          <table:table-cell office:value-type="float" office:value="0.890619" calcext:value-type="float">
            <text:p>0.890619</text:p>
          </table:table-cell>
          <table:table-cell office:value-type="float" office:value="1.53447" calcext:value-type="float">
            <text:p>1.53447</text:p>
          </table:table-cell>
          <table:table-cell table:style-name="ce2" office:value-type="float" office:value="64.7965" calcext:value-type="float">
            <text:p>64.7965</text:p>
          </table:table-cell>
          <table:table-cell/>
          <table:table-cell table:style-name="ce6" table:formula="of:=[low_intensity.C24]" office:value-type="string" office:string-value="Ag130" calcext:value-type="string">
            <text:p>Ag130</text:p>
          </table:table-cell>
          <table:table-cell table:style-name="ce6" table:formula="of:=[low_intensity.F24]" office:value-type="float" office:value="63.8788" calcext:value-type="float">
            <text:p>63.8788</text:p>
          </table:table-cell>
          <table:table-cell table:style-name="ce6" table:formula="of:=[low_intensity.L24]-[low_intensity.O24]" office:value-type="float" office:value="0.917699999999996" calcext:value-type="float">
            <text:p>0.9177</text:p>
          </table:table-cell>
          <table:table-cell table:style-name="ce6" table:formula="of:=[low_intensity.O24]-[low_intensity.I24]" office:value-type="float" office:value="1.2938" calcext:value-type="float">
            <text:p>1.2938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24]*[low_intensity.R24]/100" office:value-type="float" office:value="61.519117128" calcext:value-type="float">
            <text:p>61.519117128</text:p>
          </table:table-cell>
          <table:table-cell table:style-name="ce6" table:formula="of:=[low_intensity.T24]*SQRT([low_intensity.P24]*[low_intensity.P24]/[low_intensity.O24]/[low_intensity.O24]+[low_intensity.S24]*[low_intensity.S24]/[low_intensity.R24]/[low_intensity.R24]+[low_intensity.W24]*[low_intensity.W24])" office:value-type="float" office:value="3.19323612920983" calcext:value-type="float">
            <text:p>3.1932361292</text:p>
          </table:table-cell>
          <table:table-cell table:style-name="ce8" table:formula="of:=[low_intensity.T24]*SQRT([low_intensity.Q24]*[low_intensity.Q24]/[low_intensity.O24]/[low_intensity.O24]+[low_intensity.S24]*[low_intensity.S24]/[low_intensity.R24]/[low_intensity.R24]+[low_intensity.W24]*[low_intensity.W24])" office:value-type="float" office:value="3.31182544291893" calcext:value-type="float">
            <text:p>3.3118254429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24]" office:value-type="string" office:string-value="Ag130" calcext:value-type="string">
            <text:p>Ag130</text:p>
          </table:table-cell>
          <table:table-cell table:style-name="ce11" table:formula="of:=[low_intensity.T24]" office:value-type="float" office:value="61.519117128" calcext:value-type="float">
            <text:p>61.519117128</text:p>
          </table:table-cell>
          <table:table-cell table:style-name="ce11" table:formula="of:=MAX([low_intensity.U24:.V24])" office:value-type="float" office:value="3.31182544291893" calcext:value-type="float">
            <text:p>3.3118254429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3099" calcext:value-type="float">
            <text:p>3099</text:p>
          </table:table-cell>
          <table:table-cell table:formula="of:=&quot;./offlinefitall.sh &quot;&amp;[low_intensity.Y24]&amp;&quot; 0 &quot;&amp;[low_intensity.AC24]&amp;&quot; &quot;&amp;[low_intensity.AB24]&amp;&quot; &quot;&amp;[low_intensity.Z24]/100&amp;&quot; &quot;&amp;[low_intensity.AA24]/100&amp;&quot; &quot;&amp;[low_intensity.AD24]" office:value-type="string" office:string-value="./offlinefitall.sh Ag130 0 10 0.05 0.61519117128 0.0331182544291893 3099" calcext:value-type="string">
            <text:p>./offlinefitall.sh Ag130 0 10 0.05 0.61519117128 0.0331182544291893 3099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0.979167" calcext:value-type="float">
            <text:p>0.979167</text:p>
          </table:table-cell>
          <table:table-cell office:value-type="float" office:value="1.77786" calcext:value-type="float">
            <text:p>1.77786</text:p>
          </table:table-cell>
          <table:table-cell table:style-name="ce2" office:value-type="float" office:value="64.074" calcext:value-type="float">
            <text:p>64.074</text:p>
          </table:table-cell>
          <table:table-cell office:value-type="float" office:value="1.1801" calcext:value-type="float">
            <text:p>1.1801</text:p>
          </table:table-cell>
          <table:table-cell office:value-type="float" office:value="2.88143" calcext:value-type="float">
            <text:p>2.88143</text:p>
          </table:table-cell>
          <table:table-cell table:style-name="ce2" office:value-type="float" office:value="61.7808" calcext:value-type="float">
            <text:p>61.7808</text:p>
          </table:table-cell>
          <table:table-cell office:value-type="float" office:value="0.778235" calcext:value-type="float">
            <text:p>0.778235</text:p>
          </table:table-cell>
          <table:table-cell office:value-type="float" office:value="1.21282" calcext:value-type="float">
            <text:p>1.21282</text:p>
          </table:table-cell>
          <table:table-cell table:style-name="ce2" office:value-type="float" office:value="65.6052" calcext:value-type="float">
            <text:p>65.6052</text:p>
          </table:table-cell>
          <table:table-cell/>
          <table:table-cell table:style-name="ce6" table:formula="of:=[low_intensity.C25]" office:value-type="string" office:string-value="Ag131" calcext:value-type="string">
            <text:p>Ag131</text:p>
          </table:table-cell>
          <table:table-cell table:style-name="ce6" table:formula="of:=[low_intensity.F25]" office:value-type="float" office:value="64.074" calcext:value-type="float">
            <text:p>64.074</text:p>
          </table:table-cell>
          <table:table-cell table:style-name="ce6" table:formula="of:=[low_intensity.L25]-[low_intensity.O25]" office:value-type="float" office:value="1.5312" calcext:value-type="float">
            <text:p>1.5312</text:p>
          </table:table-cell>
          <table:table-cell table:style-name="ce6" table:formula="of:=[low_intensity.O25]-[low_intensity.I25]" office:value-type="float" office:value="2.2932" calcext:value-type="float">
            <text:p>2.2932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25]*[low_intensity.R25]/100" office:value-type="float" office:value="61.70710644" calcext:value-type="float">
            <text:p>61.70710644</text:p>
          </table:table-cell>
          <table:table-cell table:style-name="ce6" table:formula="of:=[low_intensity.T25]*SQRT([low_intensity.P25]*[low_intensity.P25]/[low_intensity.O25]/[low_intensity.O25]+[low_intensity.S25]*[low_intensity.S25]/[low_intensity.R25]/[low_intensity.R25]+[low_intensity.W25]*[low_intensity.W25])" office:value-type="float" office:value="3.41289353949678" calcext:value-type="float">
            <text:p>3.4128935395</text:p>
          </table:table-cell>
          <table:table-cell table:style-name="ce8" table:formula="of:=[low_intensity.T25]*SQRT([low_intensity.Q25]*[low_intensity.Q25]/[low_intensity.O25]/[low_intensity.O25]+[low_intensity.S25]*[low_intensity.S25]/[low_intensity.R25]/[low_intensity.R25]+[low_intensity.W25]*[low_intensity.W25])" office:value-type="float" office:value="3.78823324906125" calcext:value-type="float">
            <text:p>3.788233249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25]" office:value-type="string" office:string-value="Ag131" calcext:value-type="string">
            <text:p>Ag131</text:p>
          </table:table-cell>
          <table:table-cell table:style-name="ce11" table:formula="of:=[low_intensity.T25]" office:value-type="float" office:value="61.70710644" calcext:value-type="float">
            <text:p>61.70710644</text:p>
          </table:table-cell>
          <table:table-cell table:style-name="ce11" table:formula="of:=MAX([low_intensity.U25:.V25])" office:value-type="float" office:value="3.78823324906125" calcext:value-type="float">
            <text:p>3.7882332491</text:p>
          </table:table-cell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table:formula="of:=&quot;./offlinefitall.sh &quot;&amp;[low_intensity.Y25]&amp;&quot; 0 &quot;&amp;[low_intensity.AC25]&amp;&quot; &quot;&amp;[low_intensity.AB25]&amp;&quot; &quot;&amp;[low_intensity.Z25]/100&amp;&quot; &quot;&amp;[low_intensity.AA25]/100&amp;&quot; &quot;&amp;[low_intensity.AD25]" office:value-type="string" office:string-value="./offlinefitall.sh Ag131 0 12 0.05 0.6170710644 0.0378823324906125 580" calcext:value-type="string">
            <text:p>./offlinefitall.sh Ag131 0 12 0.05 0.6170710644 0.0378823324906125 580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0</text:p>
          </table:table-cell>
          <table:table-cell office:value-type="float" office:value="0.54351" calcext:value-type="float">
            <text:p>0.54351</text:p>
          </table:table-cell>
          <table:table-cell office:value-type="float" office:value="0.64146" calcext:value-type="float">
            <text:p>0.64146</text:p>
          </table:table-cell>
          <table:table-cell table:style-name="ce2" office:value-type="float" office:value="66.886" calcext:value-type="float">
            <text:p>66.886</text:p>
          </table:table-cell>
          <table:table-cell office:value-type="float" office:value="0.568383" calcext:value-type="float">
            <text:p>0.568383</text:p>
          </table:table-cell>
          <table:table-cell office:value-type="float" office:value="0.697289" calcext:value-type="float">
            <text:p>0.697289</text:p>
          </table:table-cell>
          <table:table-cell table:style-name="ce2" office:value-type="float" office:value="66.7615" calcext:value-type="float">
            <text:p>66.7615</text:p>
          </table:table-cell>
          <table:table-cell office:value-type="float" office:value="0.518637" calcext:value-type="float">
            <text:p>0.518637</text:p>
          </table:table-cell>
          <table:table-cell office:value-type="float" office:value="0.5862" calcext:value-type="float">
            <text:p>0.5862</text:p>
          </table:table-cell>
          <table:table-cell table:style-name="ce2" office:value-type="float" office:value="67.0105" calcext:value-type="float">
            <text:p>67.0105</text:p>
          </table:table-cell>
          <table:table-cell/>
          <table:table-cell table:style-name="ce6" table:formula="of:=[low_intensity.C26]" office:value-type="string" office:string-value="Cd130" calcext:value-type="string">
            <text:p>Cd130</text:p>
          </table:table-cell>
          <table:table-cell table:style-name="ce6" table:formula="of:=[low_intensity.F26]" office:value-type="float" office:value="66.886" calcext:value-type="float">
            <text:p>66.886</text:p>
          </table:table-cell>
          <table:table-cell table:style-name="ce6" table:formula="of:=[low_intensity.L26]-[low_intensity.O26]" office:value-type="float" office:value="0.124499999999998" calcext:value-type="float">
            <text:p>0.1245</text:p>
          </table:table-cell>
          <table:table-cell table:style-name="ce6" table:formula="of:=[low_intensity.O26]-[low_intensity.I26]" office:value-type="float" office:value="0.124499999999998" calcext:value-type="float">
            <text:p>0.1245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26]*[low_intensity.R26]/100" office:value-type="float" office:value="64.41523116" calcext:value-type="float">
            <text:p>64.41523116</text:p>
          </table:table-cell>
          <table:table-cell table:style-name="ce6" table:formula="of:=[low_intensity.T26]*SQRT([low_intensity.P26]*[low_intensity.P26]/[low_intensity.O26]/[low_intensity.O26]+[low_intensity.S26]*[low_intensity.S26]/[low_intensity.R26]/[low_intensity.R26]+[low_intensity.W26]*[low_intensity.W26])" office:value-type="float" office:value="3.2151846784528" calcext:value-type="float">
            <text:p>3.2151846785</text:p>
          </table:table-cell>
          <table:table-cell table:style-name="ce8" table:formula="of:=[low_intensity.T26]*SQRT([low_intensity.Q26]*[low_intensity.Q26]/[low_intensity.O26]/[low_intensity.O26]+[low_intensity.S26]*[low_intensity.S26]/[low_intensity.R26]/[low_intensity.R26]+[low_intensity.W26]*[low_intensity.W26])" office:value-type="float" office:value="3.2151846784528" calcext:value-type="float">
            <text:p>3.2151846785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26]" office:value-type="string" office:string-value="Cd130" calcext:value-type="string">
            <text:p>Cd130</text:p>
          </table:table-cell>
          <table:table-cell table:style-name="ce11" table:formula="of:=[low_intensity.T26]" office:value-type="float" office:value="64.41523116" calcext:value-type="float">
            <text:p>64.41523116</text:p>
          </table:table-cell>
          <table:table-cell table:style-name="ce11" table:formula="of:=MAX([low_intensity.U26:.V26])" office:value-type="float" office:value="3.2151846784528" calcext:value-type="float">
            <text:p>3.2151846785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85347" calcext:value-type="float">
            <text:p>285347</text:p>
          </table:table-cell>
          <table:table-cell table:formula="of:=&quot;./offlinefitall.sh &quot;&amp;[low_intensity.Y26]&amp;&quot; 0 &quot;&amp;[low_intensity.AC26]&amp;&quot; &quot;&amp;[low_intensity.AB26]&amp;&quot; &quot;&amp;[low_intensity.Z26]/100&amp;&quot; &quot;&amp;[low_intensity.AA26]/100&amp;&quot; &quot;&amp;[low_intensity.AD26]" office:value-type="string" office:string-value="./offlinefitall.sh Cd130 0 10 0.05 0.6441523116 0.032151846784528 285347" calcext:value-type="string">
            <text:p>./offlinefitall.sh Cd130 0 10 0.05 0.6441523116 0.032151846784528 285347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1</text:p>
          </table:table-cell>
          <table:table-cell office:value-type="float" office:value="0.895404" calcext:value-type="float">
            <text:p>0.895404</text:p>
          </table:table-cell>
          <table:table-cell office:value-type="float" office:value="1.55172" calcext:value-type="float">
            <text:p>1.55172</text:p>
          </table:table-cell>
          <table:table-cell table:style-name="ce2" office:value-type="float" office:value="64.7594" calcext:value-type="float">
            <text:p>64.7594</text:p>
          </table:table-cell>
          <table:table-cell office:value-type="float" office:value="0.932076" calcext:value-type="float">
            <text:p>0.932076</text:p>
          </table:table-cell>
          <table:table-cell office:value-type="float" office:value="1.6573" calcext:value-type="float">
            <text:p>1.6573</text:p>
          </table:table-cell>
          <table:table-cell table:style-name="ce2" office:value-type="float" office:value="64.467" calcext:value-type="float">
            <text:p>64.467</text:p>
          </table:table-cell>
          <table:table-cell office:value-type="float" office:value="0.858732" calcext:value-type="float">
            <text:p>0.858732</text:p>
          </table:table-cell>
          <table:table-cell office:value-type="float" office:value="1.4388" calcext:value-type="float">
            <text:p>1.4388</text:p>
          </table:table-cell>
          <table:table-cell table:style-name="ce2" office:value-type="float" office:value="65.0559" calcext:value-type="float">
            <text:p>65.0559</text:p>
          </table:table-cell>
          <table:table-cell/>
          <table:table-cell table:style-name="ce6" table:formula="of:=[low_intensity.C27]" office:value-type="string" office:string-value="Cd131" calcext:value-type="string">
            <text:p>Cd131</text:p>
          </table:table-cell>
          <table:table-cell table:style-name="ce6" table:formula="of:=[low_intensity.F27]" office:value-type="float" office:value="64.7594" calcext:value-type="float">
            <text:p>64.7594</text:p>
          </table:table-cell>
          <table:table-cell table:style-name="ce6" table:formula="of:=[low_intensity.L27]-[low_intensity.O27]" office:value-type="float" office:value="0.296499999999995" calcext:value-type="float">
            <text:p>0.2965</text:p>
          </table:table-cell>
          <table:table-cell table:style-name="ce6" table:formula="of:=[low_intensity.O27]-[low_intensity.I27]" office:value-type="float" office:value="0.292400000000001" calcext:value-type="float">
            <text:p>0.2924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27]*[low_intensity.R27]/100" office:value-type="float" office:value="62.367187764" calcext:value-type="float">
            <text:p>62.367187764</text:p>
          </table:table-cell>
          <table:table-cell table:style-name="ce6" table:formula="of:=[low_intensity.T27]*SQRT([low_intensity.P27]*[low_intensity.P27]/[low_intensity.O27]/[low_intensity.O27]+[low_intensity.S27]*[low_intensity.S27]/[low_intensity.R27]/[low_intensity.R27]+[low_intensity.W27]*[low_intensity.W27])" office:value-type="float" office:value="3.12387251690613" calcext:value-type="float">
            <text:p>3.1238725169</text:p>
          </table:table-cell>
          <table:table-cell table:style-name="ce8" table:formula="of:=[low_intensity.T27]*SQRT([low_intensity.Q27]*[low_intensity.Q27]/[low_intensity.O27]/[low_intensity.O27]+[low_intensity.S27]*[low_intensity.S27]/[low_intensity.R27]/[low_intensity.R27]+[low_intensity.W27]*[low_intensity.W27])" office:value-type="float" office:value="3.12351406266683" calcext:value-type="float">
            <text:p>3.1235140627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27]" office:value-type="string" office:string-value="Cd131" calcext:value-type="string">
            <text:p>Cd131</text:p>
          </table:table-cell>
          <table:table-cell table:style-name="ce11" table:formula="of:=[low_intensity.T27]" office:value-type="float" office:value="62.367187764" calcext:value-type="float">
            <text:p>62.367187764</text:p>
          </table:table-cell>
          <table:table-cell table:style-name="ce11" table:formula="of:=MAX([low_intensity.U27:.V27])" office:value-type="float" office:value="3.12387251690613" calcext:value-type="float">
            <text:p>3.1238725169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4274" calcext:value-type="float">
            <text:p>94274</text:p>
          </table:table-cell>
          <table:table-cell table:formula="of:=&quot;./offlinefitall.sh &quot;&amp;[low_intensity.Y27]&amp;&quot; 0 &quot;&amp;[low_intensity.AC27]&amp;&quot; &quot;&amp;[low_intensity.AB27]&amp;&quot; &quot;&amp;[low_intensity.Z27]/100&amp;&quot; &quot;&amp;[low_intensity.AA27]/100&amp;&quot; &quot;&amp;[low_intensity.AD27]" office:value-type="string" office:string-value="./offlinefitall.sh Cd131 0 10 0.05 0.62367187764 0.0312387251690613 94274" calcext:value-type="string">
            <text:p>./offlinefitall.sh Cd131 0 10 0.05 0.62367187764 0.0312387251690613 94274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2</text:p>
          </table:table-cell>
          <table:table-cell office:value-type="float" office:value="1.00841" calcext:value-type="float">
            <text:p>1.00841</text:p>
          </table:table-cell>
          <table:table-cell office:value-type="float" office:value="1.87811" calcext:value-type="float">
            <text:p>1.87811</text:p>
          </table:table-cell>
          <table:table-cell table:style-name="ce2" office:value-type="float" office:value="63.8675" calcext:value-type="float">
            <text:p>63.8675</text:p>
          </table:table-cell>
          <table:table-cell office:value-type="float" office:value="1.04608" calcext:value-type="float">
            <text:p>1.04608</text:p>
          </table:table-cell>
          <table:table-cell office:value-type="float" office:value="2.0295" calcext:value-type="float">
            <text:p>2.0295</text:p>
          </table:table-cell>
          <table:table-cell table:style-name="ce2" office:value-type="float" office:value="63.5056" calcext:value-type="float">
            <text:p>63.5056</text:p>
          </table:table-cell>
          <table:table-cell office:value-type="float" office:value="0.970736" calcext:value-type="float">
            <text:p>0.970736</text:p>
          </table:table-cell>
          <table:table-cell office:value-type="float" office:value="1.75579" calcext:value-type="float">
            <text:p>1.75579</text:p>
          </table:table-cell>
          <table:table-cell table:style-name="ce2" office:value-type="float" office:value="64.1455" calcext:value-type="float">
            <text:p>64.1455</text:p>
          </table:table-cell>
          <table:table-cell/>
          <table:table-cell table:style-name="ce6" table:formula="of:=[low_intensity.C28]" office:value-type="string" office:string-value="Cd132" calcext:value-type="string">
            <text:p>Cd132</text:p>
          </table:table-cell>
          <table:table-cell table:style-name="ce6" table:formula="of:=[low_intensity.F28]" office:value-type="float" office:value="63.8675" calcext:value-type="float">
            <text:p>63.8675</text:p>
          </table:table-cell>
          <table:table-cell table:style-name="ce6" table:formula="of:=[low_intensity.L28]-[low_intensity.O28]" office:value-type="float" office:value="0.277999999999999" calcext:value-type="float">
            <text:p>0.278</text:p>
          </table:table-cell>
          <table:table-cell table:style-name="ce6" table:formula="of:=[low_intensity.O28]-[low_intensity.I28]" office:value-type="float" office:value="0.361899999999999" calcext:value-type="float">
            <text:p>0.3619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28]*[low_intensity.R28]/100" office:value-type="float" office:value="61.50823455" calcext:value-type="float">
            <text:p>61.50823455</text:p>
          </table:table-cell>
          <table:table-cell table:style-name="ce6" table:formula="of:=[low_intensity.T28]*SQRT([low_intensity.P28]*[low_intensity.P28]/[low_intensity.O28]/[low_intensity.O28]+[low_intensity.S28]*[low_intensity.S28]/[low_intensity.R28]/[low_intensity.R28]+[low_intensity.W28]*[low_intensity.W28])" office:value-type="float" office:value="3.07961086028832" calcext:value-type="float">
            <text:p>3.0796108603</text:p>
          </table:table-cell>
          <table:table-cell table:style-name="ce8" table:formula="of:=[low_intensity.T28]*SQRT([low_intensity.Q28]*[low_intensity.Q28]/[low_intensity.O28]/[low_intensity.O28]+[low_intensity.S28]*[low_intensity.S28]/[low_intensity.R28]/[low_intensity.R28]+[low_intensity.W28]*[low_intensity.W28])" office:value-type="float" office:value="3.08768480909845" calcext:value-type="float">
            <text:p>3.087684809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28]" office:value-type="string" office:string-value="Cd132" calcext:value-type="string">
            <text:p>Cd132</text:p>
          </table:table-cell>
          <table:table-cell table:style-name="ce11" table:formula="of:=[low_intensity.T28]" office:value-type="float" office:value="61.50823455" calcext:value-type="float">
            <text:p>61.50823455</text:p>
          </table:table-cell>
          <table:table-cell table:style-name="ce11" table:formula="of:=MAX([low_intensity.U28:.V28])" office:value-type="float" office:value="3.08768480909845" calcext:value-type="float">
            <text:p>3.0876848091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8247" calcext:value-type="float">
            <text:p>18247</text:p>
          </table:table-cell>
          <table:table-cell table:formula="of:=&quot;./offlinefitall.sh &quot;&amp;[low_intensity.Y28]&amp;&quot; 0 &quot;&amp;[low_intensity.AC28]&amp;&quot; &quot;&amp;[low_intensity.AB28]&amp;&quot; &quot;&amp;[low_intensity.Z28]/100&amp;&quot; &quot;&amp;[low_intensity.AA28]/100&amp;&quot; &quot;&amp;[low_intensity.AD28]" office:value-type="string" office:string-value="./offlinefitall.sh Cd132 0 10 0.05 0.6150823455 0.0308768480909845 18247" calcext:value-type="string">
            <text:p>./offlinefitall.sh Cd132 0 10 0.05 0.6150823455 0.0308768480909845 18247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3</text:p>
          </table:table-cell>
          <table:table-cell office:value-type="float" office:value="1.04571" calcext:value-type="float">
            <text:p>1.04571</text:p>
          </table:table-cell>
          <table:table-cell office:value-type="float" office:value="2.0251" calcext:value-type="float">
            <text:p>2.0251</text:p>
          </table:table-cell>
          <table:table-cell table:style-name="ce2" office:value-type="float" office:value="63.5131" calcext:value-type="float">
            <text:p>63.5131</text:p>
          </table:table-cell>
          <table:table-cell office:value-type="float" office:value="1.15628" calcext:value-type="float">
            <text:p>1.15628</text:p>
          </table:table-cell>
          <table:table-cell office:value-type="float" office:value="2.5453" calcext:value-type="float">
            <text:p>2.5453</text:p>
          </table:table-cell>
          <table:table-cell table:style-name="ce2" office:value-type="float" office:value="62.0903" calcext:value-type="float">
            <text:p>62.0903</text:p>
          </table:table-cell>
          <table:table-cell office:value-type="float" office:value="0.935151" calcext:value-type="float">
            <text:p>0.935151</text:p>
          </table:table-cell>
          <table:table-cell office:value-type="float" office:value="1.66487" calcext:value-type="float">
            <text:p>1.66487</text:p>
          </table:table-cell>
          <table:table-cell table:style-name="ce2" office:value-type="float" office:value="64.4421" calcext:value-type="float">
            <text:p>64.4421</text:p>
          </table:table-cell>
          <table:table-cell/>
          <table:table-cell table:style-name="ce6" table:formula="of:=[low_intensity.C29]" office:value-type="string" office:string-value="Cd133" calcext:value-type="string">
            <text:p>Cd133</text:p>
          </table:table-cell>
          <table:table-cell table:style-name="ce6" table:formula="of:=[low_intensity.F29]" office:value-type="float" office:value="63.5131" calcext:value-type="float">
            <text:p>63.5131</text:p>
          </table:table-cell>
          <table:table-cell table:style-name="ce6" table:formula="of:=[low_intensity.L29]-[low_intensity.O29]" office:value-type="float" office:value="0.928999999999995" calcext:value-type="float">
            <text:p>0.929</text:p>
          </table:table-cell>
          <table:table-cell table:style-name="ce6" table:formula="of:=[low_intensity.O29]-[low_intensity.I29]" office:value-type="float" office:value="1.4228" calcext:value-type="float">
            <text:p>1.4228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29]*[low_intensity.R29]/100" office:value-type="float" office:value="61.166926086" calcext:value-type="float">
            <text:p>61.166926086</text:p>
          </table:table-cell>
          <table:table-cell table:style-name="ce6" table:formula="of:=[low_intensity.T29]*SQRT([low_intensity.P29]*[low_intensity.P29]/[low_intensity.O29]/[low_intensity.O29]+[low_intensity.S29]*[low_intensity.S29]/[low_intensity.R29]/[low_intensity.R29]+[low_intensity.W29]*[low_intensity.W29])" office:value-type="float" office:value="3.17940444349893" calcext:value-type="float">
            <text:p>3.1794044435</text:p>
          </table:table-cell>
          <table:table-cell table:style-name="ce8" table:formula="of:=[low_intensity.T29]*SQRT([low_intensity.Q29]*[low_intensity.Q29]/[low_intensity.O29]/[low_intensity.O29]+[low_intensity.S29]*[low_intensity.S29]/[low_intensity.R29]/[low_intensity.R29]+[low_intensity.W29]*[low_intensity.W29])" office:value-type="float" office:value="3.34450563056165" calcext:value-type="float">
            <text:p>3.344505630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29]" office:value-type="string" office:string-value="Cd133" calcext:value-type="string">
            <text:p>Cd133</text:p>
          </table:table-cell>
          <table:table-cell table:style-name="ce11" table:formula="of:=[low_intensity.T29]" office:value-type="float" office:value="61.166926086" calcext:value-type="float">
            <text:p>61.166926086</text:p>
          </table:table-cell>
          <table:table-cell table:style-name="ce11" table:formula="of:=MAX([low_intensity.U29:.V29])" office:value-type="float" office:value="3.34450563056165" calcext:value-type="float">
            <text:p>3.3445056306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774" calcext:value-type="float">
            <text:p>1774</text:p>
          </table:table-cell>
          <table:table-cell table:formula="of:=&quot;./offlinefitall.sh &quot;&amp;[low_intensity.Y29]&amp;&quot; 0 &quot;&amp;[low_intensity.AC29]&amp;&quot; &quot;&amp;[low_intensity.AB29]&amp;&quot; &quot;&amp;[low_intensity.Z29]/100&amp;&quot; &quot;&amp;[low_intensity.AA29]/100&amp;&quot; &quot;&amp;[low_intensity.AD29]" office:value-type="string" office:string-value="./offlinefitall.sh Cd133 0 10 0.08 0.61166926086 0.0334450563056165 1774" calcext:value-type="string">
            <text:p>./offlinefitall.sh Cd133 0 10 0.08 0.61166926086 0.0334450563056165 1774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office:value-type="float" office:value="1.15306" calcext:value-type="float">
            <text:p>1.15306</text:p>
          </table:table-cell>
          <table:table-cell office:value-type="float" office:value="2.53533" calcext:value-type="float">
            <text:p>2.53533</text:p>
          </table:table-cell>
          <table:table-cell table:style-name="ce2" office:value-type="float" office:value="62.1259" calcext:value-type="float">
            <text:p>62.1259</text:p>
          </table:table-cell>
          <table:table-cell office:value-type="float" office:value="1.31222" calcext:value-type="float">
            <text:p>1.31222</text:p>
          </table:table-cell>
          <table:table-cell office:value-type="float" office:value="3.50494" calcext:value-type="float">
            <text:p>3.50494</text:p>
          </table:table-cell>
          <table:table-cell table:style-name="ce2" office:value-type="float" office:value="60.6399" calcext:value-type="float">
            <text:p>60.6399</text:p>
          </table:table-cell>
          <table:table-cell office:value-type="float" office:value="0.993899" calcext:value-type="float">
            <text:p>0.993899</text:p>
          </table:table-cell>
          <table:table-cell office:value-type="float" office:value="1.82359" calcext:value-type="float">
            <text:p>1.82359</text:p>
          </table:table-cell>
          <table:table-cell table:style-name="ce2" office:value-type="float" office:value="63.9615" calcext:value-type="float">
            <text:p>63.9615</text:p>
          </table:table-cell>
          <table:table-cell/>
          <table:table-cell table:style-name="ce6" table:formula="of:=[low_intensity.C30]" office:value-type="string" office:string-value="In131" calcext:value-type="string">
            <text:p>In131</text:p>
          </table:table-cell>
          <table:table-cell table:style-name="ce6" table:formula="of:=[low_intensity.F30]" office:value-type="float" office:value="62.1259" calcext:value-type="float">
            <text:p>62.1259</text:p>
          </table:table-cell>
          <table:table-cell table:style-name="ce6" table:formula="of:=[low_intensity.L30]-[low_intensity.O30]" office:value-type="float" office:value="1.8356" calcext:value-type="float">
            <text:p>1.8356</text:p>
          </table:table-cell>
          <table:table-cell table:style-name="ce6" table:formula="of:=[low_intensity.O30]-[low_intensity.I30]" office:value-type="float" office:value="1.486" calcext:value-type="float">
            <text:p>1.486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0]*[low_intensity.R30]/100" office:value-type="float" office:value="59.830969254" calcext:value-type="float">
            <text:p>59.830969254</text:p>
          </table:table-cell>
          <table:table-cell table:style-name="ce6" table:formula="of:=[low_intensity.T30]*SQRT([low_intensity.P30]*[low_intensity.P30]/[low_intensity.O30]/[low_intensity.O30]+[low_intensity.S30]*[low_intensity.S30]/[low_intensity.R30]/[low_intensity.R30]+[low_intensity.W30]*[low_intensity.W30])" office:value-type="float" office:value="3.46858554973893" calcext:value-type="float">
            <text:p>3.4685855497</text:p>
          </table:table-cell>
          <table:table-cell table:style-name="ce8" table:formula="of:=[low_intensity.T30]*SQRT([low_intensity.Q30]*[low_intensity.Q30]/[low_intensity.O30]/[low_intensity.O30]+[low_intensity.S30]*[low_intensity.S30]/[low_intensity.R30]/[low_intensity.R30]+[low_intensity.W30]*[low_intensity.W30])" office:value-type="float" office:value="3.30969206342365" calcext:value-type="float">
            <text:p>3.3096920634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0]" office:value-type="string" office:string-value="In131" calcext:value-type="string">
            <text:p>In131</text:p>
          </table:table-cell>
          <table:table-cell table:style-name="ce11" table:formula="of:=[low_intensity.T30]" office:value-type="float" office:value="59.830969254" calcext:value-type="float">
            <text:p>59.830969254</text:p>
          </table:table-cell>
          <table:table-cell table:style-name="ce11" table:formula="of:=MAX([low_intensity.U30:.V30])" office:value-type="float" office:value="3.46858554973893" calcext:value-type="float">
            <text:p>3.4685855497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36702" calcext:value-type="float">
            <text:p>36702</text:p>
          </table:table-cell>
          <table:table-cell table:formula="of:=&quot;./offlinefitall.sh &quot;&amp;[low_intensity.Y30]&amp;&quot; 0 &quot;&amp;[low_intensity.AC30]&amp;&quot; &quot;&amp;[low_intensity.AB30]&amp;&quot; &quot;&amp;[low_intensity.Z30]/100&amp;&quot; &quot;&amp;[low_intensity.AA30]/100&amp;&quot; &quot;&amp;[low_intensity.AD30]" office:value-type="string" office:string-value="./offlinefitall.sh In131 0 10 0.08 0.59830969254 0.0346858554973893 36702" calcext:value-type="string">
            <text:p>./offlinefitall.sh In131 0 10 0.08 0.59830969254 0.0346858554973893 36702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table:style-name="ce2" office:value-type="float" office:value="1.18254" calcext:value-type="float">
            <text:p>1.18254</text:p>
          </table:table-cell>
          <table:table-cell office:value-type="float" office:value="2.85043" calcext:value-type="float">
            <text:p>2.85043</text:p>
          </table:table-cell>
          <table:table-cell table:style-name="ce2" office:value-type="float" office:value="61.732" calcext:value-type="float">
            <text:p>61.732</text:p>
          </table:table-cell>
          <table:table-cell office:value-type="float" office:value="1.32566" calcext:value-type="float">
            <text:p>1.32566</text:p>
          </table:table-cell>
          <table:table-cell office:value-type="float" office:value="3.73971" calcext:value-type="float">
            <text:p>3.73971</text:p>
          </table:table-cell>
          <table:table-cell table:style-name="ce2" office:value-type="float" office:value="59.9984" calcext:value-type="float">
            <text:p>59.9984</text:p>
          </table:table-cell>
          <table:table-cell office:value-type="float" office:value="1.03942" calcext:value-type="float">
            <text:p>1.03942</text:p>
          </table:table-cell>
          <table:table-cell office:value-type="float" office:value="1.98572" calcext:value-type="float">
            <text:p>1.98572</text:p>
          </table:table-cell>
          <table:table-cell table:style-name="ce2" office:value-type="float" office:value="63.5953" calcext:value-type="float">
            <text:p>63.5953</text:p>
          </table:table-cell>
          <table:table-cell/>
          <table:table-cell table:style-name="ce6" table:formula="of:=[low_intensity.C31]" office:value-type="string" office:string-value="In132" calcext:value-type="string">
            <text:p>In132</text:p>
          </table:table-cell>
          <table:table-cell table:style-name="ce6" table:formula="of:=[low_intensity.F31]" office:value-type="float" office:value="61.732" calcext:value-type="float">
            <text:p>61.732</text:p>
          </table:table-cell>
          <table:table-cell table:style-name="ce6" table:formula="of:=[low_intensity.L31]-[low_intensity.O31]" office:value-type="float" office:value="1.8633" calcext:value-type="float">
            <text:p>1.8633</text:p>
          </table:table-cell>
          <table:table-cell table:style-name="ce6" table:formula="of:=[low_intensity.O31]-[low_intensity.I31]" office:value-type="float" office:value="1.7336" calcext:value-type="float">
            <text:p>1.7336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1]*[low_intensity.R31]/100" office:value-type="float" office:value="59.45161992" calcext:value-type="float">
            <text:p>59.45161992</text:p>
          </table:table-cell>
          <table:table-cell table:style-name="ce6" table:formula="of:=[low_intensity.T31]*SQRT([low_intensity.P31]*[low_intensity.P31]/[low_intensity.O31]/[low_intensity.O31]+[low_intensity.S31]*[low_intensity.S31]/[low_intensity.R31]/[low_intensity.R31]+[low_intensity.W31]*[low_intensity.W31])" office:value-type="float" office:value="3.46605526775941" calcext:value-type="float">
            <text:p>3.4660552678</text:p>
          </table:table-cell>
          <table:table-cell table:style-name="ce8" table:formula="of:=[low_intensity.T31]*SQRT([low_intensity.Q31]*[low_intensity.Q31]/[low_intensity.O31]/[low_intensity.O31]+[low_intensity.S31]*[low_intensity.S31]/[low_intensity.R31]/[low_intensity.R31]+[low_intensity.W31]*[low_intensity.W31])" office:value-type="float" office:value="3.40306493332777" calcext:value-type="float">
            <text:p>3.4030649333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1]" office:value-type="string" office:string-value="In132" calcext:value-type="string">
            <text:p>In132</text:p>
          </table:table-cell>
          <table:table-cell table:style-name="ce11" table:formula="of:=[low_intensity.T31]" office:value-type="float" office:value="59.45161992" calcext:value-type="float">
            <text:p>59.45161992</text:p>
          </table:table-cell>
          <table:table-cell table:style-name="ce11" table:formula="of:=MAX([low_intensity.U31:.V31])" office:value-type="float" office:value="3.46605526775941" calcext:value-type="float">
            <text:p>3.4660552678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10482" calcext:value-type="float">
            <text:p>10482</text:p>
          </table:table-cell>
          <table:table-cell table:formula="of:=&quot;./offlinefitall.sh &quot;&amp;[low_intensity.Y31]&amp;&quot; 0 &quot;&amp;[low_intensity.AC31]&amp;&quot; &quot;&amp;[low_intensity.AB31]&amp;&quot; &quot;&amp;[low_intensity.Z31]/100&amp;&quot; &quot;&amp;[low_intensity.AA31]/100&amp;&quot; &quot;&amp;[low_intensity.AD31]" office:value-type="string" office:string-value="./offlinefitall.sh In132 0 10 0.08 0.5945161992 0.0346605526775941 10482" calcext:value-type="string">
            <text:p>./offlinefitall.sh In132 0 10 0.08 0.5945161992 0.0346605526775941 10482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table:style-name="ce2" office:value-type="float" office:value="1.34278" calcext:value-type="float">
            <text:p>1.34278</text:p>
          </table:table-cell>
          <table:table-cell office:value-type="float" office:value="3.81047" calcext:value-type="float">
            <text:p>3.81047</text:p>
          </table:table-cell>
          <table:table-cell table:style-name="ce2" office:value-type="float" office:value="59.746" calcext:value-type="float">
            <text:p>59.746</text:p>
          </table:table-cell>
          <table:table-cell office:value-type="float" office:value="1.35848" calcext:value-type="float">
            <text:p>1.35848</text:p>
          </table:table-cell>
          <table:table-cell office:value-type="float" office:value="3.86869" calcext:value-type="float">
            <text:p>3.86869</text:p>
          </table:table-cell>
          <table:table-cell table:style-name="ce2" office:value-type="float" office:value="59.4739" calcext:value-type="float">
            <text:p>59.4739</text:p>
          </table:table-cell>
          <table:table-cell office:value-type="float" office:value="1.32709" calcext:value-type="float">
            <text:p>1.32709</text:p>
          </table:table-cell>
          <table:table-cell office:value-type="float" office:value="3.74573" calcext:value-type="float">
            <text:p>3.74573</text:p>
          </table:table-cell>
          <table:table-cell table:style-name="ce2" office:value-type="float" office:value="59.9781" calcext:value-type="float">
            <text:p>59.9781</text:p>
          </table:table-cell>
          <table:table-cell/>
          <table:table-cell table:style-name="ce6" table:formula="of:=[low_intensity.C32]" office:value-type="string" office:string-value="In133" calcext:value-type="string">
            <text:p>In133</text:p>
          </table:table-cell>
          <table:table-cell table:style-name="ce6" table:formula="of:=[low_intensity.F32]" office:value-type="float" office:value="59.746" calcext:value-type="float">
            <text:p>59.746</text:p>
          </table:table-cell>
          <table:table-cell table:style-name="ce6" table:formula="of:=[low_intensity.L32]-[low_intensity.O32]" office:value-type="float" office:value="0.232099999999996" calcext:value-type="float">
            <text:p>0.2321</text:p>
          </table:table-cell>
          <table:table-cell table:style-name="ce6" table:formula="of:=[low_intensity.O32]-[low_intensity.I32]" office:value-type="float" office:value="0.272100000000002" calcext:value-type="float">
            <text:p>0.2721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2]*[low_intensity.R32]/100" office:value-type="float" office:value="57.53898276" calcext:value-type="float">
            <text:p>57.53898276</text:p>
          </table:table-cell>
          <table:table-cell table:style-name="ce6" table:formula="of:=[low_intensity.T32]*SQRT([low_intensity.P32]*[low_intensity.P32]/[low_intensity.O32]/[low_intensity.O32]+[low_intensity.S32]*[low_intensity.S32]/[low_intensity.R32]/[low_intensity.R32]+[low_intensity.W32]*[low_intensity.W32])" office:value-type="float" office:value="2.8786613215266" calcext:value-type="float">
            <text:p>2.8786613215</text:p>
          </table:table-cell>
          <table:table-cell table:style-name="ce8" table:formula="of:=[low_intensity.T32]*SQRT([low_intensity.Q32]*[low_intensity.Q32]/[low_intensity.O32]/[low_intensity.O32]+[low_intensity.S32]*[low_intensity.S32]/[low_intensity.R32]/[low_intensity.R32]+[low_intensity.W32]*[low_intensity.W32])" office:value-type="float" office:value="2.88190848444775" calcext:value-type="float">
            <text:p>2.8819084844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2]" office:value-type="string" office:string-value="In133" calcext:value-type="string">
            <text:p>In133</text:p>
          </table:table-cell>
          <table:table-cell table:style-name="ce11" table:formula="of:=[low_intensity.T32]" office:value-type="float" office:value="57.53898276" calcext:value-type="float">
            <text:p>57.53898276</text:p>
          </table:table-cell>
          <table:table-cell table:style-name="ce11" table:formula="of:=MAX([low_intensity.U32:.V32])" office:value-type="float" office:value="2.88190848444775" calcext:value-type="float">
            <text:p>2.8819084844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194956" calcext:value-type="float">
            <text:p>194956</text:p>
          </table:table-cell>
          <table:table-cell table:formula="of:=&quot;./offlinefitall.sh &quot;&amp;[low_intensity.Y32]&amp;&quot; 0 &quot;&amp;[low_intensity.AC32]&amp;&quot; &quot;&amp;[low_intensity.AB32]&amp;&quot; &quot;&amp;[low_intensity.Z32]/100&amp;&quot; &quot;&amp;[low_intensity.AA32]/100&amp;&quot; &quot;&amp;[low_intensity.AD32]" office:value-type="string" office:string-value="./offlinefitall.sh In133 0 10 0.08 0.5753898276 0.0288190848444775 194956" calcext:value-type="string">
            <text:p>./offlinefitall.sh In133 0 10 0.08 0.5753898276 0.0288190848444775 194956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In134</text:p>
          </table:table-cell>
          <table:table-cell table:style-name="ce2" office:value-type="float" office:value="1.27232" calcext:value-type="float">
            <text:p>1.27232</text:p>
          </table:table-cell>
          <table:table-cell table:style-name="ce2" office:value-type="float" office:value="3.10243" calcext:value-type="float">
            <text:p>3.10243</text:p>
          </table:table-cell>
          <table:table-cell table:style-name="ce2" office:value-type="float" office:value="60.8107" calcext:value-type="float">
            <text:p>60.8107</text:p>
          </table:table-cell>
          <table:table-cell table:style-name="ce2" office:value-type="float" office:value="1.2931" calcext:value-type="float">
            <text:p>1.2931</text:p>
          </table:table-cell>
          <table:table-cell table:style-name="ce2" office:value-type="float" office:value="3.39903" calcext:value-type="float">
            <text:p>3.39903</text:p>
          </table:table-cell>
          <table:table-cell table:style-name="ce2" office:value-type="float" office:value="60.6709" calcext:value-type="float">
            <text:p>60.6709</text:p>
          </table:table-cell>
          <table:table-cell table:style-name="ce2" office:value-type="float" office:value="1.25154" calcext:value-type="float">
            <text:p>1.25154</text:p>
          </table:table-cell>
          <table:table-cell table:style-name="ce2" office:value-type="float" office:value="3.3563" calcext:value-type="float">
            <text:p>3.3563</text:p>
          </table:table-cell>
          <table:table-cell table:style-name="ce2" office:value-type="float" office:value="60.739" calcext:value-type="float">
            <text:p>60.739</text:p>
          </table:table-cell>
          <table:table-cell/>
          <table:table-cell table:style-name="ce5" table:formula="of:=[low_intensity.C33]" office:value-type="string" office:string-value="In134" calcext:value-type="string">
            <text:p>In134</text:p>
          </table:table-cell>
          <table:table-cell table:style-name="ce5" table:formula="of:=(60.945+ 60.8107+60.655)/3" office:value-type="float" office:value="60.8035666666667" calcext:value-type="float">
            <text:p>60.8035666667</text:p>
          </table:table-cell>
          <table:table-cell table:style-name="ce5" table:formula="of:=61.14-[low_intensity.O33]" office:value-type="float" office:value="0.336433333333339" calcext:value-type="float">
            <text:p>0.3364333333</text:p>
          </table:table-cell>
          <table:table-cell table:style-name="ce7" table:formula="of:=[low_intensity.O33]-60.31" office:value-type="float" office:value="0.493566666666659" calcext:value-type="float">
            <text:p>0.4935666667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5" table:formula="of:=[low_intensity.O33]*[low_intensity.R33]/100" office:value-type="float" office:value="58.557482914" calcext:value-type="float">
            <text:p>58.557482914</text:p>
          </table:table-cell>
          <table:table-cell table:style-name="ce6" table:formula="of:=[low_intensity.T33]*SQRT([low_intensity.P33]*[low_intensity.P33]/[low_intensity.O33]/[low_intensity.O33]+[low_intensity.S33]*[low_intensity.S33]/[low_intensity.R33]/[low_intensity.R33]+[low_intensity.W33]*[low_intensity.W33])" office:value-type="float" office:value="2.93868758714895" calcext:value-type="float">
            <text:p>2.9386875871</text:p>
          </table:table-cell>
          <table:table-cell table:style-name="ce8" table:formula="of:=[low_intensity.T33]*SQRT([low_intensity.Q33]*[low_intensity.Q33]/[low_intensity.O33]/[low_intensity.O33]+[low_intensity.S33]*[low_intensity.S33]/[low_intensity.R33]/[low_intensity.R33]+[low_intensity.W33]*[low_intensity.W33])" office:value-type="float" office:value="2.95919716983695" calcext:value-type="float">
            <text:p>2.9591971698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 office:value-type="string" calcext:value-type="string">
            <text:p>63(14)</text:p>
          </table:table-cell>
          <table:table-cell table:style-name="ce11" table:formula="of:=[low_intensity.N33]" office:value-type="string" office:string-value="In134" calcext:value-type="string">
            <text:p>In134</text:p>
          </table:table-cell>
          <table:table-cell table:style-name="ce11" table:formula="of:=[low_intensity.T33]" office:value-type="float" office:value="58.557482914" calcext:value-type="float">
            <text:p>58.557482914</text:p>
          </table:table-cell>
          <table:table-cell table:style-name="ce11" table:formula="of:=MAX([low_intensity.U33:.V33])" office:value-type="float" office:value="2.95919716983695" calcext:value-type="float">
            <text:p>2.9591971698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71728" calcext:value-type="float">
            <text:p>71728</text:p>
          </table:table-cell>
          <table:table-cell table:formula="of:=&quot;./offlinefitall.sh &quot;&amp;[low_intensity.Y33]&amp;&quot; 0 &quot;&amp;[low_intensity.AC33]&amp;&quot; &quot;&amp;[low_intensity.AB33]&amp;&quot; &quot;&amp;[low_intensity.Z33]/100&amp;&quot; &quot;&amp;[low_intensity.AA33]/100&amp;&quot; &quot;&amp;[low_intensity.AD33]" office:value-type="string" office:string-value="./offlinefitall.sh In134 0 10 0.08 0.58557482914 0.0295919716983695 71728" calcext:value-type="string">
            <text:p>./offlinefitall.sh In134 0 10 0.08 0.58557482914 0.0295919716983695 71728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1.08379" calcext:value-type="float">
            <text:p>1.08379</text:p>
          </table:table-cell>
          <table:table-cell office:value-type="float" office:value="2.18092" calcext:value-type="float">
            <text:p>2.18092</text:p>
          </table:table-cell>
          <table:table-cell table:style-name="ce2" office:value-type="float" office:value="63.0903" calcext:value-type="float">
            <text:p>63.0903</text:p>
          </table:table-cell>
          <table:table-cell office:value-type="float" office:value="1.12584" calcext:value-type="float">
            <text:p>1.12584</text:p>
          </table:table-cell>
          <table:table-cell office:value-type="float" office:value="2.36503" calcext:value-type="float">
            <text:p>2.36503</text:p>
          </table:table-cell>
          <table:table-cell table:style-name="ce2" office:value-type="float" office:value="62.5514" calcext:value-type="float">
            <text:p>62.5514</text:p>
          </table:table-cell>
          <table:table-cell office:value-type="float" office:value="1.04174" calcext:value-type="float">
            <text:p>1.04174</text:p>
          </table:table-cell>
          <table:table-cell office:value-type="float" office:value="1.99361" calcext:value-type="float">
            <text:p>1.99361</text:p>
          </table:table-cell>
          <table:table-cell table:style-name="ce2" office:value-type="float" office:value="63.5737" calcext:value-type="float">
            <text:p>63.5737</text:p>
          </table:table-cell>
          <table:table-cell/>
          <table:table-cell table:style-name="ce6" table:formula="of:=[low_intensity.C34]" office:value-type="string" office:string-value="In135" calcext:value-type="string">
            <text:p>In135</text:p>
          </table:table-cell>
          <table:table-cell table:style-name="ce6" table:formula="of:=[low_intensity.F34]" office:value-type="float" office:value="63.0903" calcext:value-type="float">
            <text:p>63.0903</text:p>
          </table:table-cell>
          <table:table-cell table:style-name="ce6" table:formula="of:=[low_intensity.L34]-[low_intensity.O34]" office:value-type="float" office:value="0.483400000000003" calcext:value-type="float">
            <text:p>0.4834</text:p>
          </table:table-cell>
          <table:table-cell table:style-name="ce6" table:formula="of:=[low_intensity.O34]-[low_intensity.I34]" office:value-type="float" office:value="0.538899999999998" calcext:value-type="float">
            <text:p>0.5389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4]*[low_intensity.R34]/100" office:value-type="float" office:value="60.759744318" calcext:value-type="float">
            <text:p>60.759744318</text:p>
          </table:table-cell>
          <table:table-cell table:style-name="ce6" table:formula="of:=[low_intensity.T34]*SQRT([low_intensity.P34]*[low_intensity.P34]/[low_intensity.O34]/[low_intensity.O34]+[low_intensity.S34]*[low_intensity.S34]/[low_intensity.R34]/[low_intensity.R34]+[low_intensity.W34]*[low_intensity.W34])" office:value-type="float" office:value="3.06616561089069" calcext:value-type="float">
            <text:p>3.0661656109</text:p>
          </table:table-cell>
          <table:table-cell table:style-name="ce8" table:formula="of:=[low_intensity.T34]*SQRT([low_intensity.Q34]*[low_intensity.Q34]/[low_intensity.O34]/[low_intensity.O34]+[low_intensity.S34]*[low_intensity.S34]/[low_intensity.R34]/[low_intensity.R34]+[low_intensity.W34]*[low_intensity.W34])" office:value-type="float" office:value="3.07473492320209" calcext:value-type="float">
            <text:p>3.0747349232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4]" office:value-type="string" office:string-value="In135" calcext:value-type="string">
            <text:p>In135</text:p>
          </table:table-cell>
          <table:table-cell table:style-name="ce11" table:formula="of:=[low_intensity.T34]" office:value-type="float" office:value="60.759744318" calcext:value-type="float">
            <text:p>60.759744318</text:p>
          </table:table-cell>
          <table:table-cell table:style-name="ce11" table:formula="of:=MAX([low_intensity.U34:.V34])" office:value-type="float" office:value="3.07473492320209" calcext:value-type="float">
            <text:p>3.0747349232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11081" calcext:value-type="float">
            <text:p>11081</text:p>
          </table:table-cell>
          <table:table-cell table:formula="of:=&quot;./offlinefitall.sh &quot;&amp;[low_intensity.Y34]&amp;&quot; 0 &quot;&amp;[low_intensity.AC34]&amp;&quot; &quot;&amp;[low_intensity.AB34]&amp;&quot; &quot;&amp;[low_intensity.Z34]/100&amp;&quot; &quot;&amp;[low_intensity.AA34]/100&amp;&quot; &quot;&amp;[low_intensity.AD34]" office:value-type="string" office:string-value="./offlinefitall.sh In135 0 10 0.08 0.60759744318 0.0307473492320209 11081" calcext:value-type="string">
            <text:p>./offlinefitall.sh In135 0 10 0.08 0.60759744318 0.0307473492320209 11081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4</text:p>
          </table:table-cell>
          <table:table-cell office:value-type="float" office:value="0.722467" calcext:value-type="float">
            <text:p>0.722467</text:p>
          </table:table-cell>
          <table:table-cell office:value-type="float" office:value="1.07126" calcext:value-type="float">
            <text:p>1.07126</text:p>
          </table:table-cell>
          <table:table-cell table:style-name="ce2" office:value-type="float" office:value="65.9341" calcext:value-type="float">
            <text:p>65.9341</text:p>
          </table:table-cell>
          <table:table-cell office:value-type="float" office:value="0.796508" calcext:value-type="float">
            <text:p>0.796508</text:p>
          </table:table-cell>
          <table:table-cell office:value-type="float" office:value="1.25957" calcext:value-type="float">
            <text:p>1.25957</text:p>
          </table:table-cell>
          <table:table-cell table:style-name="ce2" office:value-type="float" office:value="65.4542" calcext:value-type="float">
            <text:p>65.4542</text:p>
          </table:table-cell>
          <table:table-cell office:value-type="float" office:value="0.648426" calcext:value-type="float">
            <text:p>0.648426</text:p>
          </table:table-cell>
          <table:table-cell office:value-type="float" office:value="0.885188" calcext:value-type="float">
            <text:p>0.885188</text:p>
          </table:table-cell>
          <table:table-cell table:style-name="ce2" office:value-type="float" office:value="66.3807" calcext:value-type="float">
            <text:p>66.3807</text:p>
          </table:table-cell>
          <table:table-cell/>
          <table:table-cell table:style-name="ce6" table:formula="of:=[low_intensity.C35]" office:value-type="string" office:string-value="Sn134" calcext:value-type="string">
            <text:p>Sn134</text:p>
          </table:table-cell>
          <table:table-cell table:style-name="ce6" table:formula="of:=[low_intensity.F35]" office:value-type="float" office:value="65.9341" calcext:value-type="float">
            <text:p>65.9341</text:p>
          </table:table-cell>
          <table:table-cell table:style-name="ce6" table:formula="of:=[low_intensity.L35]-[low_intensity.O35]" office:value-type="float" office:value="0.446600000000004" calcext:value-type="float">
            <text:p>0.4466</text:p>
          </table:table-cell>
          <table:table-cell table:style-name="ce6" table:formula="of:=[low_intensity.O35]-[low_intensity.I35]" office:value-type="float" office:value="0.479900000000001" calcext:value-type="float">
            <text:p>0.4799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5]*[low_intensity.R35]/100" office:value-type="float" office:value="63.498494346" calcext:value-type="float">
            <text:p>63.498494346</text:p>
          </table:table-cell>
          <table:table-cell table:style-name="ce6" table:formula="of:=[low_intensity.T35]*SQRT([low_intensity.P35]*[low_intensity.P35]/[low_intensity.O35]/[low_intensity.O35]+[low_intensity.S35]*[low_intensity.S35]/[low_intensity.R35]/[low_intensity.R35]+[low_intensity.W35]*[low_intensity.W35])" office:value-type="float" office:value="3.19629271181667" calcext:value-type="float">
            <text:p>3.1962927118</text:p>
          </table:table-cell>
          <table:table-cell table:style-name="ce8" table:formula="of:=[low_intensity.T35]*SQRT([low_intensity.Q35]*[low_intensity.Q35]/[low_intensity.O35]/[low_intensity.O35]+[low_intensity.S35]*[low_intensity.S35]/[low_intensity.R35]/[low_intensity.R35]+[low_intensity.W35]*[low_intensity.W35])" office:value-type="float" office:value="3.20076588814874" calcext:value-type="float">
            <text:p>3.200765888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5]" office:value-type="string" office:string-value="Sn134" calcext:value-type="string">
            <text:p>Sn134</text:p>
          </table:table-cell>
          <table:table-cell table:style-name="ce11" table:formula="of:=[low_intensity.T35]" office:value-type="float" office:value="63.498494346" calcext:value-type="float">
            <text:p>63.498494346</text:p>
          </table:table-cell>
          <table:table-cell table:style-name="ce11" table:formula="of:=MAX([low_intensity.U35:.V35])" office:value-type="float" office:value="3.20076588814874" calcext:value-type="float">
            <text:p>3.2007658881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057" calcext:value-type="float">
            <text:p>15057</text:p>
          </table:table-cell>
          <table:table-cell table:formula="of:=&quot;./offlinefitall.sh &quot;&amp;[low_intensity.Y35]&amp;&quot; 0 &quot;&amp;[low_intensity.AC35]&amp;&quot; &quot;&amp;[low_intensity.AB35]&amp;&quot; &quot;&amp;[low_intensity.Z35]/100&amp;&quot; &quot;&amp;[low_intensity.AA35]/100&amp;&quot; &quot;&amp;[low_intensity.AD35]" office:value-type="string" office:string-value="./offlinefitall.sh Sn134 0 10 0.15 0.63498494346 0.0320076588814874 15057" calcext:value-type="string">
            <text:p>./offlinefitall.sh Sn134 0 10 0.15 0.63498494346 0.0320076588814874 15057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5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1.71605" calcext:value-type="float">
            <text:p>1.71605</text:p>
          </table:table-cell>
          <table:table-cell table:style-name="ce2" office:value-type="float" office:value="64.2744" calcext:value-type="float">
            <text:p>64.2744</text:p>
          </table:table-cell>
          <table:table-cell office:value-type="float" office:value="1.09965" calcext:value-type="float">
            <text:p>1.09965</text:p>
          </table:table-cell>
          <table:table-cell office:value-type="float" office:value="2.24848" calcext:value-type="float">
            <text:p>2.24848</text:p>
          </table:table-cell>
          <table:table-cell table:style-name="ce2" office:value-type="float" office:value="62.8833" calcext:value-type="float">
            <text:p>62.8833</text:p>
          </table:table-cell>
          <table:table-cell office:value-type="float" office:value="0.811463" calcext:value-type="float">
            <text:p>0.811463</text:p>
          </table:table-cell>
          <table:table-cell office:value-type="float" office:value="1.29783" calcext:value-type="float">
            <text:p>1.29783</text:p>
          </table:table-cell>
          <table:table-cell table:style-name="ce2" office:value-type="float" office:value="65.3306" calcext:value-type="float">
            <text:p>65.3306</text:p>
          </table:table-cell>
          <table:table-cell/>
          <table:table-cell table:style-name="ce6" table:formula="of:=[low_intensity.C36]" office:value-type="string" office:string-value="Sn135" calcext:value-type="string">
            <text:p>Sn135</text:p>
          </table:table-cell>
          <table:table-cell table:style-name="ce6" table:formula="of:=[low_intensity.F36]" office:value-type="float" office:value="64.2744" calcext:value-type="float">
            <text:p>64.2744</text:p>
          </table:table-cell>
          <table:table-cell table:style-name="ce6" table:formula="of:=[low_intensity.L36]-[low_intensity.O36]" office:value-type="float" office:value="1.0562" calcext:value-type="float">
            <text:p>1.0562</text:p>
          </table:table-cell>
          <table:table-cell table:style-name="ce6" table:formula="of:=[low_intensity.O36]-[low_intensity.I36]" office:value-type="float" office:value="1.3911" calcext:value-type="float">
            <text:p>1.3911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6]*[low_intensity.R36]/100" office:value-type="float" office:value="61.900103664" calcext:value-type="float">
            <text:p>61.900103664</text:p>
          </table:table-cell>
          <table:table-cell table:style-name="ce6" table:formula="of:=[low_intensity.T36]*SQRT([low_intensity.P36]*[low_intensity.P36]/[low_intensity.O36]/[low_intensity.O36]+[low_intensity.S36]*[low_intensity.S36]/[low_intensity.R36]/[low_intensity.R36]+[low_intensity.W36]*[low_intensity.W36])" office:value-type="float" office:value="3.25073845151353" calcext:value-type="float">
            <text:p>3.2507384515</text:p>
          </table:table-cell>
          <table:table-cell table:style-name="ce8" table:formula="of:=[low_intensity.T36]*SQRT([low_intensity.Q36]*[low_intensity.Q36]/[low_intensity.O36]/[low_intensity.O36]+[low_intensity.S36]*[low_intensity.S36]/[low_intensity.R36]/[low_intensity.R36]+[low_intensity.W36]*[low_intensity.W36])" office:value-type="float" office:value="3.3656303336282" calcext:value-type="float">
            <text:p>3.365630333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6]" office:value-type="string" office:string-value="Sn135" calcext:value-type="string">
            <text:p>Sn135</text:p>
          </table:table-cell>
          <table:table-cell table:style-name="ce11" table:formula="of:=[low_intensity.T36]" office:value-type="float" office:value="61.900103664" calcext:value-type="float">
            <text:p>61.900103664</text:p>
          </table:table-cell>
          <table:table-cell table:style-name="ce11" table:formula="of:=MAX([low_intensity.U36:.V36])" office:value-type="float" office:value="3.3656303336282" calcext:value-type="float">
            <text:p>3.3656303336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735" calcext:value-type="float">
            <text:p>8735</text:p>
          </table:table-cell>
          <table:table-cell table:formula="of:=&quot;./offlinefitall.sh &quot;&amp;[low_intensity.Y36]&amp;&quot; 0 &quot;&amp;[low_intensity.AC36]&amp;&quot; &quot;&amp;[low_intensity.AB36]&amp;&quot; &quot;&amp;[low_intensity.Z36]/100&amp;&quot; &quot;&amp;[low_intensity.AA36]/100&amp;&quot; &quot;&amp;[low_intensity.AD36]" office:value-type="string" office:string-value="./offlinefitall.sh Sn135 0 10 0.15 0.61900103664 0.033656303336282 8735" calcext:value-type="string">
            <text:p>./offlinefitall.sh Sn135 0 10 0.15 0.61900103664 0.033656303336282 8735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n136</text:p>
          </table:table-cell>
          <table:table-cell table:style-name="ce2" office:value-type="float" office:value="0.888277" calcext:value-type="float">
            <text:p>0.888277</text:p>
          </table:table-cell>
          <table:table-cell table:style-name="ce2" office:value-type="float" office:value="1.52602" calcext:value-type="float">
            <text:p>1.52602</text:p>
          </table:table-cell>
          <table:table-cell table:style-name="ce2" office:value-type="float" office:value="64.8146" calcext:value-type="float">
            <text:p>64.8146</text:p>
          </table:table-cell>
          <table:table-cell table:style-name="ce2" office:value-type="float" office:value="0.917265" calcext:value-type="float">
            <text:p>0.917265</text:p>
          </table:table-cell>
          <table:table-cell table:style-name="ce2" office:value-type="float" office:value="1.62085" calcext:value-type="float">
            <text:p>1.62085</text:p>
          </table:table-cell>
          <table:table-cell table:style-name="ce2" office:value-type="float" office:value="64.587" calcext:value-type="float">
            <text:p>64.587</text:p>
          </table:table-cell>
          <table:table-cell table:style-name="ce2" office:value-type="float" office:value="0.859288" calcext:value-type="float">
            <text:p>0.859288</text:p>
          </table:table-cell>
          <table:table-cell table:style-name="ce2" office:value-type="float" office:value="1.44033" calcext:value-type="float">
            <text:p>1.44033</text:p>
          </table:table-cell>
          <table:table-cell table:style-name="ce2" office:value-type="float" office:value="65.0513" calcext:value-type="float">
            <text:p>65.0513</text:p>
          </table:table-cell>
          <table:table-cell/>
          <table:table-cell table:style-name="ce5" table:formula="of:=[low_intensity.C37]" office:value-type="string" office:string-value="Sn136" calcext:value-type="string">
            <text:p>Sn136</text:p>
          </table:table-cell>
          <table:table-cell table:style-name="ce6" table:formula="of:=[low_intensity.F37]" office:value-type="float" office:value="64.8146" calcext:value-type="float">
            <text:p>64.8146</text:p>
          </table:table-cell>
          <table:table-cell table:style-name="ce6" table:formula="of:=[low_intensity.L37]-[low_intensity.O37]" office:value-type="float" office:value="0.236699999999999" calcext:value-type="float">
            <text:p>0.2367</text:p>
          </table:table-cell>
          <table:table-cell table:style-name="ce6" table:formula="of:=[low_intensity.O37]-[low_intensity.I37]" office:value-type="float" office:value="0.227599999999995" calcext:value-type="float">
            <text:p>0.2276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5" table:formula="of:=[low_intensity.O37]*[low_intensity.R37]/100" office:value-type="float" office:value="62.420348676" calcext:value-type="float">
            <text:p>62.420348676</text:p>
          </table:table-cell>
          <table:table-cell table:style-name="ce6" table:formula="of:=[low_intensity.T37]*SQRT([low_intensity.P37]*[low_intensity.P37]/[low_intensity.O37]/[low_intensity.O37]+[low_intensity.S37]*[low_intensity.S37]/[low_intensity.R37]/[low_intensity.R37]+[low_intensity.W37]*[low_intensity.W37])" office:value-type="float" office:value="3.12178002148438" calcext:value-type="float">
            <text:p>3.1217800215</text:p>
          </table:table-cell>
          <table:table-cell table:style-name="ce8" table:formula="of:=[low_intensity.T37]*SQRT([low_intensity.Q37]*[low_intensity.Q37]/[low_intensity.O37]/[low_intensity.O37]+[low_intensity.S37]*[low_intensity.S37]/[low_intensity.R37]/[low_intensity.R37]+[low_intensity.W37]*[low_intensity.W37])" office:value-type="float" office:value="3.12115231279808" calcext:value-type="float">
            <text:p>3.1211523128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 office:value-type="string" calcext:value-type="string">
            <text:p>62(6)</text:p>
          </table:table-cell>
          <table:table-cell table:style-name="ce11" table:formula="of:=[low_intensity.N37]" office:value-type="string" office:string-value="Sn136" calcext:value-type="string">
            <text:p>Sn136</text:p>
          </table:table-cell>
          <table:table-cell table:style-name="ce11" table:formula="of:=[low_intensity.T37]" office:value-type="float" office:value="62.420348676" calcext:value-type="float">
            <text:p>62.420348676</text:p>
          </table:table-cell>
          <table:table-cell table:style-name="ce11" table:formula="of:=MAX([low_intensity.U37:.V37])" office:value-type="float" office:value="3.12178002148438" calcext:value-type="float">
            <text:p>3.1217800215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9704" calcext:value-type="float">
            <text:p>129704</text:p>
          </table:table-cell>
          <table:table-cell table:formula="of:=&quot;./offlinefitall.sh &quot;&amp;[low_intensity.Y37]&amp;&quot; 0 &quot;&amp;[low_intensity.AC37]&amp;&quot; &quot;&amp;[low_intensity.AB37]&amp;&quot; &quot;&amp;[low_intensity.Z37]/100&amp;&quot; &quot;&amp;[low_intensity.AA37]/100&amp;&quot; &quot;&amp;[low_intensity.AD37]" office:value-type="string" office:string-value="./offlinefitall.sh Sn136 0 10 0.15 0.62420348676 0.0312178002148438 129704" calcext:value-type="string">
            <text:p>./offlinefitall.sh Sn136 0 10 0.15 0.62420348676 0.0312178002148438 129704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7</text:p>
          </table:table-cell>
          <table:table-cell office:value-type="float" office:value="0.819403" calcext:value-type="float">
            <text:p>0.819403</text:p>
          </table:table-cell>
          <table:table-cell office:value-type="float" office:value="1.32199" calcext:value-type="float">
            <text:p>1.32199</text:p>
          </table:table-cell>
          <table:table-cell table:style-name="ce2" office:value-type="float" office:value="65.2906" calcext:value-type="float">
            <text:p>65.2906</text:p>
          </table:table-cell>
          <table:table-cell office:value-type="float" office:value="0.866574" calcext:value-type="float">
            <text:p>0.866574</text:p>
          </table:table-cell>
          <table:table-cell office:value-type="float" office:value="1.46029" calcext:value-type="float">
            <text:p>1.46029</text:p>
          </table:table-cell>
          <table:table-cell table:style-name="ce2" office:value-type="float" office:value="64.9908" calcext:value-type="float">
            <text:p>64.990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1.19738" calcext:value-type="float">
            <text:p>1.19738</text:p>
          </table:table-cell>
          <table:table-cell table:style-name="ce2" office:value-type="float" office:value="65.6523" calcext:value-type="float">
            <text:p>65.6523</text:p>
          </table:table-cell>
          <table:table-cell/>
          <table:table-cell table:style-name="ce6" table:formula="of:=[low_intensity.C38]" office:value-type="string" office:string-value="Sn137" calcext:value-type="string">
            <text:p>Sn137</text:p>
          </table:table-cell>
          <table:table-cell table:style-name="ce6" table:formula="of:=[low_intensity.F38]" office:value-type="float" office:value="65.2906" calcext:value-type="float">
            <text:p>65.2906</text:p>
          </table:table-cell>
          <table:table-cell table:style-name="ce6" table:formula="of:=[low_intensity.L38]-[low_intensity.O38]" office:value-type="float" office:value="0.361699999999999" calcext:value-type="float">
            <text:p>0.3617</text:p>
          </table:table-cell>
          <table:table-cell table:style-name="ce6" table:formula="of:=[low_intensity.O38]-[low_intensity.I38]" office:value-type="float" office:value="0.299800000000005" calcext:value-type="float">
            <text:p>0.2998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8]*[low_intensity.R38]/100" office:value-type="float" office:value="62.878765236" calcext:value-type="float">
            <text:p>62.878765236</text:p>
          </table:table-cell>
          <table:table-cell table:style-name="ce6" table:formula="of:=[low_intensity.T38]*SQRT([low_intensity.P38]*[low_intensity.P38]/[low_intensity.O38]/[low_intensity.O38]+[low_intensity.S38]*[low_intensity.S38]/[low_intensity.R38]/[low_intensity.R38]+[low_intensity.W38]*[low_intensity.W38])" office:value-type="float" office:value="3.15559636965123" calcext:value-type="float">
            <text:p>3.1555963697</text:p>
          </table:table-cell>
          <table:table-cell table:style-name="ce8" table:formula="of:=[low_intensity.T38]*SQRT([low_intensity.Q38]*[low_intensity.Q38]/[low_intensity.O38]/[low_intensity.O38]+[low_intensity.S38]*[low_intensity.S38]/[low_intensity.R38]/[low_intensity.R38]+[low_intensity.W38]*[low_intensity.W38])" office:value-type="float" office:value="3.14957312613202" calcext:value-type="float">
            <text:p>3.149573126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8]" office:value-type="string" office:string-value="Sn137" calcext:value-type="string">
            <text:p>Sn137</text:p>
          </table:table-cell>
          <table:table-cell table:style-name="ce11" table:formula="of:=[low_intensity.T38]" office:value-type="float" office:value="62.878765236" calcext:value-type="float">
            <text:p>62.878765236</text:p>
          </table:table-cell>
          <table:table-cell table:style-name="ce11" table:formula="of:=MAX([low_intensity.U38:.V38])" office:value-type="float" office:value="3.15559636965123" calcext:value-type="float">
            <text:p>3.1555963697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7051" calcext:value-type="float">
            <text:p>37051</text:p>
          </table:table-cell>
          <table:table-cell table:formula="of:=&quot;./offlinefitall.sh &quot;&amp;[low_intensity.Y38]&amp;&quot; 0 &quot;&amp;[low_intensity.AC38]&amp;&quot; &quot;&amp;[low_intensity.AB38]&amp;&quot; &quot;&amp;[low_intensity.Z38]/100&amp;&quot; &quot;&amp;[low_intensity.AA38]/100&amp;&quot; &quot;&amp;[low_intensity.AD38]" office:value-type="string" office:string-value="./offlinefitall.sh Sn137 0 10 0.15 0.62878765236 0.0315559636965123 37051" calcext:value-type="string">
            <text:p>./offlinefitall.sh Sn137 0 10 0.15 0.62878765236 0.0315559636965123 3705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8</text:p>
          </table:table-cell>
          <table:table-cell office:value-type="float" office:value="0.610169" calcext:value-type="float">
            <text:p>0.610169</text:p>
          </table:table-cell>
          <table:table-cell office:value-type="float" office:value="0.802008" calcext:value-type="float">
            <text:p>0.802008</text:p>
          </table:table-cell>
          <table:table-cell table:style-name="ce2" office:value-type="float" office:value="66.6914" calcext:value-type="float">
            <text:p>66.6914</text:p>
          </table:table-cell>
          <table:table-cell office:value-type="float" office:value="0.739213" calcext:value-type="float">
            <text:p>0.739213</text:p>
          </table:table-cell>
          <table:table-cell office:value-type="float" office:value="1.11045" calcext:value-type="float">
            <text:p>1.11045</text:p>
          </table:table-cell>
          <table:table-cell table:style-name="ce2" office:value-type="float" office:value="65.8432" calcext:value-type="float">
            <text:p>65.8432</text:p>
          </table:table-cell>
          <table:table-cell office:value-type="float" office:value="0.481126" calcext:value-type="float">
            <text:p>0.481126</text:p>
          </table:table-cell>
          <table:table-cell office:value-type="float" office:value="0.505339" calcext:value-type="float">
            <text:p>0.505339</text:p>
          </table:table-cell>
          <table:table-cell table:style-name="ce2" office:value-type="float" office:value="67.198" calcext:value-type="float">
            <text:p>67.198</text:p>
          </table:table-cell>
          <table:table-cell/>
          <table:table-cell table:style-name="ce6" table:formula="of:=[low_intensity.C39]" office:value-type="string" office:string-value="Sn138" calcext:value-type="string">
            <text:p>Sn138</text:p>
          </table:table-cell>
          <table:table-cell table:style-name="ce6" table:formula="of:=[low_intensity.F39]" office:value-type="float" office:value="66.6914" calcext:value-type="float">
            <text:p>66.6914</text:p>
          </table:table-cell>
          <table:table-cell table:style-name="ce6" table:formula="of:=[low_intensity.L39]-[low_intensity.O39]" office:value-type="float" office:value="0.506599999999992" calcext:value-type="float">
            <text:p>0.5066</text:p>
          </table:table-cell>
          <table:table-cell table:style-name="ce6" table:formula="of:=[low_intensity.O39]-[low_intensity.I39]" office:value-type="float" office:value="0.848200000000006" calcext:value-type="float">
            <text:p>0.8482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9]*[low_intensity.R39]/100" office:value-type="float" office:value="64.227819684" calcext:value-type="float">
            <text:p>64.227819684</text:p>
          </table:table-cell>
          <table:table-cell table:style-name="ce6" table:formula="of:=[low_intensity.T39]*SQRT([low_intensity.P39]*[low_intensity.P39]/[low_intensity.O39]/[low_intensity.O39]+[low_intensity.S39]*[low_intensity.S39]/[low_intensity.R39]/[low_intensity.R39]+[low_intensity.W39]*[low_intensity.W39])" office:value-type="float" office:value="3.24053827861206" calcext:value-type="float">
            <text:p>3.2405382786</text:p>
          </table:table-cell>
          <table:table-cell table:style-name="ce8" table:formula="of:=[low_intensity.T39]*SQRT([low_intensity.Q39]*[low_intensity.Q39]/[low_intensity.O39]/[low_intensity.O39]+[low_intensity.S39]*[low_intensity.S39]/[low_intensity.R39]/[low_intensity.R39]+[low_intensity.W39]*[low_intensity.W39])" office:value-type="float" office:value="3.30610464056857" calcext:value-type="float">
            <text:p>3.306104640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9]" office:value-type="string" office:string-value="Sn138" calcext:value-type="string">
            <text:p>Sn138</text:p>
          </table:table-cell>
          <table:table-cell table:style-name="ce11" table:formula="of:=[low_intensity.T39]" office:value-type="float" office:value="64.227819684" calcext:value-type="float">
            <text:p>64.227819684</text:p>
          </table:table-cell>
          <table:table-cell table:style-name="ce11" table:formula="of:=MAX([low_intensity.U39:.V39])" office:value-type="float" office:value="3.30610464056857" calcext:value-type="float">
            <text:p>3.3061046406</text:p>
          </table:table-cell>
          <table:table-cell office:value-type="float" office:value="0.15" calcext:value-type="float">
            <text:p>0.1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770" calcext:value-type="float">
            <text:p>2770</text:p>
          </table:table-cell>
          <table:table-cell table:formula="of:=&quot;./offlinefitall.sh &quot;&amp;[low_intensity.Y39]&amp;&quot; 0 &quot;&amp;[low_intensity.AC39]&amp;&quot; &quot;&amp;[low_intensity.AB39]&amp;&quot; &quot;&amp;[low_intensity.Z39]/100&amp;&quot; &quot;&amp;[low_intensity.AA39]/100&amp;&quot; &quot;&amp;[low_intensity.AD39]" office:value-type="string" office:string-value="./offlinefitall.sh Sn138 0 12 0.15 0.64227819684 0.0330610464056857 2770" calcext:value-type="string">
            <text:p>./offlinefitall.sh Sn138 0 12 0.15 0.64227819684 0.0330610464056857 2770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6</text:p>
          </table:table-cell>
          <table:table-cell office:value-type="float" office:value="1.05128" calcext:value-type="float">
            <text:p>1.05128</text:p>
          </table:table-cell>
          <table:table-cell office:value-type="float" office:value="2.09163" calcext:value-type="float">
            <text:p>2.09163</text:p>
          </table:table-cell>
          <table:table-cell office:value-type="float" office:value="63.3989" calcext:value-type="float">
            <text:p>63.3989</text:p>
          </table:table-cell>
          <table:table-cell office:value-type="float" office:value="1.21756" calcext:value-type="float">
            <text:p>1.21756</text:p>
          </table:table-cell>
          <table:table-cell office:value-type="float" office:value="2.9926" calcext:value-type="float">
            <text:p>2.9926</text:p>
          </table:table-cell>
          <table:table-cell office:value-type="float" office:value="60.7854" calcext:value-type="float">
            <text:p>60.7854</text:p>
          </table:table-cell>
          <table:table-cell office:value-type="float" office:value="0.885008" calcext:value-type="float">
            <text:p>0.885008</text:p>
          </table:table-cell>
          <table:table-cell office:value-type="float" office:value="1.51423" calcext:value-type="float">
            <text:p>1.51423</text:p>
          </table:table-cell>
          <table:table-cell office:value-type="float" office:value="64.8399" calcext:value-type="float">
            <text:p>64.8399</text:p>
          </table:table-cell>
          <table:table-cell/>
          <table:table-cell office:value-type="string" calcext:value-type="string">
            <text:p>In136</text:p>
          </table:table-cell>
          <table:table-cell table:style-name="ce6" table:formula="of:=[low_intensity.F40]" office:value-type="float" office:value="63.3989" calcext:value-type="float">
            <text:p>63.3989</text:p>
          </table:table-cell>
          <table:table-cell table:style-name="ce6" table:formula="of:=[low_intensity.L40]-[low_intensity.O40]" office:value-type="float" office:value="1.441" calcext:value-type="float">
            <text:p>1.441</text:p>
          </table:table-cell>
          <table:table-cell table:style-name="ce6" table:formula="of:=[low_intensity.O40]-[low_intensity.I40]" office:value-type="float" office:value="2.61349999999999" calcext:value-type="float">
            <text:p>2.6135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40]*[low_intensity.R40]/100" office:value-type="float" office:value="61.056944634" calcext:value-type="float">
            <text:p>61.056944634</text:p>
          </table:table-cell>
          <table:table-cell table:style-name="ce6" table:formula="of:=[low_intensity.T40]*SQRT([low_intensity.P40]*[low_intensity.P40]/[low_intensity.O40]/[low_intensity.O40]+[low_intensity.S40]*[low_intensity.S40]/[low_intensity.R40]/[low_intensity.R40]+[low_intensity.W40]*[low_intensity.W40])" office:value-type="float" office:value="3.34673220328191" calcext:value-type="float">
            <text:p>3.3467322033</text:p>
          </table:table-cell>
          <table:table-cell table:style-name="ce8" table:formula="of:=[low_intensity.T40]*SQRT([low_intensity.Q40]*[low_intensity.Q40]/[low_intensity.O40]/[low_intensity.O40]+[low_intensity.S40]*[low_intensity.S40]/[low_intensity.R40]/[low_intensity.R40]+[low_intensity.W40]*[low_intensity.W40])" office:value-type="float" office:value="3.95092222990252" calcext:value-type="float">
            <text:p>3.9509222299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low_intensity.N40]" office:value-type="string" office:string-value="In136" calcext:value-type="string">
            <text:p>In136</text:p>
          </table:table-cell>
          <table:table-cell table:formula="of:=[low_intensity.T40]" office:value-type="float" office:value="61.056944634" calcext:value-type="float">
            <text:p>61.056944634</text:p>
          </table:table-cell>
          <table:table-cell table:formula="of:=MAX([low_intensity.U40:.V40])" office:value-type="float" office:value="3.95092222990252" calcext:value-type="float">
            <text:p>3.9509222299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575" calcext:value-type="float">
            <text:p>575</text:p>
          </table:table-cell>
          <table:table-cell table:formula="of:=&quot;./offlinefitall.sh &quot;&amp;[low_intensity.Y40]&amp;&quot; 0 &quot;&amp;[low_intensity.AC40]&amp;&quot; &quot;&amp;[low_intensity.AB40]&amp;&quot; &quot;&amp;[low_intensity.Z40]/100&amp;&quot; &quot;&amp;[low_intensity.AA40]/100&amp;&quot; &quot;&amp;[low_intensity.AD40]" office:value-type="string" office:string-value="./offlinefitall.sh In136 0 10 0.1 0.61056944634 0.0395092222990252 575" calcext:value-type="string">
            <text:p>./offlinefitall.sh In136 0 10 0.1 0.61056944634 0.0395092222990252 575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 table:number-rows-repeated="4">
          <table:table-cell table:number-columns-repeated="37"/>
        </table:table-row>
        <table:table-row table:style-name="ro1">
          <table:table-cell table:number-columns-repeated="23"/>
          <table:table-cell table:formula="of:=30/3000"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[low_intensity.N23]" office:value-type="string" office:string-value="Ag129" calcext:value-type="string">
            <text:p>Ag129</text:p>
          </table:table-cell>
          <table:table-cell table:formula="of:=[low_intensity.O23]" office:value-type="float" office:value="66.8251" calcext:value-type="float">
            <text:p>66.8251</text:p>
          </table:table-cell>
          <table:table-cell table:formula="of:=MAX([low_intensity.P23:.Q23])" office:value-type="float" office:value="0.159299999999988" calcext:value-type="float">
            <text:p>0.1593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24]" office:value-type="string" office:string-value="Ag130" calcext:value-type="string">
            <text:p>Ag130</text:p>
          </table:table-cell>
          <table:table-cell table:formula="of:=[low_intensity.O24]" office:value-type="float" office:value="63.8788" calcext:value-type="float">
            <text:p>63.8788</text:p>
          </table:table-cell>
          <table:table-cell table:formula="of:=MAX([low_intensity.P24:.Q24])" office:value-type="float" office:value="1.2938" calcext:value-type="float">
            <text:p>1.2938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25]" office:value-type="string" office:string-value="Ag131" calcext:value-type="string">
            <text:p>Ag131</text:p>
          </table:table-cell>
          <table:table-cell table:formula="of:=[low_intensity.O25]" office:value-type="float" office:value="64.074" calcext:value-type="float">
            <text:p>64.074</text:p>
          </table:table-cell>
          <table:table-cell table:formula="of:=MAX([low_intensity.P25:.Q25])" office:value-type="float" office:value="2.2932" calcext:value-type="float">
            <text:p>2.2932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26]" office:value-type="string" office:string-value="Cd130" calcext:value-type="string">
            <text:p>Cd130</text:p>
          </table:table-cell>
          <table:table-cell table:formula="of:=[low_intensity.O26]" office:value-type="float" office:value="66.886" calcext:value-type="float">
            <text:p>66.886</text:p>
          </table:table-cell>
          <table:table-cell table:formula="of:=MAX([low_intensity.P26:.Q26])" office:value-type="float" office:value="0.124499999999998" calcext:value-type="float">
            <text:p>0.1245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27]" office:value-type="string" office:string-value="Cd131" calcext:value-type="string">
            <text:p>Cd131</text:p>
          </table:table-cell>
          <table:table-cell table:formula="of:=[low_intensity.O27]" office:value-type="float" office:value="64.7594" calcext:value-type="float">
            <text:p>64.7594</text:p>
          </table:table-cell>
          <table:table-cell table:formula="of:=MAX([low_intensity.P27:.Q27])" office:value-type="float" office:value="0.296499999999995" calcext:value-type="float">
            <text:p>0.2965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28]" office:value-type="string" office:string-value="Cd132" calcext:value-type="string">
            <text:p>Cd132</text:p>
          </table:table-cell>
          <table:table-cell table:formula="of:=[low_intensity.O28]" office:value-type="float" office:value="63.8675" calcext:value-type="float">
            <text:p>63.8675</text:p>
          </table:table-cell>
          <table:table-cell table:formula="of:=MAX([low_intensity.P28:.Q28])" office:value-type="float" office:value="0.361899999999999" calcext:value-type="float">
            <text:p>0.3619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2"/>
          <table:table-cell table:number-columns-repeated="9"/>
          <table:table-cell table:formula="of:=[low_intensity.N29]" office:value-type="string" office:string-value="Cd133" calcext:value-type="string">
            <text:p>Cd133</text:p>
          </table:table-cell>
          <table:table-cell table:formula="of:=[low_intensity.O29]" office:value-type="float" office:value="63.5131" calcext:value-type="float">
            <text:p>63.5131</text:p>
          </table:table-cell>
          <table:table-cell table:formula="of:=MAX([low_intensity.P29:.Q29])" office:value-type="float" office:value="1.4228" calcext:value-type="float">
            <text:p>1.4228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0]" office:value-type="string" office:string-value="In131" calcext:value-type="string">
            <text:p>In131</text:p>
          </table:table-cell>
          <table:table-cell table:formula="of:=[low_intensity.O30]" office:value-type="float" office:value="62.1259" calcext:value-type="float">
            <text:p>62.1259</text:p>
          </table:table-cell>
          <table:table-cell table:formula="of:=MAX([low_intensity.P30:.Q30])" office:value-type="float" office:value="1.8356" calcext:value-type="float">
            <text:p>1.8356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1]" office:value-type="string" office:string-value="In132" calcext:value-type="string">
            <text:p>In132</text:p>
          </table:table-cell>
          <table:table-cell table:formula="of:=[low_intensity.O31]" office:value-type="float" office:value="61.732" calcext:value-type="float">
            <text:p>61.732</text:p>
          </table:table-cell>
          <table:table-cell table:formula="of:=MAX([low_intensity.P31:.Q31])" office:value-type="float" office:value="1.8633" calcext:value-type="float">
            <text:p>1.8633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2]" office:value-type="string" office:string-value="In133" calcext:value-type="string">
            <text:p>In133</text:p>
          </table:table-cell>
          <table:table-cell table:formula="of:=[low_intensity.O32]" office:value-type="float" office:value="59.746" calcext:value-type="float">
            <text:p>59.746</text:p>
          </table:table-cell>
          <table:table-cell table:formula="of:=MAX([low_intensity.P32:.Q32])" office:value-type="float" office:value="0.272100000000002" calcext:value-type="float">
            <text:p>0.2721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3]" office:value-type="string" office:string-value="In134" calcext:value-type="string">
            <text:p>In134</text:p>
          </table:table-cell>
          <table:table-cell table:formula="of:=[low_intensity.O33]" office:value-type="float" office:value="60.8035666666667" calcext:value-type="float">
            <text:p>60.8035666667</text:p>
          </table:table-cell>
          <table:table-cell table:formula="of:=MAX([low_intensity.P33:.Q33])" office:value-type="float" office:value="0.493566666666659" calcext:value-type="float">
            <text:p>0.4935666667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4]" office:value-type="string" office:string-value="In135" calcext:value-type="string">
            <text:p>In135</text:p>
          </table:table-cell>
          <table:table-cell table:formula="of:=[low_intensity.O34]" office:value-type="float" office:value="63.0903" calcext:value-type="float">
            <text:p>63.0903</text:p>
          </table:table-cell>
          <table:table-cell table:formula="of:=MAX([low_intensity.P34:.Q34])" office:value-type="float" office:value="0.538899999999998" calcext:value-type="float">
            <text:p>0.5389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5]" office:value-type="string" office:string-value="Sn134" calcext:value-type="string">
            <text:p>Sn134</text:p>
          </table:table-cell>
          <table:table-cell table:formula="of:=[low_intensity.O35]" office:value-type="float" office:value="65.9341" calcext:value-type="float">
            <text:p>65.9341</text:p>
          </table:table-cell>
          <table:table-cell table:formula="of:=MAX([low_intensity.P35:.Q35])" office:value-type="float" office:value="0.479900000000001" calcext:value-type="float">
            <text:p>0.4799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6]" office:value-type="string" office:string-value="Sn135" calcext:value-type="string">
            <text:p>Sn135</text:p>
          </table:table-cell>
          <table:table-cell table:formula="of:=[low_intensity.O36]" office:value-type="float" office:value="64.2744" calcext:value-type="float">
            <text:p>64.2744</text:p>
          </table:table-cell>
          <table:table-cell table:formula="of:=MAX([low_intensity.P36:.Q36])" office:value-type="float" office:value="1.3911" calcext:value-type="float">
            <text:p>1.3911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7]" office:value-type="string" office:string-value="Sn136" calcext:value-type="string">
            <text:p>Sn136</text:p>
          </table:table-cell>
          <table:table-cell table:formula="of:=[low_intensity.O37]" office:value-type="float" office:value="64.8146" calcext:value-type="float">
            <text:p>64.8146</text:p>
          </table:table-cell>
          <table:table-cell table:formula="of:=MAX([low_intensity.P37:.Q37])" office:value-type="float" office:value="0.236699999999999" calcext:value-type="float">
            <text:p>0.2367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8]" office:value-type="string" office:string-value="Sn137" calcext:value-type="string">
            <text:p>Sn137</text:p>
          </table:table-cell>
          <table:table-cell table:formula="of:=[low_intensity.O38]" office:value-type="float" office:value="65.2906" calcext:value-type="float">
            <text:p>65.2906</text:p>
          </table:table-cell>
          <table:table-cell table:formula="of:=MAX([low_intensity.P38:.Q38])" office:value-type="float" office:value="0.361699999999999" calcext:value-type="float">
            <text:p>0.3617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9]" office:value-type="string" office:string-value="Sn138" calcext:value-type="string">
            <text:p>Sn138</text:p>
          </table:table-cell>
          <table:table-cell table:formula="of:=[low_intensity.O39]" office:value-type="float" office:value="66.6914" calcext:value-type="float">
            <text:p>66.6914</text:p>
          </table:table-cell>
          <table:table-cell table:formula="of:=MAX([low_intensity.P39:.Q39])" office:value-type="float" office:value="0.848200000000006" calcext:value-type="float">
            <text:p>0.8482</text:p>
          </table:table-cell>
          <table:table-cell table:number-columns-repeated="21"/>
        </table:table-row>
      </table:table>
      <table:table table:name="high_intensity" table:style-name="ta1">
        <table:shapes>
          <draw:frame draw:z-index="0" draw:style-name="gr1" draw:text-style-name="P1" svg:width="613.7pt" svg:height="312.09pt" svg:x="1621.08pt" svg:y="523.33pt">
            <loext:p draw:notify-on-update-of-ranges="high_intensity.Q47:high_intensity.Q63 high_intensity.R47:high_intensity.R63 high_intensity.T46:high_intensity.T46 high_intensity.T47:high_intensity.T63 high_intensity.V47:high_intensity.V63 high_intensity.V47:high_intensity.V63 high_intensity.S47:high_intensity.S63 high_intensity.U46:high_intensity.U46 high_intensity.U47:high_intensity.U63 high_intensity.W47:high_intensity.W63 high_intensity.W47:high_intensity.W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48.11pt" svg:height="267.05pt" svg:x="1614.81pt" svg:y="920.78pt">
            <loext:p draw:notify-on-update-of-ranges="high_intensity.Q78:high_intensity.Q94 high_intensity.R78:high_intensity.R94 high_intensity.T77:high_intensity.T77 high_intensity.T78:high_intensity.T94 high_intensity.V78:high_intensity.V94 high_intensity.V78:high_intensity.V94 high_intensity.S78:high_intensity.S94 high_intensity.U77:high_intensity.U77 high_intensity.U78:high_intensity.U94 high_intensity.W78:high_intensity.W94 high_intensity.W78:high_intensity.W9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94.43pt" svg:height="271.98pt" svg:x="1561.18pt" svg:y="1339.09pt">
            <loext:p draw:notify-on-update-of-ranges="high_intensity.Q105:high_intensity.Q121 high_intensity.R104:high_intensity.R104 high_intensity.R105:high_intensity.R121 high_intensity.T105:high_intensity.T121 high_intensity.T105:high_intensity.T121 high_intensity.S104:high_intensity.S104 high_intensity.S105:high_intensity.S121 high_intensity.U105:high_intensity.U121 high_intensity.U105:high_intensity.U1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91.8pt" svg:height="244.66pt" svg:x="1561.18pt" svg:y="1613.93pt">
            <loext:p draw:notify-on-update-of-ranges="high_intensity.Q128:high_intensity.Q144 high_intensity.R127:high_intensity.R127 high_intensity.R128:high_intensity.R144 high_intensity.T128:high_intensity.T144 high_intensity.T128:high_intensity.T144 high_intensity.S127:high_intensity.S127 high_intensity.S128:high_intensity.S144 high_intensity.U128:high_intensity.U144 high_intensity.U128:high_intensity.U1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11"/>
          <table:table-cell office:value-type="string" calcext:value-type="string">
            <text:p>./offlinecalefficiency.sh Ag129 1 0.8 1.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Nimplants</text:p>
          </table:table-cell>
          <table:table-cell office:value-type="string" calcext:value-type="string">
            <text:p>Ring rati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R minus</text:p>
          </table:table-cell>
          <table:table-cell office:value-type="string" calcext:value-type="string">
            <text:p>R plus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638" calcext:value-type="float">
            <text:p>638</text:p>
          </table:table-cell>
          <table:table-cell office:value-type="float" office:value="483" calcext:value-type="float">
            <text:p>483</text:p>
          </table:table-cell>
          <table:table-cell office:value-type="float" office:value="48232" calcext:value-type="float">
            <text:p>48232</text:p>
          </table:table-cell>
          <table:table-cell table:formula="of:=[high_intensity.E3]/[high_intensity.D3]" office:value-type="float" office:value="0.75705329153605" calcext:value-type="float">
            <text:p>0.7570532915</text:p>
          </table:table-cell>
          <table:table-cell table:formula="of:=SQRT(1/[high_intensity.E3]+1/[high_intensity.D3])*[high_intensity.G3]" office:value-type="float" office:value="0.0456609931717654" calcext:value-type="float">
            <text:p>0.0456609932</text:p>
          </table:table-cell>
          <table:table-cell table:formula="of:=[high_intensity.G3]-[high_intensity.H3]" office:value-type="float" office:value="0.711392298364285" calcext:value-type="float">
            <text:p>0.7113922984</text:p>
          </table:table-cell>
          <table:table-cell table:style-name="ce3" table:formula="of:=[high_intensity.G3]+[high_intensity.H3]" office:value-type="float" office:value="0.802714284707816" calcext:value-type="float">
            <text:p>0.8027142847</text:p>
          </table:table-cell>
          <table:table-cell/>
          <table:table-cell table:formula="of:=&quot;./offlinecalefficiency.sh &quot;&amp;[high_intensity.C3]&amp;&quot; &quot;&amp;[high_intensity.G3]&amp;&quot; &quot;&amp;[high_intensity.I3]&amp;&quot; &quot;&amp;[high_intensity.J3]" office:value-type="string" office:string-value="./offlinecalefficiency.sh Ag129 0.75705329153605 0.711392298364285 0.802714284707816" calcext:value-type="string">
            <text:p>./offlinecalefficiency.sh Ag129 0.75705329153605 0.711392298364285 0.80271428470781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3600" calcext:value-type="float">
            <text:p>3600</text:p>
          </table:table-cell>
          <table:table-cell table:formula="of:=[high_intensity.E4]/[high_intensity.D4]" office:value-type="float" office:value="0.993548387096774" calcext:value-type="float">
            <text:p>0.9935483871</text:p>
          </table:table-cell>
          <table:table-cell table:formula="of:=SQRT(1/[high_intensity.E4]+1/[high_intensity.D4])*[high_intensity.G4]" office:value-type="float" office:value="0.113042577893333" calcext:value-type="float">
            <text:p>0.1130425779</text:p>
          </table:table-cell>
          <table:table-cell table:formula="of:=[high_intensity.G4]-[high_intensity.H4]" office:value-type="float" office:value="0.880505809203441" calcext:value-type="float">
            <text:p>0.8805058092</text:p>
          </table:table-cell>
          <table:table-cell table:style-name="ce3" table:formula="of:=[high_intensity.G4]+[high_intensity.H4]" office:value-type="float" office:value="1.10659096499011" calcext:value-type="float">
            <text:p>1.106590965</text:p>
          </table:table-cell>
          <table:table-cell/>
          <table:table-cell table:formula="of:=&quot;./offlinecalefficiency.sh &quot;&amp;[high_intensity.C4]&amp;&quot; &quot;&amp;[high_intensity.G4]&amp;&quot; &quot;&amp;[high_intensity.I4]&amp;&quot; &quot;&amp;[high_intensity.J4]" office:value-type="string" office:string-value="./offlinecalefficiency.sh Ag130 0.993548387096774 0.880505809203441 1.10659096499011" calcext:value-type="string">
            <text:p>./offlinecalefficiency.sh Ag130 0.993548387096774 0.880505809203441 1.1065909649901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01" calcext:value-type="float">
            <text:p>601</text:p>
          </table:table-cell>
          <table:table-cell table:formula="of:=[high_intensity.E5]/[high_intensity.D5]" office:value-type="float" office:value="0.777777777777778" calcext:value-type="float">
            <text:p>0.7777777778</text:p>
          </table:table-cell>
          <table:table-cell table:formula="of:=SQRT(1/[high_intensity.E5]+1/[high_intensity.D5])*[high_intensity.G5]" office:value-type="float" office:value="0.226300034318807" calcext:value-type="float">
            <text:p>0.2263000343</text:p>
          </table:table-cell>
          <table:table-cell table:formula="of:=[high_intensity.G5]-[high_intensity.H5]" office:value-type="float" office:value="0.551477743458971" calcext:value-type="float">
            <text:p>0.5514777435</text:p>
          </table:table-cell>
          <table:table-cell table:style-name="ce3" table:formula="of:=[high_intensity.G5]+[high_intensity.H5]" office:value-type="float" office:value="1.00407781209658" calcext:value-type="float">
            <text:p>1.0040778121</text:p>
          </table:table-cell>
          <table:table-cell/>
          <table:table-cell table:formula="of:=&quot;./offlinecalefficiency.sh &quot;&amp;[high_intensity.C5]&amp;&quot; &quot;&amp;[high_intensity.G5]&amp;&quot; &quot;&amp;[high_intensity.I5]&amp;&quot; &quot;&amp;[high_intensity.J5]" office:value-type="string" office:string-value="./offlinecalefficiency.sh Ag131 0.777777777777778 0.551477743458971 1.00407781209658" calcext:value-type="string">
            <text:p>./offlinecalefficiency.sh Ag131 0.777777777777778 0.551477743458971 1.00407781209658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0</text:p>
          </table:table-cell>
          <table:table-cell table:style-name="ce1" office:value-type="float" office:value="3635" calcext:value-type="float">
            <text:p>3635</text:p>
          </table:table-cell>
          <table:table-cell table:style-name="ce1" office:value-type="float" office:value="2322" calcext:value-type="float">
            <text:p>2322</text:p>
          </table:table-cell>
          <table:table-cell table:style-name="ce1" office:value-type="float" office:value="1209635" calcext:value-type="float">
            <text:p>1209635</text:p>
          </table:table-cell>
          <table:table-cell table:style-name="ce1" table:formula="of:=[high_intensity.E6]/[high_intensity.D6]" office:value-type="float" office:value="0.63878954607978" calcext:value-type="float">
            <text:p>0.6387895461</text:p>
          </table:table-cell>
          <table:table-cell table:style-name="ce1" table:formula="of:=SQRT(1/[high_intensity.E6]+1/[high_intensity.D6])*[high_intensity.G6]" office:value-type="float" office:value="0.0169702517471986" calcext:value-type="float">
            <text:p>0.0169702517</text:p>
          </table:table-cell>
          <table:table-cell table:style-name="ce1" table:formula="of:=[high_intensity.G6]-[high_intensity.H6]" office:value-type="float" office:value="0.621819294332581" calcext:value-type="float">
            <text:p>0.6218192943</text:p>
          </table:table-cell>
          <table:table-cell table:style-name="ce4" table:formula="of:=[high_intensity.G6]+[high_intensity.H6]" office:value-type="float" office:value="0.655759797826979" calcext:value-type="float">
            <text:p>0.6557597978</text:p>
          </table:table-cell>
          <table:table-cell/>
          <table:table-cell table:formula="of:=&quot;./offlinecalefficiency.sh &quot;&amp;[high_intensity.C6]&amp;&quot; &quot;&amp;[high_intensity.G6]&amp;&quot; &quot;&amp;[high_intensity.I6]&amp;&quot; &quot;&amp;[high_intensity.J6]" office:value-type="string" office:string-value="./offlinecalefficiency.sh Cd130 0.63878954607978 0.621819294332581 0.655759797826979" calcext:value-type="string">
            <text:p>./offlinecalefficiency.sh Cd130 0.63878954607978 0.621819294332581 0.655759797826979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1</text:p>
          </table:table-cell>
          <table:table-cell table:style-name="ce1" office:value-type="float" office:value="1918" calcext:value-type="float">
            <text:p>1918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167024" calcext:value-type="float">
            <text:p>167024</text:p>
          </table:table-cell>
          <table:table-cell table:style-name="ce1" table:formula="of:=[high_intensity.E7]/[high_intensity.D7]" office:value-type="float" office:value="0.882168925964546" calcext:value-type="float">
            <text:p>0.882168926</text:p>
          </table:table-cell>
          <table:table-cell table:style-name="ce1" table:formula="of:=SQRT(1/[high_intensity.E7]+1/[high_intensity.D7])*[high_intensity.G7]" office:value-type="float" office:value="0.0294225883792596" calcext:value-type="float">
            <text:p>0.0294225884</text:p>
          </table:table-cell>
          <table:table-cell table:style-name="ce1" table:formula="of:=[high_intensity.G7]-[high_intensity.H7]" office:value-type="float" office:value="0.852746337585287" calcext:value-type="float">
            <text:p>0.8527463376</text:p>
          </table:table-cell>
          <table:table-cell table:style-name="ce4" table:formula="of:=[high_intensity.G7]+[high_intensity.H7]" office:value-type="float" office:value="0.911591514343806" calcext:value-type="float">
            <text:p>0.9115915143</text:p>
          </table:table-cell>
          <table:table-cell/>
          <table:table-cell table:formula="of:=&quot;./offlinecalefficiency.sh &quot;&amp;[high_intensity.C7]&amp;&quot; &quot;&amp;[high_intensity.G7]&amp;&quot; &quot;&amp;[high_intensity.I7]&amp;&quot; &quot;&amp;[high_intensity.J7]" office:value-type="string" office:string-value="./offlinecalefficiency.sh Cd131 0.882168925964546 0.852746337585287 0.911591514343806" calcext:value-type="string">
            <text:p>./offlinecalefficiency.sh Cd131 0.882168925964546 0.852746337585287 0.911591514343806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2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float" office:value="1741" calcext:value-type="float">
            <text:p>1741</text:p>
          </table:table-cell>
          <table:table-cell table:style-name="ce1" office:value-type="float" office:value="23711" calcext:value-type="float">
            <text:p>23711</text:p>
          </table:table-cell>
          <table:table-cell table:style-name="ce1" table:formula="of:=[high_intensity.E8]/[high_intensity.D8]" office:value-type="float" office:value="1.102596580114" calcext:value-type="float">
            <text:p>1.1025965801</text:p>
          </table:table-cell>
          <table:table-cell table:style-name="ce1" table:formula="of:=SQRT(1/[high_intensity.E8]+1/[high_intensity.D8])*[high_intensity.G8]" office:value-type="float" office:value="0.0383173293935162" calcext:value-type="float">
            <text:p>0.0383173294</text:p>
          </table:table-cell>
          <table:table-cell table:style-name="ce1" table:formula="of:=[high_intensity.G8]-[high_intensity.H8]" office:value-type="float" office:value="1.06427925072048" calcext:value-type="float">
            <text:p>1.0642792507</text:p>
          </table:table-cell>
          <table:table-cell table:style-name="ce4" table:formula="of:=[high_intensity.G8]+[high_intensity.H8]" office:value-type="float" office:value="1.14091390950751" calcext:value-type="float">
            <text:p>1.1409139095</text:p>
          </table:table-cell>
          <table:table-cell/>
          <table:table-cell table:formula="of:=&quot;./offlinecalefficiency.sh &quot;&amp;[high_intensity.C8]&amp;&quot; &quot;&amp;[high_intensity.G8]&amp;&quot; &quot;&amp;[high_intensity.I8]&amp;&quot; &quot;&amp;[high_intensity.J8]" office:value-type="string" office:string-value="./offlinecalefficiency.sh Cd132 1.102596580114 1.06427925072048 1.14091390950751" calcext:value-type="string">
            <text:p>./offlinecalefficiency.sh Cd132 1.102596580114 1.06427925072048 1.14091390950751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3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table:formula="of:=[high_intensity.E9]/[high_intensity.D9]" office:value-type="float" office:value="0.973684210526316" calcext:value-type="float">
            <text:p>0.9736842105</text:p>
          </table:table-cell>
          <table:table-cell table:style-name="ce1" table:formula="of:=SQRT(1/[high_intensity.E9]+1/[high_intensity.D9])*[high_intensity.G9]" office:value-type="float" office:value="0.112441363442725" calcext:value-type="float">
            <text:p>0.1124413634</text:p>
          </table:table-cell>
          <table:table-cell table:style-name="ce1" table:formula="of:=[high_intensity.G9]-[high_intensity.H9]" office:value-type="float" office:value="0.861242847083591" calcext:value-type="float">
            <text:p>0.8612428471</text:p>
          </table:table-cell>
          <table:table-cell table:style-name="ce4" table:formula="of:=[high_intensity.G9]+[high_intensity.H9]" office:value-type="float" office:value="1.08612557396904" calcext:value-type="float">
            <text:p>1.086125574</text:p>
          </table:table-cell>
          <table:table-cell/>
          <table:table-cell table:formula="of:=&quot;./offlinecalefficiency.sh &quot;&amp;[high_intensity.C9]&amp;&quot; &quot;&amp;[high_intensity.G9]&amp;&quot; &quot;&amp;[high_intensity.I9]&amp;&quot; &quot;&amp;[high_intensity.J9]" office:value-type="string" office:string-value="./offlinecalefficiency.sh Cd133 0.973684210526316 0.861242847083591 1.08612557396904" calcext:value-type="string">
            <text:p>./offlinecalefficiency.sh Cd133 0.973684210526316 0.861242847083591 1.0861255739690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57437" calcext:value-type="float">
            <text:p>57437</text:p>
          </table:table-cell>
          <table:table-cell table:formula="of:=[high_intensity.E10]/[high_intensity.D10]" office:value-type="float" office:value="1.08256880733945" calcext:value-type="float">
            <text:p>1.0825688073</text:p>
          </table:table-cell>
          <table:table-cell table:formula="of:=SQRT(1/[high_intensity.E10]+1/[high_intensity.D10])*[high_intensity.G10]" office:value-type="float" office:value="0.14381831141032" calcext:value-type="float">
            <text:p>0.1438183114</text:p>
          </table:table-cell>
          <table:table-cell table:formula="of:=[high_intensity.G10]-[high_intensity.H10]" office:value-type="float" office:value="0.93875049592913" calcext:value-type="float">
            <text:p>0.9387504959</text:p>
          </table:table-cell>
          <table:table-cell table:style-name="ce3" table:formula="of:=[high_intensity.G10]+[high_intensity.H10]" office:value-type="float" office:value="1.22638711874977" calcext:value-type="float">
            <text:p>1.2263871187</text:p>
          </table:table-cell>
          <table:table-cell/>
          <table:table-cell table:formula="of:=&quot;./offlinecalefficiency.sh &quot;&amp;[high_intensity.C10]&amp;&quot; &quot;&amp;[high_intensity.G10]&amp;&quot; &quot;&amp;[high_intensity.I10]&amp;&quot; &quot;&amp;[high_intensity.J10]" office:value-type="string" office:string-value="./offlinecalefficiency.sh In131 1.08256880733945 0.93875049592913 1.22638711874977" calcext:value-type="string">
            <text:p>./offlinecalefficiency.sh In131 1.08256880733945 0.93875049592913 1.2263871187497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office:value-type="float" office:value="13915" calcext:value-type="float">
            <text:p>13915</text:p>
          </table:table-cell>
          <table:table-cell office:value-type="float" office:value="16420" calcext:value-type="float">
            <text:p>16420</text:p>
          </table:table-cell>
          <table:table-cell office:value-type="float" office:value="1438378" calcext:value-type="float">
            <text:p>1438378</text:p>
          </table:table-cell>
          <table:table-cell table:formula="of:=[high_intensity.E11]/[high_intensity.D11]" office:value-type="float" office:value="1.1800215594682" calcext:value-type="float">
            <text:p>1.1800215595</text:p>
          </table:table-cell>
          <table:table-cell table:formula="of:=SQRT(1/[high_intensity.E11]+1/[high_intensity.D11])*[high_intensity.G11]" office:value-type="float" office:value="0.0135967076616602" calcext:value-type="float">
            <text:p>0.0135967077</text:p>
          </table:table-cell>
          <table:table-cell table:formula="of:=[high_intensity.G11]-[high_intensity.H11]" office:value-type="float" office:value="1.16642485180654" calcext:value-type="float">
            <text:p>1.1664248518</text:p>
          </table:table-cell>
          <table:table-cell table:style-name="ce3" table:formula="of:=[high_intensity.G11]+[high_intensity.H11]" office:value-type="float" office:value="1.19361826712986" calcext:value-type="float">
            <text:p>1.1936182671</text:p>
          </table:table-cell>
          <table:table-cell/>
          <table:table-cell table:formula="of:=&quot;./offlinecalefficiency.sh &quot;&amp;[high_intensity.C11]&amp;&quot; &quot;&amp;[high_intensity.G11]&amp;&quot; &quot;&amp;[high_intensity.I11]&amp;&quot; &quot;&amp;[high_intensity.J11]" office:value-type="string" office:string-value="./offlinecalefficiency.sh In132 1.1800215594682 1.16642485180654 1.19361826712986" calcext:value-type="string">
            <text:p>./offlinecalefficiency.sh In132 1.1800215594682 1.16642485180654 1.1936182671298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office:value-type="float" office:value="66009" calcext:value-type="float">
            <text:p>66009</text:p>
          </table:table-cell>
          <table:table-cell office:value-type="float" office:value="88415" calcext:value-type="float">
            <text:p>88415</text:p>
          </table:table-cell>
          <table:table-cell office:value-type="float" office:value="949553" calcext:value-type="float">
            <text:p>949553</text:p>
          </table:table-cell>
          <table:table-cell table:formula="of:=[high_intensity.E12]/[high_intensity.D12]" office:value-type="float" office:value="1.33943856140829" calcext:value-type="float">
            <text:p>1.3394385614</text:p>
          </table:table-cell>
          <table:table-cell table:formula="of:=SQRT(1/[high_intensity.E12]+1/[high_intensity.D12])*[high_intensity.G12]" office:value-type="float" office:value="0.00688994324132732" calcext:value-type="float">
            <text:p>0.0068899432</text:p>
          </table:table-cell>
          <table:table-cell table:formula="of:=[high_intensity.G12]-[high_intensity.H12]" office:value-type="float" office:value="1.33254861816697" calcext:value-type="float">
            <text:p>1.3325486182</text:p>
          </table:table-cell>
          <table:table-cell table:style-name="ce3" table:formula="of:=[high_intensity.G12]+[high_intensity.H12]" office:value-type="float" office:value="1.34632850464962" calcext:value-type="float">
            <text:p>1.3463285046</text:p>
          </table:table-cell>
          <table:table-cell/>
          <table:table-cell table:formula="of:=&quot;./offlinecalefficiency.sh &quot;&amp;[high_intensity.C12]&amp;&quot; &quot;&amp;[high_intensity.G12]&amp;&quot; &quot;&amp;[high_intensity.I12]&amp;&quot; &quot;&amp;[high_intensity.J12]" office:value-type="string" office:string-value="./offlinecalefficiency.sh In133 1.33943856140829 1.33254861816697 1.34632850464962" calcext:value-type="string">
            <text:p>./offlinecalefficiency.sh In133 1.33943856140829 1.33254861816697 1.3463285046496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4</text:p>
          </table:table-cell>
          <table:table-cell office:value-type="float" office:value="10821" calcext:value-type="float">
            <text:p>10821</text:p>
          </table:table-cell>
          <table:table-cell office:value-type="float" office:value="13186" calcext:value-type="float">
            <text:p>13186</text:p>
          </table:table-cell>
          <table:table-cell office:value-type="float" office:value="134324" calcext:value-type="float">
            <text:p>134324</text:p>
          </table:table-cell>
          <table:table-cell table:formula="of:=[high_intensity.E13]/[high_intensity.D13]" office:value-type="float" office:value="1.21855651048886" calcext:value-type="float">
            <text:p>1.2185565105</text:p>
          </table:table-cell>
          <table:table-cell table:formula="of:=SQRT(1/[high_intensity.E13]+1/[high_intensity.D13])*[high_intensity.G13]" office:value-type="float" office:value="0.0158060876668573" calcext:value-type="float">
            <text:p>0.0158060877</text:p>
          </table:table-cell>
          <table:table-cell table:formula="of:=[high_intensity.G13]-[high_intensity.H13]" office:value-type="float" office:value="1.20275042282201" calcext:value-type="float">
            <text:p>1.2027504228</text:p>
          </table:table-cell>
          <table:table-cell table:style-name="ce3" table:formula="of:=[high_intensity.G13]+[high_intensity.H13]" office:value-type="float" office:value="1.23436259815572" calcext:value-type="float">
            <text:p>1.2343625982</text:p>
          </table:table-cell>
          <table:table-cell/>
          <table:table-cell table:formula="of:=&quot;./offlinecalefficiency.sh &quot;&amp;[high_intensity.C13]&amp;&quot; &quot;&amp;[high_intensity.G13]&amp;&quot; &quot;&amp;[high_intensity.I13]&amp;&quot; &quot;&amp;[high_intensity.J13]" office:value-type="string" office:string-value="./offlinecalefficiency.sh In134 1.21855651048886 1.20275042282201 1.23436259815572" calcext:value-type="string">
            <text:p>./offlinecalefficiency.sh In134 1.21855651048886 1.20275042282201 1.2343625981557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1077" calcext:value-type="float">
            <text:p>1077</text:p>
          </table:table-cell>
          <table:table-cell office:value-type="float" office:value="1090" calcext:value-type="float">
            <text:p>1090</text:p>
          </table:table-cell>
          <table:table-cell office:value-type="float" office:value="15200" calcext:value-type="float">
            <text:p>15200</text:p>
          </table:table-cell>
          <table:table-cell table:formula="of:=[high_intensity.E14]/[high_intensity.D14]" office:value-type="float" office:value="1.01207056638812" calcext:value-type="float">
            <text:p>1.0120705664</text:p>
          </table:table-cell>
          <table:table-cell table:formula="of:=SQRT(1/[high_intensity.E14]+1/[high_intensity.D14])*[high_intensity.G14]" office:value-type="float" office:value="0.0434829649750842" calcext:value-type="float">
            <text:p>0.043482965</text:p>
          </table:table-cell>
          <table:table-cell table:formula="of:=[high_intensity.G14]-[high_intensity.H14]" office:value-type="float" office:value="0.968587601413031" calcext:value-type="float">
            <text:p>0.9685876014</text:p>
          </table:table-cell>
          <table:table-cell table:style-name="ce3" table:formula="of:=[high_intensity.G14]+[high_intensity.H14]" office:value-type="float" office:value="1.0555535313632" calcext:value-type="float">
            <text:p>1.0555535314</text:p>
          </table:table-cell>
          <table:table-cell/>
          <table:table-cell table:formula="of:=&quot;./offlinecalefficiency.sh &quot;&amp;[high_intensity.C14]&amp;&quot; &quot;&amp;[high_intensity.G14]&amp;&quot; &quot;&amp;[high_intensity.I14]&amp;&quot; &quot;&amp;[high_intensity.J14]" office:value-type="string" office:string-value="./offlinecalefficiency.sh In135 1.01207056638812 0.968587601413031 1.0555535313632" calcext:value-type="string">
            <text:p>./offlinecalefficiency.sh In135 1.01207056638812 0.968587601413031 1.055553531363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4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31252" calcext:value-type="float">
            <text:p>31252</text:p>
          </table:table-cell>
          <table:table-cell table:style-name="ce1" table:formula="of:=[high_intensity.E15]/[high_intensity.D15]" office:value-type="float" office:value="0.870410367170626" calcext:value-type="float">
            <text:p>0.8704103672</text:p>
          </table:table-cell>
          <table:table-cell table:style-name="ce1" table:formula="of:=SQRT(1/[high_intensity.E15]+1/[high_intensity.D15])*[high_intensity.G15]" office:value-type="float" office:value="0.0592979913712666" calcext:value-type="float">
            <text:p>0.0592979914</text:p>
          </table:table-cell>
          <table:table-cell table:style-name="ce1" table:formula="of:=[high_intensity.G15]-[high_intensity.H15]" office:value-type="float" office:value="0.81111237579936" calcext:value-type="float">
            <text:p>0.8111123758</text:p>
          </table:table-cell>
          <table:table-cell table:style-name="ce4" table:formula="of:=[high_intensity.G15]+[high_intensity.H15]" office:value-type="float" office:value="0.929708358541893" calcext:value-type="float">
            <text:p>0.9297083585</text:p>
          </table:table-cell>
          <table:table-cell/>
          <table:table-cell table:formula="of:=&quot;./offlinecalefficiency.sh &quot;&amp;[high_intensity.C15]&amp;&quot; &quot;&amp;[high_intensity.G15]&amp;&quot; &quot;&amp;[high_intensity.I15]&amp;&quot; &quot;&amp;[high_intensity.J15]" office:value-type="string" office:string-value="./offlinecalefficiency.sh Sn134 0.870410367170626 0.81111237579936 0.929708358541893" calcext:value-type="string">
            <text:p>./offlinecalefficiency.sh Sn134 0.870410367170626 0.81111237579936 0.929708358541893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5</text:p>
          </table:table-cell>
          <table:table-cell table:style-name="ce1" office:value-type="float" office:value="16164" calcext:value-type="float">
            <text:p>16164</text:p>
          </table:table-cell>
          <table:table-cell table:style-name="ce1" office:value-type="float" office:value="14534" calcext:value-type="float">
            <text:p>14534</text:p>
          </table:table-cell>
          <table:table-cell table:style-name="ce1" office:value-type="float" office:value="1626262" calcext:value-type="float">
            <text:p>1626262</text:p>
          </table:table-cell>
          <table:table-cell table:style-name="ce1" table:formula="of:=[high_intensity.E16]/[high_intensity.D16]" office:value-type="float" office:value="0.899158624102945" calcext:value-type="float">
            <text:p>0.8991586241</text:p>
          </table:table-cell>
          <table:table-cell table:style-name="ce1" table:formula="of:=SQRT(1/[high_intensity.E16]+1/[high_intensity.D16])*[high_intensity.G16]" office:value-type="float" office:value="0.0102783725754087" calcext:value-type="float">
            <text:p>0.0102783726</text:p>
          </table:table-cell>
          <table:table-cell table:style-name="ce1" table:formula="of:=[high_intensity.G16]-[high_intensity.H16]" office:value-type="float" office:value="0.888880251527536" calcext:value-type="float">
            <text:p>0.8888802515</text:p>
          </table:table-cell>
          <table:table-cell table:style-name="ce4" table:formula="of:=[high_intensity.G16]+[high_intensity.H16]" office:value-type="float" office:value="0.909436996678354" calcext:value-type="float">
            <text:p>0.9094369967</text:p>
          </table:table-cell>
          <table:table-cell/>
          <table:table-cell table:formula="of:=&quot;./offlinecalefficiency.sh &quot;&amp;[high_intensity.C16]&amp;&quot; &quot;&amp;[high_intensity.G16]&amp;&quot; &quot;&amp;[high_intensity.I16]&amp;&quot; &quot;&amp;[high_intensity.J16]" office:value-type="string" office:string-value="./offlinecalefficiency.sh Sn135 0.899158624102945 0.888880251527536 0.909436996678354" calcext:value-type="string">
            <text:p>./offlinecalefficiency.sh Sn135 0.899158624102945 0.888880251527536 0.909436996678354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6</text:p>
          </table:table-cell>
          <table:table-cell table:style-name="ce1" office:value-type="float" office:value="5984" calcext:value-type="float">
            <text:p>5984</text:p>
          </table:table-cell>
          <table:table-cell table:style-name="ce1" office:value-type="float" office:value="5423" calcext:value-type="float">
            <text:p>5423</text:p>
          </table:table-cell>
          <table:table-cell table:style-name="ce1" office:value-type="float" office:value="775368" calcext:value-type="float">
            <text:p>775368</text:p>
          </table:table-cell>
          <table:table-cell table:style-name="ce1" table:formula="of:=[high_intensity.E17]/[high_intensity.D17]" office:value-type="float" office:value="0.90625" calcext:value-type="float">
            <text:p>0.90625</text:p>
          </table:table-cell>
          <table:table-cell table:style-name="ce1" table:formula="of:=SQRT(1/[high_intensity.E17]+1/[high_intensity.D17])*[high_intensity.G17]" office:value-type="float" office:value="0.0169909689291223" calcext:value-type="float">
            <text:p>0.0169909689</text:p>
          </table:table-cell>
          <table:table-cell table:style-name="ce1" table:formula="of:=[high_intensity.G17]-[high_intensity.H17]" office:value-type="float" office:value="0.889259031070878" calcext:value-type="float">
            <text:p>0.8892590311</text:p>
          </table:table-cell>
          <table:table-cell table:style-name="ce4" table:formula="of:=[high_intensity.G17]+[high_intensity.H17]" office:value-type="float" office:value="0.923240968929122" calcext:value-type="float">
            <text:p>0.9232409689</text:p>
          </table:table-cell>
          <table:table-cell/>
          <table:table-cell table:formula="of:=&quot;./offlinecalefficiency.sh &quot;&amp;[high_intensity.C17]&amp;&quot; &quot;&amp;[high_intensity.G17]&amp;&quot; &quot;&amp;[high_intensity.I17]&amp;&quot; &quot;&amp;[high_intensity.J17]" office:value-type="string" office:string-value="./offlinecalefficiency.sh Sn136 0.90625 0.889259031070878 0.923240968929122" calcext:value-type="string">
            <text:p>./offlinecalefficiency.sh Sn136 0.90625 0.889259031070878 0.9232409689291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7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73954" calcext:value-type="float">
            <text:p>73954</text:p>
          </table:table-cell>
          <table:table-cell table:style-name="ce1" table:formula="of:=[high_intensity.E18]/[high_intensity.D18]" office:value-type="float" office:value="0.873711340206186" calcext:value-type="float">
            <text:p>0.8737113402</text:p>
          </table:table-cell>
          <table:table-cell table:style-name="ce1" table:formula="of:=SQRT(1/[high_intensity.E18]+1/[high_intensity.D18])*[high_intensity.G18]" office:value-type="float" office:value="0.0459308484904809" calcext:value-type="float">
            <text:p>0.0459308485</text:p>
          </table:table-cell>
          <table:table-cell table:style-name="ce1" table:formula="of:=[high_intensity.G18]-[high_intensity.H18]" office:value-type="float" office:value="0.827780491715705" calcext:value-type="float">
            <text:p>0.8277804917</text:p>
          </table:table-cell>
          <table:table-cell table:style-name="ce4" table:formula="of:=[high_intensity.G18]+[high_intensity.H18]" office:value-type="float" office:value="0.919642188696666" calcext:value-type="float">
            <text:p>0.9196421887</text:p>
          </table:table-cell>
          <table:table-cell/>
          <table:table-cell table:formula="of:=&quot;./offlinecalefficiency.sh &quot;&amp;[high_intensity.C18]&amp;&quot; &quot;&amp;[high_intensity.G18]&amp;&quot; &quot;&amp;[high_intensity.I18]&amp;&quot; &quot;&amp;[high_intensity.J18]" office:value-type="string" office:string-value="./offlinecalefficiency.sh Sn137 0.873711340206186 0.827780491715705 0.919642188696666" calcext:value-type="string">
            <text:p>./offlinecalefficiency.sh Sn137 0.873711340206186 0.827780491715705 0.919642188696666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01" calcext:value-type="float">
            <text:p>4201</text:p>
          </table:table-cell>
          <table:table-cell table:style-name="ce1" table:formula="of:=[high_intensity.E19]/[high_intensity.D19]" office:value-type="float" office:value="1.27777777777778" calcext:value-type="float">
            <text:p>1.2777777778</text:p>
          </table:table-cell>
          <table:table-cell table:style-name="ce1" table:formula="of:=SQRT(1/[high_intensity.E19]+1/[high_intensity.D19])*[high_intensity.G19]" office:value-type="float" office:value="0.28433615801452" calcext:value-type="float">
            <text:p>0.284336158</text:p>
          </table:table-cell>
          <table:table-cell table:style-name="ce1" table:formula="of:=[high_intensity.G19]-[high_intensity.H19]" office:value-type="float" office:value="0.993441619763258" calcext:value-type="float">
            <text:p>0.9934416198</text:p>
          </table:table-cell>
          <table:table-cell table:style-name="ce4" table:formula="of:=[high_intensity.G19]+[high_intensity.H19]" office:value-type="float" office:value="1.5621139357923" calcext:value-type="float">
            <text:p>1.5621139358</text:p>
          </table:table-cell>
          <table:table-cell/>
          <table:table-cell table:formula="of:=&quot;./offlinecalefficiency.sh &quot;&amp;[high_intensity.C19]&amp;&quot; &quot;&amp;[high_intensity.G19]&amp;&quot; &quot;&amp;[high_intensity.I19]&amp;&quot; &quot;&amp;[high_intensity.J19]" office:value-type="string" office:string-value="./offlinecalefficiency.sh Sn138 1.27777777777778 0.993441619763258 1.5621139357923" calcext:value-type="string">
            <text:p>./offlinecalefficiency.sh Sn138 1.27777777777778 0.993441619763258 1.562113935792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" table:number-columns-repeated="3"/>
          <table:table-cell table:style-name="ce4"/>
          <table:table-cell table:number-columns-repeated="27"/>
        </table:table-row>
        <table:table-row table:style-name="ro1">
          <table:table-cell table:number-columns-repeated="24"/>
          <table:table-cell table:style-name="ce2"/>
          <table:table-cell table:style-name="ce2" office:value-type="string" calcext:value-type="string">
            <text:p>Fina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ing ratio</text:p>
          </table:table-cell>
          <table:table-cell office:value-type="string" calcext:value-type="string">
            <text:p>Mean energy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Ring ratio_puls</text:p>
          </table:table-cell>
          <table:table-cell office:value-type="string" calcext:value-type="string">
            <text:p>Mean energy_plus</text:p>
          </table:table-cell>
          <table:table-cell office:value-type="string" calcext:value-type="string">
            <text:p>efficiency_minus</text:p>
          </table:table-cell>
          <table:table-cell office:value-type="string" calcext:value-type="string">
            <text:p>Ring ratio_minus</text:p>
          </table:table-cell>
          <table:table-cell office:value-type="string" calcext:value-type="string">
            <text:p>Mean energy_minus</text:p>
          </table:table-cell>
          <table:table-cell office:value-type="string" calcext:value-type="string">
            <text:p>efficiency_plus</text:p>
          </table:table-cell>
          <table:table-cell/>
          <table:table-cell table:style-name="ce5" office:value-type="string" calcext:value-type="string">
            <text:p>RI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pluserr</text:p>
          </table:table-cell>
          <table:table-cell table:style-name="ce5" office:value-type="string" calcext:value-type="string">
            <text:p>minus err</text:p>
          </table:table-cell>
          <table:table-cell table:style-name="ce5" office:value-type="string" calcext:value-type="string">
            <text:p>Live time</text:p>
          </table:table-cell>
          <table:table-cell table:style-name="ce5" office:value-type="string" calcext:value-type="string">
            <text:p>Live time error</text:p>
          </table:table-cell>
          <table:table-cell table:style-name="ce5" office:value-type="string" calcext:value-type="string">
            <text:p>effective efficiency</text:p>
          </table:table-cell>
          <table:table-cell table:style-name="ce5" office:value-type="string" calcext:value-type="string">
            <text:p>pluserr</text:p>
          </table:table-cell>
          <table:table-cell table:style-name="ce5" office:value-type="string" calcext:value-type="string">
            <text:p>minuserr</text:p>
          </table:table-cell>
          <table:table-cell table:style-name="ce9" office:value-type="string" calcext:value-type="string">
            <text:p>Gean4 relative error</text:p>
          </table:table-cell>
          <table:table-cell/>
          <table:table-cell table:style-name="ce15" office:value-type="string" calcext:value-type="string">
            <text:p>RI</text:p>
          </table:table-cell>
          <table:table-cell table:style-name="ce15" office:value-type="string" calcext:value-type="string">
            <text:p>effective efficiency</text:p>
          </table:table-cell>
          <table:table-cell table:style-name="ce15" office:value-type="string" calcext:value-type="string">
            <text:p>error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rebin</text:p>
          </table:table-cell>
          <table:table-cell office:value-type="string" calcext:value-type="string">
            <text:p>Nimplants</text:p>
          </table:table-cell>
          <table:table-cell table:style-name="ce2" office:value-type="string" calcext:value-type="string">
            <text:p>Run</text:p>
          </table:table-cell>
          <table:table-cell office:value-type="string" calcext:value-type="string">
            <text:p>./offlinefitall.sh Ag130 0 10 0.05 0.62 0.053</text:p>
          </table:table-cell>
          <table:table-cell/>
          <table:table-cell office:value-type="string" calcext:value-type="string">
            <text:p>Run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0.757053" calcext:value-type="float">
            <text:p>0.757053</text:p>
          </table:table-cell>
          <table:table-cell office:value-type="float" office:value="1.15742" calcext:value-type="float">
            <text:p>1.15742</text:p>
          </table:table-cell>
          <table:table-cell table:style-name="ce2" office:value-type="float" office:value="65.7401" calcext:value-type="float">
            <text:p>65.7401</text:p>
          </table:table-cell>
          <table:table-cell office:value-type="float" office:value="0.802714" calcext:value-type="float">
            <text:p>0.802714</text:p>
          </table:table-cell>
          <table:table-cell office:value-type="float" office:value="1.27545" calcext:value-type="float">
            <text:p>1.27545</text:p>
          </table:table-cell>
          <table:table-cell table:style-name="ce2" office:value-type="float" office:value="65.4029" calcext:value-type="float">
            <text:p>65.4029</text:p>
          </table:table-cell>
          <table:table-cell office:value-type="float" office:value="0.711392" calcext:value-type="float">
            <text:p>0.711392</text:p>
          </table:table-cell>
          <table:table-cell office:value-type="float" office:value="1.04635" calcext:value-type="float">
            <text:p>1.04635</text:p>
          </table:table-cell>
          <table:table-cell table:style-name="ce2" office:value-type="float" office:value="65.9931" calcext:value-type="float">
            <text:p>65.9931</text:p>
          </table:table-cell>
          <table:table-cell/>
          <table:table-cell table:style-name="ce6" table:formula="of:=[high_intensity.C23]" office:value-type="string" office:string-value="Ag129" calcext:value-type="string">
            <text:p>Ag129</text:p>
          </table:table-cell>
          <table:table-cell table:style-name="ce6" table:formula="of:=[high_intensity.F23]" office:value-type="float" office:value="65.7401" calcext:value-type="float">
            <text:p>65.7401</text:p>
          </table:table-cell>
          <table:table-cell table:style-name="ce6" table:formula="of:=[high_intensity.L23]-[high_intensity.O23]" office:value-type="float" office:value="0.253" calcext:value-type="float">
            <text:p>0.253</text:p>
          </table:table-cell>
          <table:table-cell table:style-name="ce6" table:formula="of:=[high_intensity.O23]-[high_intensity.I23]" office:value-type="float" office:value="0.337199999999996" calcext:value-type="float">
            <text:p>0.3372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0.4019" calcext:value-type="float">
            <text:p>0.4019</text:p>
          </table:table-cell>
          <table:table-cell table:style-name="ce6" table:formula="of:=[high_intensity.O23]*[high_intensity.R23]/100" office:value-type="float" office:value="60.62552022" calcext:value-type="float">
            <text:p>60.62552022</text:p>
          </table:table-cell>
          <table:table-cell table:style-name="ce6" table:formula="of:=[high_intensity.T23]*SQRT([high_intensity.P23]*[high_intensity.P23]/[high_intensity.O23]/[high_intensity.O23]+[high_intensity.S23]*[high_intensity.S23]/[high_intensity.R23]/[high_intensity.R23]+[high_intensity.W23]*[high_intensity.W23])" office:value-type="float" office:value="3.03530351877447" calcext:value-type="float">
            <text:p>3.0353035188</text:p>
          </table:table-cell>
          <table:table-cell table:style-name="ce8" table:formula="of:=[high_intensity.T23]*SQRT([high_intensity.Q23]*[high_intensity.Q23]/[high_intensity.O23]/[high_intensity.O23]+[high_intensity.S23]*[high_intensity.S23]/[high_intensity.R23]/[high_intensity.R23]+[high_intensity.W23]*[high_intensity.W23])" office:value-type="float" office:value="3.04225747905992" calcext:value-type="float">
            <text:p>3.042257479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23]" office:value-type="string" office:string-value="Ag129" calcext:value-type="string">
            <text:p>Ag129</text:p>
          </table:table-cell>
          <table:table-cell table:style-name="ce11" table:formula="of:=[high_intensity.T23]" office:value-type="float" office:value="60.62552022" calcext:value-type="float">
            <text:p>60.62552022</text:p>
          </table:table-cell>
          <table:table-cell table:style-name="ce11" table:formula="of:=MAX([high_intensity.U23:.V23])" office:value-type="float" office:value="3.04225747905992" calcext:value-type="float">
            <text:p>3.0422574791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office:value-type="float" office:value="48232" calcext:value-type="float">
            <text:p>48232</text:p>
          </table:table-cell>
          <table:table-cell table:formula="of:=&quot;./offlinefitall.sh &quot;&amp;[high_intensity.Y23]&amp;&quot; 0 &quot;&amp;[high_intensity.AC23]&amp;&quot; &quot;&amp;[high_intensity.AB23]&amp;&quot; &quot;&amp;[high_intensity.Z23]/100&amp;&quot; &quot;&amp;[high_intensity.AA23]/100&amp;&quot; &quot;&amp;[high_intensity.AD23]" office:value-type="string" office:string-value="./offlinefitall.sh Ag129 0 10 0.06 0.6062552022 0.0304225747905992 48232" calcext:value-type="string">
            <text:p>./offlinefitall.sh Ag129 0 10 0.06 0.6062552022 0.0304225747905992 48232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0.993548" calcext:value-type="float">
            <text:p>0.993548</text:p>
          </table:table-cell>
          <table:table-cell office:value-type="float" office:value="1.82227" calcext:value-type="float">
            <text:p>1.82227</text:p>
          </table:table-cell>
          <table:table-cell table:style-name="ce2" office:value-type="float" office:value="63.9638" calcext:value-type="float">
            <text:p>63.9638</text:p>
          </table:table-cell>
          <table:table-cell office:value-type="float" office:value="1.10659" calcext:value-type="float">
            <text:p>1.10659</text:p>
          </table:table-cell>
          <table:table-cell office:value-type="float" office:value="2.28875" calcext:value-type="float">
            <text:p>2.28875</text:p>
          </table:table-cell>
          <table:table-cell table:style-name="ce2" office:value-type="float" office:value="62.7689" calcext:value-type="float">
            <text:p>62.7689</text:p>
          </table:table-cell>
          <table:table-cell office:value-type="float" office:value="0.880506" calcext:value-type="float">
            <text:p>0.880506</text:p>
          </table:table-cell>
          <table:table-cell office:value-type="float" office:value="1.49848" calcext:value-type="float">
            <text:p>1.49848</text:p>
          </table:table-cell>
          <table:table-cell table:style-name="ce2" office:value-type="float" office:value="64.8751" calcext:value-type="float">
            <text:p>64.8751</text:p>
          </table:table-cell>
          <table:table-cell/>
          <table:table-cell table:style-name="ce6" table:formula="of:=[high_intensity.C24]" office:value-type="string" office:string-value="Ag130" calcext:value-type="string">
            <text:p>Ag130</text:p>
          </table:table-cell>
          <table:table-cell table:style-name="ce6" table:formula="of:=[high_intensity.F24]" office:value-type="float" office:value="63.9638" calcext:value-type="float">
            <text:p>63.9638</text:p>
          </table:table-cell>
          <table:table-cell table:style-name="ce6" table:formula="of:=[high_intensity.L24]-[high_intensity.O24]" office:value-type="float" office:value="0.911300000000004" calcext:value-type="float">
            <text:p>0.9113</text:p>
          </table:table-cell>
          <table:table-cell table:style-name="ce6" table:formula="of:=[high_intensity.O24]-[high_intensity.I24]" office:value-type="float" office:value="1.1949" calcext:value-type="float">
            <text:p>1.1949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.4019" calcext:value-type="float">
            <text:p>1.4019</text:p>
          </table:table-cell>
          <table:table-cell table:style-name="ce6" table:formula="of:=[high_intensity.O24]*[high_intensity.R24]/100" office:value-type="float" office:value="58.98741636" calcext:value-type="float">
            <text:p>58.98741636</text:p>
          </table:table-cell>
          <table:table-cell table:style-name="ce6" table:formula="of:=[high_intensity.T24]*SQRT([high_intensity.P24]*[high_intensity.P24]/[high_intensity.O24]/[high_intensity.O24]+[high_intensity.S24]*[high_intensity.S24]/[high_intensity.R24]/[high_intensity.R24]+[high_intensity.W24]*[high_intensity.W24])" office:value-type="float" office:value="3.18035513405737" calcext:value-type="float">
            <text:p>3.1803551341</text:p>
          </table:table-cell>
          <table:table-cell table:style-name="ce8" table:formula="of:=[high_intensity.T24]*SQRT([high_intensity.Q24]*[high_intensity.Q24]/[high_intensity.O24]/[high_intensity.O24]+[high_intensity.S24]*[high_intensity.S24]/[high_intensity.R24]/[high_intensity.R24]+[high_intensity.W24]*[high_intensity.W24])" office:value-type="float" office:value="3.25924068463087" calcext:value-type="float">
            <text:p>3.259240684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24]" office:value-type="string" office:string-value="Ag130" calcext:value-type="string">
            <text:p>Ag130</text:p>
          </table:table-cell>
          <table:table-cell table:style-name="ce11" table:formula="of:=[high_intensity.T24]" office:value-type="float" office:value="58.98741636" calcext:value-type="float">
            <text:p>58.98741636</text:p>
          </table:table-cell>
          <table:table-cell table:style-name="ce11" table:formula="of:=MAX([high_intensity.U24:.V24])" office:value-type="float" office:value="3.25924068463087" calcext:value-type="float">
            <text:p>3.2592406846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table:formula="of:=&quot;./offlinefitall.sh &quot;&amp;[high_intensity.Y24]&amp;&quot; 0 &quot;&amp;[high_intensity.AC24]&amp;&quot; &quot;&amp;[high_intensity.AB24]&amp;&quot; &quot;&amp;[high_intensity.Z24]/100&amp;&quot; &quot;&amp;[high_intensity.AA24]/100&amp;&quot; &quot;&amp;[high_intensity.AD24]" office:value-type="string" office:string-value="./offlinefitall.sh Ag130 0 10 0.06 0.5898741636 0.0325924068463087 3600" calcext:value-type="string">
            <text:p>./offlinefitall.sh Ag130 0 10 0.06 0.5898741636 0.0325924068463087 360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1.21165" calcext:value-type="float">
            <text:p>1.21165</text:p>
          </table:table-cell>
          <table:table-cell table:style-name="ce2" office:value-type="float" office:value="65.609" calcext:value-type="float">
            <text:p>65.609</text:p>
          </table:table-cell>
          <table:table-cell office:value-type="float" office:value="1.00408" calcext:value-type="float">
            <text:p>1.00408</text:p>
          </table:table-cell>
          <table:table-cell office:value-type="float" office:value="1.86183" calcext:value-type="float">
            <text:p>1.86183</text:p>
          </table:table-cell>
          <table:table-cell table:style-name="ce2" office:value-type="float" office:value="63.8955" calcext:value-type="float">
            <text:p>63.8955</text:p>
          </table:table-cell>
          <table:table-cell office:value-type="float" office:value="0.551478" calcext:value-type="float">
            <text:p>0.551478</text:p>
          </table:table-cell>
          <table:table-cell office:value-type="float" office:value="0.659343" calcext:value-type="float">
            <text:p>0.659343</text:p>
          </table:table-cell>
          <table:table-cell table:style-name="ce2" office:value-type="float" office:value="66.8462" calcext:value-type="float">
            <text:p>66.8462</text:p>
          </table:table-cell>
          <table:table-cell/>
          <table:table-cell table:style-name="ce6" table:formula="of:=[high_intensity.C25]" office:value-type="string" office:string-value="Ag131" calcext:value-type="string">
            <text:p>Ag131</text:p>
          </table:table-cell>
          <table:table-cell table:style-name="ce6" table:formula="of:=[high_intensity.F25]" office:value-type="float" office:value="65.609" calcext:value-type="float">
            <text:p>65.609</text:p>
          </table:table-cell>
          <table:table-cell table:style-name="ce6" table:formula="of:=[high_intensity.L25]-[high_intensity.O25]" office:value-type="float" office:value="1.2372" calcext:value-type="float">
            <text:p>1.2372</text:p>
          </table:table-cell>
          <table:table-cell table:style-name="ce6" table:formula="of:=[high_intensity.O25]-[high_intensity.I25]" office:value-type="float" office:value="1.7135" calcext:value-type="float">
            <text:p>1.7135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2.4019" calcext:value-type="float">
            <text:p>2.4019</text:p>
          </table:table-cell>
          <table:table-cell table:style-name="ce6" table:formula="of:=[high_intensity.O25]*[high_intensity.R25]/100" office:value-type="float" office:value="60.5046198" calcext:value-type="float">
            <text:p>60.5046198</text:p>
          </table:table-cell>
          <table:table-cell table:style-name="ce6" table:formula="of:=[high_intensity.T25]*SQRT([high_intensity.P25]*[high_intensity.P25]/[high_intensity.O25]/[high_intensity.O25]+[high_intensity.S25]*[high_intensity.S25]/[high_intensity.R25]/[high_intensity.R25]+[high_intensity.W25]*[high_intensity.W25])" office:value-type="float" office:value="3.58297507734556" calcext:value-type="float">
            <text:p>3.5829750773</text:p>
          </table:table-cell>
          <table:table-cell table:style-name="ce8" table:formula="of:=[high_intensity.T25]*SQRT([high_intensity.Q25]*[high_intensity.Q25]/[high_intensity.O25]/[high_intensity.O25]+[high_intensity.S25]*[high_intensity.S25]/[high_intensity.R25]/[high_intensity.R25]+[high_intensity.W25]*[high_intensity.W25])" office:value-type="float" office:value="3.74605825943113" calcext:value-type="float">
            <text:p>3.7460582594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25]" office:value-type="string" office:string-value="Ag131" calcext:value-type="string">
            <text:p>Ag131</text:p>
          </table:table-cell>
          <table:table-cell table:style-name="ce11" table:formula="of:=[high_intensity.T25]" office:value-type="float" office:value="60.5046198" calcext:value-type="float">
            <text:p>60.5046198</text:p>
          </table:table-cell>
          <table:table-cell table:style-name="ce11" table:formula="of:=MAX([high_intensity.U25:.V25])" office:value-type="float" office:value="3.74605825943113" calcext:value-type="float">
            <text:p>3.7460582594</text:p>
          </table:table-cell>
          <table:table-cell office:value-type="float" office:value="0.06" calcext:value-type="float">
            <text:p>0.06</text:p>
          </table:table-cell>
          <table:table-cell office:value-type="float" office:value="12" calcext:value-type="float">
            <text:p>12</text:p>
          </table:table-cell>
          <table:table-cell office:value-type="float" office:value="601" calcext:value-type="float">
            <text:p>601</text:p>
          </table:table-cell>
          <table:table-cell table:formula="of:=&quot;./offlinefitall.sh &quot;&amp;[high_intensity.Y25]&amp;&quot; 0 &quot;&amp;[high_intensity.AC25]&amp;&quot; &quot;&amp;[high_intensity.AB25]&amp;&quot; &quot;&amp;[high_intensity.Z25]/100&amp;&quot; &quot;&amp;[high_intensity.AA25]/100&amp;&quot; &quot;&amp;[high_intensity.AD25]" office:value-type="string" office:string-value="./offlinefitall.sh Ag131 0 12 0.06 0.605046198 0.0374605825943113 601" calcext:value-type="string">
            <text:p>./offlinefitall.sh Ag131 0 12 0.06 0.605046198 0.0374605825943113 601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0</text:p>
          </table:table-cell>
          <table:table-cell office:value-type="float" office:value="0.63879" calcext:value-type="float">
            <text:p>0.63879</text:p>
          </table:table-cell>
          <table:table-cell office:value-type="float" office:value="0.864236" calcext:value-type="float">
            <text:p>0.864236</text:p>
          </table:table-cell>
          <table:table-cell table:style-name="ce2" office:value-type="float" office:value="66.459" calcext:value-type="float">
            <text:p>66.459</text:p>
          </table:table-cell>
          <table:table-cell office:value-type="float" office:value="0.65576" calcext:value-type="float">
            <text:p>0.65576</text:p>
          </table:table-cell>
          <table:table-cell office:value-type="float" office:value="0.901467" calcext:value-type="float">
            <text:p>0.901467</text:p>
          </table:table-cell>
          <table:table-cell table:style-name="ce2" office:value-type="float" office:value="66.3221" calcext:value-type="float">
            <text:p>66.3221</text:p>
          </table:table-cell>
          <table:table-cell office:value-type="float" office:value="0.621819" calcext:value-type="float">
            <text:p>0.621819</text:p>
          </table:table-cell>
          <table:table-cell office:value-type="float" office:value="0.827338" calcext:value-type="float">
            <text:p>0.827338</text:p>
          </table:table-cell>
          <table:table-cell table:style-name="ce2" office:value-type="float" office:value="66.5968" calcext:value-type="float">
            <text:p>66.5968</text:p>
          </table:table-cell>
          <table:table-cell/>
          <table:table-cell table:style-name="ce6" table:formula="of:=[high_intensity.C26]" office:value-type="string" office:string-value="Cd130" calcext:value-type="string">
            <text:p>Cd130</text:p>
          </table:table-cell>
          <table:table-cell table:style-name="ce6" table:formula="of:=[high_intensity.F26]" office:value-type="float" office:value="66.459" calcext:value-type="float">
            <text:p>66.459</text:p>
          </table:table-cell>
          <table:table-cell table:style-name="ce6" table:formula="of:=[high_intensity.L26]-[high_intensity.O26]" office:value-type="float" office:value="0.137799999999999" calcext:value-type="float">
            <text:p>0.1378</text:p>
          </table:table-cell>
          <table:table-cell table:style-name="ce6" table:formula="of:=[high_intensity.O26]-[high_intensity.I26]" office:value-type="float" office:value="0.136899999999997" calcext:value-type="float">
            <text:p>0.1369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3.4019" calcext:value-type="float">
            <text:p>3.4019</text:p>
          </table:table-cell>
          <table:table-cell table:style-name="ce6" table:formula="of:=[high_intensity.O26]*[high_intensity.R26]/100" office:value-type="float" office:value="61.2884898" calcext:value-type="float">
            <text:p>61.2884898</text:p>
          </table:table-cell>
          <table:table-cell table:style-name="ce6" table:formula="of:=[high_intensity.T26]*SQRT([high_intensity.P26]*[high_intensity.P26]/[high_intensity.O26]/[high_intensity.O26]+[high_intensity.S26]*[high_intensity.S26]/[high_intensity.R26]/[high_intensity.R26]+[high_intensity.W26]*[high_intensity.W26])" office:value-type="float" office:value="3.79688938246064" calcext:value-type="float">
            <text:p>3.7968893825</text:p>
          </table:table-cell>
          <table:table-cell table:style-name="ce8" table:formula="of:=[high_intensity.T26]*SQRT([high_intensity.Q26]*[high_intensity.Q26]/[high_intensity.O26]/[high_intensity.O26]+[high_intensity.S26]*[high_intensity.S26]/[high_intensity.R26]/[high_intensity.R26]+[high_intensity.W26]*[high_intensity.W26])" office:value-type="float" office:value="3.79686169423996" calcext:value-type="float">
            <text:p>3.7968616942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26]" office:value-type="string" office:string-value="Cd130" calcext:value-type="string">
            <text:p>Cd130</text:p>
          </table:table-cell>
          <table:table-cell table:style-name="ce11" table:formula="of:=[high_intensity.T26]" office:value-type="float" office:value="61.2884898" calcext:value-type="float">
            <text:p>61.2884898</text:p>
          </table:table-cell>
          <table:table-cell table:style-name="ce11" table:formula="of:=MAX([high_intensity.U26:.V26])" office:value-type="float" office:value="3.79688938246064" calcext:value-type="float">
            <text:p>3.7968893825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09635" calcext:value-type="float">
            <text:p>1209635</text:p>
          </table:table-cell>
          <table:table-cell table:formula="of:=&quot;./offlinefitall.sh &quot;&amp;[high_intensity.Y26]&amp;&quot; 0 &quot;&amp;[high_intensity.AC26]&amp;&quot; &quot;&amp;[high_intensity.AB26]&amp;&quot; &quot;&amp;[high_intensity.Z26]/100&amp;&quot; &quot;&amp;[high_intensity.AA26]/100&amp;&quot; &quot;&amp;[high_intensity.AD26]" office:value-type="string" office:string-value="./offlinefitall.sh Cd130 0 10 0.06 0.612884898 0.0379688938246064 1209635" calcext:value-type="string">
            <text:p>./offlinefitall.sh Cd130 0 10 0.06 0.612884898 0.0379688938246064 1209635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1</text:p>
          </table:table-cell>
          <table:table-cell office:value-type="float" office:value="0.882169" calcext:value-type="float">
            <text:p>0.882169</text:p>
          </table:table-cell>
          <table:table-cell office:value-type="float" office:value="1.50399" calcext:value-type="float">
            <text:p>1.50399</text:p>
          </table:table-cell>
          <table:table-cell table:style-name="ce2" office:value-type="float" office:value="64.8619" calcext:value-type="float">
            <text:p>64.8619</text:p>
          </table:table-cell>
          <table:table-cell office:value-type="float" office:value="0.911592" calcext:value-type="float">
            <text:p>0.911592</text:p>
          </table:table-cell>
          <table:table-cell office:value-type="float" office:value="1.60689" calcext:value-type="float">
            <text:p>1.60689</text:p>
          </table:table-cell>
          <table:table-cell table:style-name="ce2" office:value-type="float" office:value="64.633" calcext:value-type="float">
            <text:p>64.633</text:p>
          </table:table-cell>
          <table:table-cell office:value-type="float" office:value="0.852746" calcext:value-type="float">
            <text:p>0.852746</text:p>
          </table:table-cell>
          <table:table-cell office:value-type="float" office:value="1.4224" calcext:value-type="float">
            <text:p>1.4224</text:p>
          </table:table-cell>
          <table:table-cell table:style-name="ce2" office:value-type="float" office:value="65.1056" calcext:value-type="float">
            <text:p>65.1056</text:p>
          </table:table-cell>
          <table:table-cell/>
          <table:table-cell table:style-name="ce6" table:formula="of:=[high_intensity.C27]" office:value-type="string" office:string-value="Cd131" calcext:value-type="string">
            <text:p>Cd131</text:p>
          </table:table-cell>
          <table:table-cell table:style-name="ce6" table:formula="of:=[high_intensity.F27]" office:value-type="float" office:value="64.8619" calcext:value-type="float">
            <text:p>64.8619</text:p>
          </table:table-cell>
          <table:table-cell table:style-name="ce6" table:formula="of:=[high_intensity.L27]-[high_intensity.O27]" office:value-type="float" office:value="0.24369999999999" calcext:value-type="float">
            <text:p>0.2437</text:p>
          </table:table-cell>
          <table:table-cell table:style-name="ce6" table:formula="of:=[high_intensity.O27]-[high_intensity.I27]" office:value-type="float" office:value="0.22890000000001" calcext:value-type="float">
            <text:p>0.2289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4.4019" calcext:value-type="float">
            <text:p>4.4019</text:p>
          </table:table-cell>
          <table:table-cell table:style-name="ce6" table:formula="of:=[high_intensity.O27]*[high_intensity.R27]/100" office:value-type="float" office:value="59.81564418" calcext:value-type="float">
            <text:p>59.81564418</text:p>
          </table:table-cell>
          <table:table-cell table:style-name="ce6" table:formula="of:=[high_intensity.T27]*SQRT([high_intensity.P27]*[high_intensity.P27]/[high_intensity.O27]/[high_intensity.O27]+[high_intensity.S27]*[high_intensity.S27]/[high_intensity.R27]/[high_intensity.R27]+[high_intensity.W27]*[high_intensity.W27])" office:value-type="float" office:value="4.12916950101266" calcext:value-type="float">
            <text:p>4.129169501</text:p>
          </table:table-cell>
          <table:table-cell table:style-name="ce8" table:formula="of:=[high_intensity.T27]*SQRT([high_intensity.Q27]*[high_intensity.Q27]/[high_intensity.O27]/[high_intensity.O27]+[high_intensity.S27]*[high_intensity.S27]/[high_intensity.R27]/[high_intensity.R27]+[high_intensity.W27]*[high_intensity.W27])" office:value-type="float" office:value="4.1284491389277" calcext:value-type="float">
            <text:p>4.1284491389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27]" office:value-type="string" office:string-value="Cd131" calcext:value-type="string">
            <text:p>Cd131</text:p>
          </table:table-cell>
          <table:table-cell table:style-name="ce11" table:formula="of:=[high_intensity.T27]" office:value-type="float" office:value="59.81564418" calcext:value-type="float">
            <text:p>59.81564418</text:p>
          </table:table-cell>
          <table:table-cell table:style-name="ce11" table:formula="of:=MAX([high_intensity.U27:.V27])" office:value-type="float" office:value="4.12916950101266" calcext:value-type="float">
            <text:p>4.129169501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67024" calcext:value-type="float">
            <text:p>167024</text:p>
          </table:table-cell>
          <table:table-cell table:formula="of:=&quot;./offlinefitall.sh &quot;&amp;[high_intensity.Y27]&amp;&quot; 0 &quot;&amp;[high_intensity.AC27]&amp;&quot; &quot;&amp;[high_intensity.AB27]&amp;&quot; &quot;&amp;[high_intensity.Z27]/100&amp;&quot; &quot;&amp;[high_intensity.AA27]/100&amp;&quot; &quot;&amp;[high_intensity.AD27]" office:value-type="string" office:string-value="./offlinefitall.sh Cd131 0 10 0.06 0.5981564418 0.0412916950101266 167024" calcext:value-type="string">
            <text:p>./offlinefitall.sh Cd131 0 10 0.06 0.5981564418 0.0412916950101266 167024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2</text:p>
          </table:table-cell>
          <table:table-cell office:value-type="float" office:value="1.1026" calcext:value-type="float">
            <text:p>1.1026</text:p>
          </table:table-cell>
          <table:table-cell office:value-type="float" office:value="2.26558" calcext:value-type="float">
            <text:p>2.26558</text:p>
          </table:table-cell>
          <table:table-cell table:style-name="ce2" office:value-type="float" office:value="62.8347" calcext:value-type="float">
            <text:p>62.8347</text:p>
          </table:table-cell>
          <table:table-cell office:value-type="float" office:value="1.14091" calcext:value-type="float">
            <text:p>1.14091</text:p>
          </table:table-cell>
          <table:table-cell office:value-type="float" office:value="2.48845" calcext:value-type="float">
            <text:p>2.48845</text:p>
          </table:table-cell>
          <table:table-cell table:style-name="ce2" office:value-type="float" office:value="62.2749" calcext:value-type="float">
            <text:p>62.2749</text:p>
          </table:table-cell>
          <table:table-cell office:value-type="float" office:value="1.06428" calcext:value-type="float">
            <text:p>1.06428</text:p>
          </table:table-cell>
          <table:table-cell office:value-type="float" office:value="2.13128" calcext:value-type="float">
            <text:p>2.13128</text:p>
          </table:table-cell>
          <table:table-cell table:style-name="ce2" office:value-type="float" office:value="63.2708" calcext:value-type="float">
            <text:p>63.2708</text:p>
          </table:table-cell>
          <table:table-cell/>
          <table:table-cell table:style-name="ce6" table:formula="of:=[high_intensity.C28]" office:value-type="string" office:string-value="Cd132" calcext:value-type="string">
            <text:p>Cd132</text:p>
          </table:table-cell>
          <table:table-cell table:style-name="ce6" table:formula="of:=[high_intensity.F28]" office:value-type="float" office:value="62.8347" calcext:value-type="float">
            <text:p>62.8347</text:p>
          </table:table-cell>
          <table:table-cell table:style-name="ce6" table:formula="of:=[high_intensity.L28]-[high_intensity.O28]" office:value-type="float" office:value="0.436100000000003" calcext:value-type="float">
            <text:p>0.4361</text:p>
          </table:table-cell>
          <table:table-cell table:style-name="ce6" table:formula="of:=[high_intensity.O28]-[high_intensity.I28]" office:value-type="float" office:value="0.559799999999996" calcext:value-type="float">
            <text:p>0.5598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5.4019" calcext:value-type="float">
            <text:p>5.4019</text:p>
          </table:table-cell>
          <table:table-cell table:style-name="ce6" table:formula="of:=[high_intensity.O28]*[high_intensity.R28]/100" office:value-type="float" office:value="57.94616034" calcext:value-type="float">
            <text:p>57.94616034</text:p>
          </table:table-cell>
          <table:table-cell table:style-name="ce6" table:formula="of:=[high_intensity.T28]*SQRT([high_intensity.P28]*[high_intensity.P28]/[high_intensity.O28]/[high_intensity.O28]+[high_intensity.S28]*[high_intensity.S28]/[high_intensity.R28]/[high_intensity.R28]+[high_intensity.W28]*[high_intensity.W28])" office:value-type="float" office:value="4.47057107888372" calcext:value-type="float">
            <text:p>4.4705710789</text:p>
          </table:table-cell>
          <table:table-cell table:style-name="ce8" table:formula="of:=[high_intensity.T28]*SQRT([high_intensity.Q28]*[high_intensity.Q28]/[high_intensity.O28]/[high_intensity.O28]+[high_intensity.S28]*[high_intensity.S28]/[high_intensity.R28]/[high_intensity.R28]+[high_intensity.W28]*[high_intensity.W28])" office:value-type="float" office:value="4.48227347040458" calcext:value-type="float">
            <text:p>4.4822734704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28]" office:value-type="string" office:string-value="Cd132" calcext:value-type="string">
            <text:p>Cd132</text:p>
          </table:table-cell>
          <table:table-cell table:style-name="ce11" table:formula="of:=[high_intensity.T28]" office:value-type="float" office:value="57.94616034" calcext:value-type="float">
            <text:p>57.94616034</text:p>
          </table:table-cell>
          <table:table-cell table:style-name="ce11" table:formula="of:=MAX([high_intensity.U28:.V28])" office:value-type="float" office:value="4.48227347040458" calcext:value-type="float">
            <text:p>4.4822734704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3711" calcext:value-type="float">
            <text:p>23711</text:p>
          </table:table-cell>
          <table:table-cell table:formula="of:=&quot;./offlinefitall.sh &quot;&amp;[high_intensity.Y28]&amp;&quot; 0 &quot;&amp;[high_intensity.AC28]&amp;&quot; &quot;&amp;[high_intensity.AB28]&amp;&quot; &quot;&amp;[high_intensity.Z28]/100&amp;&quot; &quot;&amp;[high_intensity.AA28]/100&amp;&quot; &quot;&amp;[high_intensity.AD28]" office:value-type="string" office:string-value="./offlinefitall.sh Cd132 0 10 0.06 0.5794616034 0.0448227347040458 23711" calcext:value-type="string">
            <text:p>./offlinefitall.sh Cd132 0 10 0.06 0.5794616034 0.0448227347040458 23711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3</text:p>
          </table:table-cell>
          <table:table-cell office:value-type="float" office:value="0.973684" calcext:value-type="float">
            <text:p>0.973684</text:p>
          </table:table-cell>
          <table:table-cell office:value-type="float" office:value="1.76351" calcext:value-type="float">
            <text:p>1.76351</text:p>
          </table:table-cell>
          <table:table-cell table:style-name="ce2" office:value-type="float" office:value="64.1205" calcext:value-type="float">
            <text:p>64.1205</text:p>
          </table:table-cell>
          <table:table-cell office:value-type="float" office:value="1.08613" calcext:value-type="float">
            <text:p>1.08613</text:p>
          </table:table-cell>
          <table:table-cell office:value-type="float" office:value="2.18686" calcext:value-type="float">
            <text:p>2.18686</text:p>
          </table:table-cell>
          <table:table-cell table:style-name="ce2" office:value-type="float" office:value="63.0688" calcext:value-type="float">
            <text:p>63.0688</text:p>
          </table:table-cell>
          <table:table-cell office:value-type="float" office:value="0.861243" calcext:value-type="float">
            <text:p>0.861243</text:p>
          </table:table-cell>
          <table:table-cell office:value-type="float" office:value="1.44568" calcext:value-type="float">
            <text:p>1.44568</text:p>
          </table:table-cell>
          <table:table-cell table:style-name="ce2" office:value-type="float" office:value="65.035" calcext:value-type="float">
            <text:p>65.035</text:p>
          </table:table-cell>
          <table:table-cell/>
          <table:table-cell table:style-name="ce6" table:formula="of:=[high_intensity.C29]" office:value-type="string" office:string-value="Cd133" calcext:value-type="string">
            <text:p>Cd133</text:p>
          </table:table-cell>
          <table:table-cell table:style-name="ce6" table:formula="of:=[high_intensity.F29]" office:value-type="float" office:value="64.1205" calcext:value-type="float">
            <text:p>64.1205</text:p>
          </table:table-cell>
          <table:table-cell table:style-name="ce6" table:formula="of:=[high_intensity.L29]-[high_intensity.O29]" office:value-type="float" office:value="0.91449999999999" calcext:value-type="float">
            <text:p>0.9145</text:p>
          </table:table-cell>
          <table:table-cell table:style-name="ce6" table:formula="of:=[high_intensity.O29]-[high_intensity.I29]" office:value-type="float" office:value="1.0517" calcext:value-type="float">
            <text:p>1.0517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6.4019" calcext:value-type="float">
            <text:p>6.4019</text:p>
          </table:table-cell>
          <table:table-cell table:style-name="ce6" table:formula="of:=[high_intensity.O29]*[high_intensity.R29]/100" office:value-type="float" office:value="59.1319251" calcext:value-type="float">
            <text:p>59.1319251</text:p>
          </table:table-cell>
          <table:table-cell table:style-name="ce6" table:formula="of:=[high_intensity.T29]*SQRT([high_intensity.P29]*[high_intensity.P29]/[high_intensity.O29]/[high_intensity.O29]+[high_intensity.S29]*[high_intensity.S29]/[high_intensity.R29]/[high_intensity.R29]+[high_intensity.W29]*[high_intensity.W29])" office:value-type="float" office:value="5.11939486546066" calcext:value-type="float">
            <text:p>5.1193948655</text:p>
          </table:table-cell>
          <table:table-cell table:style-name="ce8" table:formula="of:=[high_intensity.T29]*SQRT([high_intensity.Q29]*[high_intensity.Q29]/[high_intensity.O29]/[high_intensity.O29]+[high_intensity.S29]*[high_intensity.S29]/[high_intensity.R29]/[high_intensity.R29]+[high_intensity.W29]*[high_intensity.W29])" office:value-type="float" office:value="5.14175302711234" calcext:value-type="float">
            <text:p>5.141753027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29]" office:value-type="string" office:string-value="Cd133" calcext:value-type="string">
            <text:p>Cd133</text:p>
          </table:table-cell>
          <table:table-cell table:style-name="ce11" table:formula="of:=[high_intensity.T29]" office:value-type="float" office:value="59.1319251" calcext:value-type="float">
            <text:p>59.1319251</text:p>
          </table:table-cell>
          <table:table-cell table:style-name="ce11" table:formula="of:=MAX([high_intensity.U29:.V29])" office:value-type="float" office:value="5.14175302711234" calcext:value-type="float">
            <text:p>5.1417530271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84" calcext:value-type="float">
            <text:p>2084</text:p>
          </table:table-cell>
          <table:table-cell table:formula="of:=&quot;./offlinefitall.sh &quot;&amp;[high_intensity.Y29]&amp;&quot; 0 &quot;&amp;[high_intensity.AC29]&amp;&quot; &quot;&amp;[high_intensity.AB29]&amp;&quot; &quot;&amp;[high_intensity.Z29]/100&amp;&quot; &quot;&amp;[high_intensity.AA29]/100&amp;&quot; &quot;&amp;[high_intensity.AD29]" office:value-type="string" office:string-value="./offlinefitall.sh Cd133 0 10 0.06 0.591319251 0.0514175302711234 2084" calcext:value-type="string">
            <text:p>./offlinefitall.sh Cd133 0 10 0.06 0.591319251 0.0514175302711234 2084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office:value-type="float" office:value="1.08257" calcext:value-type="float">
            <text:p>1.08257</text:p>
          </table:table-cell>
          <table:table-cell office:value-type="float" office:value="2.17781" calcext:value-type="float">
            <text:p>2.17781</text:p>
          </table:table-cell>
          <table:table-cell table:style-name="ce2" office:value-type="float" office:value="63.1016" calcext:value-type="float">
            <text:p>63.1016</text:p>
          </table:table-cell>
          <table:table-cell office:value-type="float" office:value="1.22639" calcext:value-type="float">
            <text:p>1.22639</text:p>
          </table:table-cell>
          <table:table-cell office:value-type="float" office:value="3.0871" calcext:value-type="float">
            <text:p>3.0871</text:p>
          </table:table-cell>
          <table:table-cell table:style-name="ce2" office:value-type="float" office:value="60.7968" calcext:value-type="float">
            <text:p>60.7968</text:p>
          </table:table-cell>
          <table:table-cell office:value-type="float" office:value="0.93875" calcext:value-type="float">
            <text:p>0.93875</text:p>
          </table:table-cell>
          <table:table-cell office:value-type="float" office:value="1.67373" calcext:value-type="float">
            <text:p>1.67373</text:p>
          </table:table-cell>
          <table:table-cell table:style-name="ce2" office:value-type="float" office:value="64.4129" calcext:value-type="float">
            <text:p>64.4129</text:p>
          </table:table-cell>
          <table:table-cell/>
          <table:table-cell table:style-name="ce6" table:formula="of:=[high_intensity.C30]" office:value-type="string" office:string-value="In131" calcext:value-type="string">
            <text:p>In131</text:p>
          </table:table-cell>
          <table:table-cell table:style-name="ce6" table:formula="of:=[high_intensity.F30]" office:value-type="float" office:value="63.1016" calcext:value-type="float">
            <text:p>63.1016</text:p>
          </table:table-cell>
          <table:table-cell table:style-name="ce6" table:formula="of:=[high_intensity.L30]-[high_intensity.O30]" office:value-type="float" office:value="1.3113" calcext:value-type="float">
            <text:p>1.3113</text:p>
          </table:table-cell>
          <table:table-cell table:style-name="ce6" table:formula="of:=[high_intensity.O30]-[high_intensity.I30]" office:value-type="float" office:value="2.3048" calcext:value-type="float">
            <text:p>2.3048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7.4019" calcext:value-type="float">
            <text:p>7.4019</text:p>
          </table:table-cell>
          <table:table-cell table:style-name="ce6" table:formula="of:=[high_intensity.O30]*[high_intensity.R30]/100" office:value-type="float" office:value="58.19229552" calcext:value-type="float">
            <text:p>58.19229552</text:p>
          </table:table-cell>
          <table:table-cell table:style-name="ce6" table:formula="of:=[high_intensity.T30]*SQRT([high_intensity.P30]*[high_intensity.P30]/[high_intensity.O30]/[high_intensity.O30]+[high_intensity.S30]*[high_intensity.S30]/[high_intensity.R30]/[high_intensity.R30]+[high_intensity.W30]*[high_intensity.W30])" office:value-type="float" office:value="5.62599855002133" calcext:value-type="float">
            <text:p>5.62599855</text:p>
          </table:table-cell>
          <table:table-cell table:style-name="ce8" table:formula="of:=[high_intensity.T30]*SQRT([high_intensity.Q30]*[high_intensity.Q30]/[high_intensity.O30]/[high_intensity.O30]+[high_intensity.S30]*[high_intensity.S30]/[high_intensity.R30]/[high_intensity.R30]+[high_intensity.W30]*[high_intensity.W30])" office:value-type="float" office:value="5.89128106639128" calcext:value-type="float">
            <text:p>5.8912810664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0]" office:value-type="string" office:string-value="In131" calcext:value-type="string">
            <text:p>In131</text:p>
          </table:table-cell>
          <table:table-cell table:style-name="ce11" table:formula="of:=[high_intensity.T30]" office:value-type="float" office:value="58.19229552" calcext:value-type="float">
            <text:p>58.19229552</text:p>
          </table:table-cell>
          <table:table-cell table:style-name="ce11" table:formula="of:=MAX([high_intensity.U30:.V30])" office:value-type="float" office:value="5.89128106639128" calcext:value-type="float">
            <text:p>5.8912810664</text:p>
          </table:table-cell>
          <table:table-cell office:value-type="float" office:value="0.07" calcext:value-type="float">
            <text:p>0.07</text:p>
          </table:table-cell>
          <table:table-cell office:value-type="float" office:value="10" calcext:value-type="float">
            <text:p>10</text:p>
          </table:table-cell>
          <table:table-cell office:value-type="float" office:value="57437" calcext:value-type="float">
            <text:p>57437</text:p>
          </table:table-cell>
          <table:table-cell table:formula="of:=&quot;./offlinefitall.sh &quot;&amp;[high_intensity.Y30]&amp;&quot; 0 &quot;&amp;[high_intensity.AC30]&amp;&quot; &quot;&amp;[high_intensity.AB30]&amp;&quot; &quot;&amp;[high_intensity.Z30]/100&amp;&quot; &quot;&amp;[high_intensity.AA30]/100&amp;&quot; &quot;&amp;[high_intensity.AD30]" office:value-type="string" office:string-value="./offlinefitall.sh In131 0 10 0.07 0.5819229552 0.0589128106639128 57437" calcext:value-type="string">
            <text:p>./offlinefitall.sh In131 0 10 0.07 0.5819229552 0.0589128106639128 57437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table:style-name="ce2" office:value-type="float" office:value="1.18002" calcext:value-type="float">
            <text:p>1.18002</text:p>
          </table:table-cell>
          <table:table-cell office:value-type="float" office:value="2.88241" calcext:value-type="float">
            <text:p>2.88241</text:p>
          </table:table-cell>
          <table:table-cell table:style-name="ce2" office:value-type="float" office:value="61.7824" calcext:value-type="float">
            <text:p>61.7824</text:p>
          </table:table-cell>
          <table:table-cell office:value-type="float" office:value="1.19362" calcext:value-type="float">
            <text:p>1.19362</text:p>
          </table:table-cell>
          <table:table-cell office:value-type="float" office:value="2.70972" calcext:value-type="float">
            <text:p>2.70972</text:p>
          </table:table-cell>
          <table:table-cell table:style-name="ce2" office:value-type="float" office:value="61.7185" calcext:value-type="float">
            <text:p>61.7185</text:p>
          </table:table-cell>
          <table:table-cell office:value-type="float" office:value="1.16642" calcext:value-type="float">
            <text:p>1.16642</text:p>
          </table:table-cell>
          <table:table-cell office:value-type="float" office:value="2.57676" calcext:value-type="float">
            <text:p>2.57676</text:p>
          </table:table-cell>
          <table:table-cell table:style-name="ce2" office:value-type="float" office:value="61.9782" calcext:value-type="float">
            <text:p>61.9782</text:p>
          </table:table-cell>
          <table:table-cell/>
          <table:table-cell table:style-name="ce6" table:formula="of:=[high_intensity.C31]" office:value-type="string" office:string-value="In132" calcext:value-type="string">
            <text:p>In132</text:p>
          </table:table-cell>
          <table:table-cell table:style-name="ce6" table:formula="of:=[high_intensity.F31]" office:value-type="float" office:value="61.7824" calcext:value-type="float">
            <text:p>61.7824</text:p>
          </table:table-cell>
          <table:table-cell table:style-name="ce6" table:formula="of:=[high_intensity.L31]-[high_intensity.O31]" office:value-type="float" office:value="0.195799999999998" calcext:value-type="float">
            <text:p>0.1958</text:p>
          </table:table-cell>
          <table:table-cell table:style-name="ce6" table:formula="of:=[high_intensity.O31]-[high_intensity.I31]" office:value-type="float" office:value="0.0639000000000038" calcext:value-type="float">
            <text:p>0.0639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8.4019" calcext:value-type="float">
            <text:p>8.4019</text:p>
          </table:table-cell>
          <table:table-cell table:style-name="ce6" table:formula="of:=[high_intensity.O31]*[high_intensity.R31]/100" office:value-type="float" office:value="56.97572928" calcext:value-type="float">
            <text:p>56.97572928</text:p>
          </table:table-cell>
          <table:table-cell table:style-name="ce6" table:formula="of:=[high_intensity.T31]*SQRT([high_intensity.P31]*[high_intensity.P31]/[high_intensity.O31]/[high_intensity.O31]+[high_intensity.S31]*[high_intensity.S31]/[high_intensity.R31]/[high_intensity.R31]+[high_intensity.W31]*[high_intensity.W31])" office:value-type="float" office:value="5.91653869776247" calcext:value-type="float">
            <text:p>5.9165386978</text:p>
          </table:table-cell>
          <table:table-cell table:style-name="ce8" table:formula="of:=[high_intensity.T31]*SQRT([high_intensity.Q31]*[high_intensity.Q31]/[high_intensity.O31]/[high_intensity.O31]+[high_intensity.S31]*[high_intensity.S31]/[high_intensity.R31]/[high_intensity.R31]+[high_intensity.W31]*[high_intensity.W31])" office:value-type="float" office:value="5.91407629176736" calcext:value-type="float">
            <text:p>5.9140762918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1]" office:value-type="string" office:string-value="In132" calcext:value-type="string">
            <text:p>In132</text:p>
          </table:table-cell>
          <table:table-cell table:style-name="ce11" table:formula="of:=[high_intensity.T31]" office:value-type="float" office:value="56.97572928" calcext:value-type="float">
            <text:p>56.97572928</text:p>
          </table:table-cell>
          <table:table-cell table:style-name="ce11" table:formula="of:=MAX([high_intensity.U31:.V31])" office:value-type="float" office:value="5.91653869776247" calcext:value-type="float">
            <text:p>5.9165386978</text:p>
          </table:table-cell>
          <table:table-cell office:value-type="float" office:value="0.07" calcext:value-type="float">
            <text:p>0.07</text:p>
          </table:table-cell>
          <table:table-cell office:value-type="float" office:value="10" calcext:value-type="float">
            <text:p>10</text:p>
          </table:table-cell>
          <table:table-cell office:value-type="float" office:value="1438378" calcext:value-type="float">
            <text:p>1438378</text:p>
          </table:table-cell>
          <table:table-cell table:formula="of:=&quot;./offlinefitall.sh &quot;&amp;[high_intensity.Y31]&amp;&quot; 0 &quot;&amp;[high_intensity.AC31]&amp;&quot; &quot;&amp;[high_intensity.AB31]&amp;&quot; &quot;&amp;[high_intensity.Z31]/100&amp;&quot; &quot;&amp;[high_intensity.AA31]/100&amp;&quot; &quot;&amp;[high_intensity.AD31]" office:value-type="string" office:string-value="./offlinefitall.sh In132 0 10 0.07 0.5697572928 0.0591653869776247 1438378" calcext:value-type="string">
            <text:p>./offlinefitall.sh In132 0 10 0.07 0.5697572928 0.0591653869776247 1438378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table:style-name="ce2" office:value-type="float" office:value="1.33944" calcext:value-type="float">
            <text:p>1.33944</text:p>
          </table:table-cell>
          <table:table-cell office:value-type="float" office:value="3.7978" calcext:value-type="float">
            <text:p>3.7978</text:p>
          </table:table-cell>
          <table:table-cell table:style-name="ce2" office:value-type="float" office:value="59.8023" calcext:value-type="float">
            <text:p>59.8023</text:p>
          </table:table-cell>
          <table:table-cell office:value-type="float" office:value="1.34633" calcext:value-type="float">
            <text:p>1.34633</text:p>
          </table:table-cell>
          <table:table-cell office:value-type="float" office:value="3.82362" calcext:value-type="float">
            <text:p>3.82362</text:p>
          </table:table-cell>
          <table:table-cell table:style-name="ce2" office:value-type="float" office:value="59.6845" calcext:value-type="float">
            <text:p>59.6845</text:p>
          </table:table-cell>
          <table:table-cell office:value-type="float" office:value="1.33255" calcext:value-type="float">
            <text:p>1.33255</text:p>
          </table:table-cell>
          <table:table-cell office:value-type="float" office:value="3.76875" calcext:value-type="float">
            <text:p>3.76875</text:p>
          </table:table-cell>
          <table:table-cell table:style-name="ce2" office:value-type="float" office:value="59.9004" calcext:value-type="float">
            <text:p>59.9004</text:p>
          </table:table-cell>
          <table:table-cell/>
          <table:table-cell table:style-name="ce6" table:formula="of:=[high_intensity.C32]" office:value-type="string" office:string-value="In133" calcext:value-type="string">
            <text:p>In133</text:p>
          </table:table-cell>
          <table:table-cell table:style-name="ce6" table:formula="of:=[high_intensity.F32]" office:value-type="float" office:value="59.8023" calcext:value-type="float">
            <text:p>59.8023</text:p>
          </table:table-cell>
          <table:table-cell table:style-name="ce6" table:formula="of:=[high_intensity.L32]-[high_intensity.O32]" office:value-type="float" office:value="0.0980999999999952" calcext:value-type="float">
            <text:p>0.0981</text:p>
          </table:table-cell>
          <table:table-cell table:style-name="ce6" table:formula="of:=[high_intensity.O32]-[high_intensity.I32]" office:value-type="float" office:value="0.117800000000003" calcext:value-type="float">
            <text:p>0.1178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9.4019" calcext:value-type="float">
            <text:p>9.4019</text:p>
          </table:table-cell>
          <table:table-cell table:style-name="ce6" table:formula="of:=[high_intensity.O32]*[high_intensity.R32]/100" office:value-type="float" office:value="55.14968106" calcext:value-type="float">
            <text:p>55.14968106</text:p>
          </table:table-cell>
          <table:table-cell table:style-name="ce6" table:formula="of:=[high_intensity.T32]*SQRT([high_intensity.P32]*[high_intensity.P32]/[high_intensity.O32]/[high_intensity.O32]+[high_intensity.S32]*[high_intensity.S32]/[high_intensity.R32]/[high_intensity.R32]+[high_intensity.W32]*[high_intensity.W32])" office:value-type="float" office:value="6.25638909671168" calcext:value-type="float">
            <text:p>6.2563890967</text:p>
          </table:table-cell>
          <table:table-cell table:style-name="ce8" table:formula="of:=[high_intensity.T32]*SQRT([high_intensity.Q32]*[high_intensity.Q32]/[high_intensity.O32]/[high_intensity.O32]+[high_intensity.S32]*[high_intensity.S32]/[high_intensity.R32]/[high_intensity.R32]+[high_intensity.W32]*[high_intensity.W32])" office:value-type="float" office:value="6.25667816824435" calcext:value-type="float">
            <text:p>6.2566781682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2]" office:value-type="string" office:string-value="In133" calcext:value-type="string">
            <text:p>In133</text:p>
          </table:table-cell>
          <table:table-cell table:style-name="ce11" table:formula="of:=[high_intensity.T32]" office:value-type="float" office:value="55.14968106" calcext:value-type="float">
            <text:p>55.14968106</text:p>
          </table:table-cell>
          <table:table-cell table:style-name="ce11" table:formula="of:=MAX([high_intensity.U32:.V32])" office:value-type="float" office:value="6.25667816824435" calcext:value-type="float">
            <text:p>6.2566781682</text:p>
          </table:table-cell>
          <table:table-cell office:value-type="float" office:value="0.07" calcext:value-type="float">
            <text:p>0.07</text:p>
          </table:table-cell>
          <table:table-cell office:value-type="float" office:value="10" calcext:value-type="float">
            <text:p>10</text:p>
          </table:table-cell>
          <table:table-cell office:value-type="float" office:value="949553" calcext:value-type="float">
            <text:p>949553</text:p>
          </table:table-cell>
          <table:table-cell table:formula="of:=&quot;./offlinefitall.sh &quot;&amp;[high_intensity.Y32]&amp;&quot; 0 &quot;&amp;[high_intensity.AC32]&amp;&quot; &quot;&amp;[high_intensity.AB32]&amp;&quot; &quot;&amp;[high_intensity.Z32]/100&amp;&quot; &quot;&amp;[high_intensity.AA32]/100&amp;&quot; &quot;&amp;[high_intensity.AD32]" office:value-type="string" office:string-value="./offlinefitall.sh In133 0 10 0.07 0.5514968106 0.0625667816824435 949553" calcext:value-type="string">
            <text:p>./offlinefitall.sh In133 0 10 0.07 0.5514968106 0.0625667816824435 949553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In134</text:p>
          </table:table-cell>
          <table:table-cell table:style-name="ce2" office:value-type="float" office:value="1.21856" calcext:value-type="float">
            <text:p>1.21856</text:p>
          </table:table-cell>
          <table:table-cell table:style-name="ce2" office:value-type="float" office:value="3.0033" calcext:value-type="float">
            <text:p>3.0033</text:p>
          </table:table-cell>
          <table:table-cell table:style-name="ce2" office:value-type="float" office:value="60.707" calcext:value-type="float">
            <text:p>60.707</text:p>
          </table:table-cell>
          <table:table-cell table:style-name="ce2" office:value-type="float" office:value="1.23436" calcext:value-type="float">
            <text:p>1.23436</text:p>
          </table:table-cell>
          <table:table-cell table:style-name="ce2" office:value-type="float" office:value="3.17244" calcext:value-type="float">
            <text:p>3.17244</text:p>
          </table:table-cell>
          <table:table-cell table:style-name="ce2" office:value-type="float" office:value="60.8122" calcext:value-type="float">
            <text:p>60.8122</text:p>
          </table:table-cell>
          <table:table-cell table:style-name="ce2" office:value-type="float" office:value="1.20275" calcext:value-type="float">
            <text:p>1.20275</text:p>
          </table:table-cell>
          <table:table-cell table:style-name="ce2" office:value-type="float" office:value="2.83417" calcext:value-type="float">
            <text:p>2.83417</text:p>
          </table:table-cell>
          <table:table-cell table:style-name="ce2" office:value-type="float" office:value="61.7063" calcext:value-type="float">
            <text:p>61.7063</text:p>
          </table:table-cell>
          <table:table-cell/>
          <table:table-cell table:style-name="ce5" table:formula="of:=[high_intensity.C33]" office:value-type="string" office:string-value="In134" calcext:value-type="string">
            <text:p>In134</text:p>
          </table:table-cell>
          <table:table-cell table:style-name="ce6" table:formula="of:=[high_intensity.F33]" office:value-type="float" office:value="60.707" calcext:value-type="float">
            <text:p>60.707</text:p>
          </table:table-cell>
          <table:table-cell table:style-name="ce6" table:formula="of:=[high_intensity.L33]-[high_intensity.O33]" office:value-type="float" office:value="0.999299999999998" calcext:value-type="float">
            <text:p>0.9993</text:p>
          </table:table-cell>
          <table:table-cell table:style-name="ce6" table:formula="of:=[high_intensity.O33]-[high_intensity.I33]" office:value-type="float" office:value="-0.105199999999996" calcext:value-type="float">
            <text:p>-0.1052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0.4019" calcext:value-type="float">
            <text:p>10.4019</text:p>
          </table:table-cell>
          <table:table-cell table:style-name="ce5" table:formula="of:=[high_intensity.O33]*[high_intensity.R33]/100" office:value-type="float" office:value="55.9839954" calcext:value-type="float">
            <text:p>55.9839954</text:p>
          </table:table-cell>
          <table:table-cell table:style-name="ce6" table:formula="of:=[high_intensity.T33]*SQRT([high_intensity.P33]*[high_intensity.P33]/[high_intensity.O33]/[high_intensity.O33]+[high_intensity.S33]*[high_intensity.S33]/[high_intensity.R33]/[high_intensity.R33]+[high_intensity.W33]*[high_intensity.W33])" office:value-type="float" office:value="6.96238978308549" calcext:value-type="float">
            <text:p>6.9623897831</text:p>
          </table:table-cell>
          <table:table-cell table:style-name="ce8" table:formula="of:=[high_intensity.T33]*SQRT([high_intensity.Q33]*[high_intensity.Q33]/[high_intensity.O33]/[high_intensity.O33]+[high_intensity.S33]*[high_intensity.S33]/[high_intensity.R33]/[high_intensity.R33]+[high_intensity.W33]*[high_intensity.W33])" office:value-type="float" office:value="6.90181286796923" calcext:value-type="float">
            <text:p>6.901812868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3]" office:value-type="string" office:string-value="In134" calcext:value-type="string">
            <text:p>In134</text:p>
          </table:table-cell>
          <table:table-cell table:style-name="ce11" table:formula="of:=[high_intensity.T33]" office:value-type="float" office:value="55.9839954" calcext:value-type="float">
            <text:p>55.9839954</text:p>
          </table:table-cell>
          <table:table-cell table:style-name="ce11" table:formula="of:=MAX([high_intensity.U33:.V33])" office:value-type="float" office:value="6.96238978308549" calcext:value-type="float">
            <text:p>6.9623897831</text:p>
          </table:table-cell>
          <table:table-cell office:value-type="float" office:value="0.07" calcext:value-type="float">
            <text:p>0.07</text:p>
          </table:table-cell>
          <table:table-cell office:value-type="float" office:value="10" calcext:value-type="float">
            <text:p>10</text:p>
          </table:table-cell>
          <table:table-cell office:value-type="float" office:value="134324" calcext:value-type="float">
            <text:p>134324</text:p>
          </table:table-cell>
          <table:table-cell table:formula="of:=&quot;./offlinefitall.sh &quot;&amp;[high_intensity.Y33]&amp;&quot; 0 &quot;&amp;[high_intensity.AC33]&amp;&quot; &quot;&amp;[high_intensity.AB33]&amp;&quot; &quot;&amp;[high_intensity.Z33]/100&amp;&quot; &quot;&amp;[high_intensity.AA33]/100&amp;&quot; &quot;&amp;[high_intensity.AD33]" office:value-type="string" office:string-value="./offlinefitall.sh In134 0 10 0.07 0.559839954 0.0696238978308549 134324" calcext:value-type="string">
            <text:p>./offlinefitall.sh In134 0 10 0.07 0.559839954 0.0696238978308549 134324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1.01207" calcext:value-type="float">
            <text:p>1.01207</text:p>
          </table:table-cell>
          <table:table-cell office:value-type="float" office:value="1.89187" calcext:value-type="float">
            <text:p>1.89187</text:p>
          </table:table-cell>
          <table:table-cell table:style-name="ce2" office:value-type="float" office:value="63.8437" calcext:value-type="float">
            <text:p>63.8437</text:p>
          </table:table-cell>
          <table:table-cell office:value-type="float" office:value="1.05555" calcext:value-type="float">
            <text:p>1.05555</text:p>
          </table:table-cell>
          <table:table-cell office:value-type="float" office:value="2.10909" calcext:value-type="float">
            <text:p>2.10909</text:p>
          </table:table-cell>
          <table:table-cell table:style-name="ce2" office:value-type="float" office:value="63.3515" calcext:value-type="float">
            <text:p>63.3515</text:p>
          </table:table-cell>
          <table:table-cell office:value-type="float" office:value="0.968588" calcext:value-type="float">
            <text:p>0.968588</text:p>
          </table:table-cell>
          <table:table-cell office:value-type="float" office:value="1.75017" calcext:value-type="float">
            <text:p>1.75017</text:p>
          </table:table-cell>
          <table:table-cell table:style-name="ce2" office:value-type="float" office:value="64.1638" calcext:value-type="float">
            <text:p>64.1638</text:p>
          </table:table-cell>
          <table:table-cell/>
          <table:table-cell table:style-name="ce6" table:formula="of:=[high_intensity.C34]" office:value-type="string" office:string-value="In135" calcext:value-type="string">
            <text:p>In135</text:p>
          </table:table-cell>
          <table:table-cell table:style-name="ce6" table:formula="of:=[high_intensity.F34]" office:value-type="float" office:value="63.8437" calcext:value-type="float">
            <text:p>63.8437</text:p>
          </table:table-cell>
          <table:table-cell table:style-name="ce6" table:formula="of:=[high_intensity.L34]-[high_intensity.O34]" office:value-type="float" office:value="0.320099999999996" calcext:value-type="float">
            <text:p>0.3201</text:p>
          </table:table-cell>
          <table:table-cell table:style-name="ce6" table:formula="of:=[high_intensity.O34]-[high_intensity.I34]" office:value-type="float" office:value="0.492199999999997" calcext:value-type="float">
            <text:p>0.4922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1.4019" calcext:value-type="float">
            <text:p>11.4019</text:p>
          </table:table-cell>
          <table:table-cell table:style-name="ce6" table:formula="of:=[high_intensity.O34]*[high_intensity.R34]/100" office:value-type="float" office:value="58.87666014" calcext:value-type="float">
            <text:p>58.87666014</text:p>
          </table:table-cell>
          <table:table-cell table:style-name="ce6" table:formula="of:=[high_intensity.T34]*SQRT([high_intensity.P34]*[high_intensity.P34]/[high_intensity.O34]/[high_intensity.O34]+[high_intensity.S34]*[high_intensity.S34]/[high_intensity.R34]/[high_intensity.R34]+[high_intensity.W34]*[high_intensity.W34])" office:value-type="float" office:value="7.85167166719902" calcext:value-type="float">
            <text:p>7.8516716672</text:p>
          </table:table-cell>
          <table:table-cell table:style-name="ce8" table:formula="of:=[high_intensity.T34]*SQRT([high_intensity.Q34]*[high_intensity.Q34]/[high_intensity.O34]/[high_intensity.O34]+[high_intensity.S34]*[high_intensity.S34]/[high_intensity.R34]/[high_intensity.R34]+[high_intensity.W34]*[high_intensity.W34])" office:value-type="float" office:value="7.85923905862344" calcext:value-type="float">
            <text:p>7.859239058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4]" office:value-type="string" office:string-value="In135" calcext:value-type="string">
            <text:p>In135</text:p>
          </table:table-cell>
          <table:table-cell table:style-name="ce11" table:formula="of:=[high_intensity.T34]" office:value-type="float" office:value="58.87666014" calcext:value-type="float">
            <text:p>58.87666014</text:p>
          </table:table-cell>
          <table:table-cell table:style-name="ce11" table:formula="of:=MAX([high_intensity.U34:.V34])" office:value-type="float" office:value="7.85923905862344" calcext:value-type="float">
            <text:p>7.8592390586</text:p>
          </table:table-cell>
          <table:table-cell office:value-type="float" office:value="0.07" calcext:value-type="float">
            <text:p>0.07</text:p>
          </table:table-cell>
          <table:table-cell office:value-type="float" office:value="10" calcext:value-type="float">
            <text:p>10</text:p>
          </table:table-cell>
          <table:table-cell office:value-type="float" office:value="15200" calcext:value-type="float">
            <text:p>15200</text:p>
          </table:table-cell>
          <table:table-cell table:formula="of:=&quot;./offlinefitall.sh &quot;&amp;[high_intensity.Y34]&amp;&quot; 0 &quot;&amp;[high_intensity.AC34]&amp;&quot; &quot;&amp;[high_intensity.AB34]&amp;&quot; &quot;&amp;[high_intensity.Z34]/100&amp;&quot; &quot;&amp;[high_intensity.AA34]/100&amp;&quot; &quot;&amp;[high_intensity.AD34]" office:value-type="string" office:string-value="./offlinefitall.sh In135 0 10 0.07 0.5887666014 0.0785923905862344 15200" calcext:value-type="string">
            <text:p>./offlinefitall.sh In135 0 10 0.07 0.5887666014 0.0785923905862344 15200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4</text:p>
          </table:table-cell>
          <table:table-cell office:value-type="float" office:value="0.87041" calcext:value-type="float">
            <text:p>0.87041</text:p>
          </table:table-cell>
          <table:table-cell office:value-type="float" office:value="1.47081" calcext:value-type="float">
            <text:p>1.47081</text:p>
          </table:table-cell>
          <table:table-cell table:style-name="ce2" office:value-type="float" office:value="64.9589" calcext:value-type="float">
            <text:p>64.9589</text:p>
          </table:table-cell>
          <table:table-cell office:value-type="float" office:value="0.929708" calcext:value-type="float">
            <text:p>0.929708</text:p>
          </table:table-cell>
          <table:table-cell office:value-type="float" office:value="1.65148" calcext:value-type="float">
            <text:p>1.65148</text:p>
          </table:table-cell>
          <table:table-cell table:style-name="ce2" office:value-type="float" office:value="64.4862" calcext:value-type="float">
            <text:p>64.4862</text:p>
          </table:table-cell>
          <table:table-cell office:value-type="float" office:value="0.811112" calcext:value-type="float">
            <text:p>0.811112</text:p>
          </table:table-cell>
          <table:table-cell office:value-type="float" office:value="1.29694" calcext:value-type="float">
            <text:p>1.29694</text:p>
          </table:table-cell>
          <table:table-cell table:style-name="ce2" office:value-type="float" office:value="65.3335" calcext:value-type="float">
            <text:p>65.3335</text:p>
          </table:table-cell>
          <table:table-cell/>
          <table:table-cell table:style-name="ce6" table:formula="of:=[high_intensity.C35]" office:value-type="string" office:string-value="Sn134" calcext:value-type="string">
            <text:p>Sn134</text:p>
          </table:table-cell>
          <table:table-cell table:style-name="ce6" table:formula="of:=[high_intensity.F35]" office:value-type="float" office:value="64.9589" calcext:value-type="float">
            <text:p>64.9589</text:p>
          </table:table-cell>
          <table:table-cell table:style-name="ce6" table:formula="of:=[high_intensity.L35]-[high_intensity.O35]" office:value-type="float" office:value="0.374600000000001" calcext:value-type="float">
            <text:p>0.3746</text:p>
          </table:table-cell>
          <table:table-cell table:style-name="ce6" table:formula="of:=[high_intensity.O35]-[high_intensity.I35]" office:value-type="float" office:value="0.472700000000003" calcext:value-type="float">
            <text:p>0.4727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2.4019" calcext:value-type="float">
            <text:p>12.4019</text:p>
          </table:table-cell>
          <table:table-cell table:style-name="ce6" table:formula="of:=[high_intensity.O35]*[high_intensity.R35]/100" office:value-type="float" office:value="59.90509758" calcext:value-type="float">
            <text:p>59.90509758</text:p>
          </table:table-cell>
          <table:table-cell table:style-name="ce6" table:formula="of:=[high_intensity.T35]*SQRT([high_intensity.P35]*[high_intensity.P35]/[high_intensity.O35]/[high_intensity.O35]+[high_intensity.S35]*[high_intensity.S35]/[high_intensity.R35]/[high_intensity.R35]+[high_intensity.W35]*[high_intensity.W35])" office:value-type="float" office:value="8.59620824699788" calcext:value-type="float">
            <text:p>8.596208247</text:p>
          </table:table-cell>
          <table:table-cell table:style-name="ce8" table:formula="of:=[high_intensity.T35]*SQRT([high_intensity.Q35]*[high_intensity.Q35]/[high_intensity.O35]/[high_intensity.O35]+[high_intensity.S35]*[high_intensity.S35]/[high_intensity.R35]/[high_intensity.R35]+[high_intensity.W35]*[high_intensity.W35])" office:value-type="float" office:value="8.60031894620043" calcext:value-type="float">
            <text:p>8.6003189462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5]" office:value-type="string" office:string-value="Sn134" calcext:value-type="string">
            <text:p>Sn134</text:p>
          </table:table-cell>
          <table:table-cell table:style-name="ce11" table:formula="of:=[high_intensity.T35]" office:value-type="float" office:value="59.90509758" calcext:value-type="float">
            <text:p>59.90509758</text:p>
          </table:table-cell>
          <table:table-cell table:style-name="ce11" table:formula="of:=MAX([high_intensity.U35:.V35])" office:value-type="float" office:value="8.60031894620043" calcext:value-type="float">
            <text:p>8.6003189462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1252" calcext:value-type="float">
            <text:p>31252</text:p>
          </table:table-cell>
          <table:table-cell table:formula="of:=&quot;./offlinefitall.sh &quot;&amp;[high_intensity.Y35]&amp;&quot; 0 &quot;&amp;[high_intensity.AC35]&amp;&quot; &quot;&amp;[high_intensity.AB35]&amp;&quot; &quot;&amp;[high_intensity.Z35]/100&amp;&quot; &quot;&amp;[high_intensity.AA35]/100&amp;&quot; &quot;&amp;[high_intensity.AD35]" office:value-type="string" office:string-value="./offlinefitall.sh Sn134 0 10 0.08 0.5990509758 0.0860031894620043 31252" calcext:value-type="string">
            <text:p>./offlinefitall.sh Sn134 0 10 0.08 0.5990509758 0.0860031894620043 31252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5</text:p>
          </table:table-cell>
          <table:table-cell office:value-type="float" office:value="0.899159" calcext:value-type="float">
            <text:p>0.899159</text:p>
          </table:table-cell>
          <table:table-cell office:value-type="float" office:value="1.56526" calcext:value-type="float">
            <text:p>1.56526</text:p>
          </table:table-cell>
          <table:table-cell table:style-name="ce2" office:value-type="float" office:value="64.7303" calcext:value-type="float">
            <text:p>64.7303</text:p>
          </table:table-cell>
          <table:table-cell office:value-type="float" office:value="0.909437" calcext:value-type="float">
            <text:p>0.909437</text:p>
          </table:table-cell>
          <table:table-cell office:value-type="float" office:value="1.60159" calcext:value-type="float">
            <text:p>1.60159</text:p>
          </table:table-cell>
          <table:table-cell table:style-name="ce2" office:value-type="float" office:value="64.6505" calcext:value-type="float">
            <text:p>64.6505</text:p>
          </table:table-cell>
          <table:table-cell office:value-type="float" office:value="0.88888" calcext:value-type="float">
            <text:p>0.88888</text:p>
          </table:table-cell>
          <table:table-cell office:value-type="float" office:value="1.5282" calcext:value-type="float">
            <text:p>1.5282</text:p>
          </table:table-cell>
          <table:table-cell table:style-name="ce2" office:value-type="float" office:value="64.8099" calcext:value-type="float">
            <text:p>64.8099</text:p>
          </table:table-cell>
          <table:table-cell/>
          <table:table-cell table:style-name="ce6" table:formula="of:=[high_intensity.C36]" office:value-type="string" office:string-value="Sn135" calcext:value-type="string">
            <text:p>Sn135</text:p>
          </table:table-cell>
          <table:table-cell table:style-name="ce6" table:formula="of:=[high_intensity.F36]" office:value-type="float" office:value="64.7303" calcext:value-type="float">
            <text:p>64.7303</text:p>
          </table:table-cell>
          <table:table-cell table:style-name="ce6" table:formula="of:=[high_intensity.L36]-[high_intensity.O36]" office:value-type="float" office:value="0.0795999999999992" calcext:value-type="float">
            <text:p>0.0796</text:p>
          </table:table-cell>
          <table:table-cell table:style-name="ce6" table:formula="of:=[high_intensity.O36]-[high_intensity.I36]" office:value-type="float" office:value="0.0798000000000059" calcext:value-type="float">
            <text:p>0.0798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3.4019" calcext:value-type="float">
            <text:p>13.4019</text:p>
          </table:table-cell>
          <table:table-cell table:style-name="ce6" table:formula="of:=[high_intensity.O36]*[high_intensity.R36]/100" office:value-type="float" office:value="59.69428266" calcext:value-type="float">
            <text:p>59.69428266</text:p>
          </table:table-cell>
          <table:table-cell table:style-name="ce6" table:formula="of:=[high_intensity.T36]*SQRT([high_intensity.P36]*[high_intensity.P36]/[high_intensity.O36]/[high_intensity.O36]+[high_intensity.S36]*[high_intensity.S36]/[high_intensity.R36]/[high_intensity.R36]+[high_intensity.W36]*[high_intensity.W36])" office:value-type="float" office:value="9.1692053917712" calcext:value-type="float">
            <text:p>9.1692053918</text:p>
          </table:table-cell>
          <table:table-cell table:style-name="ce8" table:formula="of:=[high_intensity.T36]*SQRT([high_intensity.Q36]*[high_intensity.Q36]/[high_intensity.O36]/[high_intensity.O36]+[high_intensity.S36]*[high_intensity.S36]/[high_intensity.R36]/[high_intensity.R36]+[high_intensity.W36]*[high_intensity.W36])" office:value-type="float" office:value="9.16920687022179" calcext:value-type="float">
            <text:p>9.1692068702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6]" office:value-type="string" office:string-value="Sn135" calcext:value-type="string">
            <text:p>Sn135</text:p>
          </table:table-cell>
          <table:table-cell table:style-name="ce11" table:formula="of:=[high_intensity.T36]" office:value-type="float" office:value="59.69428266" calcext:value-type="float">
            <text:p>59.69428266</text:p>
          </table:table-cell>
          <table:table-cell table:style-name="ce11" table:formula="of:=MAX([high_intensity.U36:.V36])" office:value-type="float" office:value="9.16920687022179" calcext:value-type="float">
            <text:p>9.1692068702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626262" calcext:value-type="float">
            <text:p>1626262</text:p>
          </table:table-cell>
          <table:table-cell table:formula="of:=&quot;./offlinefitall.sh &quot;&amp;[high_intensity.Y36]&amp;&quot; 0 &quot;&amp;[high_intensity.AC36]&amp;&quot; &quot;&amp;[high_intensity.AB36]&amp;&quot; &quot;&amp;[high_intensity.Z36]/100&amp;&quot; &quot;&amp;[high_intensity.AA36]/100&amp;&quot; &quot;&amp;[high_intensity.AD36]" office:value-type="string" office:string-value="./offlinefitall.sh Sn135 0 10 0.08 0.5969428266 0.0916920687022179 1626262" calcext:value-type="string">
            <text:p>./offlinefitall.sh Sn135 0 10 0.08 0.5969428266 0.0916920687022179 1626262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n136</text:p>
          </table:table-cell>
          <table:table-cell table:style-name="ce2" office:value-type="float" office:value="0.90625" calcext:value-type="float">
            <text:p>0.90625</text:p>
          </table:table-cell>
          <table:table-cell table:style-name="ce2" office:value-type="float" office:value="1.59084" calcext:value-type="float">
            <text:p>1.59084</text:p>
          </table:table-cell>
          <table:table-cell table:style-name="ce2" office:value-type="float" office:value="64.6754" calcext:value-type="float">
            <text:p>64.6754</text:p>
          </table:table-cell>
          <table:table-cell table:style-name="ce2" office:value-type="float" office:value="0.923241" calcext:value-type="float">
            <text:p>0.923241</text:p>
          </table:table-cell>
          <table:table-cell table:style-name="ce2" office:value-type="float" office:value="1.63556" calcext:value-type="float">
            <text:p>1.63556</text:p>
          </table:table-cell>
          <table:table-cell table:style-name="ce2" office:value-type="float" office:value="64.5386" calcext:value-type="float">
            <text:p>64.5386</text:p>
          </table:table-cell>
          <table:table-cell table:style-name="ce2" office:value-type="float" office:value="0.889259" calcext:value-type="float">
            <text:p>0.889259</text:p>
          </table:table-cell>
          <table:table-cell table:style-name="ce2" office:value-type="float" office:value="1.52956" calcext:value-type="float">
            <text:p>1.52956</text:p>
          </table:table-cell>
          <table:table-cell table:style-name="ce2" office:value-type="float" office:value="64.807" calcext:value-type="float">
            <text:p>64.807</text:p>
          </table:table-cell>
          <table:table-cell/>
          <table:table-cell table:style-name="ce5" table:formula="of:=[high_intensity.C37]" office:value-type="string" office:string-value="Sn136" calcext:value-type="string">
            <text:p>Sn136</text:p>
          </table:table-cell>
          <table:table-cell table:style-name="ce6" table:formula="of:=[high_intensity.F37]" office:value-type="float" office:value="64.6754" calcext:value-type="float">
            <text:p>64.6754</text:p>
          </table:table-cell>
          <table:table-cell table:style-name="ce6" table:formula="of:=[high_intensity.L37]-[high_intensity.O37]" office:value-type="float" office:value="0.131600000000006" calcext:value-type="float">
            <text:p>0.1316</text:p>
          </table:table-cell>
          <table:table-cell table:style-name="ce6" table:formula="of:=[high_intensity.O37]-[high_intensity.I37]" office:value-type="float" office:value="0.136799999999994" calcext:value-type="float">
            <text:p>0.1368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4.4019" calcext:value-type="float">
            <text:p>14.4019</text:p>
          </table:table-cell>
          <table:table-cell table:style-name="ce5" table:formula="of:=[high_intensity.O37]*[high_intensity.R37]/100" office:value-type="float" office:value="59.64365388" calcext:value-type="float">
            <text:p>59.64365388</text:p>
          </table:table-cell>
          <table:table-cell table:style-name="ce6" table:formula="of:=[high_intensity.T37]*SQRT([high_intensity.P37]*[high_intensity.P37]/[high_intensity.O37]/[high_intensity.O37]+[high_intensity.S37]*[high_intensity.S37]/[high_intensity.R37]/[high_intensity.R37]+[high_intensity.W37]*[high_intensity.W37])" office:value-type="float" office:value="9.77605219144586" calcext:value-type="float">
            <text:p>9.7760521914</text:p>
          </table:table-cell>
          <table:table-cell table:style-name="ce8" table:formula="of:=[high_intensity.T37]*SQRT([high_intensity.Q37]*[high_intensity.Q37]/[high_intensity.O37]/[high_intensity.O37]+[high_intensity.S37]*[high_intensity.S37]/[high_intensity.R37]/[high_intensity.R37]+[high_intensity.W37]*[high_intensity.W37])" office:value-type="float" office:value="9.77611289879025" calcext:value-type="float">
            <text:p>9.7761128988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7]" office:value-type="string" office:string-value="Sn136" calcext:value-type="string">
            <text:p>Sn136</text:p>
          </table:table-cell>
          <table:table-cell table:style-name="ce11" table:formula="of:=[high_intensity.T37]" office:value-type="float" office:value="59.64365388" calcext:value-type="float">
            <text:p>59.64365388</text:p>
          </table:table-cell>
          <table:table-cell table:style-name="ce11" table:formula="of:=MAX([high_intensity.U37:.V37])" office:value-type="float" office:value="9.77611289879025" calcext:value-type="float">
            <text:p>9.7761128988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75368" calcext:value-type="float">
            <text:p>775368</text:p>
          </table:table-cell>
          <table:table-cell table:formula="of:=&quot;./offlinefitall.sh &quot;&amp;[high_intensity.Y37]&amp;&quot; 0 &quot;&amp;[high_intensity.AC37]&amp;&quot; &quot;&amp;[high_intensity.AB37]&amp;&quot; &quot;&amp;[high_intensity.Z37]/100&amp;&quot; &quot;&amp;[high_intensity.AA37]/100&amp;&quot; &quot;&amp;[high_intensity.AD37]" office:value-type="string" office:string-value="./offlinefitall.sh Sn136 0 10 0.08 0.5964365388 0.0977611289879025 775368" calcext:value-type="string">
            <text:p>./offlinefitall.sh Sn136 0 10 0.08 0.5964365388 0.0977611289879025 775368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7</text:p>
          </table:table-cell>
          <table:table-cell office:value-type="float" office:value="0.873711" calcext:value-type="float">
            <text:p>0.873711</text:p>
          </table:table-cell>
          <table:table-cell office:value-type="float" office:value="1.47985" calcext:value-type="float">
            <text:p>1.47985</text:p>
          </table:table-cell>
          <table:table-cell table:style-name="ce2" office:value-type="float" office:value="64.9315" calcext:value-type="float">
            <text:p>64.9315</text:p>
          </table:table-cell>
          <table:table-cell office:value-type="float" office:value="0.919642" calcext:value-type="float">
            <text:p>0.919642</text:p>
          </table:table-cell>
          <table:table-cell office:value-type="float" office:value="1.6267" calcext:value-type="float">
            <text:p>1.6267</text:p>
          </table:table-cell>
          <table:table-cell table:style-name="ce2" office:value-type="float" office:value="64.5678" calcext:value-type="float">
            <text:p>64.5678</text:p>
          </table:table-cell>
          <table:table-cell office:value-type="float" office:value="0.82778" calcext:value-type="float">
            <text:p>0.82778</text:p>
          </table:table-cell>
          <table:table-cell office:value-type="float" office:value="1.34795" calcext:value-type="float">
            <text:p>1.34795</text:p>
          </table:table-cell>
          <table:table-cell table:style-name="ce2" office:value-type="float" office:value="65.2516" calcext:value-type="float">
            <text:p>65.2516</text:p>
          </table:table-cell>
          <table:table-cell/>
          <table:table-cell table:style-name="ce6" table:formula="of:=[high_intensity.C38]" office:value-type="string" office:string-value="Sn137" calcext:value-type="string">
            <text:p>Sn137</text:p>
          </table:table-cell>
          <table:table-cell table:style-name="ce6" table:formula="of:=[high_intensity.F38]" office:value-type="float" office:value="64.9315" calcext:value-type="float">
            <text:p>64.9315</text:p>
          </table:table-cell>
          <table:table-cell table:style-name="ce6" table:formula="of:=[high_intensity.L38]-[high_intensity.O38]" office:value-type="float" office:value="0.320099999999996" calcext:value-type="float">
            <text:p>0.3201</text:p>
          </table:table-cell>
          <table:table-cell table:style-name="ce6" table:formula="of:=[high_intensity.O38]-[high_intensity.I38]" office:value-type="float" office:value="0.363699999999994" calcext:value-type="float">
            <text:p>0.3637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5.4019" calcext:value-type="float">
            <text:p>15.4019</text:p>
          </table:table-cell>
          <table:table-cell table:style-name="ce6" table:formula="of:=[high_intensity.O38]*[high_intensity.R38]/100" office:value-type="float" office:value="59.8798293" calcext:value-type="float">
            <text:p>59.8798293</text:p>
          </table:table-cell>
          <table:table-cell table:style-name="ce6" table:formula="of:=[high_intensity.T38]*SQRT([high_intensity.P38]*[high_intensity.P38]/[high_intensity.O38]/[high_intensity.O38]+[high_intensity.S38]*[high_intensity.S38]/[high_intensity.R38]/[high_intensity.R38]+[high_intensity.W38]*[high_intensity.W38])" office:value-type="float" office:value="10.4387475435625" calcext:value-type="float">
            <text:p>10.4387475436</text:p>
          </table:table-cell>
          <table:table-cell table:style-name="ce8" table:formula="of:=[high_intensity.T38]*SQRT([high_intensity.Q38]*[high_intensity.Q38]/[high_intensity.O38]/[high_intensity.O38]+[high_intensity.S38]*[high_intensity.S38]/[high_intensity.R38]/[high_intensity.R38]+[high_intensity.W38]*[high_intensity.W38])" office:value-type="float" office:value="10.4399619447132" calcext:value-type="float">
            <text:p>10.4399619447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8]" office:value-type="string" office:string-value="Sn137" calcext:value-type="string">
            <text:p>Sn137</text:p>
          </table:table-cell>
          <table:table-cell table:style-name="ce11" table:formula="of:=[high_intensity.T38]" office:value-type="float" office:value="59.8798293" calcext:value-type="float">
            <text:p>59.8798293</text:p>
          </table:table-cell>
          <table:table-cell table:style-name="ce11" table:formula="of:=MAX([high_intensity.U38:.V38])" office:value-type="float" office:value="10.4399619447132" calcext:value-type="float">
            <text:p>10.4399619447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3954" calcext:value-type="float">
            <text:p>73954</text:p>
          </table:table-cell>
          <table:table-cell table:formula="of:=&quot;./offlinefitall.sh &quot;&amp;[high_intensity.Y38]&amp;&quot; 0 &quot;&amp;[high_intensity.AC38]&amp;&quot; &quot;&amp;[high_intensity.AB38]&amp;&quot; &quot;&amp;[high_intensity.Z38]/100&amp;&quot; &quot;&amp;[high_intensity.AA38]/100&amp;&quot; &quot;&amp;[high_intensity.AD38]" office:value-type="string" office:string-value="./offlinefitall.sh Sn137 0 10 0.08 0.598798293 0.104399619447132 73954" calcext:value-type="string">
            <text:p>./offlinefitall.sh Sn137 0 10 0.08 0.598798293 0.104399619447132 73954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8</text:p>
          </table:table-cell>
          <table:table-cell office:value-type="float" office:value="1.27778" calcext:value-type="float">
            <text:p>1.27778</text:p>
          </table:table-cell>
          <table:table-cell office:value-type="float" office:value="3.26822" calcext:value-type="float">
            <text:p>3.26822</text:p>
          </table:table-cell>
          <table:table-cell table:style-name="ce2" office:value-type="float" office:value="60.8236" calcext:value-type="float">
            <text:p>60.8236</text:p>
          </table:table-cell>
          <table:table-cell office:value-type="float" office:value="1.56211" calcext:value-type="float">
            <text:p>1.56211</text:p>
          </table:table-cell>
          <table:table-cell office:value-type="float" office:value="4.45027" calcext:value-type="float">
            <text:p>4.45027</text:p>
          </table:table-cell>
          <table:table-cell table:style-name="ce2" office:value-type="float" office:value="56.9218" calcext:value-type="float">
            <text:p>56.9218</text:p>
          </table:table-cell>
          <table:table-cell office:value-type="float" office:value="0.993442" calcext:value-type="float">
            <text:p>0.993442</text:p>
          </table:table-cell>
          <table:table-cell office:value-type="float" office:value="1.82187" calcext:value-type="float">
            <text:p>1.82187</text:p>
          </table:table-cell>
          <table:table-cell table:style-name="ce2" office:value-type="float" office:value="63.9645" calcext:value-type="float">
            <text:p>63.9645</text:p>
          </table:table-cell>
          <table:table-cell/>
          <table:table-cell table:style-name="ce6" table:formula="of:=[high_intensity.C39]" office:value-type="string" office:string-value="Sn138" calcext:value-type="string">
            <text:p>Sn138</text:p>
          </table:table-cell>
          <table:table-cell table:style-name="ce6" table:formula="of:=[high_intensity.F39]" office:value-type="float" office:value="60.8236" calcext:value-type="float">
            <text:p>60.8236</text:p>
          </table:table-cell>
          <table:table-cell table:style-name="ce6" table:formula="of:=[high_intensity.L39]-[high_intensity.O39]" office:value-type="float" office:value="3.1409" calcext:value-type="float">
            <text:p>3.1409</text:p>
          </table:table-cell>
          <table:table-cell table:style-name="ce6" table:formula="of:=[high_intensity.O39]-[high_intensity.I39]" office:value-type="float" office:value="3.9018" calcext:value-type="float">
            <text:p>3.9018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6.4019" calcext:value-type="float">
            <text:p>16.4019</text:p>
          </table:table-cell>
          <table:table-cell table:style-name="ce6" table:formula="of:=[high_intensity.O39]*[high_intensity.R39]/100" office:value-type="float" office:value="56.09152392" calcext:value-type="float">
            <text:p>56.09152392</text:p>
          </table:table-cell>
          <table:table-cell table:style-name="ce6" table:formula="of:=[high_intensity.T39]*SQRT([high_intensity.P39]*[high_intensity.P39]/[high_intensity.O39]/[high_intensity.O39]+[high_intensity.S39]*[high_intensity.S39]/[high_intensity.R39]/[high_intensity.R39]+[high_intensity.W39]*[high_intensity.W39])" office:value-type="float" office:value="10.7561715647355" calcext:value-type="float">
            <text:p>10.7561715647</text:p>
          </table:table-cell>
          <table:table-cell table:style-name="ce8" table:formula="of:=[high_intensity.T39]*SQRT([high_intensity.Q39]*[high_intensity.Q39]/[high_intensity.O39]/[high_intensity.O39]+[high_intensity.S39]*[high_intensity.S39]/[high_intensity.R39]/[high_intensity.R39]+[high_intensity.W39]*[high_intensity.W39])" office:value-type="float" office:value="10.9659758010941" calcext:value-type="float">
            <text:p>10.965975801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9]" office:value-type="string" office:string-value="Sn138" calcext:value-type="string">
            <text:p>Sn138</text:p>
          </table:table-cell>
          <table:table-cell table:style-name="ce11" table:formula="of:=[high_intensity.T39]" office:value-type="float" office:value="56.09152392" calcext:value-type="float">
            <text:p>56.09152392</text:p>
          </table:table-cell>
          <table:table-cell table:style-name="ce11" table:formula="of:=MAX([high_intensity.U39:.V39])" office:value-type="float" office:value="10.9659758010941" calcext:value-type="float">
            <text:p>10.9659758011</text:p>
          </table:table-cell>
          <table:table-cell office:value-type="float" office:value="0.08" calcext:value-type="float">
            <text:p>0.0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4201" calcext:value-type="float">
            <text:p>4201</text:p>
          </table:table-cell>
          <table:table-cell table:formula="of:=&quot;./offlinefitall.sh &quot;&amp;[high_intensity.Y39]&amp;&quot; 0 &quot;&amp;[high_intensity.AC39]&amp;&quot; &quot;&amp;[high_intensity.AB39]&amp;&quot; &quot;&amp;[high_intensity.Z39]/100&amp;&quot; &quot;&amp;[high_intensity.AA39]/100&amp;&quot; &quot;&amp;[high_intensity.AD39]" office:value-type="string" office:string-value="./offlinefitall.sh Sn138 0 12 0.08 0.5609152392 0.109659758010941 4201" calcext:value-type="string">
            <text:p>./offlinefitall.sh Sn138 0 12 0.08 0.5609152392 0.109659758010941 4201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4"/>
          <table:table-cell table:style-name="ce12" table:number-columns-repeated="7"/>
          <table:table-cell table:style-name="ce13"/>
          <table:table-cell table:style-name="ce14"/>
          <table:table-cell table:number-columns-repeated="13"/>
          <table:table-cell office:value-type="float" office:value="18" calcext:value-type="float">
            <text:p>18</text:p>
          </table:table-cell>
        </table:table-row>
        <table:table-row table:style-name="ro1" table:number-rows-repeated="4">
          <table:table-cell table:number-columns-repeated="37"/>
        </table:table-row>
        <table:table-row table:style-name="ro1">
          <table:table-cell table:number-columns-repeated="10"/>
          <table:table-cell table:formula="of:=[high_intensity.N23]" office:value-type="string" office:string-value="Ag129" calcext:value-type="string">
            <text:p>Ag129</text:p>
          </table:table-cell>
          <table:table-cell table:formula="of:=[high_intensity.O23]" office:value-type="float" office:value="65.7401" calcext:value-type="float">
            <text:p>65.7401</text:p>
          </table:table-cell>
          <table:table-cell table:formula="of:=MAX([high_intensity.P23:.Q23])" office:value-type="float" office:value="0.337199999999996" calcext:value-type="float">
            <text:p>0.3372</text:p>
          </table:table-cell>
          <table:table-cell table:number-columns-repeated="3"/>
          <table:table-cell table:style-name="ce2" office:value-type="string" calcext:value-type="string">
            <text:p>Compare effective efficiency</text:p>
          </table:table-cell>
          <table:table-cell table:number-columns-repeated="20"/>
        </table:table-row>
        <table:table-row table:style-name="ro1">
          <table:table-cell table:number-columns-repeated="10"/>
          <table:table-cell table:formula="of:=[high_intensity.N24]" office:value-type="string" office:string-value="Ag130" calcext:value-type="string">
            <text:p>Ag130</text:p>
          </table:table-cell>
          <table:table-cell table:formula="of:=[high_intensity.O24]" office:value-type="float" office:value="63.9638" calcext:value-type="float">
            <text:p>63.9638</text:p>
          </table:table-cell>
          <table:table-cell table:formula="of:=MAX([high_intensity.P24:.Q24])" office:value-type="float" office:value="1.1949" calcext:value-type="float">
            <text:p>1.1949</text:p>
          </table:table-cell>
          <table:table-cell table:number-columns-repeated="3"/>
          <table:table-cell office:value-type="string" calcext:value-type="string">
            <text:p>Is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Index2</text:p>
          </table:table-cell>
          <table:table-cell office:value-type="string" calcext:value-type="string">
            <text:p>Low intensity</text:p>
          </table:table-cell>
          <table:table-cell office:value-type="string" calcext:value-type="string">
            <text:p>High Intensity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formula="of:=[high_intensity.N25]" office:value-type="string" office:string-value="Ag131" calcext:value-type="string">
            <text:p>Ag131</text:p>
          </table:table-cell>
          <table:table-cell table:formula="of:=[high_intensity.O25]" office:value-type="float" office:value="65.609" calcext:value-type="float">
            <text:p>65.609</text:p>
          </table:table-cell>
          <table:table-cell table:formula="of:=MAX([high_intensity.P25:.Q25])" office:value-type="float" office:value="1.7135" calcext:value-type="float">
            <text:p>1.7135</text:p>
          </table:table-cell>
          <table:table-cell table:number-columns-repeated="3"/>
          <table:table-cell office:value-type="string" calcext:value-type="string">
            <text:p>Ag129</text:p>
          </table:table-cell>
          <table:table-cell office:value-type="float" office:value="1" calcext:value-type="float">
            <text:p>1</text:p>
          </table:table-cell>
          <table:table-cell table:formula="of:=[high_intensity.R47]+0.2" office:value-type="float" office:value="1.2" calcext:value-type="float">
            <text:p>1.2</text:p>
          </table:table-cell>
          <table:table-cell office:value-type="float" office:value="64.356580806" calcext:value-type="float">
            <text:p>64.356580806</text:p>
          </table:table-cell>
          <table:table-cell office:value-type="float" office:value="60.62552022" calcext:value-type="float">
            <text:p>60.62552022</text:p>
          </table:table-cell>
          <table:table-cell office:value-type="float" office:value="3.21368679151515" calcext:value-type="float">
            <text:p>3.2136867915</text:p>
          </table:table-cell>
          <table:table-cell office:value-type="float" office:value="3.04225747905992" calcext:value-type="float">
            <text:p>3.0422574791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26]" office:value-type="string" office:string-value="Cd130" calcext:value-type="string">
            <text:p>Cd130</text:p>
          </table:table-cell>
          <table:table-cell table:formula="of:=[high_intensity.O26]" office:value-type="float" office:value="66.459" calcext:value-type="float">
            <text:p>66.459</text:p>
          </table:table-cell>
          <table:table-cell table:formula="of:=MAX([high_intensity.P26:.Q26])" office:value-type="float" office:value="0.137799999999999" calcext:value-type="float">
            <text:p>0.1378</text:p>
          </table:table-cell>
          <table:table-cell table:number-columns-repeated="3"/>
          <table:table-cell office:value-type="string" calcext:value-type="string">
            <text:p>Ag130</text:p>
          </table:table-cell>
          <table:table-cell office:value-type="float" office:value="2" calcext:value-type="float">
            <text:p>2</text:p>
          </table:table-cell>
          <table:table-cell table:formula="of:=[high_intensity.R48]+0.2" office:value-type="float" office:value="2.2" calcext:value-type="float">
            <text:p>2.2</text:p>
          </table:table-cell>
          <table:table-cell office:value-type="float" office:value="61.519117128" calcext:value-type="float">
            <text:p>61.519117128</text:p>
          </table:table-cell>
          <table:table-cell office:value-type="float" office:value="58.98741636" calcext:value-type="float">
            <text:p>58.98741636</text:p>
          </table:table-cell>
          <table:table-cell office:value-type="float" office:value="3.31182544291893" calcext:value-type="float">
            <text:p>3.3118254429</text:p>
          </table:table-cell>
          <table:table-cell office:value-type="float" office:value="3.25924068463087" calcext:value-type="float">
            <text:p>3.2592406846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27]" office:value-type="string" office:string-value="Cd131" calcext:value-type="string">
            <text:p>Cd131</text:p>
          </table:table-cell>
          <table:table-cell table:formula="of:=[high_intensity.O27]" office:value-type="float" office:value="64.8619" calcext:value-type="float">
            <text:p>64.8619</text:p>
          </table:table-cell>
          <table:table-cell table:formula="of:=MAX([high_intensity.P27:.Q27])" office:value-type="float" office:value="0.24369999999999" calcext:value-type="float">
            <text:p>0.2437</text:p>
          </table:table-cell>
          <table:table-cell table:number-columns-repeated="3"/>
          <table:table-cell office:value-type="string" calcext:value-type="string">
            <text:p>Ag131</text:p>
          </table:table-cell>
          <table:table-cell office:value-type="float" office:value="3" calcext:value-type="float">
            <text:p>3</text:p>
          </table:table-cell>
          <table:table-cell table:formula="of:=[high_intensity.R49]+0.2" office:value-type="float" office:value="3.2" calcext:value-type="float">
            <text:p>3.2</text:p>
          </table:table-cell>
          <table:table-cell office:value-type="float" office:value="61.70710644" calcext:value-type="float">
            <text:p>61.70710644</text:p>
          </table:table-cell>
          <table:table-cell office:value-type="float" office:value="60.5046198" calcext:value-type="float">
            <text:p>60.5046198</text:p>
          </table:table-cell>
          <table:table-cell office:value-type="float" office:value="3.78823324906125" calcext:value-type="float">
            <text:p>3.7882332491</text:p>
          </table:table-cell>
          <table:table-cell office:value-type="float" office:value="3.74605825943113" calcext:value-type="float">
            <text:p>3.7460582594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28]" office:value-type="string" office:string-value="Cd132" calcext:value-type="string">
            <text:p>Cd132</text:p>
          </table:table-cell>
          <table:table-cell table:formula="of:=[high_intensity.O28]" office:value-type="float" office:value="62.8347" calcext:value-type="float">
            <text:p>62.8347</text:p>
          </table:table-cell>
          <table:table-cell table:formula="of:=MAX([high_intensity.P28:.Q28])" office:value-type="float" office:value="0.559799999999996" calcext:value-type="float">
            <text:p>0.5598</text:p>
          </table:table-cell>
          <table:table-cell table:number-columns-repeated="3"/>
          <table:table-cell office:value-type="string" calcext:value-type="string">
            <text:p>Cd130</text:p>
          </table:table-cell>
          <table:table-cell office:value-type="float" office:value="4" calcext:value-type="float">
            <text:p>4</text:p>
          </table:table-cell>
          <table:table-cell table:formula="of:=[high_intensity.R50]+0.2" office:value-type="float" office:value="4.2" calcext:value-type="float">
            <text:p>4.2</text:p>
          </table:table-cell>
          <table:table-cell office:value-type="float" office:value="64.41523116" calcext:value-type="float">
            <text:p>64.41523116</text:p>
          </table:table-cell>
          <table:table-cell office:value-type="float" office:value="61.2884898" calcext:value-type="float">
            <text:p>61.2884898</text:p>
          </table:table-cell>
          <table:table-cell office:value-type="float" office:value="3.2151846784528" calcext:value-type="float">
            <text:p>3.2151846785</text:p>
          </table:table-cell>
          <table:table-cell office:value-type="float" office:value="3.79688938246064" calcext:value-type="float">
            <text:p>3.796889382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29]" office:value-type="string" office:string-value="Cd133" calcext:value-type="string">
            <text:p>Cd133</text:p>
          </table:table-cell>
          <table:table-cell table:formula="of:=[high_intensity.O29]" office:value-type="float" office:value="64.1205" calcext:value-type="float">
            <text:p>64.1205</text:p>
          </table:table-cell>
          <table:table-cell table:formula="of:=MAX([high_intensity.P29:.Q29])" office:value-type="float" office:value="1.0517" calcext:value-type="float">
            <text:p>1.0517</text:p>
          </table:table-cell>
          <table:table-cell table:number-columns-repeated="3"/>
          <table:table-cell office:value-type="string" calcext:value-type="string">
            <text:p>Cd131</text:p>
          </table:table-cell>
          <table:table-cell office:value-type="float" office:value="5" calcext:value-type="float">
            <text:p>5</text:p>
          </table:table-cell>
          <table:table-cell table:formula="of:=[high_intensity.R51]+0.2" office:value-type="float" office:value="5.2" calcext:value-type="float">
            <text:p>5.2</text:p>
          </table:table-cell>
          <table:table-cell office:value-type="float" office:value="62.367187764" calcext:value-type="float">
            <text:p>62.367187764</text:p>
          </table:table-cell>
          <table:table-cell office:value-type="float" office:value="59.81564418" calcext:value-type="float">
            <text:p>59.81564418</text:p>
          </table:table-cell>
          <table:table-cell office:value-type="float" office:value="3.12387251690613" calcext:value-type="float">
            <text:p>3.1238725169</text:p>
          </table:table-cell>
          <table:table-cell office:value-type="float" office:value="4.12916950101266" calcext:value-type="float">
            <text:p>4.129169501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0]" office:value-type="string" office:string-value="In131" calcext:value-type="string">
            <text:p>In131</text:p>
          </table:table-cell>
          <table:table-cell table:formula="of:=[high_intensity.O30]" office:value-type="float" office:value="63.1016" calcext:value-type="float">
            <text:p>63.1016</text:p>
          </table:table-cell>
          <table:table-cell table:formula="of:=MAX([high_intensity.P30:.Q30])" office:value-type="float" office:value="2.3048" calcext:value-type="float">
            <text:p>2.3048</text:p>
          </table:table-cell>
          <table:table-cell table:number-columns-repeated="3"/>
          <table:table-cell office:value-type="string" calcext:value-type="string">
            <text:p>Cd132</text:p>
          </table:table-cell>
          <table:table-cell office:value-type="float" office:value="6" calcext:value-type="float">
            <text:p>6</text:p>
          </table:table-cell>
          <table:table-cell table:formula="of:=[high_intensity.R52]+0.2" office:value-type="float" office:value="6.2" calcext:value-type="float">
            <text:p>6.2</text:p>
          </table:table-cell>
          <table:table-cell office:value-type="float" office:value="61.50823455" calcext:value-type="float">
            <text:p>61.50823455</text:p>
          </table:table-cell>
          <table:table-cell office:value-type="float" office:value="57.94616034" calcext:value-type="float">
            <text:p>57.94616034</text:p>
          </table:table-cell>
          <table:table-cell office:value-type="float" office:value="3.08768480909845" calcext:value-type="float">
            <text:p>3.0876848091</text:p>
          </table:table-cell>
          <table:table-cell office:value-type="float" office:value="4.48227347040458" calcext:value-type="float">
            <text:p>4.4822734704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1]" office:value-type="string" office:string-value="In132" calcext:value-type="string">
            <text:p>In132</text:p>
          </table:table-cell>
          <table:table-cell table:formula="of:=[high_intensity.O31]" office:value-type="float" office:value="61.7824" calcext:value-type="float">
            <text:p>61.7824</text:p>
          </table:table-cell>
          <table:table-cell table:formula="of:=MAX([high_intensity.P31:.Q31])" office:value-type="float" office:value="0.195799999999998" calcext:value-type="float">
            <text:p>0.1958</text:p>
          </table:table-cell>
          <table:table-cell table:number-columns-repeated="3"/>
          <table:table-cell office:value-type="string" calcext:value-type="string">
            <text:p>Cd133</text:p>
          </table:table-cell>
          <table:table-cell office:value-type="float" office:value="7" calcext:value-type="float">
            <text:p>7</text:p>
          </table:table-cell>
          <table:table-cell table:formula="of:=[high_intensity.R53]+0.2" office:value-type="float" office:value="7.2" calcext:value-type="float">
            <text:p>7.2</text:p>
          </table:table-cell>
          <table:table-cell office:value-type="float" office:value="61.166926086" calcext:value-type="float">
            <text:p>61.166926086</text:p>
          </table:table-cell>
          <table:table-cell office:value-type="float" office:value="59.1319251" calcext:value-type="float">
            <text:p>59.1319251</text:p>
          </table:table-cell>
          <table:table-cell office:value-type="float" office:value="3.34450563056165" calcext:value-type="float">
            <text:p>3.3445056306</text:p>
          </table:table-cell>
          <table:table-cell office:value-type="float" office:value="5.14175302711234" calcext:value-type="float">
            <text:p>5.1417530271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2]" office:value-type="string" office:string-value="In133" calcext:value-type="string">
            <text:p>In133</text:p>
          </table:table-cell>
          <table:table-cell table:formula="of:=[high_intensity.O32]" office:value-type="float" office:value="59.8023" calcext:value-type="float">
            <text:p>59.8023</text:p>
          </table:table-cell>
          <table:table-cell table:formula="of:=MAX([high_intensity.P32:.Q32])" office:value-type="float" office:value="0.117800000000003" calcext:value-type="float">
            <text:p>0.1178</text:p>
          </table:table-cell>
          <table:table-cell table:number-columns-repeated="3"/>
          <table:table-cell office:value-type="string" calcext:value-type="string">
            <text:p>In131</text:p>
          </table:table-cell>
          <table:table-cell office:value-type="float" office:value="8" calcext:value-type="float">
            <text:p>8</text:p>
          </table:table-cell>
          <table:table-cell table:formula="of:=[high_intensity.R54]+0.2" office:value-type="float" office:value="8.2" calcext:value-type="float">
            <text:p>8.2</text:p>
          </table:table-cell>
          <table:table-cell office:value-type="float" office:value="59.830969254" calcext:value-type="float">
            <text:p>59.830969254</text:p>
          </table:table-cell>
          <table:table-cell office:value-type="float" office:value="58.19229552" calcext:value-type="float">
            <text:p>58.19229552</text:p>
          </table:table-cell>
          <table:table-cell office:value-type="float" office:value="3.46858554973893" calcext:value-type="float">
            <text:p>3.4685855497</text:p>
          </table:table-cell>
          <table:table-cell office:value-type="float" office:value="5.89128106639128" calcext:value-type="float">
            <text:p>5.8912810664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3]" office:value-type="string" office:string-value="In134" calcext:value-type="string">
            <text:p>In134</text:p>
          </table:table-cell>
          <table:table-cell table:formula="of:=[high_intensity.O33]" office:value-type="float" office:value="60.707" calcext:value-type="float">
            <text:p>60.707</text:p>
          </table:table-cell>
          <table:table-cell table:formula="of:=MAX([high_intensity.P33:.Q33])" office:value-type="float" office:value="0.999299999999998" calcext:value-type="float">
            <text:p>0.9993</text:p>
          </table:table-cell>
          <table:table-cell table:number-columns-repeated="3"/>
          <table:table-cell office:value-type="string" calcext:value-type="string">
            <text:p>In132</text:p>
          </table:table-cell>
          <table:table-cell office:value-type="float" office:value="9" calcext:value-type="float">
            <text:p>9</text:p>
          </table:table-cell>
          <table:table-cell table:formula="of:=[high_intensity.R55]+0.2" office:value-type="float" office:value="9.2" calcext:value-type="float">
            <text:p>9.2</text:p>
          </table:table-cell>
          <table:table-cell office:value-type="float" office:value="59.45161992" calcext:value-type="float">
            <text:p>59.45161992</text:p>
          </table:table-cell>
          <table:table-cell office:value-type="float" office:value="56.97572928" calcext:value-type="float">
            <text:p>56.97572928</text:p>
          </table:table-cell>
          <table:table-cell office:value-type="float" office:value="3.46605526775941" calcext:value-type="float">
            <text:p>3.4660552678</text:p>
          </table:table-cell>
          <table:table-cell office:value-type="float" office:value="5.91653869776247" calcext:value-type="float">
            <text:p>5.9165386978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4]" office:value-type="string" office:string-value="In135" calcext:value-type="string">
            <text:p>In135</text:p>
          </table:table-cell>
          <table:table-cell table:formula="of:=[high_intensity.O34]" office:value-type="float" office:value="63.8437" calcext:value-type="float">
            <text:p>63.8437</text:p>
          </table:table-cell>
          <table:table-cell table:formula="of:=MAX([high_intensity.P34:.Q34])" office:value-type="float" office:value="0.492199999999997" calcext:value-type="float">
            <text:p>0.4922</text:p>
          </table:table-cell>
          <table:table-cell table:number-columns-repeated="3"/>
          <table:table-cell office:value-type="string" calcext:value-type="string">
            <text:p>In133</text:p>
          </table:table-cell>
          <table:table-cell office:value-type="float" office:value="10" calcext:value-type="float">
            <text:p>10</text:p>
          </table:table-cell>
          <table:table-cell table:formula="of:=[high_intensity.R56]+0.2" office:value-type="float" office:value="10.2" calcext:value-type="float">
            <text:p>10.2</text:p>
          </table:table-cell>
          <table:table-cell office:value-type="float" office:value="57.53898276" calcext:value-type="float">
            <text:p>57.53898276</text:p>
          </table:table-cell>
          <table:table-cell office:value-type="float" office:value="55.14968106" calcext:value-type="float">
            <text:p>55.14968106</text:p>
          </table:table-cell>
          <table:table-cell office:value-type="float" office:value="2.88190848444775" calcext:value-type="float">
            <text:p>2.8819084844</text:p>
          </table:table-cell>
          <table:table-cell office:value-type="float" office:value="6.25667816824435" calcext:value-type="float">
            <text:p>6.256678168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5]" office:value-type="string" office:string-value="Sn134" calcext:value-type="string">
            <text:p>Sn134</text:p>
          </table:table-cell>
          <table:table-cell table:formula="of:=[high_intensity.O35]" office:value-type="float" office:value="64.9589" calcext:value-type="float">
            <text:p>64.9589</text:p>
          </table:table-cell>
          <table:table-cell table:formula="of:=MAX([high_intensity.P35:.Q35])" office:value-type="float" office:value="0.472700000000003" calcext:value-type="float">
            <text:p>0.4727</text:p>
          </table:table-cell>
          <table:table-cell table:number-columns-repeated="3"/>
          <table:table-cell office:value-type="string" calcext:value-type="string">
            <text:p>In134</text:p>
          </table:table-cell>
          <table:table-cell office:value-type="float" office:value="11" calcext:value-type="float">
            <text:p>11</text:p>
          </table:table-cell>
          <table:table-cell table:formula="of:=[high_intensity.R57]+0.2" office:value-type="float" office:value="11.2" calcext:value-type="float">
            <text:p>11.2</text:p>
          </table:table-cell>
          <table:table-cell office:value-type="float" office:value="58.557482914" calcext:value-type="float">
            <text:p>58.557482914</text:p>
          </table:table-cell>
          <table:table-cell office:value-type="float" office:value="56.07304918" calcext:value-type="float">
            <text:p>56.07304918</text:p>
          </table:table-cell>
          <table:table-cell office:value-type="float" office:value="2.95919716983695" calcext:value-type="float">
            <text:p>2.9591971698</text:p>
          </table:table-cell>
          <table:table-cell office:value-type="float" office:value="6.927078945461" calcext:value-type="float">
            <text:p>6.927078945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6]" office:value-type="string" office:string-value="Sn135" calcext:value-type="string">
            <text:p>Sn135</text:p>
          </table:table-cell>
          <table:table-cell table:formula="of:=[high_intensity.O36]" office:value-type="float" office:value="64.7303" calcext:value-type="float">
            <text:p>64.7303</text:p>
          </table:table-cell>
          <table:table-cell table:formula="of:=MAX([high_intensity.P36:.Q36])" office:value-type="float" office:value="0.0798000000000059" calcext:value-type="float">
            <text:p>0.0798</text:p>
          </table:table-cell>
          <table:table-cell table:number-columns-repeated="3"/>
          <table:table-cell office:value-type="string" calcext:value-type="string">
            <text:p>In135</text:p>
          </table:table-cell>
          <table:table-cell office:value-type="float" office:value="12" calcext:value-type="float">
            <text:p>12</text:p>
          </table:table-cell>
          <table:table-cell table:formula="of:=[high_intensity.R58]+0.2" office:value-type="float" office:value="12.2" calcext:value-type="float">
            <text:p>12.2</text:p>
          </table:table-cell>
          <table:table-cell office:value-type="float" office:value="60.759744318" calcext:value-type="float">
            <text:p>60.759744318</text:p>
          </table:table-cell>
          <table:table-cell office:value-type="float" office:value="58.87666014" calcext:value-type="float">
            <text:p>58.87666014</text:p>
          </table:table-cell>
          <table:table-cell office:value-type="float" office:value="3.07473492320209" calcext:value-type="float">
            <text:p>3.0747349232</text:p>
          </table:table-cell>
          <table:table-cell office:value-type="float" office:value="7.85923905862344" calcext:value-type="float">
            <text:p>7.8592390586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7]" office:value-type="string" office:string-value="Sn136" calcext:value-type="string">
            <text:p>Sn136</text:p>
          </table:table-cell>
          <table:table-cell table:formula="of:=[high_intensity.O37]" office:value-type="float" office:value="64.6754" calcext:value-type="float">
            <text:p>64.6754</text:p>
          </table:table-cell>
          <table:table-cell table:formula="of:=MAX([high_intensity.P37:.Q37])" office:value-type="float" office:value="0.136799999999994" calcext:value-type="float">
            <text:p>0.1368</text:p>
          </table:table-cell>
          <table:table-cell table:number-columns-repeated="3"/>
          <table:table-cell office:value-type="string" calcext:value-type="string">
            <text:p>Sn134</text:p>
          </table:table-cell>
          <table:table-cell office:value-type="float" office:value="13" calcext:value-type="float">
            <text:p>13</text:p>
          </table:table-cell>
          <table:table-cell table:formula="of:=[high_intensity.R59]+0.2" office:value-type="float" office:value="13.2" calcext:value-type="float">
            <text:p>13.2</text:p>
          </table:table-cell>
          <table:table-cell office:value-type="float" office:value="63.498494346" calcext:value-type="float">
            <text:p>63.498494346</text:p>
          </table:table-cell>
          <table:table-cell office:value-type="float" office:value="59.90509758" calcext:value-type="float">
            <text:p>59.90509758</text:p>
          </table:table-cell>
          <table:table-cell office:value-type="float" office:value="3.20076588814874" calcext:value-type="float">
            <text:p>3.2007658881</text:p>
          </table:table-cell>
          <table:table-cell office:value-type="float" office:value="8.60031894620043" calcext:value-type="float">
            <text:p>8.600318946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8]" office:value-type="string" office:string-value="Sn137" calcext:value-type="string">
            <text:p>Sn137</text:p>
          </table:table-cell>
          <table:table-cell table:formula="of:=[high_intensity.O38]" office:value-type="float" office:value="64.9315" calcext:value-type="float">
            <text:p>64.9315</text:p>
          </table:table-cell>
          <table:table-cell table:formula="of:=MAX([high_intensity.P38:.Q38])" office:value-type="float" office:value="0.363699999999994" calcext:value-type="float">
            <text:p>0.3637</text:p>
          </table:table-cell>
          <table:table-cell table:number-columns-repeated="3"/>
          <table:table-cell office:value-type="string" calcext:value-type="string">
            <text:p>Sn135</text:p>
          </table:table-cell>
          <table:table-cell office:value-type="float" office:value="14" calcext:value-type="float">
            <text:p>14</text:p>
          </table:table-cell>
          <table:table-cell table:formula="of:=[high_intensity.R60]+0.2" office:value-type="float" office:value="14.2" calcext:value-type="float">
            <text:p>14.2</text:p>
          </table:table-cell>
          <table:table-cell office:value-type="float" office:value="61.900103664" calcext:value-type="float">
            <text:p>61.900103664</text:p>
          </table:table-cell>
          <table:table-cell office:value-type="float" office:value="59.69428266" calcext:value-type="float">
            <text:p>59.69428266</text:p>
          </table:table-cell>
          <table:table-cell office:value-type="float" office:value="3.3656303336282" calcext:value-type="float">
            <text:p>3.3656303336</text:p>
          </table:table-cell>
          <table:table-cell office:value-type="float" office:value="9.16920687022179" calcext:value-type="float">
            <text:p>9.169206870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9]" office:value-type="string" office:string-value="Sn138" calcext:value-type="string">
            <text:p>Sn138</text:p>
          </table:table-cell>
          <table:table-cell table:formula="of:=[high_intensity.O39]" office:value-type="float" office:value="60.8236" calcext:value-type="float">
            <text:p>60.8236</text:p>
          </table:table-cell>
          <table:table-cell table:formula="of:=MAX([high_intensity.P39:.Q39])" office:value-type="float" office:value="3.9018" calcext:value-type="float">
            <text:p>3.9018</text:p>
          </table:table-cell>
          <table:table-cell table:number-columns-repeated="3"/>
          <table:table-cell office:value-type="string" calcext:value-type="string">
            <text:p>Sn136</text:p>
          </table:table-cell>
          <table:table-cell office:value-type="float" office:value="15" calcext:value-type="float">
            <text:p>15</text:p>
          </table:table-cell>
          <table:table-cell table:formula="of:=[high_intensity.R61]+0.2" office:value-type="float" office:value="15.2" calcext:value-type="float">
            <text:p>15.2</text:p>
          </table:table-cell>
          <table:table-cell office:value-type="float" office:value="62.420348676" calcext:value-type="float">
            <text:p>62.420348676</text:p>
          </table:table-cell>
          <table:table-cell office:value-type="float" office:value="59.64365388" calcext:value-type="float">
            <text:p>59.64365388</text:p>
          </table:table-cell>
          <table:table-cell office:value-type="float" office:value="3.12178002148438" calcext:value-type="float">
            <text:p>3.1217800215</text:p>
          </table:table-cell>
          <table:table-cell office:value-type="float" office:value="9.77611289879025" calcext:value-type="float">
            <text:p>9.776112898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Sn137</text:p>
          </table:table-cell>
          <table:table-cell office:value-type="float" office:value="16" calcext:value-type="float">
            <text:p>16</text:p>
          </table:table-cell>
          <table:table-cell table:formula="of:=[high_intensity.R62]+0.2" office:value-type="float" office:value="16.2" calcext:value-type="float">
            <text:p>16.2</text:p>
          </table:table-cell>
          <table:table-cell office:value-type="float" office:value="62.878765236" calcext:value-type="float">
            <text:p>62.878765236</text:p>
          </table:table-cell>
          <table:table-cell office:value-type="float" office:value="59.8798293" calcext:value-type="float">
            <text:p>59.8798293</text:p>
          </table:table-cell>
          <table:table-cell office:value-type="float" office:value="3.15559636965123" calcext:value-type="float">
            <text:p>3.1555963697</text:p>
          </table:table-cell>
          <table:table-cell office:value-type="float" office:value="10.4399619447132" calcext:value-type="float">
            <text:p>10.4399619447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Sn138</text:p>
          </table:table-cell>
          <table:table-cell office:value-type="float" office:value="17" calcext:value-type="float">
            <text:p>17</text:p>
          </table:table-cell>
          <table:table-cell table:formula="of:=[high_intensity.R63]+0.2" office:value-type="float" office:value="17.2" calcext:value-type="float">
            <text:p>17.2</text:p>
          </table:table-cell>
          <table:table-cell office:value-type="float" office:value="64.227819684" calcext:value-type="float">
            <text:p>64.227819684</text:p>
          </table:table-cell>
          <table:table-cell office:value-type="float" office:value="56.09152392" calcext:value-type="float">
            <text:p>56.09152392</text:p>
          </table:table-cell>
          <table:table-cell office:value-type="float" office:value="3.30610464056857" calcext:value-type="float">
            <text:p>3.3061046406</text:p>
          </table:table-cell>
          <table:table-cell office:value-type="float" office:value="10.9659758010941" calcext:value-type="float">
            <text:p>10.9659758011</text:p>
          </table:table-cell>
          <table:table-cell table:number-columns-repeated="14"/>
        </table:table-row>
        <table:table-row table:style-name="ro1" table:number-rows-repeated="12">
          <table:table-cell table:number-columns-repeated="37"/>
        </table:table-row>
        <table:table-row table:style-name="ro1">
          <table:table-cell table:number-columns-repeated="16"/>
          <table:table-cell table:style-name="ce2" office:value-type="string" calcext:value-type="string">
            <text:p>Compare intrisic efficiency</text:p>
          </table:table-cell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Is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Index2</text:p>
          </table:table-cell>
          <table:table-cell office:value-type="string" calcext:value-type="string">
            <text:p>Low intensity</text:p>
          </table:table-cell>
          <table:table-cell office:value-type="string" calcext:value-type="string">
            <text:p>High Intensity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Ag129</text:p>
          </table:table-cell>
          <table:table-cell office:value-type="float" office:value="1" calcext:value-type="float">
            <text:p>1</text:p>
          </table:table-cell>
          <table:table-cell table:formula="of:=[high_intensity.R78]+0.2" office:value-type="float" office:value="1.2" calcext:value-type="float">
            <text:p>1.2</text:p>
          </table:table-cell>
          <table:table-cell office:value-type="float" office:value="66.8251" calcext:value-type="float">
            <text:p>66.8251</text:p>
          </table:table-cell>
          <table:table-cell office:value-type="float" office:value="65.7401" calcext:value-type="float">
            <text:p>65.7401</text:p>
          </table:table-cell>
          <table:table-cell office:value-type="float" office:value="0.159299999999988" calcext:value-type="float">
            <text:p>0.1593</text:p>
          </table:table-cell>
          <table:table-cell office:value-type="float" office:value="0.337199999999996" calcext:value-type="float">
            <text:p>0.3372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Ag130</text:p>
          </table:table-cell>
          <table:table-cell office:value-type="float" office:value="2" calcext:value-type="float">
            <text:p>2</text:p>
          </table:table-cell>
          <table:table-cell table:formula="of:=[high_intensity.R79]+0.2" office:value-type="float" office:value="2.2" calcext:value-type="float">
            <text:p>2.2</text:p>
          </table:table-cell>
          <table:table-cell office:value-type="float" office:value="63.8788" calcext:value-type="float">
            <text:p>63.8788</text:p>
          </table:table-cell>
          <table:table-cell office:value-type="float" office:value="63.9638" calcext:value-type="float">
            <text:p>63.9638</text:p>
          </table:table-cell>
          <table:table-cell office:value-type="float" office:value="1.2938" calcext:value-type="float">
            <text:p>1.2938</text:p>
          </table:table-cell>
          <table:table-cell office:value-type="float" office:value="1.1949" calcext:value-type="float">
            <text:p>1.1949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Ag131</text:p>
          </table:table-cell>
          <table:table-cell office:value-type="float" office:value="3" calcext:value-type="float">
            <text:p>3</text:p>
          </table:table-cell>
          <table:table-cell table:formula="of:=[high_intensity.R80]+0.2" office:value-type="float" office:value="3.2" calcext:value-type="float">
            <text:p>3.2</text:p>
          </table:table-cell>
          <table:table-cell office:value-type="float" office:value="64.074" calcext:value-type="float">
            <text:p>64.074</text:p>
          </table:table-cell>
          <table:table-cell office:value-type="float" office:value="65.609" calcext:value-type="float">
            <text:p>65.609</text:p>
          </table:table-cell>
          <table:table-cell office:value-type="float" office:value="2.2932" calcext:value-type="float">
            <text:p>2.2932</text:p>
          </table:table-cell>
          <table:table-cell office:value-type="float" office:value="1.7135" calcext:value-type="float">
            <text:p>1.7135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Cd130</text:p>
          </table:table-cell>
          <table:table-cell office:value-type="float" office:value="4" calcext:value-type="float">
            <text:p>4</text:p>
          </table:table-cell>
          <table:table-cell table:formula="of:=[high_intensity.R81]+0.2" office:value-type="float" office:value="4.2" calcext:value-type="float">
            <text:p>4.2</text:p>
          </table:table-cell>
          <table:table-cell office:value-type="float" office:value="66.886" calcext:value-type="float">
            <text:p>66.886</text:p>
          </table:table-cell>
          <table:table-cell office:value-type="float" office:value="66.459" calcext:value-type="float">
            <text:p>66.459</text:p>
          </table:table-cell>
          <table:table-cell office:value-type="float" office:value="0.124499999999998" calcext:value-type="float">
            <text:p>0.1245</text:p>
          </table:table-cell>
          <table:table-cell office:value-type="float" office:value="0.137799999999999" calcext:value-type="float">
            <text:p>0.137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Cd131</text:p>
          </table:table-cell>
          <table:table-cell office:value-type="float" office:value="5" calcext:value-type="float">
            <text:p>5</text:p>
          </table:table-cell>
          <table:table-cell table:formula="of:=[high_intensity.R82]+0.2" office:value-type="float" office:value="5.2" calcext:value-type="float">
            <text:p>5.2</text:p>
          </table:table-cell>
          <table:table-cell office:value-type="float" office:value="64.7594" calcext:value-type="float">
            <text:p>64.7594</text:p>
          </table:table-cell>
          <table:table-cell office:value-type="float" office:value="64.8619" calcext:value-type="float">
            <text:p>64.8619</text:p>
          </table:table-cell>
          <table:table-cell office:value-type="float" office:value="0.296499999999995" calcext:value-type="float">
            <text:p>0.2965</text:p>
          </table:table-cell>
          <table:table-cell office:value-type="float" office:value="0.24369999999999" calcext:value-type="float">
            <text:p>0.2437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Cd132</text:p>
          </table:table-cell>
          <table:table-cell office:value-type="float" office:value="6" calcext:value-type="float">
            <text:p>6</text:p>
          </table:table-cell>
          <table:table-cell table:formula="of:=[high_intensity.R83]+0.2" office:value-type="float" office:value="6.2" calcext:value-type="float">
            <text:p>6.2</text:p>
          </table:table-cell>
          <table:table-cell office:value-type="float" office:value="63.8675" calcext:value-type="float">
            <text:p>63.8675</text:p>
          </table:table-cell>
          <table:table-cell office:value-type="float" office:value="62.8347" calcext:value-type="float">
            <text:p>62.8347</text:p>
          </table:table-cell>
          <table:table-cell office:value-type="float" office:value="0.361899999999999" calcext:value-type="float">
            <text:p>0.3619</text:p>
          </table:table-cell>
          <table:table-cell office:value-type="float" office:value="0.559799999999996" calcext:value-type="float">
            <text:p>0.559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Cd133</text:p>
          </table:table-cell>
          <table:table-cell office:value-type="float" office:value="7" calcext:value-type="float">
            <text:p>7</text:p>
          </table:table-cell>
          <table:table-cell table:formula="of:=[high_intensity.R84]+0.2" office:value-type="float" office:value="7.2" calcext:value-type="float">
            <text:p>7.2</text:p>
          </table:table-cell>
          <table:table-cell office:value-type="float" office:value="63.5131" calcext:value-type="float">
            <text:p>63.5131</text:p>
          </table:table-cell>
          <table:table-cell office:value-type="float" office:value="64.1205" calcext:value-type="float">
            <text:p>64.1205</text:p>
          </table:table-cell>
          <table:table-cell office:value-type="float" office:value="1.4228" calcext:value-type="float">
            <text:p>1.4228</text:p>
          </table:table-cell>
          <table:table-cell office:value-type="float" office:value="1.0517" calcext:value-type="float">
            <text:p>1.0517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In131</text:p>
          </table:table-cell>
          <table:table-cell office:value-type="float" office:value="8" calcext:value-type="float">
            <text:p>8</text:p>
          </table:table-cell>
          <table:table-cell table:formula="of:=[high_intensity.R85]+0.2" office:value-type="float" office:value="8.2" calcext:value-type="float">
            <text:p>8.2</text:p>
          </table:table-cell>
          <table:table-cell office:value-type="float" office:value="62.1259" calcext:value-type="float">
            <text:p>62.1259</text:p>
          </table:table-cell>
          <table:table-cell office:value-type="float" office:value="63.1016" calcext:value-type="float">
            <text:p>63.1016</text:p>
          </table:table-cell>
          <table:table-cell office:value-type="float" office:value="1.8356" calcext:value-type="float">
            <text:p>1.8356</text:p>
          </table:table-cell>
          <table:table-cell office:value-type="float" office:value="2.3048" calcext:value-type="float">
            <text:p>2.304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In132</text:p>
          </table:table-cell>
          <table:table-cell office:value-type="float" office:value="9" calcext:value-type="float">
            <text:p>9</text:p>
          </table:table-cell>
          <table:table-cell table:formula="of:=[high_intensity.R86]+0.2" office:value-type="float" office:value="9.2" calcext:value-type="float">
            <text:p>9.2</text:p>
          </table:table-cell>
          <table:table-cell office:value-type="float" office:value="61.732" calcext:value-type="float">
            <text:p>61.732</text:p>
          </table:table-cell>
          <table:table-cell office:value-type="float" office:value="61.7824" calcext:value-type="float">
            <text:p>61.7824</text:p>
          </table:table-cell>
          <table:table-cell office:value-type="float" office:value="1.8633" calcext:value-type="float">
            <text:p>1.8633</text:p>
          </table:table-cell>
          <table:table-cell office:value-type="float" office:value="0.195799999999998" calcext:value-type="float">
            <text:p>0.195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In133</text:p>
          </table:table-cell>
          <table:table-cell office:value-type="float" office:value="10" calcext:value-type="float">
            <text:p>10</text:p>
          </table:table-cell>
          <table:table-cell table:formula="of:=[high_intensity.R87]+0.2" office:value-type="float" office:value="10.2" calcext:value-type="float">
            <text:p>10.2</text:p>
          </table:table-cell>
          <table:table-cell office:value-type="float" office:value="59.746" calcext:value-type="float">
            <text:p>59.746</text:p>
          </table:table-cell>
          <table:table-cell office:value-type="float" office:value="59.8023" calcext:value-type="float">
            <text:p>59.8023</text:p>
          </table:table-cell>
          <table:table-cell office:value-type="float" office:value="0.272100000000002" calcext:value-type="float">
            <text:p>0.2721</text:p>
          </table:table-cell>
          <table:table-cell office:value-type="float" office:value="0.117800000000003" calcext:value-type="float">
            <text:p>0.117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In134</text:p>
          </table:table-cell>
          <table:table-cell office:value-type="float" office:value="11" calcext:value-type="float">
            <text:p>11</text:p>
          </table:table-cell>
          <table:table-cell table:formula="of:=[high_intensity.R88]+0.2" office:value-type="float" office:value="11.2" calcext:value-type="float">
            <text:p>11.2</text:p>
          </table:table-cell>
          <table:table-cell office:value-type="float" office:value="60.8035666666667" calcext:value-type="float">
            <text:p>60.8035666667</text:p>
          </table:table-cell>
          <table:table-cell office:value-type="float" office:value="60.707" calcext:value-type="float">
            <text:p>60.707</text:p>
          </table:table-cell>
          <table:table-cell office:value-type="float" office:value="0.493566666666659" calcext:value-type="float">
            <text:p>0.4935666667</text:p>
          </table:table-cell>
          <table:table-cell office:value-type="float" office:value="0.999299999999998" calcext:value-type="float">
            <text:p>0.9993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In135</text:p>
          </table:table-cell>
          <table:table-cell office:value-type="float" office:value="12" calcext:value-type="float">
            <text:p>12</text:p>
          </table:table-cell>
          <table:table-cell table:formula="of:=[high_intensity.R89]+0.2" office:value-type="float" office:value="12.2" calcext:value-type="float">
            <text:p>12.2</text:p>
          </table:table-cell>
          <table:table-cell office:value-type="float" office:value="63.0903" calcext:value-type="float">
            <text:p>63.0903</text:p>
          </table:table-cell>
          <table:table-cell office:value-type="float" office:value="63.8437" calcext:value-type="float">
            <text:p>63.8437</text:p>
          </table:table-cell>
          <table:table-cell office:value-type="float" office:value="0.538899999999998" calcext:value-type="float">
            <text:p>0.5389</text:p>
          </table:table-cell>
          <table:table-cell office:value-type="float" office:value="0.492199999999997" calcext:value-type="float">
            <text:p>0.4922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Sn134</text:p>
          </table:table-cell>
          <table:table-cell office:value-type="float" office:value="13" calcext:value-type="float">
            <text:p>13</text:p>
          </table:table-cell>
          <table:table-cell table:formula="of:=[high_intensity.R90]+0.2" office:value-type="float" office:value="13.2" calcext:value-type="float">
            <text:p>13.2</text:p>
          </table:table-cell>
          <table:table-cell office:value-type="float" office:value="65.9341" calcext:value-type="float">
            <text:p>65.9341</text:p>
          </table:table-cell>
          <table:table-cell office:value-type="float" office:value="64.9589" calcext:value-type="float">
            <text:p>64.9589</text:p>
          </table:table-cell>
          <table:table-cell office:value-type="float" office:value="0.479900000000001" calcext:value-type="float">
            <text:p>0.4799</text:p>
          </table:table-cell>
          <table:table-cell office:value-type="float" office:value="0.472700000000003" calcext:value-type="float">
            <text:p>0.4727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Sn135</text:p>
          </table:table-cell>
          <table:table-cell office:value-type="float" office:value="14" calcext:value-type="float">
            <text:p>14</text:p>
          </table:table-cell>
          <table:table-cell table:formula="of:=[high_intensity.R91]+0.2" office:value-type="float" office:value="14.2" calcext:value-type="float">
            <text:p>14.2</text:p>
          </table:table-cell>
          <table:table-cell office:value-type="float" office:value="64.2744" calcext:value-type="float">
            <text:p>64.2744</text:p>
          </table:table-cell>
          <table:table-cell office:value-type="float" office:value="64.7303" calcext:value-type="float">
            <text:p>64.7303</text:p>
          </table:table-cell>
          <table:table-cell office:value-type="float" office:value="1.3911" calcext:value-type="float">
            <text:p>1.3911</text:p>
          </table:table-cell>
          <table:table-cell office:value-type="float" office:value="0.0798000000000059" calcext:value-type="float">
            <text:p>0.079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Sn136</text:p>
          </table:table-cell>
          <table:table-cell office:value-type="float" office:value="15" calcext:value-type="float">
            <text:p>15</text:p>
          </table:table-cell>
          <table:table-cell table:formula="of:=[high_intensity.R92]+0.2" office:value-type="float" office:value="15.2" calcext:value-type="float">
            <text:p>15.2</text:p>
          </table:table-cell>
          <table:table-cell office:value-type="float" office:value="64.8146" calcext:value-type="float">
            <text:p>64.8146</text:p>
          </table:table-cell>
          <table:table-cell office:value-type="float" office:value="64.6754" calcext:value-type="float">
            <text:p>64.6754</text:p>
          </table:table-cell>
          <table:table-cell office:value-type="float" office:value="0.236699999999999" calcext:value-type="float">
            <text:p>0.2367</text:p>
          </table:table-cell>
          <table:table-cell office:value-type="float" office:value="0.136799999999994" calcext:value-type="float">
            <text:p>0.136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Sn137</text:p>
          </table:table-cell>
          <table:table-cell office:value-type="float" office:value="16" calcext:value-type="float">
            <text:p>16</text:p>
          </table:table-cell>
          <table:table-cell table:formula="of:=[high_intensity.R93]+0.2" office:value-type="float" office:value="16.2" calcext:value-type="float">
            <text:p>16.2</text:p>
          </table:table-cell>
          <table:table-cell office:value-type="float" office:value="65.2906" calcext:value-type="float">
            <text:p>65.2906</text:p>
          </table:table-cell>
          <table:table-cell office:value-type="float" office:value="64.9315" calcext:value-type="float">
            <text:p>64.9315</text:p>
          </table:table-cell>
          <table:table-cell office:value-type="float" office:value="0.361699999999999" calcext:value-type="float">
            <text:p>0.3617</text:p>
          </table:table-cell>
          <table:table-cell office:value-type="float" office:value="0.363699999999994" calcext:value-type="float">
            <text:p>0.3637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Sn138</text:p>
          </table:table-cell>
          <table:table-cell office:value-type="float" office:value="17" calcext:value-type="float">
            <text:p>17</text:p>
          </table:table-cell>
          <table:table-cell table:formula="of:=[high_intensity.R94]+0.2" office:value-type="float" office:value="17.2" calcext:value-type="float">
            <text:p>17.2</text:p>
          </table:table-cell>
          <table:table-cell office:value-type="float" office:value="66.6914" calcext:value-type="float">
            <text:p>66.6914</text:p>
          </table:table-cell>
          <table:table-cell office:value-type="float" office:value="60.8236" calcext:value-type="float">
            <text:p>60.8236</text:p>
          </table:table-cell>
          <table:table-cell office:value-type="float" office:value="0.848200000000006" calcext:value-type="float">
            <text:p>0.8482</text:p>
          </table:table-cell>
          <table:table-cell office:value-type="float" office:value="3.9018" calcext:value-type="float">
            <text:p>3.9018</text:p>
          </table:table-cell>
          <table:table-cell table:number-columns-repeated="14"/>
        </table:table-row>
        <table:table-row table:style-name="ro1" table:number-rows-repeated="9">
          <table:table-cell table:number-columns-repeated="37"/>
        </table:table-row>
        <table:table-row table:style-name="ro1">
          <table:table-cell table:number-columns-repeated="17"/>
          <table:table-cell office:value-type="string" calcext:value-type="string">
            <text:p>Low intensity</text:p>
          </table:table-cell>
          <table:table-cell office:value-type="string" calcext:value-type="string">
            <text:p>High Intensity</text:p>
          </table:table-cell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Ag129</text:p>
          </table:table-cell>
          <table:table-cell office:value-type="float" office:value="66.8251" calcext:value-type="float">
            <text:p>66.8251</text:p>
          </table:table-cell>
          <table:table-cell office:value-type="float" office:value="65.7401" calcext:value-type="float">
            <text:p>65.7401</text:p>
          </table:table-cell>
          <table:table-cell office:value-type="float" office:value="0.159299999999988" calcext:value-type="float">
            <text:p>0.1593</text:p>
          </table:table-cell>
          <table:table-cell office:value-type="float" office:value="0.337199999999996" calcext:value-type="float">
            <text:p>0.337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Ag130</text:p>
          </table:table-cell>
          <table:table-cell office:value-type="float" office:value="63.8788" calcext:value-type="float">
            <text:p>63.8788</text:p>
          </table:table-cell>
          <table:table-cell office:value-type="float" office:value="63.9638" calcext:value-type="float">
            <text:p>63.9638</text:p>
          </table:table-cell>
          <table:table-cell office:value-type="float" office:value="1.2938" calcext:value-type="float">
            <text:p>1.2938</text:p>
          </table:table-cell>
          <table:table-cell office:value-type="float" office:value="1.1949" calcext:value-type="float">
            <text:p>1.1949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Ag131</text:p>
          </table:table-cell>
          <table:table-cell office:value-type="float" office:value="64.074" calcext:value-type="float">
            <text:p>64.074</text:p>
          </table:table-cell>
          <table:table-cell office:value-type="float" office:value="65.609" calcext:value-type="float">
            <text:p>65.609</text:p>
          </table:table-cell>
          <table:table-cell office:value-type="float" office:value="2.2932" calcext:value-type="float">
            <text:p>2.2932</text:p>
          </table:table-cell>
          <table:table-cell office:value-type="float" office:value="1.7135" calcext:value-type="float">
            <text:p>1.7135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0</text:p>
          </table:table-cell>
          <table:table-cell office:value-type="float" office:value="66.886" calcext:value-type="float">
            <text:p>66.886</text:p>
          </table:table-cell>
          <table:table-cell office:value-type="float" office:value="66.459" calcext:value-type="float">
            <text:p>66.459</text:p>
          </table:table-cell>
          <table:table-cell office:value-type="float" office:value="0.124499999999998" calcext:value-type="float">
            <text:p>0.1245</text:p>
          </table:table-cell>
          <table:table-cell office:value-type="float" office:value="0.137799999999999" calcext:value-type="float">
            <text:p>0.137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1</text:p>
          </table:table-cell>
          <table:table-cell office:value-type="float" office:value="64.7594" calcext:value-type="float">
            <text:p>64.7594</text:p>
          </table:table-cell>
          <table:table-cell office:value-type="float" office:value="64.8619" calcext:value-type="float">
            <text:p>64.8619</text:p>
          </table:table-cell>
          <table:table-cell office:value-type="float" office:value="0.296499999999995" calcext:value-type="float">
            <text:p>0.2965</text:p>
          </table:table-cell>
          <table:table-cell office:value-type="float" office:value="0.24369999999999" calcext:value-type="float">
            <text:p>0.2437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2</text:p>
          </table:table-cell>
          <table:table-cell office:value-type="float" office:value="63.8675" calcext:value-type="float">
            <text:p>63.8675</text:p>
          </table:table-cell>
          <table:table-cell office:value-type="float" office:value="62.8347" calcext:value-type="float">
            <text:p>62.8347</text:p>
          </table:table-cell>
          <table:table-cell office:value-type="float" office:value="0.361899999999999" calcext:value-type="float">
            <text:p>0.3619</text:p>
          </table:table-cell>
          <table:table-cell office:value-type="float" office:value="0.559799999999996" calcext:value-type="float">
            <text:p>0.559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3</text:p>
          </table:table-cell>
          <table:table-cell office:value-type="float" office:value="63.5131" calcext:value-type="float">
            <text:p>63.5131</text:p>
          </table:table-cell>
          <table:table-cell office:value-type="float" office:value="64.1205" calcext:value-type="float">
            <text:p>64.1205</text:p>
          </table:table-cell>
          <table:table-cell office:value-type="float" office:value="1.4228" calcext:value-type="float">
            <text:p>1.4228</text:p>
          </table:table-cell>
          <table:table-cell office:value-type="float" office:value="1.0517" calcext:value-type="float">
            <text:p>1.0517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1</text:p>
          </table:table-cell>
          <table:table-cell office:value-type="float" office:value="62.1259" calcext:value-type="float">
            <text:p>62.1259</text:p>
          </table:table-cell>
          <table:table-cell office:value-type="float" office:value="63.1016" calcext:value-type="float">
            <text:p>63.1016</text:p>
          </table:table-cell>
          <table:table-cell office:value-type="float" office:value="1.8356" calcext:value-type="float">
            <text:p>1.8356</text:p>
          </table:table-cell>
          <table:table-cell office:value-type="float" office:value="2.3048" calcext:value-type="float">
            <text:p>2.304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2</text:p>
          </table:table-cell>
          <table:table-cell office:value-type="float" office:value="61.732" calcext:value-type="float">
            <text:p>61.732</text:p>
          </table:table-cell>
          <table:table-cell office:value-type="float" office:value="61.7824" calcext:value-type="float">
            <text:p>61.7824</text:p>
          </table:table-cell>
          <table:table-cell office:value-type="float" office:value="1.8633" calcext:value-type="float">
            <text:p>1.8633</text:p>
          </table:table-cell>
          <table:table-cell office:value-type="float" office:value="0.195799999999998" calcext:value-type="float">
            <text:p>0.195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3</text:p>
          </table:table-cell>
          <table:table-cell office:value-type="float" office:value="59.746" calcext:value-type="float">
            <text:p>59.746</text:p>
          </table:table-cell>
          <table:table-cell office:value-type="float" office:value="59.8023" calcext:value-type="float">
            <text:p>59.8023</text:p>
          </table:table-cell>
          <table:table-cell office:value-type="float" office:value="0.272100000000002" calcext:value-type="float">
            <text:p>0.2721</text:p>
          </table:table-cell>
          <table:table-cell office:value-type="float" office:value="0.117800000000003" calcext:value-type="float">
            <text:p>0.117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4</text:p>
          </table:table-cell>
          <table:table-cell office:value-type="float" office:value="60.8035666666667" calcext:value-type="float">
            <text:p>60.8035666667</text:p>
          </table:table-cell>
          <table:table-cell office:value-type="float" office:value="60.707" calcext:value-type="float">
            <text:p>60.707</text:p>
          </table:table-cell>
          <table:table-cell office:value-type="float" office:value="0.493566666666659" calcext:value-type="float">
            <text:p>0.4935666667</text:p>
          </table:table-cell>
          <table:table-cell office:value-type="float" office:value="0.999299999999998" calcext:value-type="float">
            <text:p>0.9993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5</text:p>
          </table:table-cell>
          <table:table-cell office:value-type="float" office:value="63.0903" calcext:value-type="float">
            <text:p>63.0903</text:p>
          </table:table-cell>
          <table:table-cell office:value-type="float" office:value="63.8437" calcext:value-type="float">
            <text:p>63.8437</text:p>
          </table:table-cell>
          <table:table-cell office:value-type="float" office:value="0.538899999999998" calcext:value-type="float">
            <text:p>0.5389</text:p>
          </table:table-cell>
          <table:table-cell office:value-type="float" office:value="0.492199999999997" calcext:value-type="float">
            <text:p>0.492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4</text:p>
          </table:table-cell>
          <table:table-cell office:value-type="float" office:value="65.9341" calcext:value-type="float">
            <text:p>65.9341</text:p>
          </table:table-cell>
          <table:table-cell office:value-type="float" office:value="64.9589" calcext:value-type="float">
            <text:p>64.9589</text:p>
          </table:table-cell>
          <table:table-cell office:value-type="float" office:value="0.479900000000001" calcext:value-type="float">
            <text:p>0.4799</text:p>
          </table:table-cell>
          <table:table-cell office:value-type="float" office:value="0.472700000000003" calcext:value-type="float">
            <text:p>0.4727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5</text:p>
          </table:table-cell>
          <table:table-cell office:value-type="float" office:value="64.2744" calcext:value-type="float">
            <text:p>64.2744</text:p>
          </table:table-cell>
          <table:table-cell office:value-type="float" office:value="64.7303" calcext:value-type="float">
            <text:p>64.7303</text:p>
          </table:table-cell>
          <table:table-cell office:value-type="float" office:value="1.3911" calcext:value-type="float">
            <text:p>1.3911</text:p>
          </table:table-cell>
          <table:table-cell office:value-type="float" office:value="0.0798000000000059" calcext:value-type="float">
            <text:p>0.079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6</text:p>
          </table:table-cell>
          <table:table-cell office:value-type="float" office:value="64.8146" calcext:value-type="float">
            <text:p>64.8146</text:p>
          </table:table-cell>
          <table:table-cell office:value-type="float" office:value="64.6754" calcext:value-type="float">
            <text:p>64.6754</text:p>
          </table:table-cell>
          <table:table-cell office:value-type="float" office:value="0.236699999999999" calcext:value-type="float">
            <text:p>0.2367</text:p>
          </table:table-cell>
          <table:table-cell office:value-type="float" office:value="0.136799999999994" calcext:value-type="float">
            <text:p>0.136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7</text:p>
          </table:table-cell>
          <table:table-cell office:value-type="float" office:value="65.2906" calcext:value-type="float">
            <text:p>65.2906</text:p>
          </table:table-cell>
          <table:table-cell office:value-type="float" office:value="64.9315" calcext:value-type="float">
            <text:p>64.9315</text:p>
          </table:table-cell>
          <table:table-cell office:value-type="float" office:value="0.361699999999999" calcext:value-type="float">
            <text:p>0.3617</text:p>
          </table:table-cell>
          <table:table-cell office:value-type="float" office:value="0.363699999999994" calcext:value-type="float">
            <text:p>0.3637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8</text:p>
          </table:table-cell>
          <table:table-cell office:value-type="float" office:value="66.6914" calcext:value-type="float">
            <text:p>66.6914</text:p>
          </table:table-cell>
          <table:table-cell office:value-type="float" office:value="60.8236" calcext:value-type="float">
            <text:p>60.8236</text:p>
          </table:table-cell>
          <table:table-cell office:value-type="float" office:value="0.848200000000006" calcext:value-type="float">
            <text:p>0.8482</text:p>
          </table:table-cell>
          <table:table-cell office:value-type="float" office:value="3.9018" calcext:value-type="float">
            <text:p>3.9018</text:p>
          </table:table-cell>
          <table:table-cell table:number-columns-repeated="16"/>
        </table:table-row>
        <table:table-row table:style-name="ro1" table:number-rows-repeated="5">
          <table:table-cell table:number-columns-repeated="37"/>
        </table:table-row>
        <table:table-row table:style-name="ro1">
          <table:table-cell table:number-columns-repeated="16"/>
          <table:table-cell office:value-type="string" calcext:value-type="string">
            <text:p>Isotopes</text:p>
          </table:table-cell>
          <table:table-cell office:value-type="string" calcext:value-type="string">
            <text:p>Low intensity</text:p>
          </table:table-cell>
          <table:table-cell office:value-type="string" calcext:value-type="string">
            <text:p>High Intensity</text:p>
          </table:table-cell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Ag129</text:p>
          </table:table-cell>
          <table:table-cell office:value-type="float" office:value="64.356580806" calcext:value-type="float">
            <text:p>64.356580806</text:p>
          </table:table-cell>
          <table:table-cell office:value-type="float" office:value="60.62552022" calcext:value-type="float">
            <text:p>60.62552022</text:p>
          </table:table-cell>
          <table:table-cell office:value-type="float" office:value="3.21368679151515" calcext:value-type="float">
            <text:p>3.2136867915</text:p>
          </table:table-cell>
          <table:table-cell office:value-type="float" office:value="3.04225747905992" calcext:value-type="float">
            <text:p>3.042257479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Ag130</text:p>
          </table:table-cell>
          <table:table-cell office:value-type="float" office:value="61.519117128" calcext:value-type="float">
            <text:p>61.519117128</text:p>
          </table:table-cell>
          <table:table-cell office:value-type="float" office:value="58.98741636" calcext:value-type="float">
            <text:p>58.98741636</text:p>
          </table:table-cell>
          <table:table-cell office:value-type="float" office:value="3.31182544291893" calcext:value-type="float">
            <text:p>3.3118254429</text:p>
          </table:table-cell>
          <table:table-cell office:value-type="float" office:value="3.25924068463087" calcext:value-type="float">
            <text:p>3.2592406846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Ag131</text:p>
          </table:table-cell>
          <table:table-cell office:value-type="float" office:value="61.70710644" calcext:value-type="float">
            <text:p>61.70710644</text:p>
          </table:table-cell>
          <table:table-cell office:value-type="float" office:value="60.5046198" calcext:value-type="float">
            <text:p>60.5046198</text:p>
          </table:table-cell>
          <table:table-cell office:value-type="float" office:value="3.78823324906125" calcext:value-type="float">
            <text:p>3.7882332491</text:p>
          </table:table-cell>
          <table:table-cell office:value-type="float" office:value="3.74605825943113" calcext:value-type="float">
            <text:p>3.746058259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0</text:p>
          </table:table-cell>
          <table:table-cell office:value-type="float" office:value="64.41523116" calcext:value-type="float">
            <text:p>64.41523116</text:p>
          </table:table-cell>
          <table:table-cell office:value-type="float" office:value="61.2884898" calcext:value-type="float">
            <text:p>61.2884898</text:p>
          </table:table-cell>
          <table:table-cell office:value-type="float" office:value="3.2151846784528" calcext:value-type="float">
            <text:p>3.2151846785</text:p>
          </table:table-cell>
          <table:table-cell office:value-type="float" office:value="3.79688938246064" calcext:value-type="float">
            <text:p>3.7968893825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1</text:p>
          </table:table-cell>
          <table:table-cell office:value-type="float" office:value="62.367187764" calcext:value-type="float">
            <text:p>62.367187764</text:p>
          </table:table-cell>
          <table:table-cell office:value-type="float" office:value="59.81564418" calcext:value-type="float">
            <text:p>59.81564418</text:p>
          </table:table-cell>
          <table:table-cell office:value-type="float" office:value="3.12387251690613" calcext:value-type="float">
            <text:p>3.1238725169</text:p>
          </table:table-cell>
          <table:table-cell office:value-type="float" office:value="4.12916950101266" calcext:value-type="float">
            <text:p>4.12916950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2</text:p>
          </table:table-cell>
          <table:table-cell office:value-type="float" office:value="61.50823455" calcext:value-type="float">
            <text:p>61.50823455</text:p>
          </table:table-cell>
          <table:table-cell office:value-type="float" office:value="57.94616034" calcext:value-type="float">
            <text:p>57.94616034</text:p>
          </table:table-cell>
          <table:table-cell office:value-type="float" office:value="3.08768480909845" calcext:value-type="float">
            <text:p>3.0876848091</text:p>
          </table:table-cell>
          <table:table-cell office:value-type="float" office:value="4.48227347040458" calcext:value-type="float">
            <text:p>4.482273470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3</text:p>
          </table:table-cell>
          <table:table-cell office:value-type="float" office:value="61.166926086" calcext:value-type="float">
            <text:p>61.166926086</text:p>
          </table:table-cell>
          <table:table-cell office:value-type="float" office:value="59.1319251" calcext:value-type="float">
            <text:p>59.1319251</text:p>
          </table:table-cell>
          <table:table-cell office:value-type="float" office:value="3.34450563056165" calcext:value-type="float">
            <text:p>3.3445056306</text:p>
          </table:table-cell>
          <table:table-cell office:value-type="float" office:value="5.14175302711234" calcext:value-type="float">
            <text:p>5.141753027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1</text:p>
          </table:table-cell>
          <table:table-cell office:value-type="float" office:value="59.830969254" calcext:value-type="float">
            <text:p>59.830969254</text:p>
          </table:table-cell>
          <table:table-cell office:value-type="float" office:value="58.19229552" calcext:value-type="float">
            <text:p>58.19229552</text:p>
          </table:table-cell>
          <table:table-cell office:value-type="float" office:value="3.46858554973893" calcext:value-type="float">
            <text:p>3.4685855497</text:p>
          </table:table-cell>
          <table:table-cell office:value-type="float" office:value="5.89128106639128" calcext:value-type="float">
            <text:p>5.891281066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2</text:p>
          </table:table-cell>
          <table:table-cell office:value-type="float" office:value="59.45161992" calcext:value-type="float">
            <text:p>59.45161992</text:p>
          </table:table-cell>
          <table:table-cell office:value-type="float" office:value="56.97572928" calcext:value-type="float">
            <text:p>56.97572928</text:p>
          </table:table-cell>
          <table:table-cell office:value-type="float" office:value="3.46605526775941" calcext:value-type="float">
            <text:p>3.4660552678</text:p>
          </table:table-cell>
          <table:table-cell office:value-type="float" office:value="5.91653869776247" calcext:value-type="float">
            <text:p>5.916538697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3</text:p>
          </table:table-cell>
          <table:table-cell office:value-type="float" office:value="57.53898276" calcext:value-type="float">
            <text:p>57.53898276</text:p>
          </table:table-cell>
          <table:table-cell office:value-type="float" office:value="55.14968106" calcext:value-type="float">
            <text:p>55.14968106</text:p>
          </table:table-cell>
          <table:table-cell office:value-type="float" office:value="2.88190848444775" calcext:value-type="float">
            <text:p>2.8819084844</text:p>
          </table:table-cell>
          <table:table-cell office:value-type="float" office:value="6.25667816824435" calcext:value-type="float">
            <text:p>6.256678168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4</text:p>
          </table:table-cell>
          <table:table-cell office:value-type="float" office:value="58.557482914" calcext:value-type="float">
            <text:p>58.557482914</text:p>
          </table:table-cell>
          <table:table-cell office:value-type="float" office:value="56.07304918" calcext:value-type="float">
            <text:p>56.07304918</text:p>
          </table:table-cell>
          <table:table-cell office:value-type="float" office:value="2.95919716983695" calcext:value-type="float">
            <text:p>2.9591971698</text:p>
          </table:table-cell>
          <table:table-cell office:value-type="float" office:value="6.927078945461" calcext:value-type="float">
            <text:p>6.9270789455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5</text:p>
          </table:table-cell>
          <table:table-cell office:value-type="float" office:value="60.759744318" calcext:value-type="float">
            <text:p>60.759744318</text:p>
          </table:table-cell>
          <table:table-cell office:value-type="float" office:value="58.87666014" calcext:value-type="float">
            <text:p>58.87666014</text:p>
          </table:table-cell>
          <table:table-cell office:value-type="float" office:value="3.07473492320209" calcext:value-type="float">
            <text:p>3.0747349232</text:p>
          </table:table-cell>
          <table:table-cell office:value-type="float" office:value="7.85923905862344" calcext:value-type="float">
            <text:p>7.8592390586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4</text:p>
          </table:table-cell>
          <table:table-cell office:value-type="float" office:value="63.498494346" calcext:value-type="float">
            <text:p>63.498494346</text:p>
          </table:table-cell>
          <table:table-cell office:value-type="float" office:value="59.90509758" calcext:value-type="float">
            <text:p>59.90509758</text:p>
          </table:table-cell>
          <table:table-cell office:value-type="float" office:value="3.20076588814874" calcext:value-type="float">
            <text:p>3.2007658881</text:p>
          </table:table-cell>
          <table:table-cell office:value-type="float" office:value="8.60031894620043" calcext:value-type="float">
            <text:p>8.600318946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5</text:p>
          </table:table-cell>
          <table:table-cell office:value-type="float" office:value="61.900103664" calcext:value-type="float">
            <text:p>61.900103664</text:p>
          </table:table-cell>
          <table:table-cell office:value-type="float" office:value="59.69428266" calcext:value-type="float">
            <text:p>59.69428266</text:p>
          </table:table-cell>
          <table:table-cell office:value-type="float" office:value="3.3656303336282" calcext:value-type="float">
            <text:p>3.3656303336</text:p>
          </table:table-cell>
          <table:table-cell office:value-type="float" office:value="9.16920687022179" calcext:value-type="float">
            <text:p>9.169206870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6</text:p>
          </table:table-cell>
          <table:table-cell office:value-type="float" office:value="62.420348676" calcext:value-type="float">
            <text:p>62.420348676</text:p>
          </table:table-cell>
          <table:table-cell office:value-type="float" office:value="59.64365388" calcext:value-type="float">
            <text:p>59.64365388</text:p>
          </table:table-cell>
          <table:table-cell office:value-type="float" office:value="3.12178002148438" calcext:value-type="float">
            <text:p>3.1217800215</text:p>
          </table:table-cell>
          <table:table-cell office:value-type="float" office:value="9.77611289879025" calcext:value-type="float">
            <text:p>9.776112898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7</text:p>
          </table:table-cell>
          <table:table-cell office:value-type="float" office:value="62.878765236" calcext:value-type="float">
            <text:p>62.878765236</text:p>
          </table:table-cell>
          <table:table-cell office:value-type="float" office:value="59.8798293" calcext:value-type="float">
            <text:p>59.8798293</text:p>
          </table:table-cell>
          <table:table-cell office:value-type="float" office:value="3.15559636965123" calcext:value-type="float">
            <text:p>3.1555963697</text:p>
          </table:table-cell>
          <table:table-cell office:value-type="float" office:value="10.4399619447132" calcext:value-type="float">
            <text:p>10.4399619447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8</text:p>
          </table:table-cell>
          <table:table-cell office:value-type="float" office:value="64.227819684" calcext:value-type="float">
            <text:p>64.227819684</text:p>
          </table:table-cell>
          <table:table-cell office:value-type="float" office:value="56.09152392" calcext:value-type="float">
            <text:p>56.09152392</text:p>
          </table:table-cell>
          <table:table-cell office:value-type="float" office:value="3.30610464056857" calcext:value-type="float">
            <text:p>3.3061046406</text:p>
          </table:table-cell>
          <table:table-cell office:value-type="float" office:value="10.9659758010941" calcext:value-type="float">
            <text:p>10.9659758011</text:p>
          </table:table-cell>
          <table:table-cell table:number-columns-repeated="16"/>
        </table:table-row>
      </table:table>
      <table:table table:name="1n2nIn134In135" table:style-name="ta1">
        <table:table-column table:style-name="co1" table:number-columns-repeated="1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 table:number-rows-repeated="9">
          <table:table-cell table:number-columns-repeated="26"/>
        </table:table-row>
        <table:table-row table:style-name="ro1">
          <table:table-cell table:number-columns-repeated="6"/>
          <table:table-cell office:value-type="string" calcext:value-type="string">
            <text:p>Ag129</text:p>
          </table:table-cell>
          <table:table-cell office:value-type="float" office:value="853" calcext:value-type="float">
            <text:p>853</text:p>
          </table:table-cell>
          <table:table-cell office:value-type="float" office:value="474" calcext:value-type="float">
            <text:p>474</text:p>
          </table:table-cell>
          <table:table-cell office:value-type="float" office:value="840" calcext:value-type="float">
            <text:p>840</text:p>
          </table:table-cell>
          <table:table-cell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8232" calcext:value-type="float">
            <text:p>3823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Ag13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3099" calcext:value-type="float">
            <text:p>3099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Ag13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80" calcext:value-type="float">
            <text:p>58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Cd130</text:p>
          </table:table-cell>
          <table:table-cell office:value-type="float" office:value="1356" calcext:value-type="float">
            <text:p>1356</text:p>
          </table:table-cell>
          <table:table-cell office:value-type="float" office:value="737" calcext:value-type="float">
            <text:p>737</text:p>
          </table:table-cell>
          <table:table-cell office:value-type="float" office:value="1432" calcext:value-type="float">
            <text:p>1432</text:p>
          </table:table-cell>
          <table:table-cell office:value-type="float" office:value="777" calcext:value-type="float">
            <text:p>77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85347" calcext:value-type="float">
            <text:p>285347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Cd131</text:p>
          </table:table-cell>
          <table:table-cell office:value-type="float" office:value="1262" calcext:value-type="float">
            <text:p>1262</text:p>
          </table:table-cell>
          <table:table-cell office:value-type="float" office:value="1130" calcext:value-type="float">
            <text:p>1130</text:p>
          </table:table-cell>
          <table:table-cell office:value-type="float" office:value="1237" calcext:value-type="float">
            <text:p>1237</text:p>
          </table:table-cell>
          <table:table-cell office:value-type="float" office:value="1117" calcext:value-type="float">
            <text:p>11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94274" calcext:value-type="float">
            <text:p>94274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Cd132</text:p>
          </table:table-cell>
          <table:table-cell office:value-type="float" office:value="1427" calcext:value-type="float">
            <text:p>1427</text:p>
          </table:table-cell>
          <table:table-cell office:value-type="float" office:value="1439" calcext:value-type="float">
            <text:p>1439</text:p>
          </table:table-cell>
          <table:table-cell office:value-type="float" office:value="1411" calcext:value-type="float">
            <text:p>1411</text:p>
          </table:table-cell>
          <table:table-cell office:value-type="float" office:value="1408" calcext:value-type="float">
            <text:p>140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8247" calcext:value-type="float">
            <text:p>18247</text:p>
          </table:table-cell>
          <table:table-cell/>
          <table:table-cell table:style-name="ce2" table:number-columns-repeated="3"/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d133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74" calcext:value-type="float">
            <text:p>1774</text:p>
          </table:table-cell>
          <table:table-cell/>
          <table:table-cell table:style-name="ce2" table:number-columns-repeated="3"/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In131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6702" calcext:value-type="float">
            <text:p>3670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In132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482" calcext:value-type="float">
            <text:p>1048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In133</text:p>
          </table:table-cell>
          <table:table-cell office:value-type="float" office:value="12769" calcext:value-type="float">
            <text:p>12769</text:p>
          </table:table-cell>
          <table:table-cell office:value-type="float" office:value="17146" calcext:value-type="float">
            <text:p>17146</text:p>
          </table:table-cell>
          <table:table-cell office:value-type="float" office:value="12538" calcext:value-type="float">
            <text:p>12538</text:p>
          </table:table-cell>
          <table:table-cell office:value-type="float" office:value="16798" calcext:value-type="float">
            <text:p>16798</text:p>
          </table:table-cell>
          <table:table-cell office:value-type="float" office:value="182" calcext:value-type="float">
            <text:p>182</text:p>
          </table:table-cell>
          <table:table-cell office:value-type="float" office:value="256" calcext:value-type="float">
            <text:p>256</text:p>
          </table:table-cell>
          <table:table-cell office:value-type="float" office:value="194956" calcext:value-type="float">
            <text:p>194956</text:p>
          </table:table-cell>
          <table:table-cell/>
          <table:table-cell table:style-name="ce2" table:number-columns-repeated="3"/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In134</text:p>
          </table:table-cell>
          <table:table-cell office:value-type="float" office:value="6698" calcext:value-type="float">
            <text:p>6698</text:p>
          </table:table-cell>
          <table:table-cell office:value-type="float" office:value="8522" calcext:value-type="float">
            <text:p>8522</text:p>
          </table:table-cell>
          <table:table-cell office:value-type="float" office:value="5489" calcext:value-type="float">
            <text:p>5489</text:p>
          </table:table-cell>
          <table:table-cell office:value-type="float" office:value="7286" calcext:value-type="float">
            <text:p>7286</text:p>
          </table:table-cell>
          <table:table-cell office:value-type="float" office:value="1181" calcext:value-type="float">
            <text:p>1181</text:p>
          </table:table-cell>
          <table:table-cell office:value-type="float" office:value="1213" calcext:value-type="float">
            <text:p>1213</text:p>
          </table:table-cell>
          <table:table-cell office:value-type="float" office:value="71728" calcext:value-type="float">
            <text:p>71728</text:p>
          </table:table-cell>
          <table:table-cell table:formula="of:=&quot;./offlinecalefficiency.sh &quot;&amp;[.G20]" office:value-type="string" office:string-value="./offlinecalefficiency.sh In134" calcext:value-type="string">
            <text:p>./offlinecalefficiency.sh In134</text:p>
          </table:table-cell>
          <table:table-cell table:style-name="ce2" table:formula="of:=[.I20]/[.H20]" office:value-type="float" office:value="1.27232009555091" calcext:value-type="float">
            <text:p>1.2723200956</text:p>
          </table:table-cell>
          <table:table-cell table:formula="of:=[.P20]-SQRT(1/[.I20]+1/[.H20])*[.P20]" office:value-type="float" office:value="1.25154417019212" calcext:value-type="float">
            <text:p>1.2515441702</text:p>
          </table:table-cell>
          <table:table-cell table:formula="of:=[.P20]+SQRT(1/[.I20]+1/[.H20])*[.P20]" office:value-type="float" office:value="1.2930960209097" calcext:value-type="float">
            <text:p>1.2930960209</text:p>
          </table:table-cell>
          <table:table-cell table:formula="of:=&quot;./offlinecalefficiency.sh &quot;&amp;[.G20]" office:value-type="string" office:string-value="./offlinecalefficiency.sh In134" calcext:value-type="string">
            <text:p>./offlinecalefficiency.sh In134</text:p>
          </table:table-cell>
          <table:table-cell table:style-name="ce2" table:formula="of:=[.K20]/[.J20]" office:value-type="float" office:value="1.32738203680087" calcext:value-type="float">
            <text:p>1.3273820368</text:p>
          </table:table-cell>
          <table:table-cell table:formula="of:=[.T20]-SQRT(1/[.J20]+1/[.K20])*[.T20]" office:value-type="float" office:value="1.30365818558545" calcext:value-type="float">
            <text:p>1.3036581856</text:p>
          </table:table-cell>
          <table:table-cell table:formula="of:=[.T20]+SQRT(1/[.J20]+1/[.K20])*[.T20]" office:value-type="float" office:value="1.3511058880163" calcext:value-type="float">
            <text:p>1.351105888</text:p>
          </table:table-cell>
          <table:table-cell table:formula="of:=&quot;./offlinecalefficiency.sh &quot;&amp;[.G20]" office:value-type="string" office:string-value="./offlinecalefficiency.sh In134" calcext:value-type="string">
            <text:p>./offlinecalefficiency.sh In134</text:p>
          </table:table-cell>
          <table:table-cell table:style-name="ce2" table:formula="of:=[.M20]/[.L20]" office:value-type="float" office:value="1.02709568162574" calcext:value-type="float">
            <text:p>1.0270956816</text:p>
          </table:table-cell>
          <table:table-cell table:formula="of:=[.X20]-SQRT(1/[.L20]+1/[.M20])*[.X20]" office:value-type="float" office:value="0.985108412670616" calcext:value-type="float">
            <text:p>0.9851084127</text:p>
          </table:table-cell>
          <table:table-cell table:style-name="ce3" table:formula="of:=[.X20]-SQRT(1/[.L20]+1/[.M20])*[.X20]" office:value-type="float" office:value="0.985108412670617" calcext:value-type="float">
            <text:p>0.98510841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135</text:p>
          </table:table-cell>
          <table:table-cell office:value-type="float" office:value="1277" calcext:value-type="float">
            <text:p>1277</text:p>
          </table:table-cell>
          <table:table-cell office:value-type="float" office:value="1384" calcext:value-type="float">
            <text:p>1384</text:p>
          </table:table-cell>
          <table:table-cell office:value-type="float" office:value="1122" calcext:value-type="float">
            <text:p>1122</text:p>
          </table:table-cell>
          <table:table-cell office:value-type="float" office:value="1219" calcext:value-type="float">
            <text:p>1219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office:value-type="float" office:value="11081" calcext:value-type="float">
            <text:p>11081</text:p>
          </table:table-cell>
          <table:table-cell table:formula="of:=&quot;./offlinecalefficiency.sh &quot;&amp;[.G21]" office:value-type="string" office:string-value="./offlinecalefficiency.sh In135" calcext:value-type="string">
            <text:p>./offlinecalefficiency.sh In135</text:p>
          </table:table-cell>
          <table:table-cell table:style-name="ce2" table:formula="of:=[.I21]/[.H21]" office:value-type="float" office:value="1.08379013312451" calcext:value-type="float">
            <text:p>1.0837901331</text:p>
          </table:table-cell>
          <table:table-cell table:formula="of:=[.P21]-SQRT(1/[.I21]+1/[.H21])*[.P21]" office:value-type="float" office:value="1.04173644046391" calcext:value-type="float">
            <text:p>1.0417364405</text:p>
          </table:table-cell>
          <table:table-cell table:formula="of:=[.P21]+SQRT(1/[.I21]+1/[.H21])*[.P21]" office:value-type="float" office:value="1.12584382578511" calcext:value-type="float">
            <text:p>1.1258438258</text:p>
          </table:table-cell>
          <table:table-cell table:formula="of:=&quot;./offlinecalefficiency.sh &quot;&amp;[.G21]" office:value-type="string" office:string-value="./offlinecalefficiency.sh In135" calcext:value-type="string">
            <text:p>./offlinecalefficiency.sh In135</text:p>
          </table:table-cell>
          <table:table-cell table:style-name="ce2" table:formula="of:=[.K21]/[.J21]" office:value-type="float" office:value="1.08645276292335" calcext:value-type="float">
            <text:p>1.0864527629</text:p>
          </table:table-cell>
          <table:table-cell table:formula="of:=[.T21]-SQRT(1/[.J21]+1/[.K21])*[.T21]" office:value-type="float" office:value="1.04150446256639" calcext:value-type="float">
            <text:p>1.0415044626</text:p>
          </table:table-cell>
          <table:table-cell table:formula="of:=[.T21]+SQRT(1/[.J21]+1/[.K21])*[.T21]" office:value-type="float" office:value="1.13140106328031" calcext:value-type="float">
            <text:p>1.1314010633</text:p>
          </table:table-cell>
          <table:table-cell table:formula="of:=&quot;./offlinecalefficiency.sh &quot;&amp;[.G21]" office:value-type="string" office:string-value="./offlinecalefficiency.sh In135" calcext:value-type="string">
            <text:p>./offlinecalefficiency.sh In135</text:p>
          </table:table-cell>
          <table:table-cell table:style-name="ce2" table:formula="of:=[.M21]/[.L21]" office:value-type="float" office:value="1.07843137254902" calcext:value-type="float">
            <text:p>1.0784313725</text:p>
          </table:table-cell>
          <table:table-cell table:formula="of:=[.X21]-SQRT(1/[.L21]+1/[.M21])*[.X21]" office:value-type="float" office:value="0.957394307037012" calcext:value-type="float">
            <text:p>0.957394307</text:p>
          </table:table-cell>
          <table:table-cell table:style-name="ce3" table:formula="of:=[.X21]-SQRT(1/[.L21]+1/[.M21])*[.X21]" office:value-type="float" office:value="0.957394307037012" calcext:value-type="float">
            <text:p>0.9573943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n134</text:p>
          </table:table-cell>
          <table:table-cell office:value-type="float" office:value="227" calcext:value-type="float">
            <text:p>227</text:p>
          </table:table-cell>
          <table:table-cell office:value-type="float" office:value="164" calcext:value-type="float">
            <text:p>164</text:p>
          </table:table-cell>
          <table:table-cell office:value-type="float" office:value="222" calcext:value-type="float">
            <text:p>222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5057" calcext:value-type="float">
            <text:p>15057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n135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735" calcext:value-type="float">
            <text:p>873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n136</text:p>
          </table:table-cell>
          <table:table-cell office:value-type="float" office:value="1996" calcext:value-type="float">
            <text:p>1996</text:p>
          </table:table-cell>
          <table:table-cell office:value-type="float" office:value="1773" calcext:value-type="float">
            <text:p>1773</text:p>
          </table:table-cell>
          <table:table-cell office:value-type="float" office:value="1942" calcext:value-type="float">
            <text:p>1942</text:p>
          </table:table-cell>
          <table:table-cell office:value-type="float" office:value="1705" calcext:value-type="float">
            <text:p>170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29704" calcext:value-type="float">
            <text:p>129704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n137</text:p>
          </table:table-cell>
          <table:table-cell office:value-type="float" office:value="670" calcext:value-type="float">
            <text:p>670</text:p>
          </table:table-cell>
          <table:table-cell office:value-type="float" office:value="549" calcext:value-type="float">
            <text:p>549</text:p>
          </table:table-cell>
          <table:table-cell office:value-type="float" office:value="655" calcext:value-type="float">
            <text:p>655</text:p>
          </table:table-cell>
          <table:table-cell office:value-type="float" office:value="552" calcext:value-type="float">
            <text:p>55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7051" calcext:value-type="float">
            <text:p>37051</text:p>
          </table:table-cell>
          <table:table-cell table:number-columns-repeated="5"/>
          <table:table-cell table:formula="of:=([.T20]-[.X20])/[.T20]*100" office:value-type="float" office:value="22.6224513252305" calcext:value-type="float">
            <text:p>22.622451325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n13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70" calcext:value-type="float">
            <text:p>277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In13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75" calcext:value-type="float">
            <text:p>57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Cd13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n1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6"/>
          <table:table-cell office:value-type="string" calcext:value-type="string">
            <text:p>In134</text:p>
          </table:table-cell>
          <table:table-cell office:value-type="float" office:value="1.32738" calcext:value-type="float">
            <text:p>1.32738</text:p>
          </table:table-cell>
          <table:table-cell office:value-type="float" office:value="3.74697" calcext:value-type="float">
            <text:p>3.74697</text:p>
          </table:table-cell>
          <table:table-cell office:value-type="float" office:value="59.9739" calcext:value-type="float">
            <text:p>59.9739</text:p>
          </table:table-cell>
          <table:table-cell office:value-type="float" office:value="1.35111" calcext:value-type="float">
            <text:p>1.35111</text:p>
          </table:table-cell>
          <table:table-cell office:value-type="float" office:value="3.84134" calcext:value-type="float">
            <text:p>3.84134</text:p>
          </table:table-cell>
          <table:table-cell office:value-type="float" office:value="59.6017" calcext:value-type="float">
            <text:p>59.6017</text:p>
          </table:table-cell>
          <table:table-cell office:value-type="float" office:value="1.30366" calcext:value-type="float">
            <text:p>1.30366</text:p>
          </table:table-cell>
          <table:table-cell office:value-type="float" office:value="3.08901" calcext:value-type="float">
            <text:p>3.08901</text:p>
          </table:table-cell>
          <table:table-cell office:value-type="float" office:value="60.7988" calcext:value-type="float">
            <text:p>60.798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In135</text:p>
          </table:table-cell>
          <table:table-cell office:value-type="float" office:value="1.08645" calcext:value-type="float">
            <text:p>1.08645</text:p>
          </table:table-cell>
          <table:table-cell office:value-type="float" office:value="2.1877" calcext:value-type="float">
            <text:p>2.1877</text:p>
          </table:table-cell>
          <table:table-cell office:value-type="float" office:value="63.0657" calcext:value-type="float">
            <text:p>63.0657</text:p>
          </table:table-cell>
          <table:table-cell office:value-type="float" office:value="1.1314" calcext:value-type="float">
            <text:p>1.1314</text:p>
          </table:table-cell>
          <table:table-cell office:value-type="float" office:value="2.3859" calcext:value-type="float">
            <text:p>2.3859</text:p>
          </table:table-cell>
          <table:table-cell office:value-type="float" office:value="62.4918" calcext:value-type="float">
            <text:p>62.4918</text:p>
          </table:table-cell>
          <table:table-cell office:value-type="float" office:value="1.0415" calcext:value-type="float">
            <text:p>1.0415</text:p>
          </table:table-cell>
          <table:table-cell office:value-type="float" office:value="1.99282" calcext:value-type="float">
            <text:p>1.99282</text:p>
          </table:table-cell>
          <table:table-cell office:value-type="float" office:value="63.5758" calcext:value-type="float">
            <text:p>63.575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In134</text:p>
          </table:table-cell>
          <table:table-cell office:value-type="float" office:value="1.0271" calcext:value-type="float">
            <text:p>1.0271</text:p>
          </table:table-cell>
          <table:table-cell office:value-type="float" office:value="1.94377" calcext:value-type="float">
            <text:p>1.94377</text:p>
          </table:table-cell>
          <table:table-cell office:value-type="float" office:value="63.71" calcext:value-type="float">
            <text:p>63.71</text:p>
          </table:table-cell>
          <table:table-cell office:value-type="float" office:value="0.985108" calcext:value-type="float">
            <text:p>0.985108</text:p>
          </table:table-cell>
          <table:table-cell office:value-type="float" office:value="1.79342" calcext:value-type="float">
            <text:p>1.79342</text:p>
          </table:table-cell>
          <table:table-cell office:value-type="float" office:value="64.0235" calcext:value-type="float">
            <text:p>64.0235</text:p>
          </table:table-cell>
          <table:table-cell office:value-type="float" office:value="0.985108" calcext:value-type="float">
            <text:p>0.985108</text:p>
          </table:table-cell>
          <table:table-cell office:value-type="float" office:value="1.79342" calcext:value-type="float">
            <text:p>1.79342</text:p>
          </table:table-cell>
          <table:table-cell office:value-type="float" office:value="64.0235" calcext:value-type="float">
            <text:p>64.0235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In135</text:p>
          </table:table-cell>
          <table:table-cell office:value-type="float" office:value="1.07843" calcext:value-type="float">
            <text:p>1.07843</text:p>
          </table:table-cell>
          <table:table-cell office:value-type="float" office:value="2.16729" calcext:value-type="float">
            <text:p>2.16729</text:p>
          </table:table-cell>
          <table:table-cell office:value-type="float" office:value="63.1399" calcext:value-type="float">
            <text:p>63.1399</text:p>
          </table:table-cell>
          <table:table-cell office:value-type="float" office:value="0.957394" calcext:value-type="float">
            <text:p>0.957394</text:p>
          </table:table-cell>
          <table:table-cell office:value-type="float" office:value="1.72086" calcext:value-type="float">
            <text:p>1.72086</text:p>
          </table:table-cell>
          <table:table-cell office:value-type="float" office:value="64.2588" calcext:value-type="float">
            <text:p>64.2588</text:p>
          </table:table-cell>
          <table:table-cell office:value-type="float" office:value="0.957394" calcext:value-type="float">
            <text:p>0.957394</text:p>
          </table:table-cell>
          <table:table-cell office:value-type="float" office:value="1.72086" calcext:value-type="float">
            <text:p>1.72086</text:p>
          </table:table-cell>
          <table:table-cell office:value-type="float" office:value="64.2588" calcext:value-type="float">
            <text:p>64.258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00/00/0000</text:date>, <text:time style:data-style-name="N2" text:time-value="23:20:36.334249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0:49:21.176554093</meta:creation-date>
    <meta:generator>LibreOffice/5.0.6.2$Linux_X86_64 LibreOffice_project/00$Build-2</meta:generator>
    <dc:date>2020-07-09T13:07:21.419624804</dc:date>
    <meta:editing-duration>P12DT7H31M11S</meta:editing-duration>
    <meta:editing-cycles>126</meta:editing-cycles>
    <meta:document-statistic meta:table-count="3" meta:cell-count="21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5" chart:maximum="7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high_intensity.V47:high_intensity.V63" chart:error-lower-range="high_intensity.V47:high_intensity.V63" chart:data-label-number="none" chart:data-label-text="tru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high_intensity.V47:high_intensity.V63" chart:error-lower-range="high_intensity.V47:high_intensity.V63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high_intensity.W47:high_intensity.W63" chart:error-lower-range="high_intensity.W47:high_intensity.W63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high_intensity.W47:high_intensity.W63" chart:error-lower-range="high_intensity.W47:high_intensity.W63" loext:std-weight="1"/>
      <style:graphic-properties draw:stroke="solid" svg:stroke-width="0cm" svg:stroke-color="#ff66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51cm" svg:height="11.011cm" xlink:href=".." xlink:type="simple" chart:class="chart:scatter" chart:style-name="ch1">
        <chart:legend svg:x="8.271cm" svg:y="0.906cm" style:legend-expansion="custom" chartooo:width="3.224cm" chartooo:height="1.096cm" style:legend-expansion-aspect-ratio="2.94160583941606" chart:style-name="ch2"/>
        <chart:plot-area chart:style-name="ch3" table:cell-range-address="high_intensity.Q47:high_intensity.R63 high_intensity.T46:high_intensity.U63" chart:data-source-has-labels="both" svg:x="0.433cm" svg:y="0.22cm" svg:width="20.785cm" svg:height="10.571cm">
          <chartooo:coordinate-region svg:x="1.054cm" svg:y="0.419cm" svg:width="19.977cm" svg:height="9.725cm"/>
          <chart:axis chart:dimension="x" chart:name="primary-x" chart:style-name="ch4" chartooo:axis-type="auto">
            <chart:categories table:cell-range-address="high_intensity.Q47:high_intensity.Q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gh_intensity.T47:high_intensity.T63" chart:label-cell-address="high_intensity.T46:high_intensity.T46" chart:class="chart:scatter">
            <chart:domain table:cell-range-address="high_intensity.R47:high_intensity.R63"/>
            <chart:error-indicator chart:style-name="ch8" chart:dimension="y"/>
            <chart:data-point chart:repeated="17"/>
          </chart:series>
          <chart:series chart:style-name="ch9" chart:values-cell-range-address="high_intensity.U47:high_intensity.U63" chart:label-cell-address="high_intensity.U46:high_intensity.U46" chart:class="chart:scatter">
            <chart:domain table:cell-range-address="high_intensity.S47:high_intensity.S63"/>
            <chart:error-indicator chart:style-name="ch10" chart:dimension="y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Low intensity</text:p>
                <draw:g>
                  <svg:desc>high_intensity.T46:high_intensity.T46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olumn V</text:p>
              </table:table-cell>
              <table:table-cell office:value-type="string">
                <text:p>Column S</text:p>
              </table:table-cell>
              <table:table-cell office:value-type="string">
                <text:p>High Intensity</text:p>
                <draw:g>
                  <svg:desc>high_intensity.U46:high_intensity.U46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Ag129</text:p>
                <draw:g>
                  <svg:desc>high_intensity.Q47:high_intensity.Q63</svg:desc>
                </draw:g>
              </table:table-cell>
              <table:table-cell office:value-type="float" office:value="1">
                <text:p>1</text:p>
                <draw:g>
                  <svg:desc>high_intensity.R47:high_intensity.R63</svg:desc>
                </draw:g>
              </table:table-cell>
              <table:table-cell office:value-type="float" office:value="64.356580806">
                <text:p>64.356580806</text:p>
                <draw:g>
                  <svg:desc>high_intensity.T47:high_intensity.T63</svg:desc>
                </draw:g>
              </table:table-cell>
              <table:table-cell office:value-type="float" office:value="3.21368679151515">
                <text:p>3.21368679151515</text:p>
                <draw:g>
                  <svg:desc>high_intensity.V47:high_intensity.V63</svg:desc>
                </draw:g>
              </table:table-cell>
              <table:table-cell office:value-type="float" office:value="3.21368679151515">
                <text:p>3.21368679151515</text:p>
                <draw:g>
                  <svg:desc>high_intensity.V47:high_intensity.V63</svg:desc>
                </draw:g>
              </table:table-cell>
              <table:table-cell office:value-type="float" office:value="1.2">
                <text:p>1.2</text:p>
                <draw:g>
                  <svg:desc>high_intensity.S47:high_intensity.S63</svg:desc>
                </draw:g>
              </table:table-cell>
              <table:table-cell office:value-type="float" office:value="60.62552022">
                <text:p>60.62552022</text:p>
                <draw:g>
                  <svg:desc>high_intensity.U47:high_intensity.U63</svg:desc>
                </draw:g>
              </table:table-cell>
              <table:table-cell office:value-type="float" office:value="3.04225747905992">
                <text:p>3.04225747905992</text:p>
                <draw:g>
                  <svg:desc>high_intensity.W47:high_intensity.W63</svg:desc>
                </draw:g>
              </table:table-cell>
              <table:table-cell office:value-type="float" office:value="3.04225747905992">
                <text:p>3.04225747905992</text:p>
                <draw:g>
                  <svg:desc>high_intensity.W47:high_intensity.W63</svg:desc>
                </draw:g>
              </table:table-cell>
            </table:table-row>
            <table:table-row>
              <table:table-cell office:value-type="string">
                <text:p>Ag130</text:p>
              </table:table-cell>
              <table:table-cell office:value-type="float" office:value="2">
                <text:p>2</text:p>
              </table:table-cell>
              <table:table-cell office:value-type="float" office:value="61.519117128">
                <text:p>61.519117128</text:p>
              </table:table-cell>
              <table:table-cell office:value-type="float" office:value="3.31182544291893">
                <text:p>3.31182544291893</text:p>
              </table:table-cell>
              <table:table-cell office:value-type="float" office:value="3.31182544291893">
                <text:p>3.31182544291893</text:p>
              </table:table-cell>
              <table:table-cell office:value-type="float" office:value="2.2">
                <text:p>2.2</text:p>
              </table:table-cell>
              <table:table-cell office:value-type="float" office:value="58.98741636">
                <text:p>58.98741636</text:p>
              </table:table-cell>
              <table:table-cell office:value-type="float" office:value="3.25924068463087">
                <text:p>3.25924068463087</text:p>
              </table:table-cell>
              <table:table-cell office:value-type="float" office:value="3.25924068463087">
                <text:p>3.25924068463087</text:p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3">
                <text:p>3</text:p>
              </table:table-cell>
              <table:table-cell office:value-type="float" office:value="61.70710644">
                <text:p>61.70710644</text:p>
              </table:table-cell>
              <table:table-cell office:value-type="float" office:value="3.78823324906125">
                <text:p>3.78823324906125</text:p>
              </table:table-cell>
              <table:table-cell office:value-type="float" office:value="3.78823324906125">
                <text:p>3.78823324906125</text:p>
              </table:table-cell>
              <table:table-cell office:value-type="float" office:value="3.2">
                <text:p>3.2</text:p>
              </table:table-cell>
              <table:table-cell office:value-type="float" office:value="60.5046198">
                <text:p>60.5046198</text:p>
              </table:table-cell>
              <table:table-cell office:value-type="float" office:value="3.74605825943113">
                <text:p>3.74605825943113</text:p>
              </table:table-cell>
              <table:table-cell office:value-type="float" office:value="3.74605825943113">
                <text:p>3.74605825943113</text:p>
              </table:table-cell>
            </table:table-row>
            <table:table-row>
              <table:table-cell office:value-type="string">
                <text:p>Cd130</text:p>
              </table:table-cell>
              <table:table-cell office:value-type="float" office:value="4">
                <text:p>4</text:p>
              </table:table-cell>
              <table:table-cell office:value-type="float" office:value="64.41523116">
                <text:p>64.41523116</text:p>
              </table:table-cell>
              <table:table-cell office:value-type="float" office:value="3.2151846784528">
                <text:p>3.2151846784528</text:p>
              </table:table-cell>
              <table:table-cell office:value-type="float" office:value="3.2151846784528">
                <text:p>3.2151846784528</text:p>
              </table:table-cell>
              <table:table-cell office:value-type="float" office:value="4.2">
                <text:p>4.2</text:p>
              </table:table-cell>
              <table:table-cell office:value-type="float" office:value="61.2884898">
                <text:p>61.2884898</text:p>
              </table:table-cell>
              <table:table-cell office:value-type="float" office:value="3.79688938246064">
                <text:p>3.79688938246064</text:p>
              </table:table-cell>
              <table:table-cell office:value-type="float" office:value="3.79688938246064">
                <text:p>3.79688938246064</text:p>
              </table:table-cell>
            </table:table-row>
            <table:table-row>
              <table:table-cell office:value-type="string">
                <text:p>Cd131</text:p>
              </table:table-cell>
              <table:table-cell office:value-type="float" office:value="5">
                <text:p>5</text:p>
              </table:table-cell>
              <table:table-cell office:value-type="float" office:value="62.367187764">
                <text:p>62.367187764</text:p>
              </table:table-cell>
              <table:table-cell office:value-type="float" office:value="3.12387251690613">
                <text:p>3.12387251690613</text:p>
              </table:table-cell>
              <table:table-cell office:value-type="float" office:value="3.12387251690613">
                <text:p>3.12387251690613</text:p>
              </table:table-cell>
              <table:table-cell office:value-type="float" office:value="5.2">
                <text:p>5.2</text:p>
              </table:table-cell>
              <table:table-cell office:value-type="float" office:value="59.81564418">
                <text:p>59.81564418</text:p>
              </table:table-cell>
              <table:table-cell office:value-type="float" office:value="4.12916950101266">
                <text:p>4.12916950101266</text:p>
              </table:table-cell>
              <table:table-cell office:value-type="float" office:value="4.12916950101266">
                <text:p>4.12916950101266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6">
                <text:p>6</text:p>
              </table:table-cell>
              <table:table-cell office:value-type="float" office:value="61.50823455">
                <text:p>61.50823455</text:p>
              </table:table-cell>
              <table:table-cell office:value-type="float" office:value="3.08768480909845">
                <text:p>3.08768480909845</text:p>
              </table:table-cell>
              <table:table-cell office:value-type="float" office:value="3.08768480909845">
                <text:p>3.08768480909845</text:p>
              </table:table-cell>
              <table:table-cell office:value-type="float" office:value="6.2">
                <text:p>6.2</text:p>
              </table:table-cell>
              <table:table-cell office:value-type="float" office:value="57.94616034">
                <text:p>57.94616034</text:p>
              </table:table-cell>
              <table:table-cell office:value-type="float" office:value="4.48227347040458">
                <text:p>4.48227347040458</text:p>
              </table:table-cell>
              <table:table-cell office:value-type="float" office:value="4.48227347040458">
                <text:p>4.48227347040458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7">
                <text:p>7</text:p>
              </table:table-cell>
              <table:table-cell office:value-type="float" office:value="61.166926086">
                <text:p>61.166926086</text:p>
              </table:table-cell>
              <table:table-cell office:value-type="float" office:value="3.34450563056165">
                <text:p>3.34450563056165</text:p>
              </table:table-cell>
              <table:table-cell office:value-type="float" office:value="3.34450563056165">
                <text:p>3.34450563056165</text:p>
              </table:table-cell>
              <table:table-cell office:value-type="float" office:value="7.2">
                <text:p>7.2</text:p>
              </table:table-cell>
              <table:table-cell office:value-type="float" office:value="59.1319251">
                <text:p>59.1319251</text:p>
              </table:table-cell>
              <table:table-cell office:value-type="float" office:value="5.14175302711234">
                <text:p>5.14175302711234</text:p>
              </table:table-cell>
              <table:table-cell office:value-type="float" office:value="5.14175302711234">
                <text:p>5.14175302711234</text:p>
              </table:table-cell>
            </table:table-row>
            <table:table-row>
              <table:table-cell office:value-type="string">
                <text:p>In131</text:p>
              </table:table-cell>
              <table:table-cell office:value-type="float" office:value="8">
                <text:p>8</text:p>
              </table:table-cell>
              <table:table-cell office:value-type="float" office:value="59.830969254">
                <text:p>59.830969254</text:p>
              </table:table-cell>
              <table:table-cell office:value-type="float" office:value="3.46858554973893">
                <text:p>3.46858554973893</text:p>
              </table:table-cell>
              <table:table-cell office:value-type="float" office:value="3.46858554973893">
                <text:p>3.46858554973893</text:p>
              </table:table-cell>
              <table:table-cell office:value-type="float" office:value="8.2">
                <text:p>8.2</text:p>
              </table:table-cell>
              <table:table-cell office:value-type="float" office:value="58.19229552">
                <text:p>58.19229552</text:p>
              </table:table-cell>
              <table:table-cell office:value-type="float" office:value="5.89128106639128">
                <text:p>5.89128106639128</text:p>
              </table:table-cell>
              <table:table-cell office:value-type="float" office:value="5.89128106639128">
                <text:p>5.89128106639128</text:p>
              </table:table-cell>
            </table:table-row>
            <table:table-row>
              <table:table-cell office:value-type="string">
                <text:p>In132</text:p>
              </table:table-cell>
              <table:table-cell office:value-type="float" office:value="9">
                <text:p>9</text:p>
              </table:table-cell>
              <table:table-cell office:value-type="float" office:value="59.45161992">
                <text:p>59.45161992</text:p>
              </table:table-cell>
              <table:table-cell office:value-type="float" office:value="3.46605526775941">
                <text:p>3.46605526775941</text:p>
              </table:table-cell>
              <table:table-cell office:value-type="float" office:value="3.46605526775941">
                <text:p>3.46605526775941</text:p>
              </table:table-cell>
              <table:table-cell office:value-type="float" office:value="9.2">
                <text:p>9.2</text:p>
              </table:table-cell>
              <table:table-cell office:value-type="float" office:value="56.97572928">
                <text:p>56.97572928</text:p>
              </table:table-cell>
              <table:table-cell office:value-type="float" office:value="5.91653869776247">
                <text:p>5.91653869776247</text:p>
              </table:table-cell>
              <table:table-cell office:value-type="float" office:value="5.91653869776247">
                <text:p>5.91653869776247</text:p>
              </table:table-cell>
            </table:table-row>
            <table:table-row>
              <table:table-cell office:value-type="string">
                <text:p>In133</text:p>
              </table:table-cell>
              <table:table-cell office:value-type="float" office:value="10">
                <text:p>10</text:p>
              </table:table-cell>
              <table:table-cell office:value-type="float" office:value="57.53898276">
                <text:p>57.53898276</text:p>
              </table:table-cell>
              <table:table-cell office:value-type="float" office:value="2.88190848444775">
                <text:p>2.88190848444775</text:p>
              </table:table-cell>
              <table:table-cell office:value-type="float" office:value="2.88190848444775">
                <text:p>2.88190848444775</text:p>
              </table:table-cell>
              <table:table-cell office:value-type="float" office:value="10.2">
                <text:p>10.2</text:p>
              </table:table-cell>
              <table:table-cell office:value-type="float" office:value="55.14968106">
                <text:p>55.14968106</text:p>
              </table:table-cell>
              <table:table-cell office:value-type="float" office:value="6.25667816824435">
                <text:p>6.25667816824435</text:p>
              </table:table-cell>
              <table:table-cell office:value-type="float" office:value="6.25667816824435">
                <text:p>6.25667816824435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11">
                <text:p>11</text:p>
              </table:table-cell>
              <table:table-cell office:value-type="float" office:value="58.557482914">
                <text:p>58.557482914</text:p>
              </table:table-cell>
              <table:table-cell office:value-type="float" office:value="2.95919716983695">
                <text:p>2.95919716983695</text:p>
              </table:table-cell>
              <table:table-cell office:value-type="float" office:value="2.95919716983695">
                <text:p>2.95919716983695</text:p>
              </table:table-cell>
              <table:table-cell office:value-type="float" office:value="11.2">
                <text:p>11.2</text:p>
              </table:table-cell>
              <table:table-cell office:value-type="float" office:value="56.07304918">
                <text:p>56.07304918</text:p>
              </table:table-cell>
              <table:table-cell office:value-type="float" office:value="6.927078945461">
                <text:p>6.927078945461</text:p>
              </table:table-cell>
              <table:table-cell office:value-type="float" office:value="6.927078945461">
                <text:p>6.927078945461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12">
                <text:p>12</text:p>
              </table:table-cell>
              <table:table-cell office:value-type="float" office:value="60.759744318">
                <text:p>60.759744318</text:p>
              </table:table-cell>
              <table:table-cell office:value-type="float" office:value="3.07473492320209">
                <text:p>3.07473492320209</text:p>
              </table:table-cell>
              <table:table-cell office:value-type="float" office:value="3.07473492320209">
                <text:p>3.07473492320209</text:p>
              </table:table-cell>
              <table:table-cell office:value-type="float" office:value="12.2">
                <text:p>12.2</text:p>
              </table:table-cell>
              <table:table-cell office:value-type="float" office:value="58.87666014">
                <text:p>58.87666014</text:p>
              </table:table-cell>
              <table:table-cell office:value-type="float" office:value="7.85923905862344">
                <text:p>7.85923905862344</text:p>
              </table:table-cell>
              <table:table-cell office:value-type="float" office:value="7.85923905862344">
                <text:p>7.85923905862344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13">
                <text:p>13</text:p>
              </table:table-cell>
              <table:table-cell office:value-type="float" office:value="63.498494346">
                <text:p>63.498494346</text:p>
              </table:table-cell>
              <table:table-cell office:value-type="float" office:value="3.20076588814874">
                <text:p>3.20076588814874</text:p>
              </table:table-cell>
              <table:table-cell office:value-type="float" office:value="3.20076588814874">
                <text:p>3.20076588814874</text:p>
              </table:table-cell>
              <table:table-cell office:value-type="float" office:value="13.2">
                <text:p>13.2</text:p>
              </table:table-cell>
              <table:table-cell office:value-type="float" office:value="59.90509758">
                <text:p>59.90509758</text:p>
              </table:table-cell>
              <table:table-cell office:value-type="float" office:value="8.60031894620043">
                <text:p>8.60031894620043</text:p>
              </table:table-cell>
              <table:table-cell office:value-type="float" office:value="8.60031894620043">
                <text:p>8.60031894620043</text:p>
              </table:table-cell>
            </table:table-row>
            <table:table-row>
              <table:table-cell office:value-type="string">
                <text:p>Sn135</text:p>
              </table:table-cell>
              <table:table-cell office:value-type="float" office:value="14">
                <text:p>14</text:p>
              </table:table-cell>
              <table:table-cell office:value-type="float" office:value="61.900103664">
                <text:p>61.900103664</text:p>
              </table:table-cell>
              <table:table-cell office:value-type="float" office:value="3.3656303336282">
                <text:p>3.3656303336282</text:p>
              </table:table-cell>
              <table:table-cell office:value-type="float" office:value="3.3656303336282">
                <text:p>3.3656303336282</text:p>
              </table:table-cell>
              <table:table-cell office:value-type="float" office:value="14.2">
                <text:p>14.2</text:p>
              </table:table-cell>
              <table:table-cell office:value-type="float" office:value="59.69428266">
                <text:p>59.69428266</text:p>
              </table:table-cell>
              <table:table-cell office:value-type="float" office:value="9.16920687022179">
                <text:p>9.16920687022179</text:p>
              </table:table-cell>
              <table:table-cell office:value-type="float" office:value="9.16920687022179">
                <text:p>9.16920687022179</text:p>
              </table:table-cell>
            </table:table-row>
            <table:table-row>
              <table:table-cell office:value-type="string">
                <text:p>Sn136</text:p>
              </table:table-cell>
              <table:table-cell office:value-type="float" office:value="15">
                <text:p>15</text:p>
              </table:table-cell>
              <table:table-cell office:value-type="float" office:value="62.420348676">
                <text:p>62.420348676</text:p>
              </table:table-cell>
              <table:table-cell office:value-type="float" office:value="3.12178002148438">
                <text:p>3.12178002148438</text:p>
              </table:table-cell>
              <table:table-cell office:value-type="float" office:value="3.12178002148438">
                <text:p>3.12178002148438</text:p>
              </table:table-cell>
              <table:table-cell office:value-type="float" office:value="15.2">
                <text:p>15.2</text:p>
              </table:table-cell>
              <table:table-cell office:value-type="float" office:value="59.64365388">
                <text:p>59.64365388</text:p>
              </table:table-cell>
              <table:table-cell office:value-type="float" office:value="9.77611289879025">
                <text:p>9.77611289879025</text:p>
              </table:table-cell>
              <table:table-cell office:value-type="float" office:value="9.77611289879025">
                <text:p>9.77611289879025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16">
                <text:p>16</text:p>
              </table:table-cell>
              <table:table-cell office:value-type="float" office:value="62.878765236">
                <text:p>62.878765236</text:p>
              </table:table-cell>
              <table:table-cell office:value-type="float" office:value="3.15559636965123">
                <text:p>3.15559636965123</text:p>
              </table:table-cell>
              <table:table-cell office:value-type="float" office:value="3.15559636965123">
                <text:p>3.15559636965123</text:p>
              </table:table-cell>
              <table:table-cell office:value-type="float" office:value="16.2">
                <text:p>16.2</text:p>
              </table:table-cell>
              <table:table-cell office:value-type="float" office:value="59.8798293">
                <text:p>59.8798293</text:p>
              </table:table-cell>
              <table:table-cell office:value-type="float" office:value="10.4399619447132">
                <text:p>10.4399619447132</text:p>
              </table:table-cell>
              <table:table-cell office:value-type="float" office:value="10.4399619447132">
                <text:p>10.4399619447132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17">
                <text:p>17</text:p>
              </table:table-cell>
              <table:table-cell office:value-type="float" office:value="64.227819684">
                <text:p>64.227819684</text:p>
              </table:table-cell>
              <table:table-cell office:value-type="float" office:value="3.30610464056857">
                <text:p>3.30610464056857</text:p>
              </table:table-cell>
              <table:table-cell office:value-type="float" office:value="3.30610464056857">
                <text:p>3.30610464056857</text:p>
              </table:table-cell>
              <table:table-cell office:value-type="float" office:value="17.2">
                <text:p>17.2</text:p>
              </table:table-cell>
              <table:table-cell office:value-type="float" office:value="56.09152392">
                <text:p>56.09152392</text:p>
              </table:table-cell>
              <table:table-cell office:value-type="float" office:value="10.9659758010941">
                <text:p>10.9659758010941</text:p>
              </table:table-cell>
              <table:table-cell office:value-type="float" office:value="10.9659758010941">
                <text:p>10.9659758010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5" chart:maximum="7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high_intensity.V78:high_intensity.V94" chart:error-lower-range="high_intensity.V78:high_intensity.V94" chart:data-label-number="none" chart:data-label-text="tru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high_intensity.V78:high_intensity.V94" chart:error-lower-range="high_intensity.V78:high_intensity.V94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high_intensity.W78:high_intensity.W94" chart:error-lower-range="high_intensity.W78:high_intensity.W94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high_intensity.W78:high_intensity.W94" chart:error-lower-range="high_intensity.W78:high_intensity.W94" loext:std-weight="1"/>
      <style:graphic-properties draw:stroke="solid" svg:stroke-width="0cm" svg:stroke-color="#ff66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65cm" svg:height="9.422cm" xlink:href=".." xlink:type="simple" chart:class="chart:scatter" chart:style-name="ch1">
        <chart:legend svg:x="11.799cm" svg:y="6.774cm" style:legend-expansion="custom" chartooo:width="3.224cm" chartooo:height="1.096cm" style:legend-expansion-aspect-ratio="2.94160583941606" chart:style-name="ch2"/>
        <chart:plot-area chart:style-name="ch3" table:cell-range-address="high_intensity.Q78:high_intensity.R94 high_intensity.T77:high_intensity.U94" chart:data-source-has-labels="both" svg:x="0.457cm" svg:y="0.188cm" svg:width="21.951cm" svg:height="9.046cm">
          <chartooo:coordinate-region svg:x="1.078cm" svg:y="0.188cm" svg:width="21.143cm" svg:height="8.399cm"/>
          <chart:axis chart:dimension="x" chart:name="primary-x" chart:style-name="ch4" chartooo:axis-type="auto">
            <chart:categories table:cell-range-address="high_intensity.Q78:high_intensity.Q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gh_intensity.T78:high_intensity.T94" chart:label-cell-address="high_intensity.T77:high_intensity.T77" chart:class="chart:scatter">
            <chart:domain table:cell-range-address="high_intensity.R78:high_intensity.R94"/>
            <chart:error-indicator chart:style-name="ch8" chart:dimension="y"/>
            <chart:data-point chart:repeated="17"/>
          </chart:series>
          <chart:series chart:style-name="ch9" chart:values-cell-range-address="high_intensity.U78:high_intensity.U94" chart:label-cell-address="high_intensity.U77:high_intensity.U77" chart:class="chart:scatter">
            <chart:domain table:cell-range-address="high_intensity.S78:high_intensity.S94"/>
            <chart:error-indicator chart:style-name="ch10" chart:dimension="y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Low intensity</text:p>
                <draw:g>
                  <svg:desc>high_intensity.T77:high_intensity.T77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olumn V</text:p>
              </table:table-cell>
              <table:table-cell office:value-type="string">
                <text:p>Column S</text:p>
              </table:table-cell>
              <table:table-cell office:value-type="string">
                <text:p>High Intensity</text:p>
                <draw:g>
                  <svg:desc>high_intensity.U77:high_intensity.U77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Ag129</text:p>
                <draw:g>
                  <svg:desc>high_intensity.Q78:high_intensity.Q94</svg:desc>
                </draw:g>
              </table:table-cell>
              <table:table-cell office:value-type="float" office:value="1">
                <text:p>1</text:p>
                <draw:g>
                  <svg:desc>high_intensity.R78:high_intensity.R94</svg:desc>
                </draw:g>
              </table:table-cell>
              <table:table-cell office:value-type="float" office:value="66.8251">
                <text:p>66.8251</text:p>
                <draw:g>
                  <svg:desc>high_intensity.T78:high_intensity.T94</svg:desc>
                </draw:g>
              </table:table-cell>
              <table:table-cell office:value-type="float" office:value="0.159299999999988">
                <text:p>0.159299999999988</text:p>
                <draw:g>
                  <svg:desc>high_intensity.V78:high_intensity.V94</svg:desc>
                </draw:g>
              </table:table-cell>
              <table:table-cell office:value-type="float" office:value="0.159299999999988">
                <text:p>0.159299999999988</text:p>
                <draw:g>
                  <svg:desc>high_intensity.V78:high_intensity.V94</svg:desc>
                </draw:g>
              </table:table-cell>
              <table:table-cell office:value-type="float" office:value="1.2">
                <text:p>1.2</text:p>
                <draw:g>
                  <svg:desc>high_intensity.S78:high_intensity.S94</svg:desc>
                </draw:g>
              </table:table-cell>
              <table:table-cell office:value-type="float" office:value="65.7401">
                <text:p>65.7401</text:p>
                <draw:g>
                  <svg:desc>high_intensity.U78:high_intensity.U94</svg:desc>
                </draw:g>
              </table:table-cell>
              <table:table-cell office:value-type="float" office:value="0.337199999999996">
                <text:p>0.337199999999996</text:p>
                <draw:g>
                  <svg:desc>high_intensity.W78:high_intensity.W94</svg:desc>
                </draw:g>
              </table:table-cell>
              <table:table-cell office:value-type="float" office:value="0.337199999999996">
                <text:p>0.337199999999996</text:p>
                <draw:g>
                  <svg:desc>high_intensity.W78:high_intensity.W94</svg:desc>
                </draw:g>
              </table:table-cell>
            </table:table-row>
            <table:table-row>
              <table:table-cell office:value-type="string">
                <text:p>Ag130</text:p>
              </table:table-cell>
              <table:table-cell office:value-type="float" office:value="2">
                <text:p>2</text:p>
              </table:table-cell>
              <table:table-cell office:value-type="float" office:value="63.8788">
                <text:p>63.8788</text:p>
              </table:table-cell>
              <table:table-cell office:value-type="float" office:value="1.2938">
                <text:p>1.2938</text:p>
              </table:table-cell>
              <table:table-cell office:value-type="float" office:value="1.2938">
                <text:p>1.2938</text:p>
              </table:table-cell>
              <table:table-cell office:value-type="float" office:value="2.2">
                <text:p>2.2</text:p>
              </table:table-cell>
              <table:table-cell office:value-type="float" office:value="63.9638">
                <text:p>63.9638</text:p>
              </table:table-cell>
              <table:table-cell office:value-type="float" office:value="1.1949">
                <text:p>1.1949</text:p>
              </table:table-cell>
              <table:table-cell office:value-type="float" office:value="1.1949">
                <text:p>1.1949</text:p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3">
                <text:p>3</text:p>
              </table:table-cell>
              <table:table-cell office:value-type="float" office:value="64.074">
                <text:p>64.074</text:p>
              </table:table-cell>
              <table:table-cell office:value-type="float" office:value="2.2932">
                <text:p>2.2932</text:p>
              </table:table-cell>
              <table:table-cell office:value-type="float" office:value="2.2932">
                <text:p>2.2932</text:p>
              </table:table-cell>
              <table:table-cell office:value-type="float" office:value="3.2">
                <text:p>3.2</text:p>
              </table:table-cell>
              <table:table-cell office:value-type="float" office:value="65.609">
                <text:p>65.609</text:p>
              </table:table-cell>
              <table:table-cell office:value-type="float" office:value="1.7135">
                <text:p>1.7135</text:p>
              </table:table-cell>
              <table:table-cell office:value-type="float" office:value="1.7135">
                <text:p>1.7135</text:p>
              </table:table-cell>
            </table:table-row>
            <table:table-row>
              <table:table-cell office:value-type="string">
                <text:p>Cd130</text:p>
              </table:table-cell>
              <table:table-cell office:value-type="float" office:value="4">
                <text:p>4</text:p>
              </table:table-cell>
              <table:table-cell office:value-type="float" office:value="66.886">
                <text:p>66.886</text:p>
              </table:table-cell>
              <table:table-cell office:value-type="float" office:value="0.124499999999998">
                <text:p>0.124499999999998</text:p>
              </table:table-cell>
              <table:table-cell office:value-type="float" office:value="0.124499999999998">
                <text:p>0.124499999999998</text:p>
              </table:table-cell>
              <table:table-cell office:value-type="float" office:value="4.2">
                <text:p>4.2</text:p>
              </table:table-cell>
              <table:table-cell office:value-type="float" office:value="66.459">
                <text:p>66.459</text:p>
              </table:table-cell>
              <table:table-cell office:value-type="float" office:value="0.137799999999999">
                <text:p>0.137799999999999</text:p>
              </table:table-cell>
              <table:table-cell office:value-type="float" office:value="0.137799999999999">
                <text:p>0.137799999999999</text:p>
              </table:table-cell>
            </table:table-row>
            <table:table-row>
              <table:table-cell office:value-type="string">
                <text:p>Cd131</text:p>
              </table:table-cell>
              <table:table-cell office:value-type="float" office:value="5">
                <text:p>5</text:p>
              </table:table-cell>
              <table:table-cell office:value-type="float" office:value="64.7594">
                <text:p>64.7594</text:p>
              </table:table-cell>
              <table:table-cell office:value-type="float" office:value="0.296499999999995">
                <text:p>0.296499999999995</text:p>
              </table:table-cell>
              <table:table-cell office:value-type="float" office:value="0.296499999999995">
                <text:p>0.296499999999995</text:p>
              </table:table-cell>
              <table:table-cell office:value-type="float" office:value="5.2">
                <text:p>5.2</text:p>
              </table:table-cell>
              <table:table-cell office:value-type="float" office:value="64.8619">
                <text:p>64.8619</text:p>
              </table:table-cell>
              <table:table-cell office:value-type="float" office:value="0.24369999999999">
                <text:p>0.24369999999999</text:p>
              </table:table-cell>
              <table:table-cell office:value-type="float" office:value="0.24369999999999">
                <text:p>0.24369999999999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6">
                <text:p>6</text:p>
              </table:table-cell>
              <table:table-cell office:value-type="float" office:value="63.8675">
                <text:p>63.8675</text:p>
              </table:table-cell>
              <table:table-cell office:value-type="float" office:value="0.361899999999999">
                <text:p>0.361899999999999</text:p>
              </table:table-cell>
              <table:table-cell office:value-type="float" office:value="0.361899999999999">
                <text:p>0.361899999999999</text:p>
              </table:table-cell>
              <table:table-cell office:value-type="float" office:value="6.2">
                <text:p>6.2</text:p>
              </table:table-cell>
              <table:table-cell office:value-type="float" office:value="62.8347">
                <text:p>62.8347</text:p>
              </table:table-cell>
              <table:table-cell office:value-type="float" office:value="0.559799999999996">
                <text:p>0.559799999999996</text:p>
              </table:table-cell>
              <table:table-cell office:value-type="float" office:value="0.559799999999996">
                <text:p>0.559799999999996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7">
                <text:p>7</text:p>
              </table:table-cell>
              <table:table-cell office:value-type="float" office:value="63.5131">
                <text:p>63.5131</text:p>
              </table:table-cell>
              <table:table-cell office:value-type="float" office:value="1.4228">
                <text:p>1.4228</text:p>
              </table:table-cell>
              <table:table-cell office:value-type="float" office:value="1.4228">
                <text:p>1.4228</text:p>
              </table:table-cell>
              <table:table-cell office:value-type="float" office:value="7.2">
                <text:p>7.2</text:p>
              </table:table-cell>
              <table:table-cell office:value-type="float" office:value="64.1205">
                <text:p>64.1205</text:p>
              </table:table-cell>
              <table:table-cell office:value-type="float" office:value="1.0517">
                <text:p>1.0517</text:p>
              </table:table-cell>
              <table:table-cell office:value-type="float" office:value="1.0517">
                <text:p>1.0517</text:p>
              </table:table-cell>
            </table:table-row>
            <table:table-row>
              <table:table-cell office:value-type="string">
                <text:p>In131</text:p>
              </table:table-cell>
              <table:table-cell office:value-type="float" office:value="8">
                <text:p>8</text:p>
              </table:table-cell>
              <table:table-cell office:value-type="float" office:value="62.1259">
                <text:p>62.1259</text:p>
              </table:table-cell>
              <table:table-cell office:value-type="float" office:value="1.8356">
                <text:p>1.8356</text:p>
              </table:table-cell>
              <table:table-cell office:value-type="float" office:value="1.8356">
                <text:p>1.8356</text:p>
              </table:table-cell>
              <table:table-cell office:value-type="float" office:value="8.2">
                <text:p>8.2</text:p>
              </table:table-cell>
              <table:table-cell office:value-type="float" office:value="63.1016">
                <text:p>63.1016</text:p>
              </table:table-cell>
              <table:table-cell office:value-type="float" office:value="2.3048">
                <text:p>2.3048</text:p>
              </table:table-cell>
              <table:table-cell office:value-type="float" office:value="2.3048">
                <text:p>2.3048</text:p>
              </table:table-cell>
            </table:table-row>
            <table:table-row>
              <table:table-cell office:value-type="string">
                <text:p>In132</text:p>
              </table:table-cell>
              <table:table-cell office:value-type="float" office:value="9">
                <text:p>9</text:p>
              </table:table-cell>
              <table:table-cell office:value-type="float" office:value="61.732">
                <text:p>61.732</text:p>
              </table:table-cell>
              <table:table-cell office:value-type="float" office:value="1.8633">
                <text:p>1.8633</text:p>
              </table:table-cell>
              <table:table-cell office:value-type="float" office:value="1.8633">
                <text:p>1.8633</text:p>
              </table:table-cell>
              <table:table-cell office:value-type="float" office:value="9.2">
                <text:p>9.2</text:p>
              </table:table-cell>
              <table:table-cell office:value-type="float" office:value="61.7824">
                <text:p>61.7824</text:p>
              </table:table-cell>
              <table:table-cell office:value-type="float" office:value="0.195799999999998">
                <text:p>0.195799999999998</text:p>
              </table:table-cell>
              <table:table-cell office:value-type="float" office:value="0.195799999999998">
                <text:p>0.195799999999998</text:p>
              </table:table-cell>
            </table:table-row>
            <table:table-row>
              <table:table-cell office:value-type="string">
                <text:p>In133</text:p>
              </table:table-cell>
              <table:table-cell office:value-type="float" office:value="10">
                <text:p>10</text:p>
              </table:table-cell>
              <table:table-cell office:value-type="float" office:value="59.746">
                <text:p>59.746</text:p>
              </table:table-cell>
              <table:table-cell office:value-type="float" office:value="0.272100000000002">
                <text:p>0.272100000000002</text:p>
              </table:table-cell>
              <table:table-cell office:value-type="float" office:value="0.272100000000002">
                <text:p>0.272100000000002</text:p>
              </table:table-cell>
              <table:table-cell office:value-type="float" office:value="10.2">
                <text:p>10.2</text:p>
              </table:table-cell>
              <table:table-cell office:value-type="float" office:value="59.8023">
                <text:p>59.8023</text:p>
              </table:table-cell>
              <table:table-cell office:value-type="float" office:value="0.117800000000003">
                <text:p>0.117800000000003</text:p>
              </table:table-cell>
              <table:table-cell office:value-type="float" office:value="0.117800000000003">
                <text:p>0.117800000000003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11">
                <text:p>11</text:p>
              </table:table-cell>
              <table:table-cell office:value-type="float" office:value="60.8035666666667">
                <text:p>60.8035666666667</text:p>
              </table:table-cell>
              <table:table-cell office:value-type="float" office:value="0.493566666666659">
                <text:p>0.493566666666659</text:p>
              </table:table-cell>
              <table:table-cell office:value-type="float" office:value="0.493566666666659">
                <text:p>0.493566666666659</text:p>
              </table:table-cell>
              <table:table-cell office:value-type="float" office:value="11.2">
                <text:p>11.2</text:p>
              </table:table-cell>
              <table:table-cell office:value-type="float" office:value="60.707">
                <text:p>60.707</text:p>
              </table:table-cell>
              <table:table-cell office:value-type="float" office:value="0.999299999999998">
                <text:p>0.999299999999998</text:p>
              </table:table-cell>
              <table:table-cell office:value-type="float" office:value="0.999299999999998">
                <text:p>0.999299999999998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12">
                <text:p>12</text:p>
              </table:table-cell>
              <table:table-cell office:value-type="float" office:value="63.0903">
                <text:p>63.0903</text:p>
              </table:table-cell>
              <table:table-cell office:value-type="float" office:value="0.538899999999998">
                <text:p>0.538899999999998</text:p>
              </table:table-cell>
              <table:table-cell office:value-type="float" office:value="0.538899999999998">
                <text:p>0.538899999999998</text:p>
              </table:table-cell>
              <table:table-cell office:value-type="float" office:value="12.2">
                <text:p>12.2</text:p>
              </table:table-cell>
              <table:table-cell office:value-type="float" office:value="63.8437">
                <text:p>63.8437</text:p>
              </table:table-cell>
              <table:table-cell office:value-type="float" office:value="0.492199999999997">
                <text:p>0.492199999999997</text:p>
              </table:table-cell>
              <table:table-cell office:value-type="float" office:value="0.492199999999997">
                <text:p>0.492199999999997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13">
                <text:p>13</text:p>
              </table:table-cell>
              <table:table-cell office:value-type="float" office:value="65.9341">
                <text:p>65.9341</text:p>
              </table:table-cell>
              <table:table-cell office:value-type="float" office:value="0.479900000000001">
                <text:p>0.479900000000001</text:p>
              </table:table-cell>
              <table:table-cell office:value-type="float" office:value="0.479900000000001">
                <text:p>0.479900000000001</text:p>
              </table:table-cell>
              <table:table-cell office:value-type="float" office:value="13.2">
                <text:p>13.2</text:p>
              </table:table-cell>
              <table:table-cell office:value-type="float" office:value="64.9589">
                <text:p>64.9589</text:p>
              </table:table-cell>
              <table:table-cell office:value-type="float" office:value="0.472700000000003">
                <text:p>0.472700000000003</text:p>
              </table:table-cell>
              <table:table-cell office:value-type="float" office:value="0.472700000000003">
                <text:p>0.472700000000003</text:p>
              </table:table-cell>
            </table:table-row>
            <table:table-row>
              <table:table-cell office:value-type="string">
                <text:p>Sn135</text:p>
              </table:table-cell>
              <table:table-cell office:value-type="float" office:value="14">
                <text:p>14</text:p>
              </table:table-cell>
              <table:table-cell office:value-type="float" office:value="64.2744">
                <text:p>64.2744</text:p>
              </table:table-cell>
              <table:table-cell office:value-type="float" office:value="1.3911">
                <text:p>1.3911</text:p>
              </table:table-cell>
              <table:table-cell office:value-type="float" office:value="1.3911">
                <text:p>1.3911</text:p>
              </table:table-cell>
              <table:table-cell office:value-type="float" office:value="14.2">
                <text:p>14.2</text:p>
              </table:table-cell>
              <table:table-cell office:value-type="float" office:value="64.7303">
                <text:p>64.7303</text:p>
              </table:table-cell>
              <table:table-cell office:value-type="float" office:value="0.0798000000000059">
                <text:p>0.0798000000000059</text:p>
              </table:table-cell>
              <table:table-cell office:value-type="float" office:value="0.0798000000000059">
                <text:p>0.0798000000000059</text:p>
              </table:table-cell>
            </table:table-row>
            <table:table-row>
              <table:table-cell office:value-type="string">
                <text:p>Sn136</text:p>
              </table:table-cell>
              <table:table-cell office:value-type="float" office:value="15">
                <text:p>15</text:p>
              </table:table-cell>
              <table:table-cell office:value-type="float" office:value="64.8146">
                <text:p>64.8146</text:p>
              </table:table-cell>
              <table:table-cell office:value-type="float" office:value="0.236699999999999">
                <text:p>0.236699999999999</text:p>
              </table:table-cell>
              <table:table-cell office:value-type="float" office:value="0.236699999999999">
                <text:p>0.236699999999999</text:p>
              </table:table-cell>
              <table:table-cell office:value-type="float" office:value="15.2">
                <text:p>15.2</text:p>
              </table:table-cell>
              <table:table-cell office:value-type="float" office:value="64.6754">
                <text:p>64.6754</text:p>
              </table:table-cell>
              <table:table-cell office:value-type="float" office:value="0.136799999999994">
                <text:p>0.136799999999994</text:p>
              </table:table-cell>
              <table:table-cell office:value-type="float" office:value="0.136799999999994">
                <text:p>0.136799999999994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16">
                <text:p>16</text:p>
              </table:table-cell>
              <table:table-cell office:value-type="float" office:value="65.2906">
                <text:p>65.2906</text:p>
              </table:table-cell>
              <table:table-cell office:value-type="float" office:value="0.361699999999999">
                <text:p>0.361699999999999</text:p>
              </table:table-cell>
              <table:table-cell office:value-type="float" office:value="0.361699999999999">
                <text:p>0.361699999999999</text:p>
              </table:table-cell>
              <table:table-cell office:value-type="float" office:value="16.2">
                <text:p>16.2</text:p>
              </table:table-cell>
              <table:table-cell office:value-type="float" office:value="64.9315">
                <text:p>64.9315</text:p>
              </table:table-cell>
              <table:table-cell office:value-type="float" office:value="0.363699999999994">
                <text:p>0.363699999999994</text:p>
              </table:table-cell>
              <table:table-cell office:value-type="float" office:value="0.363699999999994">
                <text:p>0.363699999999994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17">
                <text:p>17</text:p>
              </table:table-cell>
              <table:table-cell office:value-type="float" office:value="66.6914">
                <text:p>66.6914</text:p>
              </table:table-cell>
              <table:table-cell office:value-type="float" office:value="0.848200000000006">
                <text:p>0.848200000000006</text:p>
              </table:table-cell>
              <table:table-cell office:value-type="float" office:value="0.848200000000006">
                <text:p>0.848200000000006</text:p>
              </table:table-cell>
              <table:table-cell office:value-type="float" office:value="17.2">
                <text:p>17.2</text:p>
              </table:table-cell>
              <table:table-cell office:value-type="float" office:value="60.8236">
                <text:p>60.8236</text:p>
              </table:table-cell>
              <table:table-cell office:value-type="float" office:value="3.9018">
                <text:p>3.9018</text:p>
              </table:table-cell>
              <table:table-cell office:value-type="float" office:value="3.9018">
                <text:p>3.9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31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high_intensity.T105:high_intensity.T121" chart:error-lower-range="high_intensity.T105:high_intensity.T121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high_intensity.T105:high_intensity.T121" chart:error-lower-range="high_intensity.T105:high_intensity.T12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category="cell-range" chart:error-upper-range="high_intensity.U105:high_intensity.U121" chart:error-lower-range="high_intensity.U105:high_intensity.U121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high_intensity.U105:high_intensity.U121" chart:error-lower-range="high_intensity.U105:high_intensity.U121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99cm" svg:height="9.596cm" xlink:href=".." xlink:type="simple" chart:class="chart:bar" chart:style-name="ch1">
        <chart:legend chart:legend-position="end" svg:x="21.654cm" svg:y="4.25cm" style:legend-expansion="high" chart:style-name="ch2"/>
        <chart:plot-area chart:style-name="ch3" table:cell-range-address="high_intensity.Q104:high_intensity.S121" chart:data-source-has-labels="both" svg:x="1.5cm" svg:y="0.191cm" svg:width="19.665cm" svg:height="9.214cm">
          <chartooo:coordinate-region svg:x="2.121cm" svg:y="0.39cm" svg:width="18.822cm" svg:height="7.759cm"/>
          <chart:axis chart:dimension="x" chart:name="primary-x" chart:style-name="ch4" chartooo:axis-type="auto">
            <chartooo:date-scale/>
            <chart:categories table:cell-range-address="high_intensity.Q105:high_intensity.Q121"/>
          </chart:axis>
          <chart:axis chart:dimension="y" chart:name="primary-y" chart:style-name="ch5">
            <chart:title svg:x="0.451cm" svg:y="5.808cm" chart:style-name="ch6">
              <text:p>Efficeincy (%)</text:p>
            </chart:title>
            <chart:grid chart:style-name="ch7" chart:class="major"/>
          </chart:axis>
          <chart:series chart:style-name="ch8" chart:values-cell-range-address="high_intensity.R105:high_intensity.R121" chart:label-cell-address="high_intensity.R104:high_intensity.R104" chart:class="chart:bar">
            <chart:error-indicator chart:style-name="ch9" chart:dimension="y"/>
            <chart:data-point chart:repeated="17"/>
          </chart:series>
          <chart:series chart:style-name="ch10" chart:values-cell-range-address="high_intensity.S105:high_intensity.S121" chart:label-cell-address="high_intensity.S104:high_intensity.S104" chart:class="chart:bar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intensity</text:p>
                <draw:g>
                  <svg:desc>high_intensity.R104:high_intensity.R104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  <table:table-cell office:value-type="string">
                <text:p>High Intensity</text:p>
                <draw:g>
                  <svg:desc>high_intensity.S104:high_intensity.S104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Ag129</text:p>
                <draw:g>
                  <svg:desc>high_intensity.Q105:high_intensity.Q121</svg:desc>
                </draw:g>
              </table:table-cell>
              <table:table-cell office:value-type="float" office:value="66.8251">
                <text:p>66.8251</text:p>
                <draw:g>
                  <svg:desc>high_intensity.R105:high_intensity.R121</svg:desc>
                </draw:g>
              </table:table-cell>
              <table:table-cell office:value-type="float" office:value="0.159299999999988">
                <text:p>0.159299999999988</text:p>
                <draw:g>
                  <svg:desc>high_intensity.T105:high_intensity.T121</svg:desc>
                </draw:g>
              </table:table-cell>
              <table:table-cell office:value-type="float" office:value="0.159299999999988">
                <text:p>0.159299999999988</text:p>
                <draw:g>
                  <svg:desc>high_intensity.T105:high_intensity.T121</svg:desc>
                </draw:g>
              </table:table-cell>
              <table:table-cell office:value-type="float" office:value="65.7401">
                <text:p>65.7401</text:p>
                <draw:g>
                  <svg:desc>high_intensity.S105:high_intensity.S121</svg:desc>
                </draw:g>
              </table:table-cell>
              <table:table-cell office:value-type="float" office:value="0.337199999999996">
                <text:p>0.337199999999996</text:p>
                <draw:g>
                  <svg:desc>high_intensity.U105:high_intensity.U121</svg:desc>
                </draw:g>
              </table:table-cell>
              <table:table-cell office:value-type="float" office:value="0.337199999999996">
                <text:p>0.337199999999996</text:p>
                <draw:g>
                  <svg:desc>high_intensity.U105:high_intensity.U121</svg:desc>
                </draw:g>
              </table:table-cell>
            </table:table-row>
            <table:table-row>
              <table:table-cell office:value-type="string">
                <text:p>Ag130</text:p>
              </table:table-cell>
              <table:table-cell office:value-type="float" office:value="63.8788">
                <text:p>63.8788</text:p>
              </table:table-cell>
              <table:table-cell office:value-type="float" office:value="1.2938">
                <text:p>1.2938</text:p>
              </table:table-cell>
              <table:table-cell office:value-type="float" office:value="1.2938">
                <text:p>1.2938</text:p>
              </table:table-cell>
              <table:table-cell office:value-type="float" office:value="63.9638">
                <text:p>63.9638</text:p>
              </table:table-cell>
              <table:table-cell office:value-type="float" office:value="1.1949">
                <text:p>1.1949</text:p>
              </table:table-cell>
              <table:table-cell office:value-type="float" office:value="1.1949">
                <text:p>1.1949</text:p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64.074">
                <text:p>64.074</text:p>
              </table:table-cell>
              <table:table-cell office:value-type="float" office:value="2.2932">
                <text:p>2.2932</text:p>
              </table:table-cell>
              <table:table-cell office:value-type="float" office:value="2.2932">
                <text:p>2.2932</text:p>
              </table:table-cell>
              <table:table-cell office:value-type="float" office:value="65.609">
                <text:p>65.609</text:p>
              </table:table-cell>
              <table:table-cell office:value-type="float" office:value="1.7135">
                <text:p>1.7135</text:p>
              </table:table-cell>
              <table:table-cell office:value-type="float" office:value="1.7135">
                <text:p>1.7135</text:p>
              </table:table-cell>
            </table:table-row>
            <table:table-row>
              <table:table-cell office:value-type="string">
                <text:p>Cd130</text:p>
              </table:table-cell>
              <table:table-cell office:value-type="float" office:value="66.886">
                <text:p>66.886</text:p>
              </table:table-cell>
              <table:table-cell office:value-type="float" office:value="0.124499999999998">
                <text:p>0.124499999999998</text:p>
              </table:table-cell>
              <table:table-cell office:value-type="float" office:value="0.124499999999998">
                <text:p>0.124499999999998</text:p>
              </table:table-cell>
              <table:table-cell office:value-type="float" office:value="66.459">
                <text:p>66.459</text:p>
              </table:table-cell>
              <table:table-cell office:value-type="float" office:value="0.137799999999999">
                <text:p>0.137799999999999</text:p>
              </table:table-cell>
              <table:table-cell office:value-type="float" office:value="0.137799999999999">
                <text:p>0.137799999999999</text:p>
              </table:table-cell>
            </table:table-row>
            <table:table-row>
              <table:table-cell office:value-type="string">
                <text:p>Cd131</text:p>
              </table:table-cell>
              <table:table-cell office:value-type="float" office:value="64.7594">
                <text:p>64.7594</text:p>
              </table:table-cell>
              <table:table-cell office:value-type="float" office:value="0.296499999999995">
                <text:p>0.296499999999995</text:p>
              </table:table-cell>
              <table:table-cell office:value-type="float" office:value="0.296499999999995">
                <text:p>0.296499999999995</text:p>
              </table:table-cell>
              <table:table-cell office:value-type="float" office:value="64.8619">
                <text:p>64.8619</text:p>
              </table:table-cell>
              <table:table-cell office:value-type="float" office:value="0.24369999999999">
                <text:p>0.24369999999999</text:p>
              </table:table-cell>
              <table:table-cell office:value-type="float" office:value="0.24369999999999">
                <text:p>0.24369999999999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63.8675">
                <text:p>63.8675</text:p>
              </table:table-cell>
              <table:table-cell office:value-type="float" office:value="0.361899999999999">
                <text:p>0.361899999999999</text:p>
              </table:table-cell>
              <table:table-cell office:value-type="float" office:value="0.361899999999999">
                <text:p>0.361899999999999</text:p>
              </table:table-cell>
              <table:table-cell office:value-type="float" office:value="62.8347">
                <text:p>62.8347</text:p>
              </table:table-cell>
              <table:table-cell office:value-type="float" office:value="0.559799999999996">
                <text:p>0.559799999999996</text:p>
              </table:table-cell>
              <table:table-cell office:value-type="float" office:value="0.559799999999996">
                <text:p>0.559799999999996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63.5131">
                <text:p>63.5131</text:p>
              </table:table-cell>
              <table:table-cell office:value-type="float" office:value="1.4228">
                <text:p>1.4228</text:p>
              </table:table-cell>
              <table:table-cell office:value-type="float" office:value="1.4228">
                <text:p>1.4228</text:p>
              </table:table-cell>
              <table:table-cell office:value-type="float" office:value="64.1205">
                <text:p>64.1205</text:p>
              </table:table-cell>
              <table:table-cell office:value-type="float" office:value="1.0517">
                <text:p>1.0517</text:p>
              </table:table-cell>
              <table:table-cell office:value-type="float" office:value="1.0517">
                <text:p>1.0517</text:p>
              </table:table-cell>
            </table:table-row>
            <table:table-row>
              <table:table-cell office:value-type="string">
                <text:p>In131</text:p>
              </table:table-cell>
              <table:table-cell office:value-type="float" office:value="62.1259">
                <text:p>62.1259</text:p>
              </table:table-cell>
              <table:table-cell office:value-type="float" office:value="1.8356">
                <text:p>1.8356</text:p>
              </table:table-cell>
              <table:table-cell office:value-type="float" office:value="1.8356">
                <text:p>1.8356</text:p>
              </table:table-cell>
              <table:table-cell office:value-type="float" office:value="63.1016">
                <text:p>63.1016</text:p>
              </table:table-cell>
              <table:table-cell office:value-type="float" office:value="2.3048">
                <text:p>2.3048</text:p>
              </table:table-cell>
              <table:table-cell office:value-type="float" office:value="2.3048">
                <text:p>2.3048</text:p>
              </table:table-cell>
            </table:table-row>
            <table:table-row>
              <table:table-cell office:value-type="string">
                <text:p>In132</text:p>
              </table:table-cell>
              <table:table-cell office:value-type="float" office:value="61.732">
                <text:p>61.732</text:p>
              </table:table-cell>
              <table:table-cell office:value-type="float" office:value="1.8633">
                <text:p>1.8633</text:p>
              </table:table-cell>
              <table:table-cell office:value-type="float" office:value="1.8633">
                <text:p>1.8633</text:p>
              </table:table-cell>
              <table:table-cell office:value-type="float" office:value="61.7824">
                <text:p>61.7824</text:p>
              </table:table-cell>
              <table:table-cell office:value-type="float" office:value="0.195799999999998">
                <text:p>0.195799999999998</text:p>
              </table:table-cell>
              <table:table-cell office:value-type="float" office:value="0.195799999999998">
                <text:p>0.195799999999998</text:p>
              </table:table-cell>
            </table:table-row>
            <table:table-row>
              <table:table-cell office:value-type="string">
                <text:p>In133</text:p>
              </table:table-cell>
              <table:table-cell office:value-type="float" office:value="59.746">
                <text:p>59.746</text:p>
              </table:table-cell>
              <table:table-cell office:value-type="float" office:value="0.272100000000002">
                <text:p>0.272100000000002</text:p>
              </table:table-cell>
              <table:table-cell office:value-type="float" office:value="0.272100000000002">
                <text:p>0.272100000000002</text:p>
              </table:table-cell>
              <table:table-cell office:value-type="float" office:value="59.8023">
                <text:p>59.8023</text:p>
              </table:table-cell>
              <table:table-cell office:value-type="float" office:value="0.117800000000003">
                <text:p>0.117800000000003</text:p>
              </table:table-cell>
              <table:table-cell office:value-type="float" office:value="0.117800000000003">
                <text:p>0.117800000000003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60.8035666666667">
                <text:p>60.8035666666667</text:p>
              </table:table-cell>
              <table:table-cell office:value-type="float" office:value="0.493566666666659">
                <text:p>0.493566666666659</text:p>
              </table:table-cell>
              <table:table-cell office:value-type="float" office:value="0.493566666666659">
                <text:p>0.493566666666659</text:p>
              </table:table-cell>
              <table:table-cell office:value-type="float" office:value="60.707">
                <text:p>60.707</text:p>
              </table:table-cell>
              <table:table-cell office:value-type="float" office:value="0.999299999999998">
                <text:p>0.999299999999998</text:p>
              </table:table-cell>
              <table:table-cell office:value-type="float" office:value="0.999299999999998">
                <text:p>0.999299999999998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63.0903">
                <text:p>63.0903</text:p>
              </table:table-cell>
              <table:table-cell office:value-type="float" office:value="0.538899999999998">
                <text:p>0.538899999999998</text:p>
              </table:table-cell>
              <table:table-cell office:value-type="float" office:value="0.538899999999998">
                <text:p>0.538899999999998</text:p>
              </table:table-cell>
              <table:table-cell office:value-type="float" office:value="63.8437">
                <text:p>63.8437</text:p>
              </table:table-cell>
              <table:table-cell office:value-type="float" office:value="0.492199999999997">
                <text:p>0.492199999999997</text:p>
              </table:table-cell>
              <table:table-cell office:value-type="float" office:value="0.492199999999997">
                <text:p>0.492199999999997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65.9341">
                <text:p>65.9341</text:p>
              </table:table-cell>
              <table:table-cell office:value-type="float" office:value="0.479900000000001">
                <text:p>0.479900000000001</text:p>
              </table:table-cell>
              <table:table-cell office:value-type="float" office:value="0.479900000000001">
                <text:p>0.479900000000001</text:p>
              </table:table-cell>
              <table:table-cell office:value-type="float" office:value="64.9589">
                <text:p>64.9589</text:p>
              </table:table-cell>
              <table:table-cell office:value-type="float" office:value="0.472700000000003">
                <text:p>0.472700000000003</text:p>
              </table:table-cell>
              <table:table-cell office:value-type="float" office:value="0.472700000000003">
                <text:p>0.472700000000003</text:p>
              </table:table-cell>
            </table:table-row>
            <table:table-row>
              <table:table-cell office:value-type="string">
                <text:p>Sn135</text:p>
              </table:table-cell>
              <table:table-cell office:value-type="float" office:value="64.2744">
                <text:p>64.2744</text:p>
              </table:table-cell>
              <table:table-cell office:value-type="float" office:value="1.3911">
                <text:p>1.3911</text:p>
              </table:table-cell>
              <table:table-cell office:value-type="float" office:value="1.3911">
                <text:p>1.3911</text:p>
              </table:table-cell>
              <table:table-cell office:value-type="float" office:value="64.7303">
                <text:p>64.7303</text:p>
              </table:table-cell>
              <table:table-cell office:value-type="float" office:value="0.0798000000000059">
                <text:p>0.0798000000000059</text:p>
              </table:table-cell>
              <table:table-cell office:value-type="float" office:value="0.0798000000000059">
                <text:p>0.0798000000000059</text:p>
              </table:table-cell>
            </table:table-row>
            <table:table-row>
              <table:table-cell office:value-type="string">
                <text:p>Sn136</text:p>
              </table:table-cell>
              <table:table-cell office:value-type="float" office:value="64.8146">
                <text:p>64.8146</text:p>
              </table:table-cell>
              <table:table-cell office:value-type="float" office:value="0.236699999999999">
                <text:p>0.236699999999999</text:p>
              </table:table-cell>
              <table:table-cell office:value-type="float" office:value="0.236699999999999">
                <text:p>0.236699999999999</text:p>
              </table:table-cell>
              <table:table-cell office:value-type="float" office:value="64.6754">
                <text:p>64.6754</text:p>
              </table:table-cell>
              <table:table-cell office:value-type="float" office:value="0.136799999999994">
                <text:p>0.136799999999994</text:p>
              </table:table-cell>
              <table:table-cell office:value-type="float" office:value="0.136799999999994">
                <text:p>0.136799999999994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65.2906">
                <text:p>65.2906</text:p>
              </table:table-cell>
              <table:table-cell office:value-type="float" office:value="0.361699999999999">
                <text:p>0.361699999999999</text:p>
              </table:table-cell>
              <table:table-cell office:value-type="float" office:value="0.361699999999999">
                <text:p>0.361699999999999</text:p>
              </table:table-cell>
              <table:table-cell office:value-type="float" office:value="64.9315">
                <text:p>64.9315</text:p>
              </table:table-cell>
              <table:table-cell office:value-type="float" office:value="0.363699999999994">
                <text:p>0.363699999999994</text:p>
              </table:table-cell>
              <table:table-cell office:value-type="float" office:value="0.363699999999994">
                <text:p>0.363699999999994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66.6914">
                <text:p>66.6914</text:p>
              </table:table-cell>
              <table:table-cell office:value-type="float" office:value="0.848200000000006">
                <text:p>0.848200000000006</text:p>
              </table:table-cell>
              <table:table-cell office:value-type="float" office:value="0.848200000000006">
                <text:p>0.848200000000006</text:p>
              </table:table-cell>
              <table:table-cell office:value-type="float" office:value="60.8236">
                <text:p>60.8236</text:p>
              </table:table-cell>
              <table:table-cell office:value-type="float" office:value="3.9018">
                <text:p>3.9018</text:p>
              </table:table-cell>
              <table:table-cell office:value-type="float" office:value="3.9018">
                <text:p>3.90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31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8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high_intensity.T128:high_intensity.T144" chart:error-lower-range="high_intensity.T128:high_intensity.T144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high_intensity.T128:high_intensity.T144" chart:error-lower-range="high_intensity.T128:high_intensity.T144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category="cell-range" chart:error-upper-range="high_intensity.U128:high_intensity.U144" chart:error-lower-range="high_intensity.U128:high_intensity.U144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high_intensity.U128:high_intensity.U144" chart:error-lower-range="high_intensity.U128:high_intensity.U144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06cm" svg:height="8.632cm" xlink:href=".." xlink:type="simple" chart:class="chart:bar" chart:style-name="ch1">
        <chart:legend chart:legend-position="end" svg:x="21.561cm" svg:y="3.768cm" style:legend-expansion="high" chart:style-name="ch2"/>
        <chart:plot-area chart:style-name="ch3" table:cell-range-address="high_intensity.Q127:high_intensity.S144" chart:data-source-has-labels="both" svg:x="1.499cm" svg:y="0.172cm" svg:width="19.574cm" svg:height="8.288cm">
          <chartooo:coordinate-region svg:x="2.12cm" svg:y="0.371cm" svg:width="18.728cm" svg:height="6.833cm"/>
          <chart:axis chart:dimension="x" chart:name="primary-x" chart:style-name="ch4" chartooo:axis-type="auto">
            <chartooo:date-scale/>
            <chart:categories table:cell-range-address="high_intensity.Q128:high_intensity.Q144"/>
          </chart:axis>
          <chart:axis chart:dimension="y" chart:name="primary-y" chart:style-name="ch5">
            <chart:title svg:x="0.451cm" svg:y="5.326cm" chart:style-name="ch6">
              <text:p>Efficiency (%)</text:p>
            </chart:title>
            <chart:grid chart:style-name="ch7" chart:class="major"/>
          </chart:axis>
          <chart:series chart:style-name="ch8" chart:values-cell-range-address="high_intensity.R128:high_intensity.R144" chart:label-cell-address="high_intensity.R127:high_intensity.R127" chart:class="chart:bar">
            <chart:error-indicator chart:style-name="ch9" chart:dimension="y"/>
            <chart:data-point chart:repeated="17"/>
          </chart:series>
          <chart:series chart:style-name="ch10" chart:values-cell-range-address="high_intensity.S128:high_intensity.S144" chart:label-cell-address="high_intensity.S127:high_intensity.S127" chart:class="chart:bar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intensity</text:p>
                <draw:g>
                  <svg:desc>high_intensity.R127:high_intensity.R127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  <table:table-cell office:value-type="string">
                <text:p>High Intensity</text:p>
                <draw:g>
                  <svg:desc>high_intensity.S127:high_intensity.S127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Ag129</text:p>
                <draw:g>
                  <svg:desc>high_intensity.Q128:high_intensity.Q144</svg:desc>
                </draw:g>
              </table:table-cell>
              <table:table-cell office:value-type="float" office:value="64.356580806">
                <text:p>64.356580806</text:p>
                <draw:g>
                  <svg:desc>high_intensity.R128:high_intensity.R144</svg:desc>
                </draw:g>
              </table:table-cell>
              <table:table-cell office:value-type="float" office:value="3.21368679151515">
                <text:p>3.21368679151515</text:p>
                <draw:g>
                  <svg:desc>high_intensity.T128:high_intensity.T144</svg:desc>
                </draw:g>
              </table:table-cell>
              <table:table-cell office:value-type="float" office:value="3.21368679151515">
                <text:p>3.21368679151515</text:p>
                <draw:g>
                  <svg:desc>high_intensity.T128:high_intensity.T144</svg:desc>
                </draw:g>
              </table:table-cell>
              <table:table-cell office:value-type="float" office:value="60.62552022">
                <text:p>60.62552022</text:p>
                <draw:g>
                  <svg:desc>high_intensity.S128:high_intensity.S144</svg:desc>
                </draw:g>
              </table:table-cell>
              <table:table-cell office:value-type="float" office:value="3.04225747905992">
                <text:p>3.04225747905992</text:p>
                <draw:g>
                  <svg:desc>high_intensity.U128:high_intensity.U144</svg:desc>
                </draw:g>
              </table:table-cell>
              <table:table-cell office:value-type="float" office:value="3.04225747905992">
                <text:p>3.04225747905992</text:p>
                <draw:g>
                  <svg:desc>high_intensity.U128:high_intensity.U144</svg:desc>
                </draw:g>
              </table:table-cell>
            </table:table-row>
            <table:table-row>
              <table:table-cell office:value-type="string">
                <text:p>Ag130</text:p>
              </table:table-cell>
              <table:table-cell office:value-type="float" office:value="61.519117128">
                <text:p>61.519117128</text:p>
              </table:table-cell>
              <table:table-cell office:value-type="float" office:value="3.31182544291893">
                <text:p>3.31182544291893</text:p>
              </table:table-cell>
              <table:table-cell office:value-type="float" office:value="3.31182544291893">
                <text:p>3.31182544291893</text:p>
              </table:table-cell>
              <table:table-cell office:value-type="float" office:value="58.98741636">
                <text:p>58.98741636</text:p>
              </table:table-cell>
              <table:table-cell office:value-type="float" office:value="3.25924068463087">
                <text:p>3.25924068463087</text:p>
              </table:table-cell>
              <table:table-cell office:value-type="float" office:value="3.25924068463087">
                <text:p>3.25924068463087</text:p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61.70710644">
                <text:p>61.70710644</text:p>
              </table:table-cell>
              <table:table-cell office:value-type="float" office:value="3.78823324906125">
                <text:p>3.78823324906125</text:p>
              </table:table-cell>
              <table:table-cell office:value-type="float" office:value="3.78823324906125">
                <text:p>3.78823324906125</text:p>
              </table:table-cell>
              <table:table-cell office:value-type="float" office:value="60.5046198">
                <text:p>60.5046198</text:p>
              </table:table-cell>
              <table:table-cell office:value-type="float" office:value="3.74605825943113">
                <text:p>3.74605825943113</text:p>
              </table:table-cell>
              <table:table-cell office:value-type="float" office:value="3.74605825943113">
                <text:p>3.74605825943113</text:p>
              </table:table-cell>
            </table:table-row>
            <table:table-row>
              <table:table-cell office:value-type="string">
                <text:p>Cd130</text:p>
              </table:table-cell>
              <table:table-cell office:value-type="float" office:value="64.41523116">
                <text:p>64.41523116</text:p>
              </table:table-cell>
              <table:table-cell office:value-type="float" office:value="3.2151846784528">
                <text:p>3.2151846784528</text:p>
              </table:table-cell>
              <table:table-cell office:value-type="float" office:value="3.2151846784528">
                <text:p>3.2151846784528</text:p>
              </table:table-cell>
              <table:table-cell office:value-type="float" office:value="61.2884898">
                <text:p>61.2884898</text:p>
              </table:table-cell>
              <table:table-cell office:value-type="float" office:value="3.79688938246064">
                <text:p>3.79688938246064</text:p>
              </table:table-cell>
              <table:table-cell office:value-type="float" office:value="3.79688938246064">
                <text:p>3.79688938246064</text:p>
              </table:table-cell>
            </table:table-row>
            <table:table-row>
              <table:table-cell office:value-type="string">
                <text:p>Cd131</text:p>
              </table:table-cell>
              <table:table-cell office:value-type="float" office:value="62.367187764">
                <text:p>62.367187764</text:p>
              </table:table-cell>
              <table:table-cell office:value-type="float" office:value="3.12387251690613">
                <text:p>3.12387251690613</text:p>
              </table:table-cell>
              <table:table-cell office:value-type="float" office:value="3.12387251690613">
                <text:p>3.12387251690613</text:p>
              </table:table-cell>
              <table:table-cell office:value-type="float" office:value="59.81564418">
                <text:p>59.81564418</text:p>
              </table:table-cell>
              <table:table-cell office:value-type="float" office:value="4.12916950101266">
                <text:p>4.12916950101266</text:p>
              </table:table-cell>
              <table:table-cell office:value-type="float" office:value="4.12916950101266">
                <text:p>4.12916950101266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61.50823455">
                <text:p>61.50823455</text:p>
              </table:table-cell>
              <table:table-cell office:value-type="float" office:value="3.08768480909845">
                <text:p>3.08768480909845</text:p>
              </table:table-cell>
              <table:table-cell office:value-type="float" office:value="3.08768480909845">
                <text:p>3.08768480909845</text:p>
              </table:table-cell>
              <table:table-cell office:value-type="float" office:value="57.94616034">
                <text:p>57.94616034</text:p>
              </table:table-cell>
              <table:table-cell office:value-type="float" office:value="4.48227347040458">
                <text:p>4.48227347040458</text:p>
              </table:table-cell>
              <table:table-cell office:value-type="float" office:value="4.48227347040458">
                <text:p>4.48227347040458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61.166926086">
                <text:p>61.166926086</text:p>
              </table:table-cell>
              <table:table-cell office:value-type="float" office:value="3.34450563056165">
                <text:p>3.34450563056165</text:p>
              </table:table-cell>
              <table:table-cell office:value-type="float" office:value="3.34450563056165">
                <text:p>3.34450563056165</text:p>
              </table:table-cell>
              <table:table-cell office:value-type="float" office:value="59.1319251">
                <text:p>59.1319251</text:p>
              </table:table-cell>
              <table:table-cell office:value-type="float" office:value="5.14175302711234">
                <text:p>5.14175302711234</text:p>
              </table:table-cell>
              <table:table-cell office:value-type="float" office:value="5.14175302711234">
                <text:p>5.14175302711234</text:p>
              </table:table-cell>
            </table:table-row>
            <table:table-row>
              <table:table-cell office:value-type="string">
                <text:p>In131</text:p>
              </table:table-cell>
              <table:table-cell office:value-type="float" office:value="59.830969254">
                <text:p>59.830969254</text:p>
              </table:table-cell>
              <table:table-cell office:value-type="float" office:value="3.46858554973893">
                <text:p>3.46858554973893</text:p>
              </table:table-cell>
              <table:table-cell office:value-type="float" office:value="3.46858554973893">
                <text:p>3.46858554973893</text:p>
              </table:table-cell>
              <table:table-cell office:value-type="float" office:value="58.19229552">
                <text:p>58.19229552</text:p>
              </table:table-cell>
              <table:table-cell office:value-type="float" office:value="5.89128106639128">
                <text:p>5.89128106639128</text:p>
              </table:table-cell>
              <table:table-cell office:value-type="float" office:value="5.89128106639128">
                <text:p>5.89128106639128</text:p>
              </table:table-cell>
            </table:table-row>
            <table:table-row>
              <table:table-cell office:value-type="string">
                <text:p>In132</text:p>
              </table:table-cell>
              <table:table-cell office:value-type="float" office:value="59.45161992">
                <text:p>59.45161992</text:p>
              </table:table-cell>
              <table:table-cell office:value-type="float" office:value="3.46605526775941">
                <text:p>3.46605526775941</text:p>
              </table:table-cell>
              <table:table-cell office:value-type="float" office:value="3.46605526775941">
                <text:p>3.46605526775941</text:p>
              </table:table-cell>
              <table:table-cell office:value-type="float" office:value="56.97572928">
                <text:p>56.97572928</text:p>
              </table:table-cell>
              <table:table-cell office:value-type="float" office:value="5.91653869776247">
                <text:p>5.91653869776247</text:p>
              </table:table-cell>
              <table:table-cell office:value-type="float" office:value="5.91653869776247">
                <text:p>5.91653869776247</text:p>
              </table:table-cell>
            </table:table-row>
            <table:table-row>
              <table:table-cell office:value-type="string">
                <text:p>In133</text:p>
              </table:table-cell>
              <table:table-cell office:value-type="float" office:value="57.53898276">
                <text:p>57.53898276</text:p>
              </table:table-cell>
              <table:table-cell office:value-type="float" office:value="2.88190848444775">
                <text:p>2.88190848444775</text:p>
              </table:table-cell>
              <table:table-cell office:value-type="float" office:value="2.88190848444775">
                <text:p>2.88190848444775</text:p>
              </table:table-cell>
              <table:table-cell office:value-type="float" office:value="55.14968106">
                <text:p>55.14968106</text:p>
              </table:table-cell>
              <table:table-cell office:value-type="float" office:value="6.25667816824435">
                <text:p>6.25667816824435</text:p>
              </table:table-cell>
              <table:table-cell office:value-type="float" office:value="6.25667816824435">
                <text:p>6.25667816824435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58.557482914">
                <text:p>58.557482914</text:p>
              </table:table-cell>
              <table:table-cell office:value-type="float" office:value="2.95919716983695">
                <text:p>2.95919716983695</text:p>
              </table:table-cell>
              <table:table-cell office:value-type="float" office:value="2.95919716983695">
                <text:p>2.95919716983695</text:p>
              </table:table-cell>
              <table:table-cell office:value-type="float" office:value="56.07304918">
                <text:p>56.07304918</text:p>
              </table:table-cell>
              <table:table-cell office:value-type="float" office:value="6.927078945461">
                <text:p>6.927078945461</text:p>
              </table:table-cell>
              <table:table-cell office:value-type="float" office:value="6.927078945461">
                <text:p>6.927078945461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60.759744318">
                <text:p>60.759744318</text:p>
              </table:table-cell>
              <table:table-cell office:value-type="float" office:value="3.07473492320209">
                <text:p>3.07473492320209</text:p>
              </table:table-cell>
              <table:table-cell office:value-type="float" office:value="3.07473492320209">
                <text:p>3.07473492320209</text:p>
              </table:table-cell>
              <table:table-cell office:value-type="float" office:value="58.87666014">
                <text:p>58.87666014</text:p>
              </table:table-cell>
              <table:table-cell office:value-type="float" office:value="7.85923905862344">
                <text:p>7.85923905862344</text:p>
              </table:table-cell>
              <table:table-cell office:value-type="float" office:value="7.85923905862344">
                <text:p>7.85923905862344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63.498494346">
                <text:p>63.498494346</text:p>
              </table:table-cell>
              <table:table-cell office:value-type="float" office:value="3.20076588814874">
                <text:p>3.20076588814874</text:p>
              </table:table-cell>
              <table:table-cell office:value-type="float" office:value="3.20076588814874">
                <text:p>3.20076588814874</text:p>
              </table:table-cell>
              <table:table-cell office:value-type="float" office:value="59.90509758">
                <text:p>59.90509758</text:p>
              </table:table-cell>
              <table:table-cell office:value-type="float" office:value="8.60031894620043">
                <text:p>8.60031894620043</text:p>
              </table:table-cell>
              <table:table-cell office:value-type="float" office:value="8.60031894620043">
                <text:p>8.60031894620043</text:p>
              </table:table-cell>
            </table:table-row>
            <table:table-row>
              <table:table-cell office:value-type="string">
                <text:p>Sn135</text:p>
              </table:table-cell>
              <table:table-cell office:value-type="float" office:value="61.900103664">
                <text:p>61.900103664</text:p>
              </table:table-cell>
              <table:table-cell office:value-type="float" office:value="3.3656303336282">
                <text:p>3.3656303336282</text:p>
              </table:table-cell>
              <table:table-cell office:value-type="float" office:value="3.3656303336282">
                <text:p>3.3656303336282</text:p>
              </table:table-cell>
              <table:table-cell office:value-type="float" office:value="59.69428266">
                <text:p>59.69428266</text:p>
              </table:table-cell>
              <table:table-cell office:value-type="float" office:value="9.16920687022179">
                <text:p>9.16920687022179</text:p>
              </table:table-cell>
              <table:table-cell office:value-type="float" office:value="9.16920687022179">
                <text:p>9.16920687022179</text:p>
              </table:table-cell>
            </table:table-row>
            <table:table-row>
              <table:table-cell office:value-type="string">
                <text:p>Sn136</text:p>
              </table:table-cell>
              <table:table-cell office:value-type="float" office:value="62.420348676">
                <text:p>62.420348676</text:p>
              </table:table-cell>
              <table:table-cell office:value-type="float" office:value="3.12178002148438">
                <text:p>3.12178002148438</text:p>
              </table:table-cell>
              <table:table-cell office:value-type="float" office:value="3.12178002148438">
                <text:p>3.12178002148438</text:p>
              </table:table-cell>
              <table:table-cell office:value-type="float" office:value="59.64365388">
                <text:p>59.64365388</text:p>
              </table:table-cell>
              <table:table-cell office:value-type="float" office:value="9.77611289879025">
                <text:p>9.77611289879025</text:p>
              </table:table-cell>
              <table:table-cell office:value-type="float" office:value="9.77611289879025">
                <text:p>9.77611289879025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62.878765236">
                <text:p>62.878765236</text:p>
              </table:table-cell>
              <table:table-cell office:value-type="float" office:value="3.15559636965123">
                <text:p>3.15559636965123</text:p>
              </table:table-cell>
              <table:table-cell office:value-type="float" office:value="3.15559636965123">
                <text:p>3.15559636965123</text:p>
              </table:table-cell>
              <table:table-cell office:value-type="float" office:value="59.8798293">
                <text:p>59.8798293</text:p>
              </table:table-cell>
              <table:table-cell office:value-type="float" office:value="10.4399619447132">
                <text:p>10.4399619447132</text:p>
              </table:table-cell>
              <table:table-cell office:value-type="float" office:value="10.4399619447132">
                <text:p>10.4399619447132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64.227819684">
                <text:p>64.227819684</text:p>
              </table:table-cell>
              <table:table-cell office:value-type="float" office:value="3.30610464056857">
                <text:p>3.30610464056857</text:p>
              </table:table-cell>
              <table:table-cell office:value-type="float" office:value="3.30610464056857">
                <text:p>3.30610464056857</text:p>
              </table:table-cell>
              <table:table-cell office:value-type="float" office:value="56.09152392">
                <text:p>56.09152392</text:p>
              </table:table-cell>
              <table:table-cell office:value-type="float" office:value="10.9659758010941">
                <text:p>10.9659758010941</text:p>
              </table:table-cell>
              <table:table-cell office:value-type="float" office:value="10.9659758010941">
                <text:p>10.96597580109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